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4.2300000000000003E-3" table:style-name="ce1">
            <text:p>0,00423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W(k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office:value-type="string" table:style-name="ce1">
            <text:p>f(w)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119999999999998E-3" table:style-name="ce1">
            <text:p>0,0033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.9000000000000001E-4" table:style-name="ce1">
            <text:p>0,000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24E-3" table:style-name="ce1">
            <text:p>0,0012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-2.1210000000000001E-3" table:style-name="ce1">
            <text:p>-0,002121</text:p>
          </table:table-cell>
          <table:table-cell office:value-type="float" office:value="0.1" table:style-name="ce1">
            <text:p>0,1</text:p>
          </table:table-cell>
          <table:table-cell office:value-type="float" office:value="0.112382" table:style-name="ce1">
            <text:p>0,112382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3129999999999999E-3" table:style-name="ce1">
            <text:p>-0,0013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-4.1900000000000001E-3" table:style-name="ce1">
            <text:p>-0,00419</text:p>
          </table:table-cell>
          <table:table-cell office:value-type="float" office:value="0.2" table:style-name="ce1">
            <text:p>0,2</text:p>
          </table:table-cell>
          <table:table-cell office:value-type="float" office:value="0.19462599999999999" table:style-name="ce1">
            <text:p>0,194626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.4120000000000001E-3" table:style-name="ce1">
            <text:p>-0,0034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-4.561E-3" table:style-name="ce1">
            <text:p>-0,004561</text:p>
          </table:table-cell>
          <table:table-cell office:value-type="float" office:value="0.3" table:style-name="ce1">
            <text:p>0,3</text:p>
          </table:table-cell>
          <table:table-cell office:value-type="float" office:value="0.28985" table:style-name="ce1">
            <text:p>0,28985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4.333E-3" table:style-name="ce1">
            <text:p>-0,00433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3.0669999999999998E-3" table:style-name="ce1">
            <text:p>-0,003067</text:p>
          </table:table-cell>
          <table:table-cell office:value-type="float" office:value="0.4" table:style-name="ce1">
            <text:p>0,4</text:p>
          </table:table-cell>
          <table:table-cell office:value-type="float" office:value="0.40986800000000001" table:style-name="ce1">
            <text:p>0,409868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3.7420000000000001E-3" table:style-name="ce1">
            <text:p>-0,00374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-3.0299999999999999E-4" table:style-name="ce1">
            <text:p>-0,000303</text:p>
          </table:table-cell>
          <table:table-cell office:value-type="float" office:value="0.5" table:style-name="ce1">
            <text:p>0,5</text:p>
          </table:table-cell>
          <table:table-cell office:value-type="float" office:value="0.50601799999999997" table:style-name="ce1">
            <text:p>0,506018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1.8320000000000001E-3" table:style-name="ce1">
            <text:p>-0,00183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.6099999999999999E-3" table:style-name="ce1">
            <text:p>0,00261</text:p>
          </table:table-cell>
          <table:table-cell office:value-type="float" office:value="0.6" table:style-name="ce1">
            <text:p>0,6</text:p>
          </table:table-cell>
          <table:table-cell office:value-type="float" office:value="0.587283" table:style-name="ce1">
            <text:p>0,587283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3800000000000005E-4" table:style-name="ce1">
            <text:p>0,0007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.4809999999999997E-3" table:style-name="ce1">
            <text:p>0,004481</text:p>
          </table:table-cell>
          <table:table-cell office:value-type="float" office:value="0.7" table:style-name="ce1">
            <text:p>0,7</text:p>
          </table:table-cell>
          <table:table-cell office:value-type="float" office:value="0.69940100000000005" table:style-name="ce1">
            <text:p>0,699401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0730000000000002E-3" table:style-name="ce1">
            <text:p>0,00307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.5329999999999997E-3" table:style-name="ce1">
            <text:p>0,004533</text:p>
          </table:table-cell>
          <table:table-cell office:value-type="float" office:value="0.8" table:style-name="ce1">
            <text:p>0,8</text:p>
          </table:table-cell>
          <table:table-cell office:value-type="float" office:value="0.81338200000000005" table:style-name="ce1">
            <text:p>0,813382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3509999999999998E-3" table:style-name="ce1">
            <text:p>0,00435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.7290000000000001E-3" table:style-name="ce1">
            <text:p>0,002729</text:p>
          </table:table-cell>
          <table:table-cell office:value-type="float" office:value="0.9" table:style-name="ce1">
            <text:p>0,9</text:p>
          </table:table-cell>
          <table:table-cell office:value-type="float" office:value="0.89472799999999997" table:style-name="ce1">
            <text:p>0,894728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1139999999999996E-3" table:style-name="ce1">
            <text:p>0,00411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-2.1000000000000001E-4" table:style-name="ce1">
            <text:p>-0,00021</text:p>
          </table:table-cell>
          <table:table-cell office:value-type="float" office:value="1" table:style-name="ce1">
            <text:p>1</text:p>
          </table:table-cell>
          <table:table-cell office:value-type="float" office:value="0.98838899999999996" table:style-name="ce1">
            <text:p>0,98838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320000000000001E-3" table:style-name="ce1">
            <text:p>0,00243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-3.091E-3" table:style-name="ce1">
            <text:p>-0,00309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10665" table:style-name="ce1">
            <text:p>1,110665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.2E-4" table:style-name="ce1">
            <text:p>-0,000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-4.7320000000000001E-3" table:style-name="ce1">
            <text:p>-0,004732</text:p>
          </table:table-cell>
          <table:table-cell office:value-type="float" office:value="1.2" table:style-name="ce1">
            <text:p>1,2</text:p>
          </table:table-cell>
          <table:table-cell office:value-type="float" office:value="1.2075020000000001" table:style-name="ce1">
            <text:p>1,207502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2.6540000000000001E-3" table:style-name="ce1">
            <text:p>-0,00265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-4.45E-3" table:style-name="ce1">
            <text:p>-0,00445</text:p>
          </table:table-cell>
          <table:table-cell office:value-type="float" office:value="1.3" table:style-name="ce1">
            <text:p>1,3</text:p>
          </table:table-cell>
          <table:table-cell office:value-type="float" office:value="1.2853650000000001" table:style-name="ce1">
            <text:p>1,28536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4.2810000000000001E-3" table:style-name="ce1">
            <text:p>-0,00428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-2.3419999999999999E-3" table:style-name="ce1">
            <text:p>-0,002342</text:p>
          </table:table-cell>
          <table:table-cell office:value-type="float" office:value="1.4" table:style-name="ce1">
            <text:p>1,4</text:p>
          </table:table-cell>
          <table:table-cell office:value-type="float" office:value="1.398531" table:style-name="ce1">
            <text:p>1,398531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4.4209999999999996E-3" table:style-name="ce1">
            <text:p>-0,00442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.4600000000000003E-4" table:style-name="ce1">
            <text:p>0,000746</text:p>
          </table:table-cell>
          <table:table-cell office:value-type="float" office:value="1.5" table:style-name="ce1">
            <text:p>1,5</text:p>
          </table:table-cell>
          <table:table-cell office:value-type="float" office:value="1.5163789999999999" table:style-name="ce1">
            <text:p>1,516379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3.0100000000000001E-3" table:style-name="ce1">
            <text:p>-0,0030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.5569999999999998E-3" table:style-name="ce1">
            <text:p>0,003557</text:p>
          </table:table-cell>
          <table:table-cell office:value-type="float" office:value="1.6" table:style-name="ce1">
            <text:p>1,6</text:p>
          </table:table-cell>
          <table:table-cell office:value-type="float" office:value="1.594239" table:style-name="ce1">
            <text:p>1,594239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5.2999999999999998E-4" table:style-name="ce1">
            <text:p>-0,0005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9389999999999998E-3" table:style-name="ce1">
            <text:p>0,004939</text:p>
          </table:table-cell>
          <table:table-cell office:value-type="float" office:value="1.7" table:style-name="ce1">
            <text:p>1,7</text:p>
          </table:table-cell>
          <table:table-cell office:value-type="float" office:value="1.684731" table:style-name="ce1">
            <text:p>1,68473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16E-3" table:style-name="ce1">
            <text:p>0,00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4.3090000000000003E-3" table:style-name="ce1">
            <text:p>0,004309</text:p>
          </table:table-cell>
          <table:table-cell office:value-type="float" office:value="1.8" table:style-name="ce1">
            <text:p>1,8</text:p>
          </table:table-cell>
          <table:table-cell office:value-type="float" office:value="1.8132539999999999" table:style-name="ce1">
            <text:p>1,813254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190000000000003E-3" table:style-name="ce1">
            <text:p>0,00411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.908E-3" table:style-name="ce1">
            <text:p>0,001908</text:p>
          </table:table-cell>
          <table:table-cell office:value-type="float" office:value="1.9" table:style-name="ce1">
            <text:p>1,9</text:p>
          </table:table-cell>
          <table:table-cell office:value-type="float" office:value="1.910965" table:style-name="ce1">
            <text:p>1,91096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.6509999999999998E-3" table:style-name="ce1">
            <text:p>0,0046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-1.2979999999999999E-3" table:style-name="ce1">
            <text:p>-0,001298</text:p>
          </table:table-cell>
          <table:table-cell office:value-type="float" office:value="2" table:style-name="ce1">
            <text:p>2</text:p>
          </table:table-cell>
          <table:table-cell office:value-type="float" office:value="1.9800899999999999" table:style-name="ce1">
            <text:p>1,98009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560000000000001E-3" table:style-name="ce1">
            <text:p>0,00355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-4.0039999999999997E-3" table:style-name="ce1">
            <text:p>-0,004004</text:p>
          </table:table-cell>
          <table:table-cell office:value-type="float" office:value="2.1" table:style-name="ce1">
            <text:p>2,1</text:p>
          </table:table-cell>
          <table:table-cell office:value-type="float" office:value="2.0966529999999999" table:style-name="ce1">
            <text:p>2,096653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201E-3" table:style-name="ce1">
            <text:p>0,00120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-5.0959999999999998E-3" table:style-name="ce1">
            <text:p>-0,00509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2245910000000002" table:style-name="ce1">
            <text:p>2,22459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1.598E-3" table:style-name="ce1">
            <text:p>-0,00159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-4.1099999999999999E-3" table:style-name="ce1">
            <text:p>-0,0041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924920000000002" table:style-name="ce1">
            <text:p>2,292492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3.8639999999999998E-3" table:style-name="ce1">
            <text:p>-0,00386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-1.4300000000000001E-3" table:style-name="ce1">
            <text:p>-0,00143</text:p>
          </table:table-cell>
          <table:table-cell office:value-type="float" office:value="2.4" table:style-name="ce1">
            <text:p>2,4</text:p>
          </table:table-cell>
          <table:table-cell office:value-type="float" office:value="2.3739539999999999" table:style-name="ce1">
            <text:p>2,373954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4.797E-3" table:style-name="ce1">
            <text:p>-0,004797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.8630000000000001E-3" table:style-name="ce1">
            <text:p>0,001863</text:p>
          </table:table-cell>
          <table:table-cell office:value-type="float" office:value="2.5" table:style-name="ce1">
            <text:p>2,5</text:p>
          </table:table-cell>
          <table:table-cell office:value-type="float" office:value="2.521652" table:style-name="ce1">
            <text:p>2,521652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4.0549999999999996E-3" table:style-name="ce1">
            <text:p>-0,00405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.4250000000000001E-3" table:style-name="ce1">
            <text:p>0,004425</text:p>
          </table:table-cell>
          <table:table-cell office:value-type="float" office:value="2.6" table:style-name="ce1">
            <text:p>2,6</text:p>
          </table:table-cell>
          <table:table-cell office:value-type="float" office:value="2.6227969999999998" table:style-name="ce1">
            <text:p>2,622797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882E-3" table:style-name="ce1">
            <text:p>-0,00188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5.1999999999999998E-3" table:style-name="ce1">
            <text:p>0,0052</text:p>
          </table:table-cell>
          <table:table-cell office:value-type="float" office:value="2.7" table:style-name="ce1">
            <text:p>2,7</text:p>
          </table:table-cell>
          <table:table-cell office:value-type="float" office:value="2.6600030000000001" table:style-name="ce1">
            <text:p>2,660003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.7400000000000004E-4" table:style-name="ce1">
            <text:p>0,000974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.8509999999999998E-3" table:style-name="ce1">
            <text:p>0,003851</text:p>
          </table:table-cell>
          <table:table-cell office:value-type="float" office:value="2.7999990000000001" table:style-name="ce1">
            <text:p>2,799999</text:p>
          </table:table-cell>
          <table:table-cell office:value-type="float" office:value="2.787925" table:style-name="ce1">
            <text:p>2,787925</text:p>
          </table:table-cell>
          <table:table-cell table:number-columns-repeated="2"/>
          <table:table-cell table:style-name="ce1">
            <draw:frame draw:z-index="2" draw:id="id1" draw:style-name="a1" draw:name="Диаграмма 5" svg:x="0.41667in" svg:y="0.19792in" svg:width="10.78714in" svg:height="6.2135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5170000000000002E-3" table:style-name="ce1">
            <text:p>0,003517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9.1E-4" table:style-name="ce1">
            <text:p>0,00091</text:p>
          </table:table-cell>
          <table:table-cell office:value-type="float" office:value="2.8999990000000002" table:style-name="ce1">
            <text:p>2,899999</text:p>
          </table:table-cell>
          <table:table-cell office:value-type="float" office:value="2.9676339999999999" table:style-name="ce1">
            <text:p>2,967634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8520000000000004E-3" table:style-name="ce1">
            <text:p>0,00485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-2.434E-3" table:style-name="ce1">
            <text:p>-0,002434</text:p>
          </table:table-cell>
          <table:table-cell office:value-type="float" office:value="2.9999989999999999" table:style-name="ce1">
            <text:p>2,999999</text:p>
          </table:table-cell>
          <table:table-cell office:value-type="float" office:value="2.9844930000000001" table:style-name="ce1">
            <text:p>2,984493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970000000000001E-3" table:style-name="ce1">
            <text:p>0,004497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-4.8149999999999998E-3" table:style-name="ce1">
            <text:p>-0,004815</text:p>
          </table:table-cell>
          <table:table-cell office:value-type="float" office:value="3.0999989999999999" table:style-name="ce1">
            <text:p>3,099999</text:p>
          </table:table-cell>
          <table:table-cell office:value-type="float" office:value="2.9567549999999998" table:style-name="ce1">
            <text:p>2,956755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5600000000000002E-3" table:style-name="ce1">
            <text:p>0,0025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-5.2469999999999999E-3" table:style-name="ce1">
            <text:p>-0,005247</text:p>
          </table:table-cell>
          <table:table-cell office:value-type="float" office:value="3.199999" table:style-name="ce1">
            <text:p>3,199999</text:p>
          </table:table-cell>
          <table:table-cell office:value-type="float" office:value="3.342266" table:style-name="ce1">
            <text:p>3,342266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2.9700000000000001E-4" table:style-name="ce1">
            <text:p>-0,000297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-3.5330000000000001E-3" table:style-name="ce1">
            <text:p>-0,003533</text:p>
          </table:table-cell>
          <table:table-cell office:value-type="float" office:value="3.2999990000000001" table:style-name="ce1">
            <text:p>3,299999</text:p>
          </table:table-cell>
          <table:table-cell office:value-type="float" office:value="0.13503899999999999" table:style-name="ce1">
            <text:p>0,135039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3.0790000000000001E-3" table:style-name="ce1">
            <text:p>-0,003079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-3.5300000000000002E-4" table:style-name="ce1">
            <text:p>-0,000353</text:p>
          </table:table-cell>
          <table:table-cell office:value-type="float" office:value="3.3999990000000002" table:style-name="ce1">
            <text:p>3,399999</text:p>
          </table:table-cell>
          <table:table-cell office:value-type="float" office:value="0.139907" table:style-name="ce1">
            <text:p>0,139907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4.81E-3" table:style-name="ce1">
            <text:p>-0,0048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.006E-3" table:style-name="ce1">
            <text:p>0,003006</text:p>
          </table:table-cell>
          <table:table-cell office:value-type="float" office:value="3.4999989999999999" table:style-name="ce1">
            <text:p>3,499999</text:p>
          </table:table-cell>
          <table:table-cell office:value-type="float" office:value="1.3332999999999999E-2" table:style-name="ce1">
            <text:p>0,013333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4.8700000000000002E-3" table:style-name="ce1">
            <text:p>-0,00487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5.1679999999999999E-3" table:style-name="ce1">
            <text:p>0,005168</text:p>
          </table:table-cell>
          <table:table-cell office:value-type="float" office:value="3.5999989999999999" table:style-name="ce1">
            <text:p>3,599999</text:p>
          </table:table-cell>
          <table:table-cell office:value-type="float" office:value="6.3382999999999995E-2" table:style-name="ce1">
            <text:p>0,063383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3.2209999999999999E-3" table:style-name="ce1">
            <text:p>-0,00322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.2339999999999999E-3" table:style-name="ce1">
            <text:p>0,005234</text:p>
          </table:table-cell>
          <table:table-cell office:value-type="float" office:value="3.699999" table:style-name="ce1">
            <text:p>3,699999</text:p>
          </table:table-cell>
          <table:table-cell office:value-type="float" office:value="1.1856999999999999E-2" table:style-name="ce1">
            <text:p>0,011857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4.2299999999999998E-4" table:style-name="ce1">
            <text:p>-0,000423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.1549999999999998E-3" table:style-name="ce1">
            <text:p>0,003155</text:p>
          </table:table-cell>
          <table:table-cell office:value-type="float" office:value="3.7999990000000001" table:style-name="ce1">
            <text:p>3,799999</text:p>
          </table:table-cell>
          <table:table-cell office:value-type="float" office:value="3.5930999999999998E-2" table:style-name="ce1">
            <text:p>0,03593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5539999999999998E-3" table:style-name="ce1">
            <text:p>0,0025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-2.3900000000000001E-4" table:style-name="ce1">
            <text:p>-0,000239</text:p>
          </table:table-cell>
          <table:table-cell office:value-type="float" office:value="3.8999980000000001" table:style-name="ce1">
            <text:p>3,899998</text:p>
          </table:table-cell>
          <table:table-cell office:value-type="float" office:value="2.0587000000000001E-2" table:style-name="ce1">
            <text:p>0,020587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.666E-3" table:style-name="ce1">
            <text:p>0,00466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-3.5729999999999998E-3" table:style-name="ce1">
            <text:p>-0,003573</text:p>
          </table:table-cell>
          <table:table-cell office:value-type="float" office:value="3.9999980000000002" table:style-name="ce1">
            <text:p>3,999998</text:p>
          </table:table-cell>
          <table:table-cell office:value-type="float" office:value="1.8622E-2" table:style-name="ce1">
            <text:p>0,018622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1619999999999999E-3" table:style-name="ce1">
            <text:p>0,005162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-5.4770000000000001E-3" table:style-name="ce1">
            <text:p>-0,005477</text:p>
          </table:table-cell>
          <table:table-cell office:value-type="float" office:value="4.0999980000000003" table:style-name="ce1">
            <text:p>4,099998</text:p>
          </table:table-cell>
          <table:table-cell office:value-type="float" office:value="2.2401999999999998E-2" table:style-name="ce1">
            <text:p>0,022402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8509999999999998E-3" table:style-name="ce1">
            <text:p>0,003851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-5.1570000000000001E-3" table:style-name="ce1">
            <text:p>-0,005157</text:p>
          </table:table-cell>
          <table:table-cell office:value-type="float" office:value="4.1999979999999999" table:style-name="ce1">
            <text:p>4,199998</text:p>
          </table:table-cell>
          <table:table-cell office:value-type="float" office:value="6.1390000000000004E-3" table:style-name="ce1">
            <text:p>0,006139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173E-3" table:style-name="ce1">
            <text:p>0,001173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-2.7190000000000001E-3" table:style-name="ce1">
            <text:p>-0,002719</text:p>
          </table:table-cell>
          <table:table-cell office:value-type="float" office:value="4.2999980000000004" table:style-name="ce1">
            <text:p>4,299998</text:p>
          </table:table-cell>
          <table:table-cell office:value-type="float" office:value="2.026E-2" table:style-name="ce1">
            <text:p>0,02026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.9469999999999999E-3" table:style-name="ce1">
            <text:p>-0,001947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8.61E-4" table:style-name="ce1">
            <text:p>0,000861</text:p>
          </table:table-cell>
          <table:table-cell office:value-type="float" office:value="4.3999980000000001" table:style-name="ce1">
            <text:p>4,399998</text:p>
          </table:table-cell>
          <table:table-cell office:value-type="float" office:value="2.761E-3" table:style-name="ce1">
            <text:p>0,00276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4.4180000000000001E-3" table:style-name="ce1">
            <text:p>-0,004418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4.1279999999999997E-3" table:style-name="ce1">
            <text:p>0,004128</text:p>
          </table:table-cell>
          <table:table-cell office:value-type="float" office:value="4.4999979999999997" table:style-name="ce1">
            <text:p>4,499998</text:p>
          </table:table-cell>
          <table:table-cell office:value-type="float" office:value="1.5774E-2" table:style-name="ce1">
            <text:p>0,015774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5.365E-3" table:style-name="ce1">
            <text:p>-0,005365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5.738E-3" table:style-name="ce1">
            <text:p>0,005738</text:p>
          </table:table-cell>
          <table:table-cell office:value-type="float" office:value="4.5999980000000003" table:style-name="ce1">
            <text:p>4,599998</text:p>
          </table:table-cell>
          <table:table-cell office:value-type="float" office:value="8.482E-3" table:style-name="ce1">
            <text:p>0,008482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4.4380000000000001E-3" table:style-name="ce1">
            <text:p>-0,004438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5.0140000000000002E-3" table:style-name="ce1">
            <text:p>0,005014</text:p>
          </table:table-cell>
          <table:table-cell office:value-type="float" office:value="4.6999979999999999" table:style-name="ce1">
            <text:p>4,699998</text:p>
          </table:table-cell>
          <table:table-cell office:value-type="float" office:value="1.0142E-2" table:style-name="ce1">
            <text:p>0,010142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.9419999999999999E-3" table:style-name="ce1">
            <text:p>-0,00194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2.225E-3" table:style-name="ce1">
            <text:p>0,002225</text:p>
          </table:table-cell>
          <table:table-cell office:value-type="float" office:value="4.7999980000000004" table:style-name="ce1">
            <text:p>4,799998</text:p>
          </table:table-cell>
          <table:table-cell office:value-type="float" office:value="1.1324000000000001E-2" table:style-name="ce1">
            <text:p>0,011324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2639999999999999E-3" table:style-name="ce1">
            <text:p>0,001264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-1.508E-3" table:style-name="ce1">
            <text:p>-0,001508</text:p>
          </table:table-cell>
          <table:table-cell office:value-type="float" office:value="4.8999980000000001" table:style-name="ce1">
            <text:p>4,899998</text:p>
          </table:table-cell>
          <table:table-cell office:value-type="float" office:value="4.3499999999999997E-3" table:style-name="ce1">
            <text:p>0,00435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.0639999999999999E-3" table:style-name="ce1">
            <text:p>0,0040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-4.6649999999999999E-3" table:style-name="ce1">
            <text:p>-0,004665</text:p>
          </table:table-cell>
          <table:table-cell office:value-type="float" office:value="4.9999979999999997" table:style-name="ce1">
            <text:p>4,999998</text:p>
          </table:table-cell>
          <table:table-cell office:value-type="float" office:value="1.1682E-2" table:style-name="ce1">
            <text:p>0,011682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4679999999999998E-3" table:style-name="ce1">
            <text:p>0,005468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-5.9449999999999998E-3" table:style-name="ce1">
            <text:p>-0,005945</text:p>
          </table:table-cell>
          <table:table-cell office:value-type="float" office:value="5.0999980000000003" table:style-name="ce1">
            <text:p>5,099998</text:p>
          </table:table-cell>
          <table:table-cell office:value-type="float" office:value="8.1300000000000003E-4" table:style-name="ce1">
            <text:p>0,000813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.9680000000000002E-3" table:style-name="ce1">
            <text:p>0,004968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-4.8019999999999998E-3" table:style-name="ce1">
            <text:p>-0,004802</text:p>
          </table:table-cell>
          <table:table-cell office:value-type="float" office:value="5.1999969999999998" table:style-name="ce1">
            <text:p>5,199997</text:p>
          </table:table-cell>
          <table:table-cell office:value-type="float" office:value="1.0085E-2" table:style-name="ce1">
            <text:p>0,010085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7160000000000001E-3" table:style-name="ce1">
            <text:p>0,002716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-1.676E-3" table:style-name="ce1">
            <text:p>-0,001676</text:p>
          </table:table-cell>
          <table:table-cell office:value-type="float" office:value="5.2999970000000003" table:style-name="ce1">
            <text:p>5,299997</text:p>
          </table:table-cell>
          <table:table-cell office:value-type="float" office:value="4.7780000000000001E-3" table:style-name="ce1">
            <text:p>0,004778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5.1599999999999997E-4" table:style-name="ce1">
            <text:p>-0,000516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2.1740000000000002E-3" table:style-name="ce1">
            <text:p>0,002174</text:p>
          </table:table-cell>
          <table:table-cell office:value-type="float" office:value="5.3999969999999999" table:style-name="ce1">
            <text:p>5,399997</text:p>
          </table:table-cell>
          <table:table-cell office:value-type="float" office:value="7.169E-3" table:style-name="ce1">
            <text:p>0,007169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3.6050000000000001E-3" table:style-name="ce1">
            <text:p>-0,00360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5.1780000000000003E-3" table:style-name="ce1">
            <text:p>0,005178</text:p>
          </table:table-cell>
          <table:table-cell office:value-type="float" office:value="5.4999969999999996" table:style-name="ce1">
            <text:p>5,499997</text:p>
          </table:table-cell>
          <table:table-cell office:value-type="float" office:value="7.2189999999999997E-3" table:style-name="ce1">
            <text:p>0,007219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5.4650000000000002E-3" table:style-name="ce1">
            <text:p>-0,005465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float" office:value="6.0930000000000003E-3" table:style-name="ce1">
            <text:p>0,006093</text:p>
          </table:table-cell>
          <table:table-cell office:value-type="float" office:value="5.5999970000000001" table:style-name="ce1">
            <text:p>5,599997</text:p>
          </table:table-cell>
          <table:table-cell office:value-type="float" office:value="3.607E-3" table:style-name="ce1">
            <text:p>0,003607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5.4260000000000003E-3" table:style-name="ce1">
            <text:p>-0,005426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float" office:value="4.5199999999999997E-3" table:style-name="ce1">
            <text:p>0,00452</text:p>
          </table:table-cell>
          <table:table-cell office:value-type="float" office:value="5.6999969999999998" table:style-name="ce1">
            <text:p>5,699997</text:p>
          </table:table-cell>
          <table:table-cell office:value-type="float" office:value="8.0579999999999992E-3" table:style-name="ce1">
            <text:p>0,008058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3.4810000000000002E-3" table:style-name="ce1">
            <text:p>-0,003481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float" office:value="1.0740000000000001E-3" table:style-name="ce1">
            <text:p>0,001074</text:p>
          </table:table-cell>
          <table:table-cell office:value-type="float" office:value="5.7999970000000003" table:style-name="ce1">
            <text:p>5,799997</text:p>
          </table:table-cell>
          <table:table-cell office:value-type="float" office:value="4.3999999999999999E-5" table:style-name="ce1">
            <text:p>0,000044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2.8899999999999998E-4" table:style-name="ce1">
            <text:p>-0,000289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-2.8540000000000002E-3" table:style-name="ce1">
            <text:p>-0,002854</text:p>
          </table:table-cell>
          <table:table-cell office:value-type="float" office:value="5.8999969999999999" table:style-name="ce1">
            <text:p>5,899997</text:p>
          </table:table-cell>
          <table:table-cell office:value-type="float" office:value="7.437E-3" table:style-name="ce1">
            <text:p>0,007437</text:p>
          </table:table-cell>
          <table:table-cell table:number-columns-repeated="2"/>
          <table:table-cell table:style-name="ce1">
            <draw:frame draw:z-index="1" draw:id="id0" draw:style-name="a0" draw:name="Диаграмма 1" svg:x="0.41146in" svg:y="0.17187in" svg:width="10.94339in" svg:height="6.51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0439999999999998E-3" table:style-name="ce1">
            <text:p>0,003044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-5.659E-3" table:style-name="ce1">
            <text:p>-0,005659</text:p>
          </table:table-cell>
          <table:table-cell office:value-type="float" office:value="5.9999969999999996" table:style-name="ce1">
            <text:p>5,999997</text:p>
          </table:table-cell>
          <table:table-cell office:value-type="float" office:value="2.9819999999999998E-3" table:style-name="ce1">
            <text:p>0,002982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3480000000000003E-3" table:style-name="ce1">
            <text:p>0,005348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-6.1760000000000001E-3" table:style-name="ce1">
            <text:p>-0,006176</text:p>
          </table:table-cell>
          <table:table-cell office:value-type="float" office:value="6.0999970000000001" table:style-name="ce1">
            <text:p>6,099997</text:p>
          </table:table-cell>
          <table:table-cell office:value-type="float" office:value="5.679E-3" table:style-name="ce1">
            <text:p>0,005679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8009999999999997E-3" table:style-name="ce1">
            <text:p>0,005801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-4.1660000000000004E-3" table:style-name="ce1">
            <text:p>-0,004166</text:p>
          </table:table-cell>
          <table:table-cell office:value-type="float" office:value="6.1999959999999996" table:style-name="ce1">
            <text:p>6,199996</text:p>
          </table:table-cell>
          <table:table-cell office:value-type="float" office:value="5.0829999999999998E-3" table:style-name="ce1">
            <text:p>0,005083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.2209999999999999E-3" table:style-name="ce1">
            <text:p>0,004221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float" office:value="-4.2200000000000001E-4" table:style-name="ce1">
            <text:p>-0,000422</text:p>
          </table:table-cell>
          <table:table-cell office:value-type="float" office:value="6.2999960000000002" table:style-name="ce1">
            <text:p>6,299996</text:p>
          </table:table-cell>
          <table:table-cell office:value-type="float" office:value="3.2200000000000002E-3" table:style-name="ce1">
            <text:p>0,00322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1379999999999999E-3" table:style-name="ce1">
            <text:p>0,001138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3.542E-3" table:style-name="ce1">
            <text:p>0,003542</text:p>
          </table:table-cell>
          <table:table-cell office:value-type="float" office:value="6.3999959999999998" table:style-name="ce1">
            <text:p>6,399996</text:p>
          </table:table-cell>
          <table:table-cell office:value-type="float" office:value="6.0639999999999999E-3" table:style-name="ce1">
            <text:p>0,006064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2.3839999999999998E-3" table:style-name="ce1">
            <text:p>-0,002384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6.1019999999999998E-3" table:style-name="ce1">
            <text:p>0,006102</text:p>
          </table:table-cell>
          <table:table-cell office:value-type="float" office:value="6.4999960000000003" table:style-name="ce1">
            <text:p>6,499996</text:p>
          </table:table-cell>
          <table:table-cell office:value-type="float" office:value="5.4100000000000003E-4" table:style-name="ce1">
            <text:p>0,000541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5.1120000000000002E-3" table:style-name="ce1">
            <text:p>-0,005112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6.1910000000000003E-3" table:style-name="ce1">
            <text:p>0,006191</text:p>
          </table:table-cell>
          <table:table-cell office:value-type="float" office:value="6.599996" table:style-name="ce1">
            <text:p>6,599996</text:p>
          </table:table-cell>
          <table:table-cell office:value-type="float" office:value="5.9129999999999999E-3" table:style-name="ce1">
            <text:p>0,005913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6.0790000000000002E-3" table:style-name="ce1">
            <text:p>-0,006079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float" office:value="3.7399999999999998E-3" table:style-name="ce1">
            <text:p>0,00374</text:p>
          </table:table-cell>
          <table:table-cell office:value-type="float" office:value="6.6999959999999996" table:style-name="ce1">
            <text:p>6,699996</text:p>
          </table:table-cell>
          <table:table-cell office:value-type="float" office:value="1.9090000000000001E-3" table:style-name="ce1">
            <text:p>0,001909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4.921E-3" table:style-name="ce1">
            <text:p>-0,004921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float" office:value="-2.7599999999999999E-4" table:style-name="ce1">
            <text:p>-0,000276</text:p>
          </table:table-cell>
          <table:table-cell office:value-type="float" office:value="6.7999960000000002" table:style-name="ce1">
            <text:p>6,799996</text:p>
          </table:table-cell>
          <table:table-cell office:value-type="float" office:value="4.7930000000000004E-3" table:style-name="ce1">
            <text:p>0,004793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2.0179999999999998E-3" table:style-name="ce1">
            <text:p>-0,002018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-4.2310000000000004E-3" table:style-name="ce1">
            <text:p>-0,004231</text:p>
          </table:table-cell>
          <table:table-cell office:value-type="float" office:value="6.8999959999999998" table:style-name="ce1">
            <text:p>6,899996</text:p>
          </table:table-cell>
          <table:table-cell office:value-type="float" office:value="3.7650000000000001E-3" table:style-name="ce1">
            <text:p>0,003765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6310000000000001E-3" table:style-name="ce1">
            <text:p>0,001631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-6.4999999999999997E-3" table:style-name="ce1">
            <text:p>-0,0065</text:p>
          </table:table-cell>
          <table:table-cell office:value-type="float" office:value="6.9999960000000003" table:style-name="ce1">
            <text:p>6,999996</text:p>
          </table:table-cell>
          <table:table-cell office:value-type="float" office:value="2.9940000000000001E-3" table:style-name="ce1">
            <text:p>0,002994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.7549999999999997E-3" table:style-name="ce1">
            <text:p>0,004755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-6.1310000000000002E-3" table:style-name="ce1">
            <text:p>-0,006131</text:p>
          </table:table-cell>
          <table:table-cell office:value-type="float" office:value="7.099996" table:style-name="ce1">
            <text:p>7,099996</text:p>
          </table:table-cell>
          <table:table-cell office:value-type="float" office:value="4.7949999999999998E-3" table:style-name="ce1">
            <text:p>0,004795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.2480000000000001E-3" table:style-name="ce1">
            <text:p>0,006248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float" office:value="-3.241E-3" table:style-name="ce1">
            <text:p>-0,003241</text:p>
          </table:table-cell>
          <table:table-cell office:value-type="float" office:value="7.1999959999999996" table:style-name="ce1">
            <text:p>7,199996</text:p>
          </table:table-cell>
          <table:table-cell office:value-type="float" office:value="8.7799999999999998E-4" table:style-name="ce1">
            <text:p>0,000878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5649999999999996E-3" table:style-name="ce1">
            <text:p>0,005565</text:p>
          </table:table-cell>
          <table:table-cell table:number-columns-repeated="2" table:style-name="ce1"/>
          <table:table-cell office:value-type="float" office:value="73" table:style-name="ce1">
            <text:p>73</text:p>
          </table:table-cell>
          <table:table-cell office:value-type="float" office:value="1.0169999999999999E-3" table:style-name="ce1">
            <text:p>0,001017</text:p>
          </table:table-cell>
          <table:table-cell office:value-type="float" office:value="7.299995" table:style-name="ce1">
            <text:p>7,299995</text:p>
          </table:table-cell>
          <table:table-cell office:value-type="float" office:value="4.9199999999999999E-3" table:style-name="ce1">
            <text:p>0,00492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9160000000000002E-3" table:style-name="ce1">
            <text:p>0,002916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office:value-type="float" office:value="4.9150000000000001E-3" table:style-name="ce1">
            <text:p>0,004915</text:p>
          </table:table-cell>
          <table:table-cell office:value-type="float" office:value="7.3999949999999997" table:style-name="ce1">
            <text:p>7,399995</text:p>
          </table:table-cell>
          <table:table-cell office:value-type="float" office:value="1.1820000000000001E-3" table:style-name="ce1">
            <text:p>0,001182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7.94E-4" table:style-name="ce1">
            <text:p>-0,000794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6.8469999999999998E-3" table:style-name="ce1">
            <text:p>0,006847</text:p>
          </table:table-cell>
          <table:table-cell office:value-type="float" office:value="7.4999950000000002" table:style-name="ce1">
            <text:p>7,499995</text:p>
          </table:table-cell>
          <table:table-cell office:value-type="float" office:value="4.2079999999999999E-3" table:style-name="ce1">
            <text:p>0,004208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4.2750000000000002E-3" table:style-name="ce1">
            <text:p>-0,004275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5.9940000000000002E-3" table:style-name="ce1">
            <text:p>0,005994</text:p>
          </table:table-cell>
          <table:table-cell office:value-type="float" office:value="7.5999949999999998" table:style-name="ce1">
            <text:p>7,599995</text:p>
          </table:table-cell>
          <table:table-cell office:value-type="float" office:value="2.856E-3" table:style-name="ce1">
            <text:p>0,002856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6.3E-3" table:style-name="ce1">
            <text:p>-0,0063</text:p>
          </table:table-cell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2.6689999999999999E-3" table:style-name="ce1">
            <text:p>0,002669</text:p>
          </table:table-cell>
          <table:table-cell office:value-type="float" office:value="7.6999950000000004" table:style-name="ce1">
            <text:p>7,699995</text:p>
          </table:table-cell>
          <table:table-cell office:value-type="float" office:value="2.8519999999999999E-3" table:style-name="ce1">
            <text:p>0,002852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6.1370000000000001E-3" table:style-name="ce1">
            <text:p>-0,006137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-1.7960000000000001E-3" table:style-name="ce1">
            <text:p>-0,001796</text:p>
          </table:table-cell>
          <table:table-cell office:value-type="float" office:value="7.799995" table:style-name="ce1">
            <text:p>7,799995</text:p>
          </table:table-cell>
          <table:table-cell office:value-type="float" office:value="3.9069999999999999E-3" table:style-name="ce1">
            <text:p>0,003907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3.8140000000000001E-3" table:style-name="ce1">
            <text:p>-0,003814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-5.5859999999999998E-3" table:style-name="ce1">
            <text:p>-0,005586</text:p>
          </table:table-cell>
          <table:table-cell office:value-type="float" office:value="7.8999949999999997" table:style-name="ce1">
            <text:p>7,899995</text:p>
          </table:table-cell>
          <table:table-cell office:value-type="float" office:value="1.1299999999999999E-3" table:style-name="ce1">
            <text:p>0,00113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1.18E-4" table:style-name="ce1">
            <text:p>-0,000118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-7.1339999999999997E-3" table:style-name="ce1">
            <text:p>-0,007134</text:p>
          </table:table-cell>
          <table:table-cell office:value-type="float" office:value="7.9999950000000002" table:style-name="ce1">
            <text:p>7,999995</text:p>
          </table:table-cell>
          <table:table-cell office:value-type="float" office:value="4.2139999999999999E-3" table:style-name="ce1">
            <text:p>0,004214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6719999999999999E-3" table:style-name="ce1">
            <text:p>0,003672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-5.7749999999999998E-3" table:style-name="ce1">
            <text:p>-0,005775</text:p>
          </table:table-cell>
          <table:table-cell office:value-type="float" office:value="8.0999949999999998" table:style-name="ce1">
            <text:p>8,099995</text:p>
          </table:table-cell>
          <table:table-cell office:value-type="float" office:value="6.4700000000000001E-4" table:style-name="ce1">
            <text:p>0,000647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.2240000000000004E-3" table:style-name="ce1">
            <text:p>0,006224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-2.026E-3" table:style-name="ce1">
            <text:p>-0,002026</text:p>
          </table:table-cell>
          <table:table-cell office:value-type="float" office:value="8.1999949999999995" table:style-name="ce1">
            <text:p>8,199995</text:p>
          </table:table-cell>
          <table:table-cell office:value-type="float" office:value="3.7889999999999998E-3" table:style-name="ce1">
            <text:p>0,003789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.6230000000000004E-3" table:style-name="ce1">
            <text:p>0,006623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2.6080000000000001E-3" table:style-name="ce1">
            <text:p>0,002608</text:p>
          </table:table-cell>
          <table:table-cell office:value-type="float" office:value="8.2999949999999991" table:style-name="ce1">
            <text:p>8,299995</text:p>
          </table:table-cell>
          <table:table-cell office:value-type="float" office:value="2.1800000000000001E-3" table:style-name="ce1">
            <text:p>0,00218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.6979999999999999E-3" table:style-name="ce1">
            <text:p>0,004698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6.2370000000000004E-3" table:style-name="ce1">
            <text:p>0,006237</text:p>
          </table:table-cell>
          <table:table-cell office:value-type="float" office:value="8.3999959999999998" table:style-name="ce1">
            <text:p>8,399996</text:p>
          </table:table-cell>
          <table:table-cell office:value-type="float" office:value="2.7569999999999999E-3" table:style-name="ce1">
            <text:p>0,002757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.093E-3" table:style-name="ce1">
            <text:p>0,001093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7.3559999999999997E-3" table:style-name="ce1">
            <text:p>0,007356</text:p>
          </table:table-cell>
          <table:table-cell office:value-type="float" office:value="8.4999959999999994" table:style-name="ce1">
            <text:p>8,499996</text:p>
          </table:table-cell>
          <table:table-cell office:value-type="float" office:value="3.238E-3" table:style-name="ce1">
            <text:p>0,003238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2.9480000000000001E-3" table:style-name="ce1">
            <text:p>-0,002948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5.4710000000000002E-3" table:style-name="ce1">
            <text:p>0,005471</text:p>
          </table:table-cell>
          <table:table-cell office:value-type="float" office:value="8.5999970000000001" table:style-name="ce1">
            <text:p>8,599997</text:p>
          </table:table-cell>
          <table:table-cell office:value-type="float" office:value="1.3309999999999999E-3" table:style-name="ce1">
            <text:p>0,00133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6.012E-3" table:style-name="ce1">
            <text:p>-0,006012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1.3110000000000001E-3" table:style-name="ce1">
            <text:p>0,001311</text:p>
          </table:table-cell>
          <table:table-cell office:value-type="float" office:value="8.6999969999999998" table:style-name="ce1">
            <text:p>8,699997</text:p>
          </table:table-cell>
          <table:table-cell office:value-type="float" office:value="3.679E-3" table:style-name="ce1">
            <text:p>0,003679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7.0049999999999999E-3" table:style-name="ce1">
            <text:p>-0,007005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-3.4480000000000001E-3" table:style-name="ce1">
            <text:p>-0,003448</text:p>
          </table:table-cell>
          <table:table-cell office:value-type="float" office:value="8.7999969999999994" table:style-name="ce1">
            <text:p>8,799997</text:p>
          </table:table-cell>
          <table:table-cell office:value-type="float" office:value="2.2499999999999999E-4" table:style-name="ce1">
            <text:p>0,000225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5.5490000000000001E-3" table:style-name="ce1">
            <text:p>-0,005549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-6.8609999999999999E-3" table:style-name="ce1">
            <text:p>-0,006861</text:p>
          </table:table-cell>
          <table:table-cell office:value-type="float" office:value="8.8999980000000001" table:style-name="ce1">
            <text:p>8,899998</text:p>
          </table:table-cell>
          <table:table-cell office:value-type="float" office:value="3.47E-3" table:style-name="ce1">
            <text:p>0,00347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2.1189999999999998E-3" table:style-name="ce1">
            <text:p>-0,002119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-7.5059999999999997E-3" table:style-name="ce1">
            <text:p>-0,007506</text:p>
          </table:table-cell>
          <table:table-cell office:value-type="float" office:value="8.9999979999999997" table:style-name="ce1">
            <text:p>8,999998</text:p>
          </table:table-cell>
          <table:table-cell office:value-type="float" office:value="1.647E-3" table:style-name="ce1">
            <text:p>0,001647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1090000000000002E-3" table:style-name="ce1">
            <text:p>0,002109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-5.0769999999999999E-3" table:style-name="ce1">
            <text:p>-0,005077</text:p>
          </table:table-cell>
          <table:table-cell office:value-type="float" office:value="9.0999979999999994" table:style-name="ce1">
            <text:p>9,099998</text:p>
          </table:table-cell>
          <table:table-cell office:value-type="float" office:value="2.6900000000000001E-3" table:style-name="ce1">
            <text:p>0,00269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.6579999999999998E-3" table:style-name="ce1">
            <text:p>0,005658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-5.2700000000000002E-4" table:style-name="ce1">
            <text:p>-0,000527</text:p>
          </table:table-cell>
          <table:table-cell office:value-type="float" office:value="9.199999" table:style-name="ce1">
            <text:p>9,199999</text:p>
          </table:table-cell>
          <table:table-cell office:value-type="float" office:value="2.7070000000000002E-3" table:style-name="ce1">
            <text:p>0,002707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.2709999999999997E-3" table:style-name="ce1">
            <text:p>0,007271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4.3090000000000003E-3" table:style-name="ce1">
            <text:p>0,004309</text:p>
          </table:table-cell>
          <table:table-cell office:value-type="float" office:value="9.2999989999999997" table:style-name="ce1">
            <text:p>9,299999</text:p>
          </table:table-cell>
          <table:table-cell office:value-type="float" office:value="1.5E-3" table:style-name="ce1">
            <text:p>0,0015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.3489999999999996E-3" table:style-name="ce1">
            <text:p>0,006349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7.4489999999999999E-3" table:style-name="ce1">
            <text:p>0,007449</text:p>
          </table:table-cell>
          <table:table-cell office:value-type="float" office:value="9.4" table:style-name="ce1">
            <text:p>9,4</text:p>
          </table:table-cell>
          <table:table-cell office:value-type="float" office:value="3.2490000000000002E-3" table:style-name="ce1">
            <text:p>0,003249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179E-3" table:style-name="ce1">
            <text:p>0,003179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7.5760000000000003E-3" table:style-name="ce1">
            <text:p>0,007576</text:p>
          </table:table-cell>
          <table:table-cell office:value-type="float" office:value="9.5" table:style-name="ce1">
            <text:p>9,5</text:p>
          </table:table-cell>
          <table:table-cell office:value-type="float" office:value="1.2300000000000001E-4" table:style-name="ce1">
            <text:p>0,000123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1.1590000000000001E-3" table:style-name="ce1">
            <text:p>-0,001159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4.5929999999999999E-3" table:style-name="ce1">
            <text:p>0,004593</text:p>
          </table:table-cell>
          <table:table-cell office:value-type="float" office:value="9.6" table:style-name="ce1">
            <text:p>9,6</text:p>
          </table:table-cell>
          <table:table-cell office:value-type="float" office:value="3.215E-3" table:style-name="ce1">
            <text:p>0,003215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5.1580000000000003E-3" table:style-name="ce1">
            <text:p>-0,005158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-3.2499999999999999E-4" table:style-name="ce1">
            <text:p>-0,000325</text:p>
          </table:table-cell>
          <table:table-cell office:value-type="float" office:value="9.7000010000000003" table:style-name="ce1">
            <text:p>9,700001</text:p>
          </table:table-cell>
          <table:table-cell office:value-type="float" office:value="1.2049999999999999E-3" table:style-name="ce1">
            <text:p>0,001205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7.4050000000000001E-3" table:style-name="ce1">
            <text:p>-0,007405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-5.1859999999999996E-3" table:style-name="ce1">
            <text:p>-0,005186</text:p>
          </table:table-cell>
          <table:table-cell office:value-type="float" office:value="9.800001" table:style-name="ce1">
            <text:p>9,800001</text:p>
          </table:table-cell>
          <table:table-cell office:value-type="float" office:value="2.6380000000000002E-3" table:style-name="ce1">
            <text:p>0,002638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7.0809999999999996E-3" table:style-name="ce1">
            <text:p>-0,007081</text:p>
          </table:table-cell>
          <table:table-cell table:number-columns-repeated="2" table:style-name="ce1"/>
          <table:table-cell office:value-type="float" office:value="99" table:style-name="ce1">
            <text:p>99</text:p>
          </table:table-cell>
          <table:table-cell office:value-type="float" office:value="-7.9930000000000001E-3" table:style-name="ce1">
            <text:p>-0,007993</text:p>
          </table:table-cell>
          <table:table-cell office:value-type="float" office:value="9.9000020000000006" table:style-name="ce1">
            <text:p>9,900002</text:p>
          </table:table-cell>
          <table:table-cell office:value-type="float" office:value="2.2620000000000001E-3" table:style-name="ce1">
            <text:p>0,002262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4.2589999999999998E-3" table:style-name="ce1">
            <text:p>-0,004259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-7.5599999999999999E-3" table:style-name="ce1">
            <text:p>-0,00756</text:p>
          </table:table-cell>
          <table:table-cell office:value-type="float" office:value="10.000002" table:style-name="ce1">
            <text:p>10,000002</text:p>
          </table:table-cell>
          <table:table-cell office:value-type="float" office:value="1.6440000000000001E-3" table:style-name="ce1">
            <text:p>0,001644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.08E-4" table:style-name="ce1">
            <text:p>0,000108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-4.0130000000000001E-3" table:style-name="ce1">
            <text:p>-0,004013</text:p>
          </table:table-cell>
          <table:table-cell table:number-columns-repeated="16378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509E-3" table:style-name="ce1">
            <text:p>0,004509</text:p>
          </table:table-cell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1.2409999999999999E-3" table:style-name="ce1">
            <text:p>0,001241</text:p>
          </table:table-cell>
          <table:table-cell table:number-columns-repeated="16378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7.3949999999999997E-3" table:style-name="ce1">
            <text:p>0,007395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6.0720000000000001E-3" table:style-name="ce1">
            <text:p>0,006072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.7250000000000001E-3" table:style-name="ce1">
            <text:p>0,007725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office:value-type="float" office:value="8.4860000000000005E-3" table:style-name="ce1">
            <text:p>0,008486</text:p>
          </table:table-cell>
          <table:table-cell table:number-columns-repeated="16378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.3410000000000003E-3" table:style-name="ce1">
            <text:p>0,005341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7.4520000000000003E-3" table:style-name="ce1">
            <text:p>0,007452</text:p>
          </table:table-cell>
          <table:table-cell table:number-columns-repeated="16378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.0349999999999999E-3" table:style-name="ce1">
            <text:p>0,001035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3.3370000000000001E-3" table:style-name="ce1">
            <text:p>0,003337</text:p>
          </table:table-cell>
          <table:table-cell table:number-columns-repeated="16378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3.7079999999999999E-3" table:style-name="ce1">
            <text:p>-0,003708</text:p>
          </table:table-cell>
          <table:table-cell table:number-columns-repeated="2" table:style-name="ce1"/>
          <table:table-cell office:value-type="float" office:value="107" table:style-name="ce1">
            <text:p>107</text:p>
          </table:table-cell>
          <table:table-cell office:value-type="float" office:value="-2.2200000000000002E-3" table:style-name="ce1">
            <text:p>-0,00222</text:p>
          </table:table-cell>
          <table:table-cell table:number-columns-repeated="16378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-7.228E-3" table:style-name="ce1">
            <text:p>-0,007228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office:value-type="float" office:value="-6.9589999999999999E-3" table:style-name="ce1">
            <text:p>-0,006959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-8.2629999999999995E-3" table:style-name="ce1">
            <text:p>-0,008263</text:p>
          </table:table-cell>
          <table:table-cell table:number-columns-repeated="2" table:style-name="ce1"/>
          <table:table-cell office:value-type="float" office:value="109" table:style-name="ce1">
            <text:p>109</text:p>
          </table:table-cell>
          <table:table-cell office:value-type="float" office:value="-8.9180000000000006E-3" table:style-name="ce1">
            <text:p>-0,008918</text:p>
          </table:table-cell>
          <table:table-cell table:number-columns-repeated="16378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-6.4050000000000001E-3" table:style-name="ce1">
            <text:p>-0,006405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-7.2439999999999996E-3" table:style-name="ce1">
            <text:p>-0,007244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-2.258E-3" table:style-name="ce1">
            <text:p>-0,002258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office:value-type="float" office:value="-2.5609999999999999E-3" table:style-name="ce1">
            <text:p>-0,00256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58E-3" table:style-name="ce1">
            <text:p>0,002758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office:value-type="float" office:value="3.258E-3" table:style-name="ce1">
            <text:p>0,003258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.8929999999999998E-3" table:style-name="ce1">
            <text:p>0,006893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office:value-type="float" office:value="7.8410000000000007E-3" table:style-name="ce1">
            <text:p>0,00784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6750000000000004E-3" table:style-name="ce1">
            <text:p>0,008675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9.2809999999999993E-3" table:style-name="ce1">
            <text:p>0,00928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.4320000000000002E-3" table:style-name="ce1">
            <text:p>0,007432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office:value-type="float" office:value="6.9290000000000003E-3" table:style-name="ce1">
            <text:p>0,006929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5469999999999998E-3" table:style-name="ce1">
            <text:p>0,003547</text:p>
          </table:table-cell>
          <table:table-cell table:number-columns-repeated="2" table:style-name="ce1"/>
          <table:table-cell office:value-type="float" office:value="116" table:style-name="ce1">
            <text:p>116</text:p>
          </table:table-cell>
          <table:table-cell office:value-type="float" office:value="1.683E-3" table:style-name="ce1">
            <text:p>0,001683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-1.66E-3" table:style-name="ce1">
            <text:p>-0,00166</text:p>
          </table:table-cell>
          <table:table-cell table:number-columns-repeated="2" table:style-name="ce1"/>
          <table:table-cell office:value-type="float" office:value="117" table:style-name="ce1">
            <text:p>117</text:p>
          </table:table-cell>
          <table:table-cell office:value-type="float" office:value="-4.352E-3" table:style-name="ce1">
            <text:p>-0,004352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6.3810000000000004E-3" table:style-name="ce1">
            <text:p>-0,006381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office:value-type="float" office:value="-8.7089999999999997E-3" table:style-name="ce1">
            <text:p>-0,008709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8.9420000000000003E-3" table:style-name="ce1">
            <text:p>-0,008942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office:value-type="float" office:value="-9.5650000000000006E-3" table:style-name="ce1">
            <text:p>-0,009565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-8.4010000000000005E-3" table:style-name="ce1">
            <text:p>-0,008401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float" office:value="-6.4999999999999997E-3" table:style-name="ce1">
            <text:p>-0,0065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-4.8869999999999999E-3" table:style-name="ce1">
            <text:p>-0,004887</text:p>
          </table:table-cell>
          <table:table-cell table:number-columns-repeated="2" table:style-name="ce1"/>
          <table:table-cell office:value-type="float" office:value="121" table:style-name="ce1">
            <text:p>121</text:p>
          </table:table-cell>
          <table:table-cell office:value-type="float" office:value="-7.0100000000000002E-4" table:style-name="ce1">
            <text:p>-0,00070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.1899999999999999E-4" table:style-name="ce1">
            <text:p>0,000419</text:p>
          </table:table-cell>
          <table:table-cell table:number-columns-repeated="2" table:style-name="ce1"/>
          <table:table-cell office:value-type="float" office:value="122" table:style-name="ce1">
            <text:p>122</text:p>
          </table:table-cell>
          <table:table-cell office:value-type="float" office:value="5.4990000000000004E-3" table:style-name="ce1">
            <text:p>0,005499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.6820000000000004E-3" table:style-name="ce1">
            <text:p>0,005682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office:value-type="float" office:value="9.5569999999999995E-3" table:style-name="ce1">
            <text:p>0,009557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.0460000000000002E-3" table:style-name="ce1">
            <text:p>0,009046</text:p>
          </table:table-cell>
          <table:table-cell table:number-columns-repeated="2" table:style-name="ce1"/>
          <table:table-cell office:value-type="float" office:value="124" table:style-name="ce1">
            <text:p>124</text:p>
          </table:table-cell>
          <table:table-cell office:value-type="float" office:value="9.7610000000000006E-3" table:style-name="ce1">
            <text:p>0,00976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9.2890000000000004E-3" table:style-name="ce1">
            <text:p>0,009289</text:p>
          </table:table-cell>
          <table:table-cell table:number-columns-repeated="2" table:style-name="ce1"/>
          <table:table-cell office:value-type="float" office:value="125" table:style-name="ce1">
            <text:p>125</text:p>
          </table:table-cell>
          <table:table-cell office:value-type="float" office:value="5.9500000000000004E-3" table:style-name="ce1">
            <text:p>0,00595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599999999999999E-3" table:style-name="ce1">
            <text:p>0,00626</text:p>
          </table:table-cell>
          <table:table-cell table:number-columns-repeated="2" table:style-name="ce1"/>
          <table:table-cell office:value-type="float" office:value="126" table:style-name="ce1">
            <text:p>126</text:p>
          </table:table-cell>
          <table:table-cell office:value-type="float" office:value="-3.88E-4" table:style-name="ce1">
            <text:p>-0,000388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6100000000000005E-4" table:style-name="ce1">
            <text:p>0,000961</text:p>
          </table:table-cell>
          <table:table-cell table:number-columns-repeated="2" table:style-name="ce1"/>
          <table:table-cell office:value-type="float" office:value="127" table:style-name="ce1">
            <text:p>127</text:p>
          </table:table-cell>
          <table:table-cell office:value-type="float" office:value="-6.6950000000000004E-3" table:style-name="ce1">
            <text:p>-0,006695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-4.7879999999999997E-3" table:style-name="ce1">
            <text:p>-0,00478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office:value-type="float" office:value="-1.0376E-2" table:style-name="ce1">
            <text:p>-0,010376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8.9680000000000003E-3" table:style-name="ce1">
            <text:p>-0,008968</text:p>
          </table:table-cell>
          <table:table-cell table:number-columns-repeated="2" table:style-name="ce1"/>
          <table:table-cell office:value-type="float" office:value="129" table:style-name="ce1">
            <text:p>129</text:p>
          </table:table-cell>
          <table:table-cell office:value-type="float" office:value="-9.8589999999999997E-3" table:style-name="ce1">
            <text:p>-0,009859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-1.0073E-2" table:style-name="ce1">
            <text:p>-0,010073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office:value-type="float" office:value="-5.2700000000000004E-3" table:style-name="ce1">
            <text:p>-0,00527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-7.6480000000000003E-3" table:style-name="ce1">
            <text:p>-0,007648</text:p>
          </table:table-cell>
          <table:table-cell table:number-columns-repeated="2" table:style-name="ce1"/>
          <table:table-cell office:value-type="float" office:value="131" table:style-name="ce1">
            <text:p>131</text:p>
          </table:table-cell>
          <table:table-cell office:value-type="float" office:value="1.5870000000000001E-3" table:style-name="ce1">
            <text:p>0,001587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2.47E-3" table:style-name="ce1">
            <text:p>-0,00247</text:p>
          </table:table-cell>
          <table:table-cell table:number-columns-repeated="2" table:style-name="ce1"/>
          <table:table-cell office:value-type="float" office:value="132" table:style-name="ce1">
            <text:p>132</text:p>
          </table:table-cell>
          <table:table-cell office:value-type="float" office:value="7.9380000000000006E-3" table:style-name="ce1">
            <text:p>0,007938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.6930000000000001E-3" table:style-name="ce1">
            <text:p>0,003693</text:p>
          </table:table-cell>
          <table:table-cell table:number-columns-repeated="2" table:style-name="ce1"/>
          <table:table-cell office:value-type="float" office:value="133" table:style-name="ce1">
            <text:p>133</text:p>
          </table:table-cell>
          <table:table-cell office:value-type="float" office:value="1.1155999999999999E-2" table:style-name="ce1">
            <text:p>0,011156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6890000000000005E-3" table:style-name="ce1">
            <text:p>0,008689</text:p>
          </table:table-cell>
          <table:table-cell table:number-columns-repeated="2" table:style-name="ce1"/>
          <table:table-cell office:value-type="float" office:value="134" table:style-name="ce1">
            <text:p>134</text:p>
          </table:table-cell>
          <table:table-cell office:value-type="float" office:value="9.8480000000000009E-3" table:style-name="ce1">
            <text:p>0,009848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0730999999999999E-2" table:style-name="ce1">
            <text:p>0,010731</text:p>
          </table:table-cell>
          <table:table-cell table:number-columns-repeated="2" table:style-name="ce1"/>
          <table:table-cell office:value-type="float" office:value="135" table:style-name="ce1">
            <text:p>135</text:p>
          </table:table-cell>
          <table:table-cell office:value-type="float" office:value="4.4520000000000002E-3" table:style-name="ce1">
            <text:p>0,004452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0299999999999998E-3" table:style-name="ce1">
            <text:p>0,00903</text:p>
          </table:table-cell>
          <table:table-cell table:number-columns-repeated="2" table:style-name="ce1"/>
          <table:table-cell office:value-type="float" office:value="136" table:style-name="ce1">
            <text:p>136</text:p>
          </table:table-cell>
          <table:table-cell office:value-type="float" office:value="-2.9009999999999999E-3" table:style-name="ce1">
            <text:p>-0,00290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.1009999999999996E-3" table:style-name="ce1">
            <text:p>0,004101</text:p>
          </table:table-cell>
          <table:table-cell table:number-columns-repeated="2" table:style-name="ce1"/>
          <table:table-cell office:value-type="float" office:value="137" table:style-name="ce1">
            <text:p>137</text:p>
          </table:table-cell>
          <table:table-cell office:value-type="float" office:value="-9.2239999999999996E-3" table:style-name="ce1">
            <text:p>-0,009224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-2.3900000000000002E-3" table:style-name="ce1">
            <text:p>-0,00239</text:p>
          </table:table-cell>
          <table:table-cell table:number-columns-repeated="2" table:style-name="ce1"/>
          <table:table-cell office:value-type="float" office:value="138" table:style-name="ce1">
            <text:p>138</text:p>
          </table:table-cell>
          <table:table-cell office:value-type="float" office:value="-1.1891000000000001E-2" table:style-name="ce1">
            <text:p>-0,01189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8.1899999999999994E-3" table:style-name="ce1">
            <text:p>-0,00819</text:p>
          </table:table-cell>
          <table:table-cell table:number-columns-repeated="2" table:style-name="ce1"/>
          <table:table-cell office:value-type="float" office:value="139" table:style-name="ce1">
            <text:p>139</text:p>
          </table:table-cell>
          <table:table-cell office:value-type="float" office:value="-9.7160000000000007E-3" table:style-name="ce1">
            <text:p>-0,009716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-1.1235E-2" table:style-name="ce1">
            <text:p>-0,011235</text:p>
          </table:table-cell>
          <table:table-cell table:number-columns-repeated="2" table:style-name="ce1"/>
          <table:table-cell office:value-type="float" office:value="140" table:style-name="ce1">
            <text:p>140</text:p>
          </table:table-cell>
          <table:table-cell office:value-type="float" office:value="-3.483E-3" table:style-name="ce1">
            <text:p>-0,003483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1.0385E-2" table:style-name="ce1">
            <text:p>-0,010385</text:p>
          </table:table-cell>
          <table:table-cell table:number-columns-repeated="2" table:style-name="ce1"/>
          <table:table-cell office:value-type="float" office:value="141" table:style-name="ce1">
            <text:p>141</text:p>
          </table:table-cell>
          <table:table-cell office:value-type="float" office:value="4.3340000000000002E-3" table:style-name="ce1">
            <text:p>0,004334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-5.8440000000000002E-3" table:style-name="ce1">
            <text:p>-0,005844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1.0552000000000001E-2" table:style-name="ce1">
            <text:p>0,010552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8.7299999999999997E-4" table:style-name="ce1">
            <text:p>0,000873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office:value-type="float" office:value="1.2569E-2" table:style-name="ce1">
            <text:p>0,012569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.45E-3" table:style-name="ce1">
            <text:p>0,00745</text:p>
          </table:table-cell>
          <table:table-cell table:number-columns-repeated="2" table:style-name="ce1"/>
          <table:table-cell office:value-type="float" office:value="144" table:style-name="ce1">
            <text:p>144</text:p>
          </table:table-cell>
          <table:table-cell office:value-type="float" office:value="9.4500000000000001E-3" table:style-name="ce1">
            <text:p>0,00945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1560000000000001E-2" table:style-name="ce1">
            <text:p>0,01156</text:p>
          </table:table-cell>
          <table:table-cell table:number-columns-repeated="2" table:style-name="ce1"/>
          <table:table-cell office:value-type="float" office:value="145" table:style-name="ce1">
            <text:p>145</text:p>
          </table:table-cell>
          <table:table-cell office:value-type="float" office:value="2.3530000000000001E-3" table:style-name="ce1">
            <text:p>0,002353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1689E-2" table:style-name="ce1">
            <text:p>0,011689</text:p>
          </table:table-cell>
          <table:table-cell table:number-columns-repeated="2" table:style-name="ce1"/>
          <table:table-cell office:value-type="float" office:value="146" table:style-name="ce1">
            <text:p>146</text:p>
          </table:table-cell>
          <table:table-cell office:value-type="float" office:value="-5.8939999999999999E-3" table:style-name="ce1">
            <text:p>-0,005894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.6889999999999997E-3" table:style-name="ce1">
            <text:p>0,007689</text:p>
          </table:table-cell>
          <table:table-cell table:number-columns-repeated="2" table:style-name="ce1"/>
          <table:table-cell office:value-type="float" office:value="147" table:style-name="ce1">
            <text:p>147</text:p>
          </table:table-cell>
          <table:table-cell office:value-type="float" office:value="-1.192E-2" table:style-name="ce1">
            <text:p>-0,01192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8.6399999999999997E-4" table:style-name="ce1">
            <text:p>0,000864</text:p>
          </table:table-cell>
          <table:table-cell table:number-columns-repeated="2" table:style-name="ce1"/>
          <table:table-cell office:value-type="float" office:value="148" table:style-name="ce1">
            <text:p>148</text:p>
          </table:table-cell>
          <table:table-cell office:value-type="float" office:value="-1.3181999999999999E-2" table:style-name="ce1">
            <text:p>-0,013182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-6.4479999999999997E-3" table:style-name="ce1">
            <text:p>-0,006448</text:p>
          </table:table-cell>
          <table:table-cell table:number-columns-repeated="2" table:style-name="ce1"/>
          <table:table-cell office:value-type="float" office:value="149" table:style-name="ce1">
            <text:p>149</text:p>
          </table:table-cell>
          <table:table-cell office:value-type="float" office:value="-9.0340000000000004E-3" table:style-name="ce1">
            <text:p>-0,009034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-1.1677E-2" table:style-name="ce1">
            <text:p>-0,011677</text:p>
          </table:table-cell>
          <table:table-cell table:number-columns-repeated="2" table:style-name="ce1"/>
          <table:table-cell office:value-type="float" office:value="150" table:style-name="ce1">
            <text:p>150</text:p>
          </table:table-cell>
          <table:table-cell office:value-type="float" office:value="-1.0449999999999999E-3" table:style-name="ce1">
            <text:p>-0,001045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-1.2919E-2" table:style-name="ce1">
            <text:p>-0,012919</text:p>
          </table:table-cell>
          <table:table-cell table:number-columns-repeated="2" table:style-name="ce1"/>
          <table:table-cell office:value-type="float" office:value="151" table:style-name="ce1">
            <text:p>151</text:p>
          </table:table-cell>
          <table:table-cell office:value-type="float" office:value="7.5909999999999997E-3" table:style-name="ce1">
            <text:p>0,00759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9.6240000000000006E-3" table:style-name="ce1">
            <text:p>-0,00962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1.3329000000000001E-2" table:style-name="ce1">
            <text:p>0,013329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-2.8300000000000001E-3" table:style-name="ce1">
            <text:p>-0,00283</text:p>
          </table:table-cell>
          <table:table-cell table:number-columns-repeated="2" table:style-name="ce1"/>
          <table:table-cell office:value-type="float" office:value="153" table:style-name="ce1">
            <text:p>153</text:p>
          </table:table-cell>
          <table:table-cell office:value-type="float" office:value="1.3719E-2" table:style-name="ce1">
            <text:p>0,013719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1590000000000004E-3" table:style-name="ce1">
            <text:p>0,005159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office:value-type="float" office:value="8.4510000000000002E-3" table:style-name="ce1">
            <text:p>0,00845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1553000000000001E-2" table:style-name="ce1">
            <text:p>0,011553</text:p>
          </table:table-cell>
          <table:table-cell table:number-columns-repeated="2" table:style-name="ce1"/>
          <table:table-cell office:value-type="float" office:value="155" table:style-name="ce1">
            <text:p>155</text:p>
          </table:table-cell>
          <table:table-cell office:value-type="float" office:value="-4.6000000000000001E-4" table:style-name="ce1">
            <text:p>-0,00046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4045E-2" table:style-name="ce1">
            <text:p>0,014045</text:p>
          </table:table-cell>
          <table:table-cell table:number-columns-repeated="2" table:style-name="ce1"/>
          <table:table-cell office:value-type="float" office:value="156" table:style-name="ce1">
            <text:p>156</text:p>
          </table:table-cell>
          <table:table-cell office:value-type="float" office:value="-9.4389999999999995E-3" table:style-name="ce1">
            <text:p>-0,009439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638000000000001E-2" table:style-name="ce1">
            <text:p>0,011638</text:p>
          </table:table-cell>
          <table:table-cell table:number-columns-repeated="2" table:style-name="ce1"/>
          <table:table-cell office:value-type="float" office:value="157" table:style-name="ce1">
            <text:p>157</text:p>
          </table:table-cell>
          <table:table-cell office:value-type="float" office:value="-1.478E-2" table:style-name="ce1">
            <text:p>-0,01478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0350000000000004E-3" table:style-name="ce1">
            <text:p>0,005035</text:p>
          </table:table-cell>
          <table:table-cell table:number-columns-repeated="2" table:style-name="ce1"/>
          <table:table-cell office:value-type="float" office:value="158" table:style-name="ce1">
            <text:p>158</text:p>
          </table:table-cell>
          <table:table-cell office:value-type="float" office:value="-1.4168999999999999E-2" table:style-name="ce1">
            <text:p>-0,014169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3.5539999999999999E-3" table:style-name="ce1">
            <text:p>-0,003554</text:p>
          </table:table-cell>
          <table:table-cell table:number-columns-repeated="2" table:style-name="ce1"/>
          <table:table-cell office:value-type="float" office:value="159" table:style-name="ce1">
            <text:p>159</text:p>
          </table:table-cell>
          <table:table-cell office:value-type="float" office:value="-7.6790000000000001E-3" table:style-name="ce1">
            <text:p>-0,007679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-1.1153E-2" table:style-name="ce1">
            <text:p>-0,011153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office:value-type="float" office:value="2.1870000000000001E-3" table:style-name="ce1">
            <text:p>0,002187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-1.504E-2" table:style-name="ce1">
            <text:p>-0,01504</text:p>
          </table:table-cell>
          <table:table-cell table:number-columns-repeated="2" table:style-name="ce1"/>
          <table:table-cell office:value-type="float" office:value="161" table:style-name="ce1">
            <text:p>161</text:p>
          </table:table-cell>
          <table:table-cell office:value-type="float" office:value="1.1457E-2" table:style-name="ce1">
            <text:p>0,011457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-1.3721000000000001E-2" table:style-name="ce1">
            <text:p>-0,013721</text:p>
          </table:table-cell>
          <table:table-cell table:number-columns-repeated="2" table:style-name="ce1"/>
          <table:table-cell office:value-type="float" office:value="162" table:style-name="ce1">
            <text:p>162</text:p>
          </table:table-cell>
          <table:table-cell office:value-type="float" office:value="1.6278999999999998E-2" table:style-name="ce1">
            <text:p>0,016279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-7.4939999999999998E-3" table:style-name="ce1">
            <text:p>-0,007494</text:p>
          </table:table-cell>
          <table:table-cell table:number-columns-repeated="2" table:style-name="ce1"/>
          <table:table-cell office:value-type="float" office:value="163" table:style-name="ce1">
            <text:p>163</text:p>
          </table:table-cell>
          <table:table-cell office:value-type="float" office:value="1.4518E-2" table:style-name="ce1">
            <text:p>0,014518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598E-3" table:style-name="ce1">
            <text:p>0,001598</text:p>
          </table:table-cell>
          <table:table-cell table:number-columns-repeated="2" table:style-name="ce1"/>
          <table:table-cell office:value-type="float" office:value="164" table:style-name="ce1">
            <text:p>164</text:p>
          </table:table-cell>
          <table:table-cell office:value-type="float" office:value="6.6889999999999996E-3" table:style-name="ce1">
            <text:p>0,006689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0432E-2" table:style-name="ce1">
            <text:p>0,010432</text:p>
          </table:table-cell>
          <table:table-cell table:number-columns-repeated="2" table:style-name="ce1"/>
          <table:table-cell office:value-type="float" office:value="165" table:style-name="ce1">
            <text:p>165</text:p>
          </table:table-cell>
          <table:table-cell office:value-type="float" office:value="-4.1710000000000002E-3" table:style-name="ce1">
            <text:p>-0,00417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.5869000000000001E-2" table:style-name="ce1">
            <text:p>0,015869</text:p>
          </table:table-cell>
          <table:table-cell table:number-columns-repeated="2" table:style-name="ce1"/>
          <table:table-cell office:value-type="float" office:value="166" table:style-name="ce1">
            <text:p>166</text:p>
          </table:table-cell>
          <table:table-cell office:value-type="float" office:value="-1.3672E-2" table:style-name="ce1">
            <text:p>-0,013672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65000000000001E-2" table:style-name="ce1">
            <text:p>0,015865</text:p>
          </table:table-cell>
          <table:table-cell table:number-columns-repeated="2" table:style-name="ce1"/>
          <table:table-cell office:value-type="float" office:value="167" table:style-name="ce1">
            <text:p>167</text:p>
          </table:table-cell>
          <table:table-cell office:value-type="float" office:value="-1.7836000000000001E-2" table:style-name="ce1">
            <text:p>-0,017836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0229E-2" table:style-name="ce1">
            <text:p>0,010229</text:p>
          </table:table-cell>
          <table:table-cell table:number-columns-repeated="2" table:style-name="ce1"/>
          <table:table-cell office:value-type="float" office:value="168" table:style-name="ce1">
            <text:p>168</text:p>
          </table:table-cell>
          <table:table-cell office:value-type="float" office:value="-1.4754E-2" table:style-name="ce1">
            <text:p>-0,014754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5699999999999997E-4" table:style-name="ce1">
            <text:p>0,000757</text:p>
          </table:table-cell>
          <table:table-cell table:number-columns-repeated="2" table:style-name="ce1"/>
          <table:table-cell office:value-type="float" office:value="169" table:style-name="ce1">
            <text:p>169</text:p>
          </table:table-cell>
          <table:table-cell office:value-type="float" office:value="-5.4460000000000003E-3" table:style-name="ce1">
            <text:p>-0,005446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-9.3360000000000005E-3" table:style-name="ce1">
            <text:p>-0,009336</text:p>
          </table:table-cell>
          <table:table-cell table:number-columns-repeated="2" table:style-name="ce1"/>
          <table:table-cell office:value-type="float" office:value="170" table:style-name="ce1">
            <text:p>170</text:p>
          </table:table-cell>
          <table:table-cell office:value-type="float" office:value="6.4580000000000002E-3" table:style-name="ce1">
            <text:p>0,006458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-1.6493000000000001E-2" table:style-name="ce1">
            <text:p>-0,016493</text:p>
          </table:table-cell>
          <table:table-cell table:number-columns-repeated="2" table:style-name="ce1"/>
          <table:table-cell office:value-type="float" office:value="171" table:style-name="ce1">
            <text:p>171</text:p>
          </table:table-cell>
          <table:table-cell office:value-type="float" office:value="1.6125E-2" table:style-name="ce1">
            <text:p>0,016125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-1.8064E-2" table:style-name="ce1">
            <text:p>-0,018064</text:p>
          </table:table-cell>
          <table:table-cell table:number-columns-repeated="2" table:style-name="ce1"/>
          <table:table-cell office:value-type="float" office:value="172" table:style-name="ce1">
            <text:p>172</text:p>
          </table:table-cell>
          <table:table-cell office:value-type="float" office:value="1.9467000000000002E-2" table:style-name="ce1">
            <text:p>0,019467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-1.3275E-2" table:style-name="ce1">
            <text:p>-0,013275</text:p>
          </table:table-cell>
          <table:table-cell table:number-columns-repeated="2" table:style-name="ce1"/>
          <table:table-cell office:value-type="float" office:value="173" table:style-name="ce1">
            <text:p>173</text:p>
          </table:table-cell>
          <table:table-cell office:value-type="float" office:value="1.4859000000000001E-2" table:style-name="ce1">
            <text:p>0,014859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-3.5750000000000001E-3" table:style-name="ce1">
            <text:p>-0,003575</text:p>
          </table:table-cell>
          <table:table-cell table:number-columns-repeated="2" table:style-name="ce1"/>
          <table:table-cell office:value-type="float" office:value="174" table:style-name="ce1">
            <text:p>174</text:p>
          </table:table-cell>
          <table:table-cell office:value-type="float" office:value="3.901E-3" table:style-name="ce1">
            <text:p>0,003901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7.7929999999999996E-3" table:style-name="ce1">
            <text:p>0,007793</text:p>
          </table:table-cell>
          <table:table-cell table:number-columns-repeated="2" table:style-name="ce1"/>
          <table:table-cell office:value-type="float" office:value="175" table:style-name="ce1">
            <text:p>175</text:p>
          </table:table-cell>
          <table:table-cell office:value-type="float" office:value="-9.1149999999999998E-3" table:style-name="ce1">
            <text:p>-0,009115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.6861999999999999E-2" table:style-name="ce1">
            <text:p>0,016862</text:p>
          </table:table-cell>
          <table:table-cell table:number-columns-repeated="2" table:style-name="ce1"/>
          <table:table-cell office:value-type="float" office:value="176" table:style-name="ce1">
            <text:p>176</text:p>
          </table:table-cell>
          <table:table-cell office:value-type="float" office:value="-1.8876E-2" table:style-name="ce1">
            <text:p>-0,018876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0315E-2" table:style-name="ce1">
            <text:p>0,020315</text:p>
          </table:table-cell>
          <table:table-cell table:number-columns-repeated="2" table:style-name="ce1"/>
          <table:table-cell office:value-type="float" office:value="177" table:style-name="ce1">
            <text:p>177</text:p>
          </table:table-cell>
          <table:table-cell office:value-type="float" office:value="-2.12E-2" table:style-name="ce1">
            <text:p>-0,0212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6684999999999998E-2" table:style-name="ce1">
            <text:p>0,016685</text:p>
          </table:table-cell>
          <table:table-cell table:number-columns-repeated="2" table:style-name="ce1"/>
          <table:table-cell office:value-type="float" office:value="178" table:style-name="ce1">
            <text:p>178</text:p>
          </table:table-cell>
          <table:table-cell office:value-type="float" office:value="-1.481E-2" table:style-name="ce1">
            <text:p>-0,01481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6.9509999999999997E-3" table:style-name="ce1">
            <text:p>0,006951</text:p>
          </table:table-cell>
          <table:table-cell table:number-columns-repeated="2" table:style-name="ce1"/>
          <table:table-cell office:value-type="float" office:value="179" table:style-name="ce1">
            <text:p>179</text:p>
          </table:table-cell>
          <table:table-cell office:value-type="float" office:value="-1.9840000000000001E-3" table:style-name="ce1">
            <text:p>-0,001984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-5.7019999999999996E-3" table:style-name="ce1">
            <text:p>-0,005702</text:p>
          </table:table-cell>
          <table:table-cell table:number-columns-repeated="2" table:style-name="ce1"/>
          <table:table-cell office:value-type="float" office:value="180" table:style-name="ce1">
            <text:p>180</text:p>
          </table:table-cell>
          <table:table-cell office:value-type="float" office:value="1.2237E-2" table:style-name="ce1">
            <text:p>0,012237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1.6912E-2" table:style-name="ce1">
            <text:p>-0,016912</text:p>
          </table:table-cell>
          <table:table-cell table:number-columns-repeated="2" table:style-name="ce1"/>
          <table:table-cell office:value-type="float" office:value="181" table:style-name="ce1">
            <text:p>181</text:p>
          </table:table-cell>
          <table:table-cell office:value-type="float" office:value="2.2013000000000001E-2" table:style-name="ce1">
            <text:p>0,022013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-2.2623999999999998E-2" table:style-name="ce1">
            <text:p>-0,022624</text:p>
          </table:table-cell>
          <table:table-cell table:number-columns-repeated="2" table:style-name="ce1"/>
          <table:table-cell office:value-type="float" office:value="182" table:style-name="ce1">
            <text:p>182</text:p>
          </table:table-cell>
          <table:table-cell office:value-type="float" office:value="2.3078000000000001E-2" table:style-name="ce1">
            <text:p>0,023078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-2.0544E-2" table:style-name="ce1">
            <text:p>-0,020544</text:p>
          </table:table-cell>
          <table:table-cell table:number-columns-repeated="2" table:style-name="ce1"/>
          <table:table-cell office:value-type="float" office:value="183" table:style-name="ce1">
            <text:p>183</text:p>
          </table:table-cell>
          <table:table-cell office:value-type="float" office:value="1.4581999999999999E-2" table:style-name="ce1">
            <text:p>0,014582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1.1027E-2" table:style-name="ce1">
            <text:p>-0,011027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-4.0499999999999998E-4" table:style-name="ce1">
            <text:p>-0,000405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.9150000000000001E-3" table:style-name="ce1">
            <text:p>0,002915</text:p>
          </table:table-cell>
          <table:table-cell table:number-columns-repeated="2" table:style-name="ce1"/>
          <table:table-cell office:value-type="float" office:value="185" table:style-name="ce1">
            <text:p>185</text:p>
          </table:table-cell>
          <table:table-cell office:value-type="float" office:value="-1.5973000000000001E-2" table:style-name="ce1">
            <text:p>-0,015973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.6549999999999999E-2" table:style-name="ce1">
            <text:p>0,01655</text:p>
          </table:table-cell>
          <table:table-cell table:number-columns-repeated="2" table:style-name="ce1"/>
          <table:table-cell office:value-type="float" office:value="186" table:style-name="ce1">
            <text:p>186</text:p>
          </table:table-cell>
          <table:table-cell office:value-type="float" office:value="-2.5676999999999998E-2" table:style-name="ce1">
            <text:p>-0,025677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.5007000000000001E-2" table:style-name="ce1">
            <text:p>0,025007</text:p>
          </table:table-cell>
          <table:table-cell table:number-columns-repeated="2" table:style-name="ce1"/>
          <table:table-cell office:value-type="float" office:value="187" table:style-name="ce1">
            <text:p>187</text:p>
          </table:table-cell>
          <table:table-cell office:value-type="float" office:value="-2.5177000000000001E-2" table:style-name="ce1">
            <text:p>-0,025177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.4990999999999999E-2" table:style-name="ce1">
            <text:p>0,024991</text:p>
          </table:table-cell>
          <table:table-cell table:number-columns-repeated="2" table:style-name="ce1"/>
          <table:table-cell office:value-type="float" office:value="188" table:style-name="ce1">
            <text:p>188</text:p>
          </table:table-cell>
          <table:table-cell office:value-type="float" office:value="-1.4137E-2" table:style-name="ce1">
            <text:p>-0,014137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.6031E-2" table:style-name="ce1">
            <text:p>0,016031</text:p>
          </table:table-cell>
          <table:table-cell table:number-columns-repeated="2" table:style-name="ce1"/>
          <table:table-cell office:value-type="float" office:value="189" table:style-name="ce1">
            <text:p>189</text:p>
          </table:table-cell>
          <table:table-cell office:value-type="float" office:value="3.421E-3" table:style-name="ce1">
            <text:p>0,003421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8.0500000000000005E-4" table:style-name="ce1">
            <text:p>0,000805</text:p>
          </table:table-cell>
          <table:table-cell table:number-columns-repeated="2" table:style-name="ce1"/>
          <table:table-cell office:value-type="float" office:value="190" table:style-name="ce1">
            <text:p>190</text:p>
          </table:table-cell>
          <table:table-cell office:value-type="float" office:value="2.0553999999999999E-2" table:style-name="ce1">
            <text:p>0,020554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1.5633000000000001E-2" table:style-name="ce1">
            <text:p>-0,015633</text:p>
          </table:table-cell>
          <table:table-cell table:number-columns-repeated="2" table:style-name="ce1"/>
          <table:table-cell office:value-type="float" office:value="191" table:style-name="ce1">
            <text:p>191</text:p>
          </table:table-cell>
          <table:table-cell office:value-type="float" office:value="3.0096999999999999E-2" table:style-name="ce1">
            <text:p>0,030097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-2.7494000000000001E-2" table:style-name="ce1">
            <text:p>-0,027494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office:value-type="float" office:value="2.7622000000000001E-2" table:style-name="ce1">
            <text:p>0,027622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-3.0259000000000001E-2" table:style-name="ce1">
            <text:p>-0,030259</text:p>
          </table:table-cell>
          <table:table-cell table:number-columns-repeated="2" table:style-name="ce1"/>
          <table:table-cell office:value-type="float" office:value="193" table:style-name="ce1">
            <text:p>193</text:p>
          </table:table-cell>
          <table:table-cell office:value-type="float" office:value="1.3424E-2" table:style-name="ce1">
            <text:p>0,013424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-2.2346999999999999E-2" table:style-name="ce1">
            <text:p>-0,022347</text:p>
          </table:table-cell>
          <table:table-cell table:number-columns-repeated="2" table:style-name="ce1"/>
          <table:table-cell office:value-type="float" office:value="194" table:style-name="ce1">
            <text:p>194</text:p>
          </table:table-cell>
          <table:table-cell office:value-type="float" office:value="-7.3169999999999997E-3" table:style-name="ce1">
            <text:p>-0,007317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-5.8609999999999999E-3" table:style-name="ce1">
            <text:p>-0,005861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office:value-type="float" office:value="-2.6372E-2" table:style-name="ce1">
            <text:p>-0,026372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391E-2" table:style-name="ce1">
            <text:p>0,01391</text:p>
          </table:table-cell>
          <table:table-cell table:number-columns-repeated="2" table:style-name="ce1"/>
          <table:table-cell office:value-type="float" office:value="196" table:style-name="ce1">
            <text:p>196</text:p>
          </table:table-cell>
          <table:table-cell office:value-type="float" office:value="-3.5672000000000002E-2" table:style-name="ce1">
            <text:p>-0,035672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0141000000000001E-2" table:style-name="ce1">
            <text:p>0,030141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office:value-type="float" office:value="-3.065E-2" table:style-name="ce1">
            <text:p>-0,03065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6768000000000002E-2" table:style-name="ce1">
            <text:p>0,036768</text:p>
          </table:table-cell>
          <table:table-cell table:number-columns-repeated="2" table:style-name="ce1"/>
          <table:table-cell office:value-type="float" office:value="198" table:style-name="ce1">
            <text:p>198</text:p>
          </table:table-cell>
          <table:table-cell office:value-type="float" office:value="-1.2369E-2" table:style-name="ce1">
            <text:p>-0,012369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.0674E-2" table:style-name="ce1">
            <text:p>0,030674</text:p>
          </table:table-cell>
          <table:table-cell table:number-columns-repeated="2" table:style-name="ce1"/>
          <table:table-cell office:value-type="float" office:value="199" table:style-name="ce1">
            <text:p>199</text:p>
          </table:table-cell>
          <table:table-cell office:value-type="float" office:value="1.2525E-2" table:style-name="ce1">
            <text:p>0,012525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.3006E-2" table:style-name="ce1">
            <text:p>0,013006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3.4134999999999999E-2" table:style-name="ce1">
            <text:p>0,034135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-1.0895999999999999E-2" table:style-name="ce1">
            <text:p>-0,010896</text:p>
          </table:table-cell>
          <table:table-cell table:number-columns-repeated="2" table:style-name="ce1"/>
          <table:table-cell office:value-type="float" office:value="201" table:style-name="ce1">
            <text:p>201</text:p>
          </table:table-cell>
          <table:table-cell office:value-type="float" office:value="4.3151000000000002E-2" table:style-name="ce1">
            <text:p>0,043151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-3.3033E-2" table:style-name="ce1">
            <text:p>-0,033033</text:p>
          </table:table-cell>
          <table:table-cell table:number-columns-repeated="2" table:style-name="ce1"/>
          <table:table-cell office:value-type="float" office:value="202" table:style-name="ce1">
            <text:p>202</text:p>
          </table:table-cell>
          <table:table-cell office:value-type="float" office:value="3.4733E-2" table:style-name="ce1">
            <text:p>0,034733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-4.5325999999999998E-2" table:style-name="ce1">
            <text:p>-0,045326</text:p>
          </table:table-cell>
          <table:table-cell table:number-columns-repeated="2" table:style-name="ce1"/>
          <table:table-cell office:value-type="float" office:value="203" table:style-name="ce1">
            <text:p>203</text:p>
          </table:table-cell>
          <table:table-cell office:value-type="float" office:value="1.0867999999999999E-2" table:style-name="ce1">
            <text:p>0,010868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-4.2425999999999998E-2" table:style-name="ce1">
            <text:p>-0,042426</text:p>
          </table:table-cell>
          <table:table-cell table:number-columns-repeated="2" table:style-name="ce1"/>
          <table:table-cell office:value-type="float" office:value="204" table:style-name="ce1">
            <text:p>204</text:p>
          </table:table-cell>
          <table:table-cell office:value-type="float" office:value="-1.9872000000000001E-2" table:style-name="ce1">
            <text:p>-0,019872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-2.383E-2" table:style-name="ce1">
            <text:p>-0,02383</text:p>
          </table:table-cell>
          <table:table-cell table:number-columns-repeated="2" table:style-name="ce1"/>
          <table:table-cell office:value-type="float" office:value="205" table:style-name="ce1">
            <text:p>205</text:p>
          </table:table-cell>
          <table:table-cell office:value-type="float" office:value="-4.5266000000000001E-2" table:style-name="ce1">
            <text:p>-0,045266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5.4910000000000002E-3" table:style-name="ce1">
            <text:p>0,005491</text:p>
          </table:table-cell>
          <table:table-cell table:number-columns-repeated="2" table:style-name="ce1"/>
          <table:table-cell office:value-type="float" office:value="206" table:style-name="ce1">
            <text:p>206</text:p>
          </table:table-cell>
          <table:table-cell office:value-type="float" office:value="-5.4125E-2" table:style-name="ce1">
            <text:p>-0,054125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6268000000000002E-2" table:style-name="ce1">
            <text:p>0,036268</text:p>
          </table:table-cell>
          <table:table-cell table:number-columns-repeated="2" table:style-name="ce1"/>
          <table:table-cell office:value-type="float" office:value="207" table:style-name="ce1">
            <text:p>207</text:p>
          </table:table-cell>
          <table:table-cell office:value-type="float" office:value="-4.0961999999999998E-2" table:style-name="ce1">
            <text:p>-0,040962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5.7685E-2" table:style-name="ce1">
            <text:p>0,057685</text:p>
          </table:table-cell>
          <table:table-cell table:number-columns-repeated="2" table:style-name="ce1"/>
          <table:table-cell office:value-type="float" office:value="208" table:style-name="ce1">
            <text:p>208</text:p>
          </table:table-cell>
          <table:table-cell office:value-type="float" office:value="-8.8090000000000009E-3" table:style-name="ce1">
            <text:p>-0,008809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6.0920000000000002E-2" table:style-name="ce1">
            <text:p>0,06092</text:p>
          </table:table-cell>
          <table:table-cell table:number-columns-repeated="2" table:style-name="ce1"/>
          <table:table-cell office:value-type="float" office:value="209" table:style-name="ce1">
            <text:p>209</text:p>
          </table:table-cell>
          <table:table-cell office:value-type="float" office:value="3.1125E-2" table:style-name="ce1">
            <text:p>0,031125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.2360000000000002E-2" table:style-name="ce1">
            <text:p>0,04236</text:p>
          </table:table-cell>
          <table:table-cell table:number-columns-repeated="2" table:style-name="ce1"/>
          <table:table-cell office:value-type="float" office:value="210" table:style-name="ce1">
            <text:p>210</text:p>
          </table:table-cell>
          <table:table-cell office:value-type="float" office:value="6.3091999999999995E-2" table:style-name="ce1">
            <text:p>0,063092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5.4400000000000004E-3" table:style-name="ce1">
            <text:p>0,00544</text:p>
          </table:table-cell>
          <table:table-cell table:number-columns-repeated="2" table:style-name="ce1"/>
          <table:table-cell office:value-type="float" office:value="211" table:style-name="ce1">
            <text:p>211</text:p>
          </table:table-cell>
          <table:table-cell office:value-type="float" office:value="7.2622000000000006E-2" table:style-name="ce1">
            <text:p>0,072622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-3.9639000000000001E-2" table:style-name="ce1">
            <text:p>-0,039639</text:p>
          </table:table-cell>
          <table:table-cell table:number-columns-repeated="2" table:style-name="ce1"/>
          <table:table-cell office:value-type="float" office:value="212" table:style-name="ce1">
            <text:p>212</text:p>
          </table:table-cell>
          <table:table-cell office:value-type="float" office:value="5.2464999999999998E-2" table:style-name="ce1">
            <text:p>0,052465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-7.8394000000000005E-2" table:style-name="ce1">
            <text:p>-0,078394</text:p>
          </table:table-cell>
          <table:table-cell table:number-columns-repeated="2" table:style-name="ce1"/>
          <table:table-cell office:value-type="float" office:value="213" table:style-name="ce1">
            <text:p>213</text:p>
          </table:table-cell>
          <table:table-cell office:value-type="float" office:value="6.3850000000000001E-3" table:style-name="ce1">
            <text:p>0,006385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-9.6137E-2" table:style-name="ce1">
            <text:p>-0,096137</text:p>
          </table:table-cell>
          <table:table-cell table:number-columns-repeated="2" table:style-name="ce1"/>
          <table:table-cell office:value-type="float" office:value="214" table:style-name="ce1">
            <text:p>214</text:p>
          </table:table-cell>
          <table:table-cell office:value-type="float" office:value="-5.0846000000000002E-2" table:style-name="ce1">
            <text:p>-0,050846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-8.2527000000000003E-2" table:style-name="ce1">
            <text:p>-0,082527</text:p>
          </table:table-cell>
          <table:table-cell table:number-columns-repeated="2" table:style-name="ce1"/>
          <table:table-cell office:value-type="float" office:value="215" table:style-name="ce1">
            <text:p>215</text:p>
          </table:table-cell>
          <table:table-cell office:value-type="float" office:value="-9.7604999999999997E-2" table:style-name="ce1">
            <text:p>-0,097605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-3.5216999999999998E-2" table:style-name="ce1">
            <text:p>-0,035217</text:p>
          </table:table-cell>
          <table:table-cell table:number-columns-repeated="2" table:style-name="ce1"/>
          <table:table-cell office:value-type="float" office:value="216" table:style-name="ce1">
            <text:p>216</text:p>
          </table:table-cell>
          <table:table-cell office:value-type="float" office:value="-0.112576" table:style-name="ce1">
            <text:p>-0,112576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.8571000000000001E-2" table:style-name="ce1">
            <text:p>0,038571</text:p>
          </table:table-cell>
          <table:table-cell table:number-columns-repeated="2" table:style-name="ce1"/>
          <table:table-cell office:value-type="float" office:value="217" table:style-name="ce1">
            <text:p>217</text:p>
          </table:table-cell>
          <table:table-cell office:value-type="float" office:value="-8.2555000000000003E-2" table:style-name="ce1">
            <text:p>-0,082555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0.12316000000000001" table:style-name="ce1">
            <text:p>0,12316</text:p>
          </table:table-cell>
          <table:table-cell table:number-columns-repeated="2" table:style-name="ce1"/>
          <table:table-cell office:value-type="float" office:value="218" table:style-name="ce1">
            <text:p>218</text:p>
          </table:table-cell>
          <table:table-cell office:value-type="float" office:value="-8.1600000000000006E-3" table:style-name="ce1">
            <text:p>-0,00816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0.19805900000000001" table:style-name="ce1">
            <text:p>0,198059</text:p>
          </table:table-cell>
          <table:table-cell table:number-columns-repeated="2" table:style-name="ce1"/>
          <table:table-cell office:value-type="float" office:value="219" table:style-name="ce1">
            <text:p>219</text:p>
          </table:table-cell>
          <table:table-cell office:value-type="float" office:value="9.4757999999999995E-2" table:style-name="ce1">
            <text:p>0,094758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0.24323" table:style-name="ce1">
            <text:p>0,24323</text:p>
          </table:table-cell>
          <table:table-cell table:number-columns-repeated="2" table:style-name="ce1"/>
          <table:table-cell office:value-type="float" office:value="220" table:style-name="ce1">
            <text:p>220</text:p>
          </table:table-cell>
          <table:table-cell office:value-type="float" office:value="0.198799" table:style-name="ce1">
            <text:p>0,198799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.244535" table:style-name="ce1">
            <text:p>0,244535</text:p>
          </table:table-cell>
          <table:table-cell table:number-columns-repeated="2" table:style-name="ce1"/>
          <table:table-cell office:value-type="float" office:value="221" table:style-name="ce1">
            <text:p>221</text:p>
          </table:table-cell>
          <table:table-cell office:value-type="float" office:value="0.27289200000000002" table:style-name="ce1">
            <text:p>0,272892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.19783400000000001" table:style-name="ce1">
            <text:p>0,197834</text:p>
          </table:table-cell>
          <table:table-cell table:number-columns-repeated="2" table:style-name="ce1"/>
          <table:table-cell office:value-type="float" office:value="222" table:style-name="ce1">
            <text:p>222</text:p>
          </table:table-cell>
          <table:table-cell office:value-type="float" office:value="0.29192800000000002" table:style-name="ce1">
            <text:p>0,291928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0.11051900000000001" table:style-name="ce1">
            <text:p>0,110519</text:p>
          </table:table-cell>
          <table:table-cell table:number-columns-repeated="2" table:style-name="ce1"/>
          <table:table-cell office:value-type="float" office:value="223" table:style-name="ce1">
            <text:p>223</text:p>
          </table:table-cell>
          <table:table-cell office:value-type="float" office:value="0.24502299999999999" table:style-name="ce1">
            <text:p>0,245023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4" table:style-name="ce1">
            <text:p>224</text:p>
          </table:table-cell>
          <table:table-cell office:value-type="float" office:value="0.13963" table:style-name="ce1">
            <text:p>0,13963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-0.11051900000000001" table:style-name="ce1">
            <text:p>-0,110519</text:p>
          </table:table-cell>
          <table:table-cell table:number-columns-repeated="2" table:style-name="ce1"/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-0.19783400000000001" table:style-name="ce1">
            <text:p>-0,197834</text:p>
          </table:table-cell>
          <table:table-cell table:number-columns-repeated="2" table:style-name="ce1"/>
          <table:table-cell office:value-type="float" office:value="226" table:style-name="ce1">
            <text:p>226</text:p>
          </table:table-cell>
          <table:table-cell office:value-type="float" office:value="-0.13963" table:style-name="ce1">
            <text:p>-0,13963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-0.244535" table:style-name="ce1">
            <text:p>-0,244535</text:p>
          </table:table-cell>
          <table:table-cell table:number-columns-repeated="2" table:style-name="ce1"/>
          <table:table-cell office:value-type="float" office:value="227" table:style-name="ce1">
            <text:p>227</text:p>
          </table:table-cell>
          <table:table-cell office:value-type="float" office:value="-0.24502299999999999" table:style-name="ce1">
            <text:p>-0,245023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-0.24323" table:style-name="ce1">
            <text:p>-0,24323</text:p>
          </table:table-cell>
          <table:table-cell table:number-columns-repeated="2" table:style-name="ce1"/>
          <table:table-cell office:value-type="float" office:value="228" table:style-name="ce1">
            <text:p>228</text:p>
          </table:table-cell>
          <table:table-cell office:value-type="float" office:value="-0.29192800000000002" table:style-name="ce1">
            <text:p>-0,291928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-0.19805900000000001" table:style-name="ce1">
            <text:p>-0,198059</text:p>
          </table:table-cell>
          <table:table-cell table:number-columns-repeated="2" table:style-name="ce1"/>
          <table:table-cell office:value-type="float" office:value="229" table:style-name="ce1">
            <text:p>229</text:p>
          </table:table-cell>
          <table:table-cell office:value-type="float" office:value="-0.27289200000000002" table:style-name="ce1">
            <text:p>-0,272892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-0.12316000000000001" table:style-name="ce1">
            <text:p>-0,12316</text:p>
          </table:table-cell>
          <table:table-cell table:number-columns-repeated="2" table:style-name="ce1"/>
          <table:table-cell office:value-type="float" office:value="230" table:style-name="ce1">
            <text:p>230</text:p>
          </table:table-cell>
          <table:table-cell office:value-type="float" office:value="-0.198799" table:style-name="ce1">
            <text:p>-0,198799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-3.8571000000000001E-2" table:style-name="ce1">
            <text:p>-0,038571</text:p>
          </table:table-cell>
          <table:table-cell table:number-columns-repeated="2" table:style-name="ce1"/>
          <table:table-cell office:value-type="float" office:value="231" table:style-name="ce1">
            <text:p>231</text:p>
          </table:table-cell>
          <table:table-cell office:value-type="float" office:value="-9.4757999999999995E-2" table:style-name="ce1">
            <text:p>-0,094758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.5216999999999998E-2" table:style-name="ce1">
            <text:p>0,035217</text:p>
          </table:table-cell>
          <table:table-cell table:number-columns-repeated="2" table:style-name="ce1"/>
          <table:table-cell office:value-type="float" office:value="232" table:style-name="ce1">
            <text:p>232</text:p>
          </table:table-cell>
          <table:table-cell office:value-type="float" office:value="8.1600000000000006E-3" table:style-name="ce1">
            <text:p>0,00816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8.2527000000000003E-2" table:style-name="ce1">
            <text:p>0,082527</text:p>
          </table:table-cell>
          <table:table-cell table:number-columns-repeated="2" table:style-name="ce1"/>
          <table:table-cell office:value-type="float" office:value="233" table:style-name="ce1">
            <text:p>233</text:p>
          </table:table-cell>
          <table:table-cell office:value-type="float" office:value="8.2555000000000003E-2" table:style-name="ce1">
            <text:p>0,082555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9.6137E-2" table:style-name="ce1">
            <text:p>0,096137</text:p>
          </table:table-cell>
          <table:table-cell table:number-columns-repeated="2" table:style-name="ce1"/>
          <table:table-cell office:value-type="float" office:value="234" table:style-name="ce1">
            <text:p>234</text:p>
          </table:table-cell>
          <table:table-cell office:value-type="float" office:value="0.112576" table:style-name="ce1">
            <text:p>0,112576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.8394000000000005E-2" table:style-name="ce1">
            <text:p>0,078394</text:p>
          </table:table-cell>
          <table:table-cell table:number-columns-repeated="2" table:style-name="ce1"/>
          <table:table-cell office:value-type="float" office:value="235" table:style-name="ce1">
            <text:p>235</text:p>
          </table:table-cell>
          <table:table-cell office:value-type="float" office:value="9.7604999999999997E-2" table:style-name="ce1">
            <text:p>0,097605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.9639000000000001E-2" table:style-name="ce1">
            <text:p>0,039639</text:p>
          </table:table-cell>
          <table:table-cell table:number-columns-repeated="2" table:style-name="ce1"/>
          <table:table-cell office:value-type="float" office:value="236" table:style-name="ce1">
            <text:p>236</text:p>
          </table:table-cell>
          <table:table-cell office:value-type="float" office:value="5.0846000000000002E-2" table:style-name="ce1">
            <text:p>0,050846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5.4400000000000004E-3" table:style-name="ce1">
            <text:p>-0,00544</text:p>
          </table:table-cell>
          <table:table-cell table:number-columns-repeated="2" table:style-name="ce1"/>
          <table:table-cell office:value-type="float" office:value="237" table:style-name="ce1">
            <text:p>237</text:p>
          </table:table-cell>
          <table:table-cell office:value-type="float" office:value="-6.3850000000000001E-3" table:style-name="ce1">
            <text:p>-0,006385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4.2360000000000002E-2" table:style-name="ce1">
            <text:p>-0,04236</text:p>
          </table:table-cell>
          <table:table-cell table:number-columns-repeated="2" table:style-name="ce1"/>
          <table:table-cell office:value-type="float" office:value="238" table:style-name="ce1">
            <text:p>238</text:p>
          </table:table-cell>
          <table:table-cell office:value-type="float" office:value="-5.2464999999999998E-2" table:style-name="ce1">
            <text:p>-0,052465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6.0920000000000002E-2" table:style-name="ce1">
            <text:p>-0,06092</text:p>
          </table:table-cell>
          <table:table-cell table:number-columns-repeated="2" table:style-name="ce1"/>
          <table:table-cell office:value-type="float" office:value="239" table:style-name="ce1">
            <text:p>239</text:p>
          </table:table-cell>
          <table:table-cell office:value-type="float" office:value="-7.2622000000000006E-2" table:style-name="ce1">
            <text:p>-0,072622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-5.7685E-2" table:style-name="ce1">
            <text:p>-0,057685</text:p>
          </table:table-cell>
          <table:table-cell table:number-columns-repeated="2" table:style-name="ce1"/>
          <table:table-cell office:value-type="float" office:value="240" table:style-name="ce1">
            <text:p>240</text:p>
          </table:table-cell>
          <table:table-cell office:value-type="float" office:value="-6.3091999999999995E-2" table:style-name="ce1">
            <text:p>-0,063092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3.6268000000000002E-2" table:style-name="ce1">
            <text:p>-0,036268</text:p>
          </table:table-cell>
          <table:table-cell table:number-columns-repeated="2" table:style-name="ce1"/>
          <table:table-cell office:value-type="float" office:value="241" table:style-name="ce1">
            <text:p>241</text:p>
          </table:table-cell>
          <table:table-cell office:value-type="float" office:value="-3.1125E-2" table:style-name="ce1">
            <text:p>-0,031125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-5.4910000000000002E-3" table:style-name="ce1">
            <text:p>-0,005491</text:p>
          </table:table-cell>
          <table:table-cell table:number-columns-repeated="2" table:style-name="ce1"/>
          <table:table-cell office:value-type="float" office:value="242" table:style-name="ce1">
            <text:p>242</text:p>
          </table:table-cell>
          <table:table-cell office:value-type="float" office:value="8.8090000000000009E-3" table:style-name="ce1">
            <text:p>0,008809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.383E-2" table:style-name="ce1">
            <text:p>0,02383</text:p>
          </table:table-cell>
          <table:table-cell table:number-columns-repeated="2" table:style-name="ce1"/>
          <table:table-cell office:value-type="float" office:value="243" table:style-name="ce1">
            <text:p>243</text:p>
          </table:table-cell>
          <table:table-cell office:value-type="float" office:value="4.0961999999999998E-2" table:style-name="ce1">
            <text:p>0,040962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4.2425999999999998E-2" table:style-name="ce1">
            <text:p>0,042426</text:p>
          </table:table-cell>
          <table:table-cell table:number-columns-repeated="2" table:style-name="ce1"/>
          <table:table-cell office:value-type="float" office:value="244" table:style-name="ce1">
            <text:p>244</text:p>
          </table:table-cell>
          <table:table-cell office:value-type="float" office:value="5.4125E-2" table:style-name="ce1">
            <text:p>0,054125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4.5325999999999998E-2" table:style-name="ce1">
            <text:p>0,045326</text:p>
          </table:table-cell>
          <table:table-cell table:number-columns-repeated="2" table:style-name="ce1"/>
          <table:table-cell office:value-type="float" office:value="245" table:style-name="ce1">
            <text:p>245</text:p>
          </table:table-cell>
          <table:table-cell office:value-type="float" office:value="4.5266000000000001E-2" table:style-name="ce1">
            <text:p>0,045266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3033E-2" table:style-name="ce1">
            <text:p>0,033033</text:p>
          </table:table-cell>
          <table:table-cell table:number-columns-repeated="2" table:style-name="ce1"/>
          <table:table-cell office:value-type="float" office:value="246" table:style-name="ce1">
            <text:p>246</text:p>
          </table:table-cell>
          <table:table-cell office:value-type="float" office:value="1.9872000000000001E-2" table:style-name="ce1">
            <text:p>0,019872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.0895999999999999E-2" table:style-name="ce1">
            <text:p>0,010896</text:p>
          </table:table-cell>
          <table:table-cell table:number-columns-repeated="2" table:style-name="ce1"/>
          <table:table-cell office:value-type="float" office:value="247" table:style-name="ce1">
            <text:p>247</text:p>
          </table:table-cell>
          <table:table-cell office:value-type="float" office:value="-1.0867999999999999E-2" table:style-name="ce1">
            <text:p>-0,010868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1.3006E-2" table:style-name="ce1">
            <text:p>-0,013006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-3.4733E-2" table:style-name="ce1">
            <text:p>-0,034733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3.0674E-2" table:style-name="ce1">
            <text:p>-0,030674</text:p>
          </table:table-cell>
          <table:table-cell table:number-columns-repeated="2" table:style-name="ce1"/>
          <table:table-cell office:value-type="float" office:value="249" table:style-name="ce1">
            <text:p>249</text:p>
          </table:table-cell>
          <table:table-cell office:value-type="float" office:value="-4.3151000000000002E-2" table:style-name="ce1">
            <text:p>-0,04315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-3.6768000000000002E-2" table:style-name="ce1">
            <text:p>-0,036768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-3.4134999999999999E-2" table:style-name="ce1">
            <text:p>-0,034135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3.0141000000000001E-2" table:style-name="ce1">
            <text:p>-0,030141</text:p>
          </table:table-cell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-1.2525E-2" table:style-name="ce1">
            <text:p>-0,012525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-1.391E-2" table:style-name="ce1">
            <text:p>-0,01391</text:p>
          </table:table-cell>
          <table:table-cell table:number-columns-repeated="2" table:style-name="ce1"/>
          <table:table-cell office:value-type="float" office:value="252" table:style-name="ce1">
            <text:p>252</text:p>
          </table:table-cell>
          <table:table-cell office:value-type="float" office:value="1.2369E-2" table:style-name="ce1">
            <text:p>0,012369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5.8609999999999999E-3" table:style-name="ce1">
            <text:p>0,005861</text:p>
          </table:table-cell>
          <table:table-cell table:number-columns-repeated="2" table:style-name="ce1"/>
          <table:table-cell office:value-type="float" office:value="253" table:style-name="ce1">
            <text:p>253</text:p>
          </table:table-cell>
          <table:table-cell office:value-type="float" office:value="3.065E-2" table:style-name="ce1">
            <text:p>0,03065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.2346999999999999E-2" table:style-name="ce1">
            <text:p>0,022347</text:p>
          </table:table-cell>
          <table:table-cell table:number-columns-repeated="2" table:style-name="ce1"/>
          <table:table-cell office:value-type="float" office:value="254" table:style-name="ce1">
            <text:p>254</text:p>
          </table:table-cell>
          <table:table-cell office:value-type="float" office:value="3.5672000000000002E-2" table:style-name="ce1">
            <text:p>0,035672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0259000000000001E-2" table:style-name="ce1">
            <text:p>0,030259</text:p>
          </table:table-cell>
          <table:table-cell table:number-columns-repeated="2" table:style-name="ce1"/>
          <table:table-cell office:value-type="float" office:value="255" table:style-name="ce1">
            <text:p>255</text:p>
          </table:table-cell>
          <table:table-cell office:value-type="float" office:value="2.6372E-2" table:style-name="ce1">
            <text:p>0,026372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494000000000001E-2" table:style-name="ce1">
            <text:p>0,027494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7.3169999999999997E-3" table:style-name="ce1">
            <text:p>0,007317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5633000000000001E-2" table:style-name="ce1">
            <text:p>0,015633</text:p>
          </table:table-cell>
          <table:table-cell table:number-columns-repeated="2" table:style-name="ce1"/>
          <table:table-cell office:value-type="float" office:value="257" table:style-name="ce1">
            <text:p>257</text:p>
          </table:table-cell>
          <table:table-cell office:value-type="float" office:value="-1.3424E-2" table:style-name="ce1">
            <text:p>-0,013424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8.0500000000000005E-4" table:style-name="ce1">
            <text:p>-0,000805</text:p>
          </table:table-cell>
          <table:table-cell table:number-columns-repeated="2" table:style-name="ce1"/>
          <table:table-cell office:value-type="float" office:value="258" table:style-name="ce1">
            <text:p>258</text:p>
          </table:table-cell>
          <table:table-cell office:value-type="float" office:value="-2.7622000000000001E-2" table:style-name="ce1">
            <text:p>-0,027622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-1.6031E-2" table:style-name="ce1">
            <text:p>-0,016031</text:p>
          </table:table-cell>
          <table:table-cell table:number-columns-repeated="2" table:style-name="ce1"/>
          <table:table-cell office:value-type="float" office:value="259" table:style-name="ce1">
            <text:p>259</text:p>
          </table:table-cell>
          <table:table-cell office:value-type="float" office:value="-3.0096999999999999E-2" table:style-name="ce1">
            <text:p>-0,030097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2.4990999999999999E-2" table:style-name="ce1">
            <text:p>-0,024991</text:p>
          </table:table-cell>
          <table:table-cell table:number-columns-repeated="2" table:style-name="ce1"/>
          <table:table-cell office:value-type="float" office:value="260" table:style-name="ce1">
            <text:p>260</text:p>
          </table:table-cell>
          <table:table-cell office:value-type="float" office:value="-2.0553999999999999E-2" table:style-name="ce1">
            <text:p>-0,020554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-2.5007000000000001E-2" table:style-name="ce1">
            <text:p>-0,025007</text:p>
          </table:table-cell>
          <table:table-cell table:number-columns-repeated="2" table:style-name="ce1"/>
          <table:table-cell office:value-type="float" office:value="261" table:style-name="ce1">
            <text:p>261</text:p>
          </table:table-cell>
          <table:table-cell office:value-type="float" office:value="-3.421E-3" table:style-name="ce1">
            <text:p>-0,003421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-1.6549999999999999E-2" table:style-name="ce1">
            <text:p>-0,01655</text:p>
          </table:table-cell>
          <table:table-cell table:number-columns-repeated="2" table:style-name="ce1"/>
          <table:table-cell office:value-type="float" office:value="262" table:style-name="ce1">
            <text:p>262</text:p>
          </table:table-cell>
          <table:table-cell office:value-type="float" office:value="1.4137E-2" table:style-name="ce1">
            <text:p>0,014137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-2.9150000000000001E-3" table:style-name="ce1">
            <text:p>-0,002915</text:p>
          </table:table-cell>
          <table:table-cell table:number-columns-repeated="2" table:style-name="ce1"/>
          <table:table-cell office:value-type="float" office:value="263" table:style-name="ce1">
            <text:p>263</text:p>
          </table:table-cell>
          <table:table-cell office:value-type="float" office:value="2.5177000000000001E-2" table:style-name="ce1">
            <text:p>0,025177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.1027E-2" table:style-name="ce1">
            <text:p>0,011027</text:p>
          </table:table-cell>
          <table:table-cell table:number-columns-repeated="2" table:style-name="ce1"/>
          <table:table-cell office:value-type="float" office:value="264" table:style-name="ce1">
            <text:p>264</text:p>
          </table:table-cell>
          <table:table-cell office:value-type="float" office:value="2.5676999999999998E-2" table:style-name="ce1">
            <text:p>0,025677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0544E-2" table:style-name="ce1">
            <text:p>0,020544</text:p>
          </table:table-cell>
          <table:table-cell table:number-columns-repeated="2" table:style-name="ce1"/>
          <table:table-cell office:value-type="float" office:value="265" table:style-name="ce1">
            <text:p>265</text:p>
          </table:table-cell>
          <table:table-cell office:value-type="float" office:value="1.5973000000000001E-2" table:style-name="ce1">
            <text:p>0,015973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.2623999999999998E-2" table:style-name="ce1">
            <text:p>0,022624</text:p>
          </table:table-cell>
          <table:table-cell table:number-columns-repeated="2" table:style-name="ce1"/>
          <table:table-cell office:value-type="float" office:value="266" table:style-name="ce1">
            <text:p>266</text:p>
          </table:table-cell>
          <table:table-cell office:value-type="float" office:value="4.0499999999999998E-4" table:style-name="ce1">
            <text:p>0,000405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.6912E-2" table:style-name="ce1">
            <text:p>0,016912</text:p>
          </table:table-cell>
          <table:table-cell table:number-columns-repeated="2" table:style-name="ce1"/>
          <table:table-cell office:value-type="float" office:value="267" table:style-name="ce1">
            <text:p>267</text:p>
          </table:table-cell>
          <table:table-cell office:value-type="float" office:value="-1.4581999999999999E-2" table:style-name="ce1">
            <text:p>-0,014582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5.7019999999999996E-3" table:style-name="ce1">
            <text:p>0,005702</text:p>
          </table:table-cell>
          <table:table-cell table:number-columns-repeated="2" table:style-name="ce1"/>
          <table:table-cell office:value-type="float" office:value="268" table:style-name="ce1">
            <text:p>268</text:p>
          </table:table-cell>
          <table:table-cell office:value-type="float" office:value="-2.3078000000000001E-2" table:style-name="ce1">
            <text:p>-0,023078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-6.9509999999999997E-3" table:style-name="ce1">
            <text:p>-0,006951</text:p>
          </table:table-cell>
          <table:table-cell table:number-columns-repeated="2" table:style-name="ce1"/>
          <table:table-cell office:value-type="float" office:value="269" table:style-name="ce1">
            <text:p>269</text:p>
          </table:table-cell>
          <table:table-cell office:value-type="float" office:value="-2.2013000000000001E-2" table:style-name="ce1">
            <text:p>-0,022013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-1.6684999999999998E-2" table:style-name="ce1">
            <text:p>-0,016685</text:p>
          </table:table-cell>
          <table:table-cell table:number-columns-repeated="2" table:style-name="ce1"/>
          <table:table-cell office:value-type="float" office:value="270" table:style-name="ce1">
            <text:p>270</text:p>
          </table:table-cell>
          <table:table-cell office:value-type="float" office:value="-1.2237E-2" table:style-name="ce1">
            <text:p>-0,012237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-2.0315E-2" table:style-name="ce1">
            <text:p>-0,020315</text:p>
          </table:table-cell>
          <table:table-cell table:number-columns-repeated="2" table:style-name="ce1"/>
          <table:table-cell office:value-type="float" office:value="271" table:style-name="ce1">
            <text:p>271</text:p>
          </table:table-cell>
          <table:table-cell office:value-type="float" office:value="1.9840000000000001E-3" table:style-name="ce1">
            <text:p>0,001984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-1.6861999999999999E-2" table:style-name="ce1">
            <text:p>-0,016862</text:p>
          </table:table-cell>
          <table:table-cell table:number-columns-repeated="2" table:style-name="ce1"/>
          <table:table-cell office:value-type="float" office:value="272" table:style-name="ce1">
            <text:p>272</text:p>
          </table:table-cell>
          <table:table-cell office:value-type="float" office:value="1.481E-2" table:style-name="ce1">
            <text:p>0,01481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-7.7929999999999996E-3" table:style-name="ce1">
            <text:p>-0,007793</text:p>
          </table:table-cell>
          <table:table-cell table:number-columns-repeated="2" table:style-name="ce1"/>
          <table:table-cell office:value-type="float" office:value="273" table:style-name="ce1">
            <text:p>273</text:p>
          </table:table-cell>
          <table:table-cell office:value-type="float" office:value="2.12E-2" table:style-name="ce1">
            <text:p>0,0212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.5750000000000001E-3" table:style-name="ce1">
            <text:p>0,003575</text:p>
          </table:table-cell>
          <table:table-cell table:number-columns-repeated="2" table:style-name="ce1"/>
          <table:table-cell office:value-type="float" office:value="274" table:style-name="ce1">
            <text:p>274</text:p>
          </table:table-cell>
          <table:table-cell office:value-type="float" office:value="1.8876E-2" table:style-name="ce1">
            <text:p>0,018876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.3275E-2" table:style-name="ce1">
            <text:p>0,013275</text:p>
          </table:table-cell>
          <table:table-cell table:number-columns-repeated="2" table:style-name="ce1"/>
          <table:table-cell office:value-type="float" office:value="275" table:style-name="ce1">
            <text:p>275</text:p>
          </table:table-cell>
          <table:table-cell office:value-type="float" office:value="9.1149999999999998E-3" table:style-name="ce1">
            <text:p>0,009115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.8064E-2" table:style-name="ce1">
            <text:p>0,018064</text:p>
          </table:table-cell>
          <table:table-cell table:number-columns-repeated="2" table:style-name="ce1"/>
          <table:table-cell office:value-type="float" office:value="276" table:style-name="ce1">
            <text:p>276</text:p>
          </table:table-cell>
          <table:table-cell office:value-type="float" office:value="-3.901E-3" table:style-name="ce1">
            <text:p>-0,003901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.6493000000000001E-2" table:style-name="ce1">
            <text:p>0,016493</text:p>
          </table:table-cell>
          <table:table-cell table:number-columns-repeated="2" table:style-name="ce1"/>
          <table:table-cell office:value-type="float" office:value="277" table:style-name="ce1">
            <text:p>277</text:p>
          </table:table-cell>
          <table:table-cell office:value-type="float" office:value="-1.4859000000000001E-2" table:style-name="ce1">
            <text:p>-0,014859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9.3360000000000005E-3" table:style-name="ce1">
            <text:p>0,009336</text:p>
          </table:table-cell>
          <table:table-cell table:number-columns-repeated="2" table:style-name="ce1"/>
          <table:table-cell office:value-type="float" office:value="278" table:style-name="ce1">
            <text:p>278</text:p>
          </table:table-cell>
          <table:table-cell office:value-type="float" office:value="-1.9467000000000002E-2" table:style-name="ce1">
            <text:p>-0,019467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-7.5699999999999997E-4" table:style-name="ce1">
            <text:p>-0,000757</text:p>
          </table:table-cell>
          <table:table-cell table:number-columns-repeated="2" table:style-name="ce1"/>
          <table:table-cell office:value-type="float" office:value="279" table:style-name="ce1">
            <text:p>279</text:p>
          </table:table-cell>
          <table:table-cell office:value-type="float" office:value="-1.6125E-2" table:style-name="ce1">
            <text:p>-0,016125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-1.0229E-2" table:style-name="ce1">
            <text:p>-0,010229</text:p>
          </table:table-cell>
          <table:table-cell table:number-columns-repeated="2" table:style-name="ce1"/>
          <table:table-cell office:value-type="float" office:value="280" table:style-name="ce1">
            <text:p>280</text:p>
          </table:table-cell>
          <table:table-cell office:value-type="float" office:value="-6.4580000000000002E-3" table:style-name="ce1">
            <text:p>-0,006458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-1.5865000000000001E-2" table:style-name="ce1">
            <text:p>-0,015865</text:p>
          </table:table-cell>
          <table:table-cell table:number-columns-repeated="2" table:style-name="ce1"/>
          <table:table-cell office:value-type="float" office:value="281" table:style-name="ce1">
            <text:p>281</text:p>
          </table:table-cell>
          <table:table-cell office:value-type="float" office:value="5.4460000000000003E-3" table:style-name="ce1">
            <text:p>0,005446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-1.5869000000000001E-2" table:style-name="ce1">
            <text:p>-0,015869</text:p>
          </table:table-cell>
          <table:table-cell table:number-columns-repeated="2" table:style-name="ce1"/>
          <table:table-cell office:value-type="float" office:value="282" table:style-name="ce1">
            <text:p>282</text:p>
          </table:table-cell>
          <table:table-cell office:value-type="float" office:value="1.4754E-2" table:style-name="ce1">
            <text:p>0,014754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-1.0432E-2" table:style-name="ce1">
            <text:p>-0,010432</text:p>
          </table:table-cell>
          <table:table-cell table:number-columns-repeated="2" table:style-name="ce1"/>
          <table:table-cell office:value-type="float" office:value="283" table:style-name="ce1">
            <text:p>283</text:p>
          </table:table-cell>
          <table:table-cell office:value-type="float" office:value="1.7836000000000001E-2" table:style-name="ce1">
            <text:p>0,017836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-1.598E-3" table:style-name="ce1">
            <text:p>-0,001598</text:p>
          </table:table-cell>
          <table:table-cell table:number-columns-repeated="2" table:style-name="ce1"/>
          <table:table-cell office:value-type="float" office:value="284" table:style-name="ce1">
            <text:p>284</text:p>
          </table:table-cell>
          <table:table-cell office:value-type="float" office:value="1.3672E-2" table:style-name="ce1">
            <text:p>0,013672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7.4939999999999998E-3" table:style-name="ce1">
            <text:p>0,007494</text:p>
          </table:table-cell>
          <table:table-cell table:number-columns-repeated="2" table:style-name="ce1"/>
          <table:table-cell office:value-type="float" office:value="285" table:style-name="ce1">
            <text:p>285</text:p>
          </table:table-cell>
          <table:table-cell office:value-type="float" office:value="4.1710000000000002E-3" table:style-name="ce1">
            <text:p>0,004171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.3721000000000001E-2" table:style-name="ce1">
            <text:p>0,013721</text:p>
          </table:table-cell>
          <table:table-cell table:number-columns-repeated="2" table:style-name="ce1"/>
          <table:table-cell office:value-type="float" office:value="286" table:style-name="ce1">
            <text:p>286</text:p>
          </table:table-cell>
          <table:table-cell office:value-type="float" office:value="-6.6889999999999996E-3" table:style-name="ce1">
            <text:p>-0,006689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.504E-2" table:style-name="ce1">
            <text:p>0,01504</text:p>
          </table:table-cell>
          <table:table-cell table:number-columns-repeated="2" table:style-name="ce1"/>
          <table:table-cell office:value-type="float" office:value="287" table:style-name="ce1">
            <text:p>287</text:p>
          </table:table-cell>
          <table:table-cell office:value-type="float" office:value="-1.4518E-2" table:style-name="ce1">
            <text:p>-0,014518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.1153E-2" table:style-name="ce1">
            <text:p>0,011153</text:p>
          </table:table-cell>
          <table:table-cell table:number-columns-repeated="2" table:style-name="ce1"/>
          <table:table-cell office:value-type="float" office:value="288" table:style-name="ce1">
            <text:p>288</text:p>
          </table:table-cell>
          <table:table-cell office:value-type="float" office:value="-1.6278999999999998E-2" table:style-name="ce1">
            <text:p>-0,016279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.5539999999999999E-3" table:style-name="ce1">
            <text:p>0,003554</text:p>
          </table:table-cell>
          <table:table-cell table:number-columns-repeated="2" table:style-name="ce1"/>
          <table:table-cell office:value-type="float" office:value="289" table:style-name="ce1">
            <text:p>289</text:p>
          </table:table-cell>
          <table:table-cell office:value-type="float" office:value="-1.1457E-2" table:style-name="ce1">
            <text:p>-0,011457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-5.0350000000000004E-3" table:style-name="ce1">
            <text:p>-0,005035</text:p>
          </table:table-cell>
          <table:table-cell table:number-columns-repeated="2" table:style-name="ce1"/>
          <table:table-cell office:value-type="float" office:value="290" table:style-name="ce1">
            <text:p>290</text:p>
          </table:table-cell>
          <table:table-cell office:value-type="float" office:value="-2.1870000000000001E-3" table:style-name="ce1">
            <text:p>-0,002187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-1.1638000000000001E-2" table:style-name="ce1">
            <text:p>-0,011638</text:p>
          </table:table-cell>
          <table:table-cell table:number-columns-repeated="2" table:style-name="ce1"/>
          <table:table-cell office:value-type="float" office:value="291" table:style-name="ce1">
            <text:p>291</text:p>
          </table:table-cell>
          <table:table-cell office:value-type="float" office:value="7.6790000000000001E-3" table:style-name="ce1">
            <text:p>0,007679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-1.4045E-2" table:style-name="ce1">
            <text:p>-0,014045</text:p>
          </table:table-cell>
          <table:table-cell table:number-columns-repeated="2" table:style-name="ce1"/>
          <table:table-cell office:value-type="float" office:value="292" table:style-name="ce1">
            <text:p>292</text:p>
          </table:table-cell>
          <table:table-cell office:value-type="float" office:value="1.4168999999999999E-2" table:style-name="ce1">
            <text:p>0,014169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-1.1553000000000001E-2" table:style-name="ce1">
            <text:p>-0,011553</text:p>
          </table:table-cell>
          <table:table-cell table:number-columns-repeated="2" table:style-name="ce1"/>
          <table:table-cell office:value-type="float" office:value="293" table:style-name="ce1">
            <text:p>293</text:p>
          </table:table-cell>
          <table:table-cell office:value-type="float" office:value="1.478E-2" table:style-name="ce1">
            <text:p>0,01478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-5.1590000000000004E-3" table:style-name="ce1">
            <text:p>-0,005159</text:p>
          </table:table-cell>
          <table:table-cell table:number-columns-repeated="2" table:style-name="ce1"/>
          <table:table-cell office:value-type="float" office:value="294" table:style-name="ce1">
            <text:p>294</text:p>
          </table:table-cell>
          <table:table-cell office:value-type="float" office:value="9.4389999999999995E-3" table:style-name="ce1">
            <text:p>0,009439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.8300000000000001E-3" table:style-name="ce1">
            <text:p>0,00283</text:p>
          </table:table-cell>
          <table:table-cell table:number-columns-repeated="2" table:style-name="ce1"/>
          <table:table-cell office:value-type="float" office:value="295" table:style-name="ce1">
            <text:p>295</text:p>
          </table:table-cell>
          <table:table-cell office:value-type="float" office:value="4.6000000000000001E-4" table:style-name="ce1">
            <text:p>0,00046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9.6240000000000006E-3" table:style-name="ce1">
            <text:p>0,009624</text:p>
          </table:table-cell>
          <table:table-cell table:number-columns-repeated="2" table:style-name="ce1"/>
          <table:table-cell office:value-type="float" office:value="296" table:style-name="ce1">
            <text:p>296</text:p>
          </table:table-cell>
          <table:table-cell office:value-type="float" office:value="-8.4510000000000002E-3" table:style-name="ce1">
            <text:p>-0,008451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.2919E-2" table:style-name="ce1">
            <text:p>0,012919</text:p>
          </table:table-cell>
          <table:table-cell table:number-columns-repeated="2" table:style-name="ce1"/>
          <table:table-cell office:value-type="float" office:value="297" table:style-name="ce1">
            <text:p>297</text:p>
          </table:table-cell>
          <table:table-cell office:value-type="float" office:value="-1.3719E-2" table:style-name="ce1">
            <text:p>-0,013719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.1677E-2" table:style-name="ce1">
            <text:p>0,011677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-1.3329000000000001E-2" table:style-name="ce1">
            <text:p>-0,013329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6.4479999999999997E-3" table:style-name="ce1">
            <text:p>0,006448</text:p>
          </table:table-cell>
          <table:table-cell table:number-columns-repeated="2" table:style-name="ce1"/>
          <table:table-cell office:value-type="float" office:value="299" table:style-name="ce1">
            <text:p>299</text:p>
          </table:table-cell>
          <table:table-cell office:value-type="float" office:value="-7.5909999999999997E-3" table:style-name="ce1">
            <text:p>-0,007591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-8.6399999999999997E-4" table:style-name="ce1">
            <text:p>-0,000864</text:p>
          </table:table-cell>
          <table:table-cell table:number-columns-repeated="2" table:style-name="ce1"/>
          <table:table-cell office:value-type="float" office:value="300" table:style-name="ce1">
            <text:p>300</text:p>
          </table:table-cell>
          <table:table-cell office:value-type="float" office:value="1.0449999999999999E-3" table:style-name="ce1">
            <text:p>0,001045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-7.6889999999999997E-3" table:style-name="ce1">
            <text:p>-0,007689</text:p>
          </table:table-cell>
          <table:table-cell table:number-columns-repeated="2" table:style-name="ce1"/>
          <table:table-cell office:value-type="float" office:value="301" table:style-name="ce1">
            <text:p>301</text:p>
          </table:table-cell>
          <table:table-cell office:value-type="float" office:value="9.0340000000000004E-3" table:style-name="ce1">
            <text:p>0,009034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-1.1689E-2" table:style-name="ce1">
            <text:p>-0,011689</text:p>
          </table:table-cell>
          <table:table-cell table:number-columns-repeated="2" table:style-name="ce1"/>
          <table:table-cell office:value-type="float" office:value="302" table:style-name="ce1">
            <text:p>302</text:p>
          </table:table-cell>
          <table:table-cell office:value-type="float" office:value="1.3181999999999999E-2" table:style-name="ce1">
            <text:p>0,013182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-1.1560000000000001E-2" table:style-name="ce1">
            <text:p>-0,01156</text:p>
          </table:table-cell>
          <table:table-cell table:number-columns-repeated="2" table:style-name="ce1"/>
          <table:table-cell office:value-type="float" office:value="303" table:style-name="ce1">
            <text:p>303</text:p>
          </table:table-cell>
          <table:table-cell office:value-type="float" office:value="1.192E-2" table:style-name="ce1">
            <text:p>0,01192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-7.45E-3" table:style-name="ce1">
            <text:p>-0,00745</text:p>
          </table:table-cell>
          <table:table-cell table:number-columns-repeated="2" table:style-name="ce1"/>
          <table:table-cell office:value-type="float" office:value="304" table:style-name="ce1">
            <text:p>304</text:p>
          </table:table-cell>
          <table:table-cell office:value-type="float" office:value="5.8939999999999999E-3" table:style-name="ce1">
            <text:p>0,005894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-8.7299999999999997E-4" table:style-name="ce1">
            <text:p>-0,000873</text:p>
          </table:table-cell>
          <table:table-cell table:number-columns-repeated="2" table:style-name="ce1"/>
          <table:table-cell office:value-type="float" office:value="305" table:style-name="ce1">
            <text:p>305</text:p>
          </table:table-cell>
          <table:table-cell office:value-type="float" office:value="-2.3530000000000001E-3" table:style-name="ce1">
            <text:p>-0,002353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8440000000000002E-3" table:style-name="ce1">
            <text:p>0,005844</text:p>
          </table:table-cell>
          <table:table-cell table:number-columns-repeated="2" table:style-name="ce1"/>
          <table:table-cell office:value-type="float" office:value="306" table:style-name="ce1">
            <text:p>306</text:p>
          </table:table-cell>
          <table:table-cell office:value-type="float" office:value="-9.4500000000000001E-3" table:style-name="ce1">
            <text:p>-0,00945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0385E-2" table:style-name="ce1">
            <text:p>0,010385</text:p>
          </table:table-cell>
          <table:table-cell table:number-columns-repeated="2" table:style-name="ce1"/>
          <table:table-cell office:value-type="float" office:value="307" table:style-name="ce1">
            <text:p>307</text:p>
          </table:table-cell>
          <table:table-cell office:value-type="float" office:value="-1.2569E-2" table:style-name="ce1">
            <text:p>-0,012569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.1235E-2" table:style-name="ce1">
            <text:p>0,011235</text:p>
          </table:table-cell>
          <table:table-cell table:number-columns-repeated="2" table:style-name="ce1"/>
          <table:table-cell office:value-type="float" office:value="308" table:style-name="ce1">
            <text:p>308</text:p>
          </table:table-cell>
          <table:table-cell office:value-type="float" office:value="-1.0552000000000001E-2" table:style-name="ce1">
            <text:p>-0,010552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8.1899999999999994E-3" table:style-name="ce1">
            <text:p>0,00819</text:p>
          </table:table-cell>
          <table:table-cell table:number-columns-repeated="2" table:style-name="ce1"/>
          <table:table-cell office:value-type="float" office:value="309" table:style-name="ce1">
            <text:p>309</text:p>
          </table:table-cell>
          <table:table-cell office:value-type="float" office:value="-4.3340000000000002E-3" table:style-name="ce1">
            <text:p>-0,004334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3900000000000002E-3" table:style-name="ce1">
            <text:p>0,00239</text:p>
          </table:table-cell>
          <table:table-cell table:number-columns-repeated="2" table:style-name="ce1"/>
          <table:table-cell office:value-type="float" office:value="310" table:style-name="ce1">
            <text:p>310</text:p>
          </table:table-cell>
          <table:table-cell office:value-type="float" office:value="3.483E-3" table:style-name="ce1">
            <text:p>0,003483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-4.1009999999999996E-3" table:style-name="ce1">
            <text:p>-0,004101</text:p>
          </table:table-cell>
          <table:table-cell table:number-columns-repeated="2" table:style-name="ce1"/>
          <table:table-cell office:value-type="float" office:value="311" table:style-name="ce1">
            <text:p>311</text:p>
          </table:table-cell>
          <table:table-cell office:value-type="float" office:value="9.7160000000000007E-3" table:style-name="ce1">
            <text:p>0,009716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-9.0299999999999998E-3" table:style-name="ce1">
            <text:p>-0,00903</text:p>
          </table:table-cell>
          <table:table-cell table:number-columns-repeated="2" table:style-name="ce1"/>
          <table:table-cell office:value-type="float" office:value="312" table:style-name="ce1">
            <text:p>312</text:p>
          </table:table-cell>
          <table:table-cell office:value-type="float" office:value="1.1891000000000001E-2" table:style-name="ce1">
            <text:p>0,011891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-1.0730999999999999E-2" table:style-name="ce1">
            <text:p>-0,010731</text:p>
          </table:table-cell>
          <table:table-cell table:number-columns-repeated="2" table:style-name="ce1"/>
          <table:table-cell office:value-type="float" office:value="313" table:style-name="ce1">
            <text:p>313</text:p>
          </table:table-cell>
          <table:table-cell office:value-type="float" office:value="9.2239999999999996E-3" table:style-name="ce1">
            <text:p>0,009224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-8.6890000000000005E-3" table:style-name="ce1">
            <text:p>-0,008689</text:p>
          </table:table-cell>
          <table:table-cell table:number-columns-repeated="2" table:style-name="ce1"/>
          <table:table-cell office:value-type="float" office:value="314" table:style-name="ce1">
            <text:p>314</text:p>
          </table:table-cell>
          <table:table-cell office:value-type="float" office:value="2.9009999999999999E-3" table:style-name="ce1">
            <text:p>0,002901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-3.6930000000000001E-3" table:style-name="ce1">
            <text:p>-0,003693</text:p>
          </table:table-cell>
          <table:table-cell table:number-columns-repeated="2" table:style-name="ce1"/>
          <table:table-cell office:value-type="float" office:value="315" table:style-name="ce1">
            <text:p>315</text:p>
          </table:table-cell>
          <table:table-cell office:value-type="float" office:value="-4.4520000000000002E-3" table:style-name="ce1">
            <text:p>-0,004452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.47E-3" table:style-name="ce1">
            <text:p>0,00247</text:p>
          </table:table-cell>
          <table:table-cell table:number-columns-repeated="2" table:style-name="ce1"/>
          <table:table-cell office:value-type="float" office:value="316" table:style-name="ce1">
            <text:p>316</text:p>
          </table:table-cell>
          <table:table-cell office:value-type="float" office:value="-9.8480000000000009E-3" table:style-name="ce1">
            <text:p>-0,009848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7.6480000000000003E-3" table:style-name="ce1">
            <text:p>0,007648</text:p>
          </table:table-cell>
          <table:table-cell table:number-columns-repeated="2" table:style-name="ce1"/>
          <table:table-cell office:value-type="float" office:value="317" table:style-name="ce1">
            <text:p>317</text:p>
          </table:table-cell>
          <table:table-cell office:value-type="float" office:value="-1.1155999999999999E-2" table:style-name="ce1">
            <text:p>-0,011156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.0073E-2" table:style-name="ce1">
            <text:p>0,010073</text:p>
          </table:table-cell>
          <table:table-cell table:number-columns-repeated="2" table:style-name="ce1"/>
          <table:table-cell office:value-type="float" office:value="318" table:style-name="ce1">
            <text:p>318</text:p>
          </table:table-cell>
          <table:table-cell office:value-type="float" office:value="-7.9380000000000006E-3" table:style-name="ce1">
            <text:p>-0,007938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8.9680000000000003E-3" table:style-name="ce1">
            <text:p>0,008968</text:p>
          </table:table-cell>
          <table:table-cell table:number-columns-repeated="2" table:style-name="ce1"/>
          <table:table-cell office:value-type="float" office:value="319" table:style-name="ce1">
            <text:p>319</text:p>
          </table:table-cell>
          <table:table-cell office:value-type="float" office:value="-1.5870000000000001E-3" table:style-name="ce1">
            <text:p>-0,001587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7879999999999997E-3" table:style-name="ce1">
            <text:p>0,004788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office:value-type="float" office:value="5.2700000000000004E-3" table:style-name="ce1">
            <text:p>0,00527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-9.6100000000000005E-4" table:style-name="ce1">
            <text:p>-0,000961</text:p>
          </table:table-cell>
          <table:table-cell table:number-columns-repeated="2" table:style-name="ce1"/>
          <table:table-cell office:value-type="float" office:value="321" table:style-name="ce1">
            <text:p>321</text:p>
          </table:table-cell>
          <table:table-cell office:value-type="float" office:value="9.8589999999999997E-3" table:style-name="ce1">
            <text:p>0,009859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-6.2599999999999999E-3" table:style-name="ce1">
            <text:p>-0,00626</text:p>
          </table:table-cell>
          <table:table-cell table:number-columns-repeated="2" table:style-name="ce1"/>
          <table:table-cell office:value-type="float" office:value="322" table:style-name="ce1">
            <text:p>322</text:p>
          </table:table-cell>
          <table:table-cell office:value-type="float" office:value="1.0376E-2" table:style-name="ce1">
            <text:p>0,010376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-9.2890000000000004E-3" table:style-name="ce1">
            <text:p>-0,009289</text:p>
          </table:table-cell>
          <table:table-cell table:number-columns-repeated="2" table:style-name="ce1"/>
          <table:table-cell office:value-type="float" office:value="323" table:style-name="ce1">
            <text:p>323</text:p>
          </table:table-cell>
          <table:table-cell office:value-type="float" office:value="6.6950000000000004E-3" table:style-name="ce1">
            <text:p>0,006695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-9.0460000000000002E-3" table:style-name="ce1">
            <text:p>-0,009046</text:p>
          </table:table-cell>
          <table:table-cell table:number-columns-repeated="2" table:style-name="ce1"/>
          <table:table-cell office:value-type="float" office:value="324" table:style-name="ce1">
            <text:p>324</text:p>
          </table:table-cell>
          <table:table-cell office:value-type="float" office:value="3.88E-4" table:style-name="ce1">
            <text:p>0,000388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-5.6820000000000004E-3" table:style-name="ce1">
            <text:p>-0,005682</text:p>
          </table:table-cell>
          <table:table-cell table:number-columns-repeated="2" table:style-name="ce1"/>
          <table:table-cell office:value-type="float" office:value="325" table:style-name="ce1">
            <text:p>325</text:p>
          </table:table-cell>
          <table:table-cell office:value-type="float" office:value="-5.9500000000000004E-3" table:style-name="ce1">
            <text:p>-0,00595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-4.1899999999999999E-4" table:style-name="ce1">
            <text:p>-0,000419</text:p>
          </table:table-cell>
          <table:table-cell table:number-columns-repeated="2" table:style-name="ce1"/>
          <table:table-cell office:value-type="float" office:value="326" table:style-name="ce1">
            <text:p>326</text:p>
          </table:table-cell>
          <table:table-cell office:value-type="float" office:value="-9.7610000000000006E-3" table:style-name="ce1">
            <text:p>-0,009761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4.8869999999999999E-3" table:style-name="ce1">
            <text:p>0,004887</text:p>
          </table:table-cell>
          <table:table-cell table:number-columns-repeated="2" table:style-name="ce1"/>
          <table:table-cell office:value-type="float" office:value="327" table:style-name="ce1">
            <text:p>327</text:p>
          </table:table-cell>
          <table:table-cell office:value-type="float" office:value="-9.5569999999999995E-3" table:style-name="ce1">
            <text:p>-0,009557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8.4010000000000005E-3" table:style-name="ce1">
            <text:p>0,008401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-5.4990000000000004E-3" table:style-name="ce1">
            <text:p>-0,005499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8.9420000000000003E-3" table:style-name="ce1">
            <text:p>0,008942</text:p>
          </table:table-cell>
          <table:table-cell table:number-columns-repeated="2" table:style-name="ce1"/>
          <table:table-cell office:value-type="float" office:value="329" table:style-name="ce1">
            <text:p>329</text:p>
          </table:table-cell>
          <table:table-cell office:value-type="float" office:value="7.0100000000000002E-4" table:style-name="ce1">
            <text:p>0,000701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6.3810000000000004E-3" table:style-name="ce1">
            <text:p>0,006381</text:p>
          </table:table-cell>
          <table:table-cell table:number-columns-repeated="2" table:style-name="ce1"/>
          <table:table-cell office:value-type="float" office:value="330" table:style-name="ce1">
            <text:p>330</text:p>
          </table:table-cell>
          <table:table-cell office:value-type="float" office:value="6.4999999999999997E-3" table:style-name="ce1">
            <text:p>0,0065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.66E-3" table:style-name="ce1">
            <text:p>0,00166</text:p>
          </table:table-cell>
          <table:table-cell table:number-columns-repeated="2" table:style-name="ce1"/>
          <table:table-cell office:value-type="float" office:value="331" table:style-name="ce1">
            <text:p>331</text:p>
          </table:table-cell>
          <table:table-cell office:value-type="float" office:value="9.5650000000000006E-3" table:style-name="ce1">
            <text:p>0,009565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-3.5469999999999998E-3" table:style-name="ce1">
            <text:p>-0,003547</text:p>
          </table:table-cell>
          <table:table-cell table:number-columns-repeated="2" table:style-name="ce1"/>
          <table:table-cell office:value-type="float" office:value="332" table:style-name="ce1">
            <text:p>332</text:p>
          </table:table-cell>
          <table:table-cell office:value-type="float" office:value="8.7089999999999997E-3" table:style-name="ce1">
            <text:p>0,008709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-7.4320000000000002E-3" table:style-name="ce1">
            <text:p>-0,007432</text:p>
          </table:table-cell>
          <table:table-cell table:number-columns-repeated="2" table:style-name="ce1"/>
          <table:table-cell office:value-type="float" office:value="333" table:style-name="ce1">
            <text:p>333</text:p>
          </table:table-cell>
          <table:table-cell office:value-type="float" office:value="4.352E-3" table:style-name="ce1">
            <text:p>0,004352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-8.6750000000000004E-3" table:style-name="ce1">
            <text:p>-0,008675</text:p>
          </table:table-cell>
          <table:table-cell table:number-columns-repeated="2" table:style-name="ce1"/>
          <table:table-cell office:value-type="float" office:value="334" table:style-name="ce1">
            <text:p>334</text:p>
          </table:table-cell>
          <table:table-cell office:value-type="float" office:value="-1.683E-3" table:style-name="ce1">
            <text:p>-0,001683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-6.8929999999999998E-3" table:style-name="ce1">
            <text:p>-0,006893</text:p>
          </table:table-cell>
          <table:table-cell table:number-columns-repeated="2" table:style-name="ce1"/>
          <table:table-cell office:value-type="float" office:value="335" table:style-name="ce1">
            <text:p>335</text:p>
          </table:table-cell>
          <table:table-cell office:value-type="float" office:value="-6.9290000000000003E-3" table:style-name="ce1">
            <text:p>-0,006929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-2.758E-3" table:style-name="ce1">
            <text:p>-0,002758</text:p>
          </table:table-cell>
          <table:table-cell table:number-columns-repeated="2" table:style-name="ce1"/>
          <table:table-cell office:value-type="float" office:value="336" table:style-name="ce1">
            <text:p>336</text:p>
          </table:table-cell>
          <table:table-cell office:value-type="float" office:value="-9.2809999999999993E-3" table:style-name="ce1">
            <text:p>-0,009281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.258E-3" table:style-name="ce1">
            <text:p>0,002258</text:p>
          </table:table-cell>
          <table:table-cell table:number-columns-repeated="2" table:style-name="ce1"/>
          <table:table-cell office:value-type="float" office:value="337" table:style-name="ce1">
            <text:p>337</text:p>
          </table:table-cell>
          <table:table-cell office:value-type="float" office:value="-7.8410000000000007E-3" table:style-name="ce1">
            <text:p>-0,007841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6.4050000000000001E-3" table:style-name="ce1">
            <text:p>0,006405</text:p>
          </table:table-cell>
          <table:table-cell table:number-columns-repeated="2" table:style-name="ce1"/>
          <table:table-cell office:value-type="float" office:value="338" table:style-name="ce1">
            <text:p>338</text:p>
          </table:table-cell>
          <table:table-cell office:value-type="float" office:value="-3.258E-3" table:style-name="ce1">
            <text:p>-0,003258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8.2629999999999995E-3" table:style-name="ce1">
            <text:p>0,008263</text:p>
          </table:table-cell>
          <table:table-cell table:number-columns-repeated="2" table:style-name="ce1"/>
          <table:table-cell office:value-type="float" office:value="339" table:style-name="ce1">
            <text:p>339</text:p>
          </table:table-cell>
          <table:table-cell office:value-type="float" office:value="2.5609999999999999E-3" table:style-name="ce1">
            <text:p>0,002561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7.228E-3" table:style-name="ce1">
            <text:p>0,007228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7.2439999999999996E-3" table:style-name="ce1">
            <text:p>0,007244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.7079999999999999E-3" table:style-name="ce1">
            <text:p>0,003708</text:p>
          </table:table-cell>
          <table:table-cell table:number-columns-repeated="2" table:style-name="ce1"/>
          <table:table-cell office:value-type="float" office:value="341" table:style-name="ce1">
            <text:p>341</text:p>
          </table:table-cell>
          <table:table-cell office:value-type="float" office:value="8.9180000000000006E-3" table:style-name="ce1">
            <text:p>0,008918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-1.0349999999999999E-3" table:style-name="ce1">
            <text:p>-0,001035</text:p>
          </table:table-cell>
          <table:table-cell table:number-columns-repeated="2" table:style-name="ce1"/>
          <table:table-cell office:value-type="float" office:value="342" table:style-name="ce1">
            <text:p>342</text:p>
          </table:table-cell>
          <table:table-cell office:value-type="float" office:value="6.9589999999999999E-3" table:style-name="ce1">
            <text:p>0,006959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-5.3410000000000003E-3" table:style-name="ce1">
            <text:p>-0,005341</text:p>
          </table:table-cell>
          <table:table-cell table:number-columns-repeated="2" table:style-name="ce1"/>
          <table:table-cell office:value-type="float" office:value="343" table:style-name="ce1">
            <text:p>343</text:p>
          </table:table-cell>
          <table:table-cell office:value-type="float" office:value="2.2200000000000002E-3" table:style-name="ce1">
            <text:p>0,00222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-7.7250000000000001E-3" table:style-name="ce1">
            <text:p>-0,007725</text:p>
          </table:table-cell>
          <table:table-cell table:number-columns-repeated="2" table:style-name="ce1"/>
          <table:table-cell office:value-type="float" office:value="344" table:style-name="ce1">
            <text:p>344</text:p>
          </table:table-cell>
          <table:table-cell office:value-type="float" office:value="-3.3370000000000001E-3" table:style-name="ce1">
            <text:p>-0,003337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-7.3949999999999997E-3" table:style-name="ce1">
            <text:p>-0,007395</text:p>
          </table:table-cell>
          <table:table-cell table:number-columns-repeated="2" table:style-name="ce1"/>
          <table:table-cell office:value-type="float" office:value="345" table:style-name="ce1">
            <text:p>345</text:p>
          </table:table-cell>
          <table:table-cell office:value-type="float" office:value="-7.4520000000000003E-3" table:style-name="ce1">
            <text:p>-0,007452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-4.509E-3" table:style-name="ce1">
            <text:p>-0,004509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-8.4860000000000005E-3" table:style-name="ce1">
            <text:p>-0,008486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-1.08E-4" table:style-name="ce1">
            <text:p>-0,000108</text:p>
          </table:table-cell>
          <table:table-cell table:number-columns-repeated="2" table:style-name="ce1"/>
          <table:table-cell office:value-type="float" office:value="347" table:style-name="ce1">
            <text:p>347</text:p>
          </table:table-cell>
          <table:table-cell office:value-type="float" office:value="-6.0720000000000001E-3" table:style-name="ce1">
            <text:p>-0,006072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4.2589999999999998E-3" table:style-name="ce1">
            <text:p>0,004259</text:p>
          </table:table-cell>
          <table:table-cell table:number-columns-repeated="2" table:style-name="ce1"/>
          <table:table-cell office:value-type="float" office:value="348" table:style-name="ce1">
            <text:p>348</text:p>
          </table:table-cell>
          <table:table-cell office:value-type="float" office:value="-1.2409999999999999E-3" table:style-name="ce1">
            <text:p>-0,00124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7.0809999999999996E-3" table:style-name="ce1">
            <text:p>0,007081</text:p>
          </table:table-cell>
          <table:table-cell table:number-columns-repeated="2" table:style-name="ce1"/>
          <table:table-cell office:value-type="float" office:value="349" table:style-name="ce1">
            <text:p>349</text:p>
          </table:table-cell>
          <table:table-cell office:value-type="float" office:value="4.0130000000000001E-3" table:style-name="ce1">
            <text:p>0,004013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7.4050000000000001E-3" table:style-name="ce1">
            <text:p>0,007405</text:p>
          </table:table-cell>
          <table:table-cell table:number-columns-repeated="2" table:style-name="ce1"/>
          <table:table-cell office:value-type="float" office:value="350" table:style-name="ce1">
            <text:p>350</text:p>
          </table:table-cell>
          <table:table-cell office:value-type="float" office:value="7.5599999999999999E-3" table:style-name="ce1">
            <text:p>0,00756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.1580000000000003E-3" table:style-name="ce1">
            <text:p>0,005158</text:p>
          </table:table-cell>
          <table:table-cell table:number-columns-repeated="2" table:style-name="ce1"/>
          <table:table-cell office:value-type="float" office:value="351" table:style-name="ce1">
            <text:p>351</text:p>
          </table:table-cell>
          <table:table-cell office:value-type="float" office:value="7.9930000000000001E-3" table:style-name="ce1">
            <text:p>0,007993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.1590000000000001E-3" table:style-name="ce1">
            <text:p>0,001159</text:p>
          </table:table-cell>
          <table:table-cell table:number-columns-repeated="2" table:style-name="ce1"/>
          <table:table-cell office:value-type="float" office:value="352" table:style-name="ce1">
            <text:p>352</text:p>
          </table:table-cell>
          <table:table-cell office:value-type="float" office:value="5.1859999999999996E-3" table:style-name="ce1">
            <text:p>0,005186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-3.179E-3" table:style-name="ce1">
            <text:p>-0,003179</text:p>
          </table:table-cell>
          <table:table-cell table:number-columns-repeated="2" table:style-name="ce1"/>
          <table:table-cell office:value-type="float" office:value="353" table:style-name="ce1">
            <text:p>353</text:p>
          </table:table-cell>
          <table:table-cell office:value-type="float" office:value="3.2499999999999999E-4" table:style-name="ce1">
            <text:p>0,000325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-6.3489999999999996E-3" table:style-name="ce1">
            <text:p>-0,006349</text:p>
          </table:table-cell>
          <table:table-cell table:number-columns-repeated="2" table:style-name="ce1"/>
          <table:table-cell office:value-type="float" office:value="354" table:style-name="ce1">
            <text:p>354</text:p>
          </table:table-cell>
          <table:table-cell office:value-type="float" office:value="-4.5929999999999999E-3" table:style-name="ce1">
            <text:p>-0,004593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-7.2709999999999997E-3" table:style-name="ce1">
            <text:p>-0,007271</text:p>
          </table:table-cell>
          <table:table-cell table:number-columns-repeated="2" table:style-name="ce1"/>
          <table:table-cell office:value-type="float" office:value="355" table:style-name="ce1">
            <text:p>355</text:p>
          </table:table-cell>
          <table:table-cell office:value-type="float" office:value="-7.5760000000000003E-3" table:style-name="ce1">
            <text:p>-0,007576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-5.6579999999999998E-3" table:style-name="ce1">
            <text:p>-0,005658</text:p>
          </table:table-cell>
          <table:table-cell table:number-columns-repeated="2" table:style-name="ce1"/>
          <table:table-cell office:value-type="float" office:value="356" table:style-name="ce1">
            <text:p>356</text:p>
          </table:table-cell>
          <table:table-cell office:value-type="float" office:value="-7.4489999999999999E-3" table:style-name="ce1">
            <text:p>-0,007449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-2.1090000000000002E-3" table:style-name="ce1">
            <text:p>-0,002109</text:p>
          </table:table-cell>
          <table:table-cell table:number-columns-repeated="2" table:style-name="ce1"/>
          <table:table-cell office:value-type="float" office:value="357" table:style-name="ce1">
            <text:p>357</text:p>
          </table:table-cell>
          <table:table-cell office:value-type="float" office:value="-4.3090000000000003E-3" table:style-name="ce1">
            <text:p>-0,004309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.1189999999999998E-3" table:style-name="ce1">
            <text:p>0,002119</text:p>
          </table:table-cell>
          <table:table-cell table:number-columns-repeated="2" table:style-name="ce1"/>
          <table:table-cell office:value-type="float" office:value="358" table:style-name="ce1">
            <text:p>358</text:p>
          </table:table-cell>
          <table:table-cell office:value-type="float" office:value="5.2700000000000002E-4" table:style-name="ce1">
            <text:p>0,000527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5.5490000000000001E-3" table:style-name="ce1">
            <text:p>0,005549</text:p>
          </table:table-cell>
          <table:table-cell table:number-columns-repeated="2" table:style-name="ce1"/>
          <table:table-cell office:value-type="float" office:value="359" table:style-name="ce1">
            <text:p>359</text:p>
          </table:table-cell>
          <table:table-cell office:value-type="float" office:value="5.0769999999999999E-3" table:style-name="ce1">
            <text:p>0,005077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7.0049999999999999E-3" table:style-name="ce1">
            <text:p>0,007005</text:p>
          </table:table-cell>
          <table:table-cell table:number-columns-repeated="2" table:style-name="ce1"/>
          <table:table-cell office:value-type="float" office:value="360" table:style-name="ce1">
            <text:p>360</text:p>
          </table:table-cell>
          <table:table-cell office:value-type="float" office:value="7.5059999999999997E-3" table:style-name="ce1">
            <text:p>0,007506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6.012E-3" table:style-name="ce1">
            <text:p>0,006012</text:p>
          </table:table-cell>
          <table:table-cell table:number-columns-repeated="2" table:style-name="ce1"/>
          <table:table-cell office:value-type="float" office:value="361" table:style-name="ce1">
            <text:p>361</text:p>
          </table:table-cell>
          <table:table-cell office:value-type="float" office:value="6.8609999999999999E-3" table:style-name="ce1">
            <text:p>0,006861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.9480000000000001E-3" table:style-name="ce1">
            <text:p>0,002948</text:p>
          </table:table-cell>
          <table:table-cell table:number-columns-repeated="2" table:style-name="ce1"/>
          <table:table-cell office:value-type="float" office:value="362" table:style-name="ce1">
            <text:p>362</text:p>
          </table:table-cell>
          <table:table-cell office:value-type="float" office:value="3.4480000000000001E-3" table:style-name="ce1">
            <text:p>0,003448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-1.093E-3" table:style-name="ce1">
            <text:p>-0,001093</text:p>
          </table:table-cell>
          <table:table-cell table:number-columns-repeated="2" table:style-name="ce1"/>
          <table:table-cell office:value-type="float" office:value="363" table:style-name="ce1">
            <text:p>363</text:p>
          </table:table-cell>
          <table:table-cell office:value-type="float" office:value="-1.3110000000000001E-3" table:style-name="ce1">
            <text:p>-0,001311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-4.6979999999999999E-3" table:style-name="ce1">
            <text:p>-0,004698</text:p>
          </table:table-cell>
          <table:table-cell table:number-columns-repeated="2" table:style-name="ce1"/>
          <table:table-cell office:value-type="float" office:value="364" table:style-name="ce1">
            <text:p>364</text:p>
          </table:table-cell>
          <table:table-cell office:value-type="float" office:value="-5.4710000000000002E-3" table:style-name="ce1">
            <text:p>-0,005471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-6.6230000000000004E-3" table:style-name="ce1">
            <text:p>-0,006623</text:p>
          </table:table-cell>
          <table:table-cell table:number-columns-repeated="2" table:style-name="ce1"/>
          <table:table-cell office:value-type="float" office:value="365" table:style-name="ce1">
            <text:p>365</text:p>
          </table:table-cell>
          <table:table-cell office:value-type="float" office:value="-7.3559999999999997E-3" table:style-name="ce1">
            <text:p>-0,007356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-6.2240000000000004E-3" table:style-name="ce1">
            <text:p>-0,006224</text:p>
          </table:table-cell>
          <table:table-cell table:number-columns-repeated="2" table:style-name="ce1"/>
          <table:table-cell office:value-type="float" office:value="366" table:style-name="ce1">
            <text:p>366</text:p>
          </table:table-cell>
          <table:table-cell office:value-type="float" office:value="-6.2370000000000004E-3" table:style-name="ce1">
            <text:p>-0,006237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-3.6719999999999999E-3" table:style-name="ce1">
            <text:p>-0,003672</text:p>
          </table:table-cell>
          <table:table-cell table:number-columns-repeated="2" table:style-name="ce1"/>
          <table:table-cell office:value-type="float" office:value="367" table:style-name="ce1">
            <text:p>367</text:p>
          </table:table-cell>
          <table:table-cell office:value-type="float" office:value="-2.6080000000000001E-3" table:style-name="ce1">
            <text:p>-0,002608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.18E-4" table:style-name="ce1">
            <text:p>0,000118</text:p>
          </table:table-cell>
          <table:table-cell table:number-columns-repeated="2" table:style-name="ce1"/>
          <table:table-cell office:value-type="float" office:value="368" table:style-name="ce1">
            <text:p>368</text:p>
          </table:table-cell>
          <table:table-cell office:value-type="float" office:value="2.026E-3" table:style-name="ce1">
            <text:p>0,002026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.8140000000000001E-3" table:style-name="ce1">
            <text:p>0,003814</text:p>
          </table:table-cell>
          <table:table-cell table:number-columns-repeated="2" table:style-name="ce1"/>
          <table:table-cell office:value-type="float" office:value="369" table:style-name="ce1">
            <text:p>369</text:p>
          </table:table-cell>
          <table:table-cell office:value-type="float" office:value="5.7749999999999998E-3" table:style-name="ce1">
            <text:p>0,005775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6.1370000000000001E-3" table:style-name="ce1">
            <text:p>0,006137</text:p>
          </table:table-cell>
          <table:table-cell table:number-columns-repeated="2" table:style-name="ce1"/>
          <table:table-cell office:value-type="float" office:value="370" table:style-name="ce1">
            <text:p>370</text:p>
          </table:table-cell>
          <table:table-cell office:value-type="float" office:value="7.1339999999999997E-3" table:style-name="ce1">
            <text:p>0,007134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6.3E-3" table:style-name="ce1">
            <text:p>0,0063</text:p>
          </table:table-cell>
          <table:table-cell table:number-columns-repeated="2" table:style-name="ce1"/>
          <table:table-cell office:value-type="float" office:value="371" table:style-name="ce1">
            <text:p>371</text:p>
          </table:table-cell>
          <table:table-cell office:value-type="float" office:value="5.5859999999999998E-3" table:style-name="ce1">
            <text:p>0,005586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4.2750000000000002E-3" table:style-name="ce1">
            <text:p>0,004275</text:p>
          </table:table-cell>
          <table:table-cell table:number-columns-repeated="2" table:style-name="ce1"/>
          <table:table-cell office:value-type="float" office:value="372" table:style-name="ce1">
            <text:p>372</text:p>
          </table:table-cell>
          <table:table-cell office:value-type="float" office:value="1.7960000000000001E-3" table:style-name="ce1">
            <text:p>0,001796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7.94E-4" table:style-name="ce1">
            <text:p>0,000794</text:p>
          </table:table-cell>
          <table:table-cell table:number-columns-repeated="2" table:style-name="ce1"/>
          <table:table-cell office:value-type="float" office:value="373" table:style-name="ce1">
            <text:p>373</text:p>
          </table:table-cell>
          <table:table-cell office:value-type="float" office:value="-2.6689999999999999E-3" table:style-name="ce1">
            <text:p>-0,002669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-2.9160000000000002E-3" table:style-name="ce1">
            <text:p>-0,002916</text:p>
          </table:table-cell>
          <table:table-cell table:number-columns-repeated="2" table:style-name="ce1"/>
          <table:table-cell office:value-type="float" office:value="374" table:style-name="ce1">
            <text:p>374</text:p>
          </table:table-cell>
          <table:table-cell office:value-type="float" office:value="-5.9940000000000002E-3" table:style-name="ce1">
            <text:p>-0,005994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-5.5649999999999996E-3" table:style-name="ce1">
            <text:p>-0,005565</text:p>
          </table:table-cell>
          <table:table-cell table:number-columns-repeated="2" table:style-name="ce1"/>
          <table:table-cell office:value-type="float" office:value="375" table:style-name="ce1">
            <text:p>375</text:p>
          </table:table-cell>
          <table:table-cell office:value-type="float" office:value="-6.8469999999999998E-3" table:style-name="ce1">
            <text:p>-0,006847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-6.2480000000000001E-3" table:style-name="ce1">
            <text:p>-0,006248</text:p>
          </table:table-cell>
          <table:table-cell table:number-columns-repeated="2" table:style-name="ce1"/>
          <table:table-cell office:value-type="float" office:value="376" table:style-name="ce1">
            <text:p>376</text:p>
          </table:table-cell>
          <table:table-cell office:value-type="float" office:value="-4.9150000000000001E-3" table:style-name="ce1">
            <text:p>-0,004915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-4.7549999999999997E-3" table:style-name="ce1">
            <text:p>-0,004755</text:p>
          </table:table-cell>
          <table:table-cell table:number-columns-repeated="2" table:style-name="ce1"/>
          <table:table-cell office:value-type="float" office:value="377" table:style-name="ce1">
            <text:p>377</text:p>
          </table:table-cell>
          <table:table-cell office:value-type="float" office:value="-1.0169999999999999E-3" table:style-name="ce1">
            <text:p>-0,001017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-1.6310000000000001E-3" table:style-name="ce1">
            <text:p>-0,001631</text:p>
          </table:table-cell>
          <table:table-cell table:number-columns-repeated="2" table:style-name="ce1"/>
          <table:table-cell office:value-type="float" office:value="378" table:style-name="ce1">
            <text:p>378</text:p>
          </table:table-cell>
          <table:table-cell office:value-type="float" office:value="3.241E-3" table:style-name="ce1">
            <text:p>0,003241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2.0179999999999998E-3" table:style-name="ce1">
            <text:p>0,002018</text:p>
          </table:table-cell>
          <table:table-cell table:number-columns-repeated="2" table:style-name="ce1"/>
          <table:table-cell office:value-type="float" office:value="379" table:style-name="ce1">
            <text:p>379</text:p>
          </table:table-cell>
          <table:table-cell office:value-type="float" office:value="6.1310000000000002E-3" table:style-name="ce1">
            <text:p>0,006131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4.921E-3" table:style-name="ce1">
            <text:p>0,004921</text:p>
          </table:table-cell>
          <table:table-cell table:number-columns-repeated="2" table:style-name="ce1"/>
          <table:table-cell office:value-type="float" office:value="380" table:style-name="ce1">
            <text:p>380</text:p>
          </table:table-cell>
          <table:table-cell office:value-type="float" office:value="6.4999999999999997E-3" table:style-name="ce1">
            <text:p>0,0065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6.0790000000000002E-3" table:style-name="ce1">
            <text:p>0,006079</text:p>
          </table:table-cell>
          <table:table-cell table:number-columns-repeated="2" table:style-name="ce1"/>
          <table:table-cell office:value-type="float" office:value="381" table:style-name="ce1">
            <text:p>381</text:p>
          </table:table-cell>
          <table:table-cell office:value-type="float" office:value="4.2310000000000004E-3" table:style-name="ce1">
            <text:p>0,004231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5.1120000000000002E-3" table:style-name="ce1">
            <text:p>0,005112</text:p>
          </table:table-cell>
          <table:table-cell table:number-columns-repeated="2" table:style-name="ce1"/>
          <table:table-cell office:value-type="float" office:value="382" table:style-name="ce1">
            <text:p>382</text:p>
          </table:table-cell>
          <table:table-cell office:value-type="float" office:value="2.7599999999999999E-4" table:style-name="ce1">
            <text:p>0,000276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.3839999999999998E-3" table:style-name="ce1">
            <text:p>0,002384</text:p>
          </table:table-cell>
          <table:table-cell table:number-columns-repeated="2" table:style-name="ce1"/>
          <table:table-cell office:value-type="float" office:value="383" table:style-name="ce1">
            <text:p>383</text:p>
          </table:table-cell>
          <table:table-cell office:value-type="float" office:value="-3.7399999999999998E-3" table:style-name="ce1">
            <text:p>-0,00374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-1.1379999999999999E-3" table:style-name="ce1">
            <text:p>-0,001138</text:p>
          </table:table-cell>
          <table:table-cell table:number-columns-repeated="2" table:style-name="ce1"/>
          <table:table-cell office:value-type="float" office:value="384" table:style-name="ce1">
            <text:p>384</text:p>
          </table:table-cell>
          <table:table-cell office:value-type="float" office:value="-6.1910000000000003E-3" table:style-name="ce1">
            <text:p>-0,006191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-4.2209999999999999E-3" table:style-name="ce1">
            <text:p>-0,004221</text:p>
          </table:table-cell>
          <table:table-cell table:number-columns-repeated="2" table:style-name="ce1"/>
          <table:table-cell office:value-type="float" office:value="385" table:style-name="ce1">
            <text:p>385</text:p>
          </table:table-cell>
          <table:table-cell office:value-type="float" office:value="-6.1019999999999998E-3" table:style-name="ce1">
            <text:p>-0,006102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-5.8009999999999997E-3" table:style-name="ce1">
            <text:p>-0,005801</text:p>
          </table:table-cell>
          <table:table-cell table:number-columns-repeated="2" table:style-name="ce1"/>
          <table:table-cell office:value-type="float" office:value="386" table:style-name="ce1">
            <text:p>386</text:p>
          </table:table-cell>
          <table:table-cell office:value-type="float" office:value="-3.542E-3" table:style-name="ce1">
            <text:p>-0,003542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-5.3480000000000003E-3" table:style-name="ce1">
            <text:p>-0,005348</text:p>
          </table:table-cell>
          <table:table-cell table:number-columns-repeated="2" table:style-name="ce1"/>
          <table:table-cell office:value-type="float" office:value="387" table:style-name="ce1">
            <text:p>387</text:p>
          </table:table-cell>
          <table:table-cell office:value-type="float" office:value="4.2200000000000001E-4" table:style-name="ce1">
            <text:p>0,000422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-3.0439999999999998E-3" table:style-name="ce1">
            <text:p>-0,003044</text:p>
          </table:table-cell>
          <table:table-cell table:number-columns-repeated="2" table:style-name="ce1"/>
          <table:table-cell office:value-type="float" office:value="388" table:style-name="ce1">
            <text:p>388</text:p>
          </table:table-cell>
          <table:table-cell office:value-type="float" office:value="4.1660000000000004E-3" table:style-name="ce1">
            <text:p>0,004166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2.8899999999999998E-4" table:style-name="ce1">
            <text:p>0,000289</text:p>
          </table:table-cell>
          <table:table-cell table:number-columns-repeated="2" table:style-name="ce1"/>
          <table:table-cell office:value-type="float" office:value="389" table:style-name="ce1">
            <text:p>389</text:p>
          </table:table-cell>
          <table:table-cell office:value-type="float" office:value="6.1760000000000001E-3" table:style-name="ce1">
            <text:p>0,006176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.4810000000000002E-3" table:style-name="ce1">
            <text:p>0,003481</text:p>
          </table:table-cell>
          <table:table-cell table:number-columns-repeated="2" table:style-name="ce1"/>
          <table:table-cell office:value-type="float" office:value="390" table:style-name="ce1">
            <text:p>390</text:p>
          </table:table-cell>
          <table:table-cell office:value-type="float" office:value="5.659E-3" table:style-name="ce1">
            <text:p>0,005659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5.4260000000000003E-3" table:style-name="ce1">
            <text:p>0,005426</text:p>
          </table:table-cell>
          <table:table-cell table:number-columns-repeated="2" table:style-name="ce1"/>
          <table:table-cell office:value-type="float" office:value="391" table:style-name="ce1">
            <text:p>391</text:p>
          </table:table-cell>
          <table:table-cell office:value-type="float" office:value="2.8540000000000002E-3" table:style-name="ce1">
            <text:p>0,002854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5.4650000000000002E-3" table:style-name="ce1">
            <text:p>0,005465</text:p>
          </table:table-cell>
          <table:table-cell table:number-columns-repeated="2" table:style-name="ce1"/>
          <table:table-cell office:value-type="float" office:value="392" table:style-name="ce1">
            <text:p>392</text:p>
          </table:table-cell>
          <table:table-cell office:value-type="float" office:value="-1.0740000000000001E-3" table:style-name="ce1">
            <text:p>-0,001074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.6050000000000001E-3" table:style-name="ce1">
            <text:p>0,003605</text:p>
          </table:table-cell>
          <table:table-cell table:number-columns-repeated="2" table:style-name="ce1"/>
          <table:table-cell office:value-type="float" office:value="393" table:style-name="ce1">
            <text:p>393</text:p>
          </table:table-cell>
          <table:table-cell office:value-type="float" office:value="-4.5199999999999997E-3" table:style-name="ce1">
            <text:p>-0,00452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5.1599999999999997E-4" table:style-name="ce1">
            <text:p>0,000516</text:p>
          </table:table-cell>
          <table:table-cell table:number-columns-repeated="2" table:style-name="ce1"/>
          <table:table-cell office:value-type="float" office:value="394" table:style-name="ce1">
            <text:p>394</text:p>
          </table:table-cell>
          <table:table-cell office:value-type="float" office:value="-6.0930000000000003E-3" table:style-name="ce1">
            <text:p>-0,006093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-2.7160000000000001E-3" table:style-name="ce1">
            <text:p>-0,002716</text:p>
          </table:table-cell>
          <table:table-cell table:number-columns-repeated="2" table:style-name="ce1"/>
          <table:table-cell office:value-type="float" office:value="395" table:style-name="ce1">
            <text:p>395</text:p>
          </table:table-cell>
          <table:table-cell office:value-type="float" office:value="-5.1780000000000003E-3" table:style-name="ce1">
            <text:p>-0,005178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-4.9680000000000002E-3" table:style-name="ce1">
            <text:p>-0,004968</text:p>
          </table:table-cell>
          <table:table-cell table:number-columns-repeated="2" table:style-name="ce1"/>
          <table:table-cell office:value-type="float" office:value="396" table:style-name="ce1">
            <text:p>396</text:p>
          </table:table-cell>
          <table:table-cell office:value-type="float" office:value="-2.1740000000000002E-3" table:style-name="ce1">
            <text:p>-0,002174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-5.4679999999999998E-3" table:style-name="ce1">
            <text:p>-0,005468</text:p>
          </table:table-cell>
          <table:table-cell table:number-columns-repeated="2" table:style-name="ce1"/>
          <table:table-cell office:value-type="float" office:value="397" table:style-name="ce1">
            <text:p>397</text:p>
          </table:table-cell>
          <table:table-cell office:value-type="float" office:value="1.676E-3" table:style-name="ce1">
            <text:p>0,001676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-4.0639999999999999E-3" table:style-name="ce1">
            <text:p>-0,004064</text:p>
          </table:table-cell>
          <table:table-cell table:number-columns-repeated="2" table:style-name="ce1"/>
          <table:table-cell office:value-type="float" office:value="398" table:style-name="ce1">
            <text:p>398</text:p>
          </table:table-cell>
          <table:table-cell office:value-type="float" office:value="4.8019999999999998E-3" table:style-name="ce1">
            <text:p>0,004802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-1.2639999999999999E-3" table:style-name="ce1">
            <text:p>-0,001264</text:p>
          </table:table-cell>
          <table:table-cell table:number-columns-repeated="2" table:style-name="ce1"/>
          <table:table-cell office:value-type="float" office:value="399" table:style-name="ce1">
            <text:p>399</text:p>
          </table:table-cell>
          <table:table-cell office:value-type="float" office:value="5.9449999999999998E-3" table:style-name="ce1">
            <text:p>0,005945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1.9419999999999999E-3" table:style-name="ce1">
            <text:p>0,001942</text:p>
          </table:table-cell>
          <table:table-cell table:number-columns-repeated="2" table:style-name="ce1"/>
          <table:table-cell office:value-type="float" office:value="400" table:style-name="ce1">
            <text:p>400</text:p>
          </table:table-cell>
          <table:table-cell office:value-type="float" office:value="4.6649999999999999E-3" table:style-name="ce1">
            <text:p>0,004665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.4380000000000001E-3" table:style-name="ce1">
            <text:p>0,004438</text:p>
          </table:table-cell>
          <table:table-cell table:number-columns-repeated="2" table:style-name="ce1"/>
          <table:table-cell office:value-type="float" office:value="401" table:style-name="ce1">
            <text:p>401</text:p>
          </table:table-cell>
          <table:table-cell office:value-type="float" office:value="1.508E-3" table:style-name="ce1">
            <text:p>0,001508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.365E-3" table:style-name="ce1">
            <text:p>0,005365</text:p>
          </table:table-cell>
          <table:table-cell table:number-columns-repeated="2" table:style-name="ce1"/>
          <table:table-cell office:value-type="float" office:value="402" table:style-name="ce1">
            <text:p>402</text:p>
          </table:table-cell>
          <table:table-cell office:value-type="float" office:value="-2.225E-3" table:style-name="ce1">
            <text:p>-0,002225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.4180000000000001E-3" table:style-name="ce1">
            <text:p>0,004418</text:p>
          </table:table-cell>
          <table:table-cell table:number-columns-repeated="2" table:style-name="ce1"/>
          <table:table-cell office:value-type="float" office:value="403" table:style-name="ce1">
            <text:p>403</text:p>
          </table:table-cell>
          <table:table-cell office:value-type="float" office:value="-5.0140000000000002E-3" table:style-name="ce1">
            <text:p>-0,005014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1.9469999999999999E-3" table:style-name="ce1">
            <text:p>0,001947</text:p>
          </table:table-cell>
          <table:table-cell table:number-columns-repeated="2" table:style-name="ce1"/>
          <table:table-cell office:value-type="float" office:value="404" table:style-name="ce1">
            <text:p>404</text:p>
          </table:table-cell>
          <table:table-cell office:value-type="float" office:value="-5.738E-3" table:style-name="ce1">
            <text:p>-0,005738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-1.173E-3" table:style-name="ce1">
            <text:p>-0,001173</text:p>
          </table:table-cell>
          <table:table-cell table:number-columns-repeated="2" table:style-name="ce1"/>
          <table:table-cell office:value-type="float" office:value="405" table:style-name="ce1">
            <text:p>405</text:p>
          </table:table-cell>
          <table:table-cell office:value-type="float" office:value="-4.1279999999999997E-3" table:style-name="ce1">
            <text:p>-0,004128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-3.8509999999999998E-3" table:style-name="ce1">
            <text:p>-0,003851</text:p>
          </table:table-cell>
          <table:table-cell table:number-columns-repeated="2" table:style-name="ce1"/>
          <table:table-cell office:value-type="float" office:value="406" table:style-name="ce1">
            <text:p>406</text:p>
          </table:table-cell>
          <table:table-cell office:value-type="float" office:value="-8.61E-4" table:style-name="ce1">
            <text:p>-0,000861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-5.1619999999999999E-3" table:style-name="ce1">
            <text:p>-0,005162</text:p>
          </table:table-cell>
          <table:table-cell table:number-columns-repeated="2" table:style-name="ce1"/>
          <table:table-cell office:value-type="float" office:value="407" table:style-name="ce1">
            <text:p>407</text:p>
          </table:table-cell>
          <table:table-cell office:value-type="float" office:value="2.7190000000000001E-3" table:style-name="ce1">
            <text:p>0,002719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-4.666E-3" table:style-name="ce1">
            <text:p>-0,004666</text:p>
          </table:table-cell>
          <table:table-cell table:number-columns-repeated="2" table:style-name="ce1"/>
          <table:table-cell office:value-type="float" office:value="408" table:style-name="ce1">
            <text:p>408</text:p>
          </table:table-cell>
          <table:table-cell office:value-type="float" office:value="5.1570000000000001E-3" table:style-name="ce1">
            <text:p>0,005157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-2.5539999999999998E-3" table:style-name="ce1">
            <text:p>-0,002554</text:p>
          </table:table-cell>
          <table:table-cell table:number-columns-repeated="2" table:style-name="ce1"/>
          <table:table-cell office:value-type="float" office:value="409" table:style-name="ce1">
            <text:p>409</text:p>
          </table:table-cell>
          <table:table-cell office:value-type="float" office:value="5.4770000000000001E-3" table:style-name="ce1">
            <text:p>0,005477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.2299999999999998E-4" table:style-name="ce1">
            <text:p>0,000423</text:p>
          </table:table-cell>
          <table:table-cell table:number-columns-repeated="2" table:style-name="ce1"/>
          <table:table-cell office:value-type="float" office:value="410" table:style-name="ce1">
            <text:p>410</text:p>
          </table:table-cell>
          <table:table-cell office:value-type="float" office:value="3.5729999999999998E-3" table:style-name="ce1">
            <text:p>0,003573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.2209999999999999E-3" table:style-name="ce1">
            <text:p>0,003221</text:p>
          </table:table-cell>
          <table:table-cell table:number-columns-repeated="2" table:style-name="ce1"/>
          <table:table-cell office:value-type="float" office:value="411" table:style-name="ce1">
            <text:p>411</text:p>
          </table:table-cell>
          <table:table-cell office:value-type="float" office:value="2.3900000000000001E-4" table:style-name="ce1">
            <text:p>0,000239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.8700000000000002E-3" table:style-name="ce1">
            <text:p>0,00487</text:p>
          </table:table-cell>
          <table:table-cell table:number-columns-repeated="2" table:style-name="ce1"/>
          <table:table-cell office:value-type="float" office:value="412" table:style-name="ce1">
            <text:p>412</text:p>
          </table:table-cell>
          <table:table-cell office:value-type="float" office:value="-3.1549999999999998E-3" table:style-name="ce1">
            <text:p>-0,003155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.81E-3" table:style-name="ce1">
            <text:p>0,00481</text:p>
          </table:table-cell>
          <table:table-cell table:number-columns-repeated="2" table:style-name="ce1"/>
          <table:table-cell office:value-type="float" office:value="413" table:style-name="ce1">
            <text:p>413</text:p>
          </table:table-cell>
          <table:table-cell office:value-type="float" office:value="-5.2339999999999999E-3" table:style-name="ce1">
            <text:p>-0,005234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3.0790000000000001E-3" table:style-name="ce1">
            <text:p>0,003079</text:p>
          </table:table-cell>
          <table:table-cell table:number-columns-repeated="2" table:style-name="ce1"/>
          <table:table-cell office:value-type="float" office:value="414" table:style-name="ce1">
            <text:p>414</text:p>
          </table:table-cell>
          <table:table-cell office:value-type="float" office:value="-5.1679999999999999E-3" table:style-name="ce1">
            <text:p>-0,005168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.9700000000000001E-4" table:style-name="ce1">
            <text:p>0,000297</text:p>
          </table:table-cell>
          <table:table-cell table:number-columns-repeated="2" table:style-name="ce1"/>
          <table:table-cell office:value-type="float" office:value="415" table:style-name="ce1">
            <text:p>415</text:p>
          </table:table-cell>
          <table:table-cell office:value-type="float" office:value="-3.006E-3" table:style-name="ce1">
            <text:p>-0,003006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-2.5600000000000002E-3" table:style-name="ce1">
            <text:p>-0,00256</text:p>
          </table:table-cell>
          <table:table-cell table:number-columns-repeated="2" table:style-name="ce1"/>
          <table:table-cell office:value-type="float" office:value="416" table:style-name="ce1">
            <text:p>416</text:p>
          </table:table-cell>
          <table:table-cell office:value-type="float" office:value="3.5300000000000002E-4" table:style-name="ce1">
            <text:p>0,000353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-4.4970000000000001E-3" table:style-name="ce1">
            <text:p>-0,004497</text:p>
          </table:table-cell>
          <table:table-cell table:number-columns-repeated="2" table:style-name="ce1"/>
          <table:table-cell office:value-type="float" office:value="417" table:style-name="ce1">
            <text:p>417</text:p>
          </table:table-cell>
          <table:table-cell office:value-type="float" office:value="3.5330000000000001E-3" table:style-name="ce1">
            <text:p>0,003533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-4.8520000000000004E-3" table:style-name="ce1">
            <text:p>-0,004852</text:p>
          </table:table-cell>
          <table:table-cell table:number-columns-repeated="2" table:style-name="ce1"/>
          <table:table-cell office:value-type="float" office:value="418" table:style-name="ce1">
            <text:p>418</text:p>
          </table:table-cell>
          <table:table-cell office:value-type="float" office:value="5.2469999999999999E-3" table:style-name="ce1">
            <text:p>0,005247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-3.5170000000000002E-3" table:style-name="ce1">
            <text:p>-0,003517</text:p>
          </table:table-cell>
          <table:table-cell table:number-columns-repeated="2" table:style-name="ce1"/>
          <table:table-cell office:value-type="float" office:value="419" table:style-name="ce1">
            <text:p>419</text:p>
          </table:table-cell>
          <table:table-cell office:value-type="float" office:value="4.8149999999999998E-3" table:style-name="ce1">
            <text:p>0,004815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-9.7400000000000004E-4" table:style-name="ce1">
            <text:p>-0,000974</text:p>
          </table:table-cell>
          <table:table-cell table:number-columns-repeated="2" table:style-name="ce1"/>
          <table:table-cell office:value-type="float" office:value="420" table:style-name="ce1">
            <text:p>420</text:p>
          </table:table-cell>
          <table:table-cell office:value-type="float" office:value="2.434E-3" table:style-name="ce1">
            <text:p>0,002434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1.882E-3" table:style-name="ce1">
            <text:p>0,001882</text:p>
          </table:table-cell>
          <table:table-cell table:number-columns-repeated="2" table:style-name="ce1"/>
          <table:table-cell office:value-type="float" office:value="421" table:style-name="ce1">
            <text:p>421</text:p>
          </table:table-cell>
          <table:table-cell office:value-type="float" office:value="-9.1E-4" table:style-name="ce1">
            <text:p>-0,00091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.0549999999999996E-3" table:style-name="ce1">
            <text:p>0,004055</text:p>
          </table:table-cell>
          <table:table-cell table:number-columns-repeated="2" table:style-name="ce1"/>
          <table:table-cell office:value-type="float" office:value="422" table:style-name="ce1">
            <text:p>422</text:p>
          </table:table-cell>
          <table:table-cell office:value-type="float" office:value="-3.8509999999999998E-3" table:style-name="ce1">
            <text:p>-0,003851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.797E-3" table:style-name="ce1">
            <text:p>0,004797</text:p>
          </table:table-cell>
          <table:table-cell table:number-columns-repeated="2" table:style-name="ce1"/>
          <table:table-cell office:value-type="float" office:value="423" table:style-name="ce1">
            <text:p>423</text:p>
          </table:table-cell>
          <table:table-cell office:value-type="float" office:value="-5.1999999999999998E-3" table:style-name="ce1">
            <text:p>-0,0052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3.8639999999999998E-3" table:style-name="ce1">
            <text:p>0,003864</text:p>
          </table:table-cell>
          <table:table-cell table:number-columns-repeated="2" table:style-name="ce1"/>
          <table:table-cell office:value-type="float" office:value="424" table:style-name="ce1">
            <text:p>424</text:p>
          </table:table-cell>
          <table:table-cell office:value-type="float" office:value="-4.4250000000000001E-3" table:style-name="ce1">
            <text:p>-0,004425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1.598E-3" table:style-name="ce1">
            <text:p>0,001598</text:p>
          </table:table-cell>
          <table:table-cell table:number-columns-repeated="2" table:style-name="ce1"/>
          <table:table-cell office:value-type="float" office:value="425" table:style-name="ce1">
            <text:p>425</text:p>
          </table:table-cell>
          <table:table-cell office:value-type="float" office:value="-1.8630000000000001E-3" table:style-name="ce1">
            <text:p>-0,001863</text:p>
          </table:table-cell>
          <table:table-cell table:number-columns-repeated="1637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-1.201E-3" table:style-name="ce1">
            <text:p>-0,001201</text:p>
          </table:table-cell>
          <table:table-cell table:number-columns-repeated="2" table:style-name="ce1"/>
          <table:table-cell office:value-type="float" office:value="426" table:style-name="ce1">
            <text:p>426</text:p>
          </table:table-cell>
          <table:table-cell office:value-type="float" office:value="1.4300000000000001E-3" table:style-name="ce1">
            <text:p>0,00143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-3.5560000000000001E-3" table:style-name="ce1">
            <text:p>-0,003556</text:p>
          </table:table-cell>
          <table:table-cell table:number-columns-repeated="2" table:style-name="ce1"/>
          <table:table-cell office:value-type="float" office:value="427" table:style-name="ce1">
            <text:p>427</text:p>
          </table:table-cell>
          <table:table-cell office:value-type="float" office:value="4.1099999999999999E-3" table:style-name="ce1">
            <text:p>0,00411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-4.6509999999999998E-3" table:style-name="ce1">
            <text:p>-0,004651</text:p>
          </table:table-cell>
          <table:table-cell table:number-columns-repeated="2" table:style-name="ce1"/>
          <table:table-cell office:value-type="float" office:value="428" table:style-name="ce1">
            <text:p>428</text:p>
          </table:table-cell>
          <table:table-cell office:value-type="float" office:value="5.0959999999999998E-3" table:style-name="ce1">
            <text:p>0,005096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-4.1190000000000003E-3" table:style-name="ce1">
            <text:p>-0,004119</text:p>
          </table:table-cell>
          <table:table-cell table:number-columns-repeated="2" table:style-name="ce1"/>
          <table:table-cell office:value-type="float" office:value="429" table:style-name="ce1">
            <text:p>429</text:p>
          </table:table-cell>
          <table:table-cell office:value-type="float" office:value="4.0039999999999997E-3" table:style-name="ce1">
            <text:p>0,004004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-2.16E-3" table:style-name="ce1">
            <text:p>-0,00216</text:p>
          </table:table-cell>
          <table:table-cell table:number-columns-repeated="2" table:style-name="ce1"/>
          <table:table-cell office:value-type="float" office:value="430" table:style-name="ce1">
            <text:p>430</text:p>
          </table:table-cell>
          <table:table-cell office:value-type="float" office:value="1.2979999999999999E-3" table:style-name="ce1">
            <text:p>0,001298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5.2999999999999998E-4" table:style-name="ce1">
            <text:p>0,00053</text:p>
          </table:table-cell>
          <table:table-cell table:number-columns-repeated="2" table:style-name="ce1"/>
          <table:table-cell office:value-type="float" office:value="431" table:style-name="ce1">
            <text:p>431</text:p>
          </table:table-cell>
          <table:table-cell office:value-type="float" office:value="-1.908E-3" table:style-name="ce1">
            <text:p>-0,001908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.0100000000000001E-3" table:style-name="ce1">
            <text:p>0,00301</text:p>
          </table:table-cell>
          <table:table-cell table:number-columns-repeated="2" table:style-name="ce1"/>
          <table:table-cell office:value-type="float" office:value="432" table:style-name="ce1">
            <text:p>432</text:p>
          </table:table-cell>
          <table:table-cell office:value-type="float" office:value="-4.3090000000000003E-3" table:style-name="ce1">
            <text:p>-0,004309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.4209999999999996E-3" table:style-name="ce1">
            <text:p>0,004421</text:p>
          </table:table-cell>
          <table:table-cell table:number-columns-repeated="2" table:style-name="ce1"/>
          <table:table-cell office:value-type="float" office:value="433" table:style-name="ce1">
            <text:p>433</text:p>
          </table:table-cell>
          <table:table-cell office:value-type="float" office:value="-4.9389999999999998E-3" table:style-name="ce1">
            <text:p>-0,004939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4.2810000000000001E-3" table:style-name="ce1">
            <text:p>0,004281</text:p>
          </table:table-cell>
          <table:table-cell table:number-columns-repeated="2" table:style-name="ce1"/>
          <table:table-cell office:value-type="float" office:value="434" table:style-name="ce1">
            <text:p>434</text:p>
          </table:table-cell>
          <table:table-cell office:value-type="float" office:value="-3.5569999999999998E-3" table:style-name="ce1">
            <text:p>-0,003557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.6540000000000001E-3" table:style-name="ce1">
            <text:p>0,002654</text:p>
          </table:table-cell>
          <table:table-cell table:number-columns-repeated="2" table:style-name="ce1"/>
          <table:table-cell office:value-type="float" office:value="435" table:style-name="ce1">
            <text:p>435</text:p>
          </table:table-cell>
          <table:table-cell office:value-type="float" office:value="-7.4600000000000003E-4" table:style-name="ce1">
            <text:p>-0,000746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1.2E-4" table:style-name="ce1">
            <text:p>0,00012</text:p>
          </table:table-cell>
          <table:table-cell table:number-columns-repeated="2" table:style-name="ce1"/>
          <table:table-cell office:value-type="float" office:value="436" table:style-name="ce1">
            <text:p>436</text:p>
          </table:table-cell>
          <table:table-cell office:value-type="float" office:value="2.3419999999999999E-3" table:style-name="ce1">
            <text:p>0,002342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-2.4320000000000001E-3" table:style-name="ce1">
            <text:p>-0,002432</text:p>
          </table:table-cell>
          <table:table-cell table:number-columns-repeated="2" table:style-name="ce1"/>
          <table:table-cell office:value-type="float" office:value="437" table:style-name="ce1">
            <text:p>437</text:p>
          </table:table-cell>
          <table:table-cell office:value-type="float" office:value="4.45E-3" table:style-name="ce1">
            <text:p>0,00445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-4.1139999999999996E-3" table:style-name="ce1">
            <text:p>-0,004114</text:p>
          </table:table-cell>
          <table:table-cell table:number-columns-repeated="2" table:style-name="ce1"/>
          <table:table-cell office:value-type="float" office:value="438" table:style-name="ce1">
            <text:p>438</text:p>
          </table:table-cell>
          <table:table-cell office:value-type="float" office:value="4.7320000000000001E-3" table:style-name="ce1">
            <text:p>0,004732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-4.3509999999999998E-3" table:style-name="ce1">
            <text:p>-0,004351</text:p>
          </table:table-cell>
          <table:table-cell table:number-columns-repeated="2" table:style-name="ce1"/>
          <table:table-cell office:value-type="float" office:value="439" table:style-name="ce1">
            <text:p>439</text:p>
          </table:table-cell>
          <table:table-cell office:value-type="float" office:value="3.091E-3" table:style-name="ce1">
            <text:p>0,003091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-3.0730000000000002E-3" table:style-name="ce1">
            <text:p>-0,003073</text:p>
          </table:table-cell>
          <table:table-cell table:number-columns-repeated="2" table:style-name="ce1"/>
          <table:table-cell office:value-type="float" office:value="440" table:style-name="ce1">
            <text:p>440</text:p>
          </table:table-cell>
          <table:table-cell office:value-type="float" office:value="2.1000000000000001E-4" table:style-name="ce1">
            <text:p>0,00021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-7.3800000000000005E-4" table:style-name="ce1">
            <text:p>-0,000738</text:p>
          </table:table-cell>
          <table:table-cell table:number-columns-repeated="2" table:style-name="ce1"/>
          <table:table-cell office:value-type="float" office:value="441" table:style-name="ce1">
            <text:p>441</text:p>
          </table:table-cell>
          <table:table-cell office:value-type="float" office:value="-2.7290000000000001E-3" table:style-name="ce1">
            <text:p>-0,002729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.8320000000000001E-3" table:style-name="ce1">
            <text:p>0,001832</text:p>
          </table:table-cell>
          <table:table-cell table:number-columns-repeated="2" table:style-name="ce1"/>
          <table:table-cell office:value-type="float" office:value="442" table:style-name="ce1">
            <text:p>442</text:p>
          </table:table-cell>
          <table:table-cell office:value-type="float" office:value="-4.5329999999999997E-3" table:style-name="ce1">
            <text:p>-0,004533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.7420000000000001E-3" table:style-name="ce1">
            <text:p>0,003742</text:p>
          </table:table-cell>
          <table:table-cell table:number-columns-repeated="2" table:style-name="ce1"/>
          <table:table-cell office:value-type="float" office:value="443" table:style-name="ce1">
            <text:p>443</text:p>
          </table:table-cell>
          <table:table-cell office:value-type="float" office:value="-4.4809999999999997E-3" table:style-name="ce1">
            <text:p>-0,004481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4.333E-3" table:style-name="ce1">
            <text:p>0,004333</text:p>
          </table:table-cell>
          <table:table-cell table:number-columns-repeated="2" table:style-name="ce1"/>
          <table:table-cell office:value-type="float" office:value="444" table:style-name="ce1">
            <text:p>444</text:p>
          </table:table-cell>
          <table:table-cell office:value-type="float" office:value="-2.6099999999999999E-3" table:style-name="ce1">
            <text:p>-0,00261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.4120000000000001E-3" table:style-name="ce1">
            <text:p>0,003412</text:p>
          </table:table-cell>
          <table:table-cell table:number-columns-repeated="2" table:style-name="ce1"/>
          <table:table-cell office:value-type="float" office:value="445" table:style-name="ce1">
            <text:p>445</text:p>
          </table:table-cell>
          <table:table-cell office:value-type="float" office:value="3.0299999999999999E-4" table:style-name="ce1">
            <text:p>0,000303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.3129999999999999E-3" table:style-name="ce1">
            <text:p>0,001313</text:p>
          </table:table-cell>
          <table:table-cell table:number-columns-repeated="2" table:style-name="ce1"/>
          <table:table-cell office:value-type="float" office:value="446" table:style-name="ce1">
            <text:p>446</text:p>
          </table:table-cell>
          <table:table-cell office:value-type="float" office:value="3.0669999999999998E-3" table:style-name="ce1">
            <text:p>0,003067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-1.224E-3" table:style-name="ce1">
            <text:p>-0,001224</text:p>
          </table:table-cell>
          <table:table-cell table:number-columns-repeated="2" table:style-name="ce1"/>
          <table:table-cell office:value-type="float" office:value="447" table:style-name="ce1">
            <text:p>447</text:p>
          </table:table-cell>
          <table:table-cell office:value-type="float" office:value="4.561E-3" table:style-name="ce1">
            <text:p>0,004561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-3.3119999999999998E-3" table:style-name="ce1">
            <text:p>-0,003312</text:p>
          </table:table-cell>
          <table:table-cell table:number-columns-repeated="2" table:style-name="ce1"/>
          <table:table-cell office:value-type="float" office:value="448" table:style-name="ce1">
            <text:p>448</text:p>
          </table:table-cell>
          <table:table-cell office:value-type="float" office:value="4.1900000000000001E-3" table:style-name="ce1">
            <text:p>0,00419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-4.2300000000000003E-3" table:style-name="ce1">
            <text:p>-0,00423</text:p>
          </table:table-cell>
          <table:table-cell table:number-columns-repeated="2" table:style-name="ce1"/>
          <table:table-cell office:value-type="float" office:value="449" table:style-name="ce1">
            <text:p>449</text:p>
          </table:table-cell>
          <table:table-cell office:value-type="float" office:value="2.1210000000000001E-3" table:style-name="ce1">
            <text:p>0,002121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-7.9000000000000001E-4" table:style-name="ce1">
            <text:p>-0,00079</text:p>
          </table:table-cell>
          <table:table-cell table:number-columns-repeated="16378"/>
        </table:table-row>
        <table:table-row table:number-rows-repeated="1048124"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W(t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office:value-type="string" table:style-name="ce1">
            <text:p>f(w)</text:p>
          </table:table-cell>
          <table:table-cell table:style-name="ce1"/>
          <table:table-cell table:style-name="ce1">
            <draw:frame draw:z-index="2" draw:id="id3" draw:style-name="a3" draw:name="Диаграмма 6" svg:x="0.22192in" svg:y="0.09964in" svg:width="10.11322in" svg:height="6.603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">
            <text:p>k</text:p>
          </table:table-cell>
          <table:table-cell office:value-type="string" table:style-name="ce1">
            <text:p>W(k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(t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(t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(t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(t)</text:p>
          </table:table-cell>
          <table:table-cell table:number-columns-repeated="3" table:style-name="ce1"/>
          <table:table-cell office:value-type="string" table:style-name="ce1">
            <text:p>w</text:p>
          </table:table-cell>
          <table:table-cell office:value-type="string" table:style-name="ce1">
            <text:p>f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(w)</text:p>
          </table:table-cell>
          <table:table-cell table:number-columns-repeated="1633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.9000000000000001E-4" table:style-name="ce1">
            <text:p>0,000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07949999999999" table:style-name="ce1">
            <text:p>1,570795</text:p>
          </table:table-cell>
          <table:table-cell table:number-columns-repeated="17" table:style-name="ce1"/>
          <table:table-cell office:value-type="float" office:value="0" table:formula="msoxl:=$A2/0.2" table:style-name="ce1">
            <text:p>0</text:p>
          </table:table-cell>
          <table:table-cell office:value-type="float" office:value="7.9000000000000001E-4" table:style-name="ce1">
            <text:p>0,00079</text:p>
          </table:table-cell>
          <table:table-cell office:value-type="float" office:value="0" table:formula="msoxl:=Y2/0.2" table:style-name="ce1">
            <text:p>0</text:p>
          </table:table-cell>
          <table:table-cell office:value-type="float" office:value="7.9000000000000001E-4" table:style-name="ce1">
            <text:p>0,00079</text:p>
          </table:table-cell>
          <table:table-cell office:value-type="float" office:value="1" table:style-name="ce1">
            <text:p>1</text:p>
          </table:table-cell>
          <table:table-cell office:value-type="float" office:value="-3.0299999999999999E-4" table:style-name="ce1">
            <text:p>-0,000303</text:p>
          </table:table-cell>
          <table:table-cell office:value-type="float" office:value="2" table:style-name="ce1">
            <text:p>2</text:p>
          </table:table-cell>
          <table:table-cell office:value-type="float" office:value="-2.1000000000000001E-4" table:style-name="ce1">
            <text:p>-0,00021</text:p>
          </table:table-cell>
          <table:table-cell office:value-type="float" office:value="3" table:style-name="ce1">
            <text:p>3</text:p>
          </table:table-cell>
          <table:table-cell office:value-type="float" office:value="7.4600000000000003E-4" table:style-name="ce1">
            <text:p>0,000746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.5707949999999999" table:style-name="ce1">
            <text:p>1,570795</text:p>
          </table:table-cell>
          <table:table-cell office:value-type="float" office:value="2" table:style-name="ce1">
            <text:p>2</text:p>
          </table:table-cell>
          <table:table-cell office:value-type="float" office:value="-88.429214000000002" table:style-name="ce1">
            <text:p>-88,429214</text:p>
          </table:table-cell>
          <table:table-cell office:value-type="float" office:value="3.9" table:style-name="ce1">
            <text:p>3,9</text:p>
          </table:table-cell>
          <table:table-cell office:value-type="float" office:value="-178.429123" table:style-name="ce1">
            <text:p>-178,429123</text:p>
          </table:table-cell>
          <table:table-cell office:value-type="float" office:value="5.9" table:style-name="ce1">
            <text:p>5,9</text:p>
          </table:table-cell>
          <table:table-cell office:value-type="float" office:value="-268.42904700000003" table:style-name="ce1">
            <text:p>-268,429047</text:p>
          </table:table-cell>
          <table:table-cell office:value-type="float" office:value="7.9" table:style-name="ce1">
            <text:p>7,9</text:p>
          </table:table-cell>
          <table:table-cell office:value-type="float" office:value="-358.42895499999997" table:style-name="ce1">
            <text:p>-358,428955</text:p>
          </table:table-cell>
          <table:table-cell table:number-columns-repeated="16339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-2.1210000000000001E-3" table:style-name="ce1">
            <text:p>-0,002121</text:p>
          </table:table-cell>
          <table:table-cell office:value-type="float" office:value="0.1" table:style-name="ce1">
            <text:p>0,1</text:p>
          </table:table-cell>
          <table:table-cell office:value-type="float" office:value="0.112382" table:style-name="ce1">
            <text:p>0,112382</text:p>
          </table:table-cell>
          <table:table-cell office:value-type="float" office:value="-2.9292050000000001" table:style-name="ce1">
            <text:p>-2,929205</text:p>
          </table:table-cell>
          <table:table-cell table:number-columns-repeated="17" table:style-name="ce1"/>
          <table:table-cell office:value-type="float" office:value="1" table:formula="msoxl:=$A3/0.2" table:style-name="ce1">
            <text:p>1</text:p>
          </table:table-cell>
          <table:table-cell office:value-type="float" office:value="-2.1210000000000001E-3" table:style-name="ce1">
            <text:p>-0,002121</text:p>
          </table:table-cell>
          <table:table-cell office:value-type="float" office:value="0.2" table:style-name="ce1">
            <text:p>0,2</text:p>
          </table:table-cell>
          <table:table-cell office:value-type="float" office:value="-2.1210000000000001E-3" table:style-name="ce1">
            <text:p>-0,002121</text:p>
          </table:table-cell>
          <table:table-cell office:value-type="float" office:value="1.2" table:style-name="ce1">
            <text:p>1,2</text:p>
          </table:table-cell>
          <table:table-cell office:value-type="float" office:value="2.6099999999999999E-3" table:style-name="ce1">
            <text:p>0,0026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-3.091E-3" table:style-name="ce1">
            <text:p>-0,003091</text:p>
          </table:table-cell>
          <table:table-cell office:value-type="float" office:value="3.2" table:style-name="ce1">
            <text:p>3,2</text:p>
          </table:table-cell>
          <table:table-cell office:value-type="float" office:value="3.5569999999999998E-3" table:style-name="ce1">
            <text:p>0,003557</text:p>
          </table:table-cell>
          <table:table-cell table:number-columns-repeated="3" table:style-name="ce1"/>
          <table:table-cell office:value-type="float" office:value="0.1" table:style-name="ce1">
            <text:p>0,1</text:p>
          </table:table-cell>
          <table:table-cell office:value-type="float" office:value="-2.9292050000000001" table:style-name="ce1">
            <text:p>-2,929205</text:p>
          </table:table-cell>
          <table:table-cell office:value-type="float" office:value="2.1" table:style-name="ce1">
            <text:p>2,1</text:p>
          </table:table-cell>
          <table:table-cell office:value-type="float" office:value="-92.929214000000002" table:style-name="ce1">
            <text:p>-92,929214</text:p>
          </table:table-cell>
          <table:table-cell office:value-type="float" office:value="4" table:style-name="ce1">
            <text:p>4</text:p>
          </table:table-cell>
          <table:table-cell office:value-type="float" office:value="-182.92913799999999" table:style-name="ce1">
            <text:p>-182,929138</text:p>
          </table:table-cell>
          <table:table-cell office:value-type="float" office:value="6" table:style-name="ce1">
            <text:p>6</text:p>
          </table:table-cell>
          <table:table-cell office:value-type="float" office:value="-272.92904700000003" table:style-name="ce1">
            <text:p>-272,929047</text:p>
          </table:table-cell>
          <table:table-cell office:value-type="float" office:value="8" table:style-name="ce1">
            <text:p>8</text:p>
          </table:table-cell>
          <table:table-cell office:value-type="float" office:value="-362.92895499999997" table:style-name="ce1">
            <text:p>-362,928955</text:p>
          </table:table-cell>
          <table:table-cell table:number-columns-repeated="1633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-4.1900000000000001E-3" table:style-name="ce1">
            <text:p>-0,00419</text:p>
          </table:table-cell>
          <table:table-cell office:value-type="float" office:value="0.2" table:style-name="ce1">
            <text:p>0,2</text:p>
          </table:table-cell>
          <table:table-cell office:value-type="float" office:value="0.19462599999999999" table:style-name="ce1">
            <text:p>0,194626</text:p>
          </table:table-cell>
          <table:table-cell office:value-type="float" office:value="-7.4292049999999996" table:style-name="ce1">
            <text:p>-7,429205</text:p>
          </table:table-cell>
          <table:table-cell table:number-columns-repeated="17" table:style-name="ce1"/>
          <table:table-cell office:value-type="float" office:value="2" table:formula="msoxl:=$A4/0.2" table:style-name="ce1">
            <text:p>2</text:p>
          </table:table-cell>
          <table:table-cell office:value-type="float" office:value="-4.1900000000000001E-3" table:style-name="ce1">
            <text:p>-0,00419</text:p>
          </table:table-cell>
          <table:table-cell office:value-type="float" office:value="0.4" table:style-name="ce1">
            <text:p>0,4</text:p>
          </table:table-cell>
          <table:table-cell office:value-type="float" office:value="-4.1900000000000001E-3" table:style-name="ce1">
            <text:p>-0,00419</text:p>
          </table:table-cell>
          <table:table-cell office:value-type="float" office:value="1.4" table:style-name="ce1">
            <text:p>1,4</text:p>
          </table:table-cell>
          <table:table-cell office:value-type="float" office:value="4.4809999999999997E-3" table:style-name="ce1">
            <text:p>0,004481</text:p>
          </table:table-cell>
          <table:table-cell office:value-type="float" office:value="2.4" table:style-name="ce1">
            <text:p>2,4</text:p>
          </table:table-cell>
          <table:table-cell office:value-type="float" office:value="-4.7320000000000001E-3" table:style-name="ce1">
            <text:p>-0,004732</text:p>
          </table:table-cell>
          <table:table-cell office:value-type="float" office:value="3.4" table:style-name="ce1">
            <text:p>3,4</text:p>
          </table:table-cell>
          <table:table-cell office:value-type="float" office:value="4.9389999999999998E-3" table:style-name="ce1">
            <text:p>0,004939</text:p>
          </table:table-cell>
          <table:table-cell table:number-columns-repeated="3" table:style-name="ce1"/>
          <table:table-cell office:value-type="float" office:value="0.2" table:style-name="ce1">
            <text:p>0,2</text:p>
          </table:table-cell>
          <table:table-cell office:value-type="float" office:value="-7.4292049999999996" table:style-name="ce1">
            <text:p>-7,42920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-97.429207000000005" table:style-name="ce1">
            <text:p>-97,42920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-187.42913799999999" table:style-name="ce1">
            <text:p>-187,429138</text:p>
          </table:table-cell>
          <table:table-cell office:value-type="float" office:value="6.1" table:style-name="ce1">
            <text:p>6,1</text:p>
          </table:table-cell>
          <table:table-cell office:value-type="float" office:value="-277.42904700000003" table:style-name="ce1">
            <text:p>-277,429047</text:p>
          </table:table-cell>
          <table:table-cell office:value-type="float" office:value="8.1" table:style-name="ce1">
            <text:p>8,1</text:p>
          </table:table-cell>
          <table:table-cell office:value-type="float" office:value="-367.42898600000001" table:style-name="ce1">
            <text:p>-367,428986</text:p>
          </table:table-cell>
          <table:table-cell table:number-columns-repeated="16339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-4.561E-3" table:style-name="ce1">
            <text:p>-0,004561</text:p>
          </table:table-cell>
          <table:table-cell office:value-type="float" office:value="0.3" table:style-name="ce1">
            <text:p>0,3</text:p>
          </table:table-cell>
          <table:table-cell office:value-type="float" office:value="0.28985" table:style-name="ce1">
            <text:p>0,28985</text:p>
          </table:table-cell>
          <table:table-cell office:value-type="float" office:value="-11.929206000000001" table:style-name="ce1">
            <text:p>-11,929206</text:p>
          </table:table-cell>
          <table:table-cell table:number-columns-repeated="17" table:style-name="ce1"/>
          <table:table-cell office:value-type="float" office:value="2.9999999999999996" table:formula="msoxl:=$A5/0.2" table:style-name="ce1">
            <text:p>3</text:p>
          </table:table-cell>
          <table:table-cell office:value-type="float" office:value="-4.561E-3" table:style-name="ce1">
            <text:p>-0,004561</text:p>
          </table:table-cell>
          <table:table-cell office:value-type="float" office:value="0.6" table:style-name="ce1">
            <text:p>0,6</text:p>
          </table:table-cell>
          <table:table-cell office:value-type="float" office:value="-4.561E-3" table:style-name="ce1">
            <text:p>-0,004561</text:p>
          </table:table-cell>
          <table:table-cell office:value-type="float" office:value="1.6" table:style-name="ce1">
            <text:p>1,6</text:p>
          </table:table-cell>
          <table:table-cell office:value-type="float" office:value="4.5329999999999997E-3" table:style-name="ce1">
            <text:p>0,004533</text:p>
          </table:table-cell>
          <table:table-cell office:value-type="float" office:value="2.6" table:style-name="ce1">
            <text:p>2,6</text:p>
          </table:table-cell>
          <table:table-cell office:value-type="float" office:value="-4.45E-3" table:style-name="ce1">
            <text:p>-0,00445</text:p>
          </table:table-cell>
          <table:table-cell office:value-type="float" office:value="3.6" table:style-name="ce1">
            <text:p>3,6</text:p>
          </table:table-cell>
          <table:table-cell office:value-type="float" office:value="4.3090000000000003E-3" table:style-name="ce1">
            <text:p>0,004309</text:p>
          </table:table-cell>
          <table:table-cell table:number-columns-repeated="3" table:style-name="ce1"/>
          <table:table-cell office:value-type="float" office:value="0.3" table:style-name="ce1">
            <text:p>0,3</text:p>
          </table:table-cell>
          <table:table-cell office:value-type="float" office:value="-11.929206000000001" table:style-name="ce1">
            <text:p>-11,92920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-101.929199" table:style-name="ce1">
            <text:p>-101,929199</text:p>
          </table:table-cell>
          <table:table-cell office:value-type="float" office:value="4.2" table:style-name="ce1">
            <text:p>4,2</text:p>
          </table:table-cell>
          <table:table-cell office:value-type="float" office:value="-191.929123" table:style-name="ce1">
            <text:p>-191,929123</text:p>
          </table:table-cell>
          <table:table-cell office:value-type="float" office:value="6.2" table:style-name="ce1">
            <text:p>6,2</text:p>
          </table:table-cell>
          <table:table-cell office:value-type="float" office:value="-281.92904700000003" table:style-name="ce1">
            <text:p>-281,92904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-371.92898600000001" table:style-name="ce1">
            <text:p>-371,928986</text:p>
          </table:table-cell>
          <table:table-cell table:number-columns-repeated="16339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-3.0669999999999998E-3" table:style-name="ce1">
            <text:p>-0,003067</text:p>
          </table:table-cell>
          <table:table-cell office:value-type="float" office:value="0.4" table:style-name="ce1">
            <text:p>0,4</text:p>
          </table:table-cell>
          <table:table-cell office:value-type="float" office:value="0.40986800000000001" table:style-name="ce1">
            <text:p>0,409868</text:p>
          </table:table-cell>
          <table:table-cell office:value-type="float" office:value="-16.429205" table:style-name="ce1">
            <text:p>-16,429205</text:p>
          </table:table-cell>
          <table:table-cell table:number-columns-repeated="17" table:style-name="ce1"/>
          <table:table-cell office:value-type="float" office:value="4" table:formula="msoxl:=$A6/0.2" table:style-name="ce1">
            <text:p>4</text:p>
          </table:table-cell>
          <table:table-cell office:value-type="float" office:value="-3.0669999999999998E-3" table:style-name="ce1">
            <text:p>-0,003067</text:p>
          </table:table-cell>
          <table:table-cell office:value-type="float" office:value="0.8" table:style-name="ce1">
            <text:p>0,8</text:p>
          </table:table-cell>
          <table:table-cell office:value-type="float" office:value="-3.0669999999999998E-3" table:style-name="ce1">
            <text:p>-0,003067</text:p>
          </table:table-cell>
          <table:table-cell office:value-type="float" office:value="1.8" table:style-name="ce1">
            <text:p>1,8</text:p>
          </table:table-cell>
          <table:table-cell office:value-type="float" office:value="2.7290000000000001E-3" table:style-name="ce1">
            <text:p>0,002729</text:p>
          </table:table-cell>
          <table:table-cell office:value-type="float" office:value="2.8" table:style-name="ce1">
            <text:p>2,8</text:p>
          </table:table-cell>
          <table:table-cell office:value-type="float" office:value="-2.3419999999999999E-3" table:style-name="ce1">
            <text:p>-0,002342</text:p>
          </table:table-cell>
          <table:table-cell office:value-type="float" office:value="3.8" table:style-name="ce1">
            <text:p>3,8</text:p>
          </table:table-cell>
          <table:table-cell office:value-type="float" office:value="1.908E-3" table:style-name="ce1">
            <text:p>0,001908</text:p>
          </table:table-cell>
          <table:table-cell table:number-columns-repeated="3" table:style-name="ce1"/>
          <table:table-cell office:value-type="float" office:value="0.4" table:style-name="ce1">
            <text:p>0,4</text:p>
          </table:table-cell>
          <table:table-cell office:value-type="float" office:value="-16.429205" table:style-name="ce1">
            <text:p>-16,42920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-106.429199" table:style-name="ce1">
            <text:p>-106,429199</text:p>
          </table:table-cell>
          <table:table-cell office:value-type="float" office:value="4.3" table:style-name="ce1">
            <text:p>4,3</text:p>
          </table:table-cell>
          <table:table-cell office:value-type="float" office:value="-196.429123" table:style-name="ce1">
            <text:p>-196,429123</text:p>
          </table:table-cell>
          <table:table-cell office:value-type="float" office:value="6.3" table:style-name="ce1">
            <text:p>6,3</text:p>
          </table:table-cell>
          <table:table-cell office:value-type="float" office:value="-286.42904700000003" table:style-name="ce1">
            <text:p>-286,42904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-376.42901599999999" table:style-name="ce1">
            <text:p>-376,429016</text:p>
          </table:table-cell>
          <table:table-cell table:number-columns-repeated="1633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0299999999999999E-4" table:style-name="ce1">
            <text:p>-0,000303</text:p>
          </table:table-cell>
          <table:table-cell office:value-type="float" office:value="0.5" table:style-name="ce1">
            <text:p>0,5</text:p>
          </table:table-cell>
          <table:table-cell office:value-type="float" office:value="0.50601799999999997" table:style-name="ce1">
            <text:p>0,506018</text:p>
          </table:table-cell>
          <table:table-cell office:value-type="float" office:value="-20.929205" table:style-name="ce1">
            <text:p>-20,929205</text:p>
          </table:table-cell>
          <table:table-cell table:number-columns-repeated="17" table:style-name="ce1"/>
          <table:table-cell office:value-type="float" office:value="5" table:formula="msoxl:=$A7/0.2" table:style-name="ce1">
            <text:p>5</text:p>
          </table:table-cell>
          <table:table-cell office:value-type="float" office:value="-3.0299999999999999E-4" table:style-name="ce1">
            <text:p>-0,000303</text:p>
          </table:table-cell>
          <table:table-cell table:number-columns-repeated="11" table:style-name="ce1"/>
          <table:table-cell office:value-type="float" office:value="0.5" table:style-name="ce1">
            <text:p>0,5</text:p>
          </table:table-cell>
          <table:table-cell office:value-type="float" office:value="-20.929205" table:style-name="ce1">
            <text:p>-20,929205</text:p>
          </table:table-cell>
          <table:table-cell office:value-type="float" office:value="2.4" table:style-name="ce1">
            <text:p>2,4</text:p>
          </table:table-cell>
          <table:table-cell office:value-type="float" office:value="-110.929192" table:style-name="ce1">
            <text:p>-110,92919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-200.929123" table:style-name="ce1">
            <text:p>-200,929123</text:p>
          </table:table-cell>
          <table:table-cell office:value-type="float" office:value="6.4" table:style-name="ce1">
            <text:p>6,4</text:p>
          </table:table-cell>
          <table:table-cell office:value-type="float" office:value="-290.92904700000003" table:style-name="ce1">
            <text:p>-290,929047</text:p>
          </table:table-cell>
          <table:table-cell office:value-type="float" office:value="8.4" table:style-name="ce1">
            <text:p>8,4</text:p>
          </table:table-cell>
          <table:table-cell office:value-type="float" office:value="-380.92904700000003" table:style-name="ce1">
            <text:p>-380,929047</text:p>
          </table:table-cell>
          <table:table-cell table:number-columns-repeated="16339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2.6099999999999999E-3" table:style-name="ce1">
            <text:p>0,00261</text:p>
          </table:table-cell>
          <table:table-cell office:value-type="float" office:value="0.6" table:style-name="ce1">
            <text:p>0,6</text:p>
          </table:table-cell>
          <table:table-cell office:value-type="float" office:value="0.587283" table:style-name="ce1">
            <text:p>0,587283</text:p>
          </table:table-cell>
          <table:table-cell office:value-type="float" office:value="-25.429207000000002" table:style-name="ce1">
            <text:p>-25,429207</text:p>
          </table:table-cell>
          <table:table-cell table:number-columns-repeated="17" table:style-name="ce1"/>
          <table:table-cell office:value-type="float" office:value="5.9999999999999991" table:formula="msoxl:=$A8/0.2" table:style-name="ce1">
            <text:p>6</text:p>
          </table:table-cell>
          <table:table-cell office:value-type="float" office:value="2.6099999999999999E-3" table:style-name="ce1">
            <text:p>0,00261</text:p>
          </table:table-cell>
          <table:table-cell office:value-type="float" office:value="43" table:style-name="ce1">
            <text:p>43</text:p>
          </table:table-cell>
          <table:table-cell office:value-type="float" office:value="-9.7604999999999997E-2" table:style-name="ce1">
            <text:p>-0,097605</text:p>
          </table:table-cell>
          <table:table-cell office:value-type="float" office:value="44" table:style-name="ce1">
            <text:p>44</text:p>
          </table:table-cell>
          <table:table-cell office:value-type="float" office:value="0.198799" table:style-name="ce1">
            <text:p>0,198799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-0.198799" table:style-name="ce1">
            <text:p>-0,198799</text:p>
          </table:table-cell>
          <table:table-cell table:number-columns-repeated="3" table:style-name="ce1"/>
          <table:table-cell office:value-type="float" office:value="0.6" table:style-name="ce1">
            <text:p>0,6</text:p>
          </table:table-cell>
          <table:table-cell office:value-type="float" office:value="-25.429207000000002" table:style-name="ce1">
            <text:p>-25,429207</text:p>
          </table:table-cell>
          <table:table-cell office:value-type="float" office:value="2.5" table:style-name="ce1">
            <text:p>2,5</text:p>
          </table:table-cell>
          <table:table-cell office:value-type="float" office:value="-115.429192" table:style-name="ce1">
            <text:p>-115,429192</text:p>
          </table:table-cell>
          <table:table-cell office:value-type="float" office:value="4.5" table:style-name="ce1">
            <text:p>4,5</text:p>
          </table:table-cell>
          <table:table-cell office:value-type="float" office:value="-205.42910800000001" table:style-name="ce1">
            <text:p>-205,429108</text:p>
          </table:table-cell>
          <table:table-cell office:value-type="float" office:value="6.5" table:style-name="ce1">
            <text:p>6,5</text:p>
          </table:table-cell>
          <table:table-cell office:value-type="float" office:value="-295.42901599999999" table:style-name="ce1">
            <text:p>-295,429016</text:p>
          </table:table-cell>
          <table:table-cell office:value-type="float" office:value="8.5" table:style-name="ce1">
            <text:p>8,5</text:p>
          </table:table-cell>
          <table:table-cell office:value-type="float" office:value="-385.42904700000003" table:style-name="ce1">
            <text:p>-385,429047</text:p>
          </table:table-cell>
          <table:table-cell table:number-columns-repeated="16339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4.4809999999999997E-3" table:style-name="ce1">
            <text:p>0,004481</text:p>
          </table:table-cell>
          <table:table-cell office:value-type="float" office:value="0.7" table:style-name="ce1">
            <text:p>0,7</text:p>
          </table:table-cell>
          <table:table-cell office:value-type="float" office:value="0.69940100000000005" table:style-name="ce1">
            <text:p>0,699401</text:p>
          </table:table-cell>
          <table:table-cell office:value-type="float" office:value="-29.929207000000002" table:style-name="ce1">
            <text:p>-29,929207</text:p>
          </table:table-cell>
          <table:table-cell table:number-columns-repeated="17" table:style-name="ce1"/>
          <table:table-cell office:value-type="float" office:value="6.9999999999999991" table:formula="msoxl:=$A9/0.2" table:style-name="ce1">
            <text:p>7</text:p>
          </table:table-cell>
          <table:table-cell office:value-type="float" office:value="4.4809999999999997E-3" table:style-name="ce1">
            <text:p>0,004481</text:p>
          </table:table-cell>
          <table:table-cell office:value-type="float" office:value="43.2" table:style-name="ce1">
            <text:p>43,2</text:p>
          </table:table-cell>
          <table:table-cell office:value-type="float" office:value="-0.112576" table:style-name="ce1">
            <text:p>-0,112576</text:p>
          </table:table-cell>
          <table:table-cell office:value-type="float" office:value="44.2" table:style-name="ce1">
            <text:p>44,2</text:p>
          </table:table-cell>
          <table:table-cell office:value-type="float" office:value="0.27289200000000002" table:style-name="ce1">
            <text:p>0,272892</text:p>
          </table:table-cell>
          <table:table-cell office:value-type="float" office:value="45.2" table:style-name="ce1">
            <text:p>45,2</text:p>
          </table:table-cell>
          <table:table-cell office:value-type="float" office:value="-0.13963" table:style-name="ce1">
            <text:p>-0,13963</text:p>
          </table:table-cell>
          <table:table-cell office:value-type="float" office:value="46.2" table:style-name="ce1">
            <text:p>46,2</text:p>
          </table:table-cell>
          <table:table-cell office:value-type="float" office:value="-9.4757999999999995E-2" table:style-name="ce1">
            <text:p>-0,094758</text:p>
          </table:table-cell>
          <table:table-cell table:number-columns-repeated="3" table:style-name="ce1"/>
          <table:table-cell office:value-type="float" office:value="0.7" table:style-name="ce1">
            <text:p>0,7</text:p>
          </table:table-cell>
          <table:table-cell office:value-type="float" office:value="-29.929207000000002" table:style-name="ce1">
            <text:p>-29,929207</text:p>
          </table:table-cell>
          <table:table-cell office:value-type="float" office:value="2.6" table:style-name="ce1">
            <text:p>2,6</text:p>
          </table:table-cell>
          <table:table-cell office:value-type="float" office:value="-119.92918400000001" table:style-name="ce1">
            <text:p>-119,92918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-209.92910800000001" table:style-name="ce1">
            <text:p>-209,929108</text:p>
          </table:table-cell>
          <table:table-cell office:value-type="float" office:value="6.6" table:style-name="ce1">
            <text:p>6,6</text:p>
          </table:table-cell>
          <table:table-cell office:value-type="float" office:value="-299.92901599999999" table:style-name="ce1">
            <text:p>-299,929016</text:p>
          </table:table-cell>
          <table:table-cell office:value-type="float" office:value="8.6" table:style-name="ce1">
            <text:p>8,6</text:p>
          </table:table-cell>
          <table:table-cell office:value-type="float" office:value="-389.92907700000001" table:style-name="ce1">
            <text:p>-389,929077</text:p>
          </table:table-cell>
          <table:table-cell table:number-columns-repeated="16339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4.5329999999999997E-3" table:style-name="ce1">
            <text:p>0,004533</text:p>
          </table:table-cell>
          <table:table-cell office:value-type="float" office:value="0.8" table:style-name="ce1">
            <text:p>0,8</text:p>
          </table:table-cell>
          <table:table-cell office:value-type="float" office:value="0.81338200000000005" table:style-name="ce1">
            <text:p>0,813382</text:p>
          </table:table-cell>
          <table:table-cell office:value-type="float" office:value="-34.429206999999998" table:style-name="ce1">
            <text:p>-34,429207</text:p>
          </table:table-cell>
          <table:table-cell table:number-columns-repeated="17" table:style-name="ce1"/>
          <table:table-cell office:value-type="float" office:value="8" table:formula="msoxl:=$A10/0.2" table:style-name="ce1">
            <text:p>8</text:p>
          </table:table-cell>
          <table:table-cell office:value-type="float" office:value="4.5329999999999997E-3" table:style-name="ce1">
            <text:p>0,004533</text:p>
          </table:table-cell>
          <table:table-cell office:value-type="float" office:value="43.4" table:style-name="ce1">
            <text:p>43,4</text:p>
          </table:table-cell>
          <table:table-cell office:value-type="float" office:value="-8.2555000000000003E-2" table:style-name="ce1">
            <text:p>-0,082555</text:p>
          </table:table-cell>
          <table:table-cell office:value-type="float" office:value="44.4" table:style-name="ce1">
            <text:p>44,4</text:p>
          </table:table-cell>
          <table:table-cell office:value-type="float" office:value="0.29192800000000002" table:style-name="ce1">
            <text:p>0,291928</text:p>
          </table:table-cell>
          <table:table-cell office:value-type="float" office:value="45.4" table:style-name="ce1">
            <text:p>45,4</text:p>
          </table:table-cell>
          <table:table-cell office:value-type="float" office:value="-0.24502299999999999" table:style-name="ce1">
            <text:p>-0,245023</text:p>
          </table:table-cell>
          <table:table-cell office:value-type="float" office:value="46.4" table:style-name="ce1">
            <text:p>46,4</text:p>
          </table:table-cell>
          <table:table-cell office:value-type="float" office:value="8.1600000000000006E-3" table:style-name="ce1">
            <text:p>0,00816</text:p>
          </table:table-cell>
          <table:table-cell table:number-columns-repeated="3" table:style-name="ce1"/>
          <table:table-cell office:value-type="float" office:value="0.8" table:style-name="ce1">
            <text:p>0,8</text:p>
          </table:table-cell>
          <table:table-cell office:value-type="float" office:value="-34.429206999999998" table:style-name="ce1">
            <text:p>-34,429207</text:p>
          </table:table-cell>
          <table:table-cell office:value-type="float" office:value="2.7" table:style-name="ce1">
            <text:p>2,7</text:p>
          </table:table-cell>
          <table:table-cell office:value-type="float" office:value="-124.42918400000001" table:style-name="ce1">
            <text:p>-124,429184</text:p>
          </table:table-cell>
          <table:table-cell office:value-type="float" office:value="4.7" table:style-name="ce1">
            <text:p>4,7</text:p>
          </table:table-cell>
          <table:table-cell office:value-type="float" office:value="-214.42910800000001" table:style-name="ce1">
            <text:p>-214,429108</text:p>
          </table:table-cell>
          <table:table-cell office:value-type="float" office:value="6.7" table:style-name="ce1">
            <text:p>6,7</text:p>
          </table:table-cell>
          <table:table-cell office:value-type="float" office:value="-304.42901599999999" table:style-name="ce1">
            <text:p>-304,42901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-394.42907700000001" table:style-name="ce1">
            <text:p>-394,429077</text:p>
          </table:table-cell>
          <table:table-cell table:number-columns-repeated="16339"/>
        </table:table-row>
        <table:table-row table:style-name="ro1">
          <table:table-cell office:value-type="float" office:value="1.8" table:style-name="ce1">
            <text:p>1,8</text:p>
          </table:table-cell>
          <table:table-cell office:value-type="float" office:value="2.7290000000000001E-3" table:style-name="ce1">
            <text:p>0,002729</text:p>
          </table:table-cell>
          <table:table-cell office:value-type="float" office:value="0.9" table:style-name="ce1">
            <text:p>0,9</text:p>
          </table:table-cell>
          <table:table-cell office:value-type="float" office:value="0.89472799999999997" table:style-name="ce1">
            <text:p>0,894728</text:p>
          </table:table-cell>
          <table:table-cell office:value-type="float" office:value="-38.929211000000002" table:style-name="ce1">
            <text:p>-38,929211</text:p>
          </table:table-cell>
          <table:table-cell table:number-columns-repeated="17" table:style-name="ce1"/>
          <table:table-cell office:value-type="float" office:value="9" table:formula="msoxl:=$A11/0.2" table:style-name="ce1">
            <text:p>9</text:p>
          </table:table-cell>
          <table:table-cell office:value-type="float" office:value="2.7290000000000001E-3" table:style-name="ce1">
            <text:p>0,002729</text:p>
          </table:table-cell>
          <table:table-cell office:value-type="float" office:value="43.6" table:style-name="ce1">
            <text:p>43,6</text:p>
          </table:table-cell>
          <table:table-cell office:value-type="float" office:value="-8.1600000000000006E-3" table:style-name="ce1">
            <text:p>-0,00816</text:p>
          </table:table-cell>
          <table:table-cell office:value-type="float" office:value="44.6" table:style-name="ce1">
            <text:p>44,6</text:p>
          </table:table-cell>
          <table:table-cell office:value-type="float" office:value="0.24502299999999999" table:style-name="ce1">
            <text:p>0,245023</text:p>
          </table:table-cell>
          <table:table-cell office:value-type="float" office:value="45.6" table:style-name="ce1">
            <text:p>45,6</text:p>
          </table:table-cell>
          <table:table-cell office:value-type="float" office:value="-0.29192800000000002" table:style-name="ce1">
            <text:p>-0,291928</text:p>
          </table:table-cell>
          <table:table-cell office:value-type="float" office:value="46.6" table:style-name="ce1">
            <text:p>46,6</text:p>
          </table:table-cell>
          <table:table-cell office:value-type="float" office:value="8.2555000000000003E-2" table:style-name="ce1">
            <text:p>0,082555</text:p>
          </table:table-cell>
          <table:table-cell table:number-columns-repeated="3" table:style-name="ce1"/>
          <table:table-cell office:value-type="float" office:value="0.9" table:style-name="ce1">
            <text:p>0,9</text:p>
          </table:table-cell>
          <table:table-cell office:value-type="float" office:value="-38.929211000000002" table:style-name="ce1">
            <text:p>-38,929211</text:p>
          </table:table-cell>
          <table:table-cell office:value-type="float" office:value="2.8" table:style-name="ce1">
            <text:p>2,8</text:p>
          </table:table-cell>
          <table:table-cell office:value-type="float" office:value="-128.92918399999999" table:style-name="ce1">
            <text:p>-128,929184</text:p>
          </table:table-cell>
          <table:table-cell office:value-type="float" office:value="4.8" table:style-name="ce1">
            <text:p>4,8</text:p>
          </table:table-cell>
          <table:table-cell office:value-type="float" office:value="-218.92910800000001" table:style-name="ce1">
            <text:p>-218,929108</text:p>
          </table:table-cell>
          <table:table-cell office:value-type="float" office:value="6.8" table:style-name="ce1">
            <text:p>6,8</text:p>
          </table:table-cell>
          <table:table-cell office:value-type="float" office:value="-308.92901599999999" table:style-name="ce1">
            <text:p>-308,92901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-398.92910799999999" table:style-name="ce1">
            <text:p>-398,929108</text:p>
          </table:table-cell>
          <table:table-cell table:number-columns-repeated="1633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.1000000000000001E-4" table:style-name="ce1">
            <text:p>-0,00021</text:p>
          </table:table-cell>
          <table:table-cell office:value-type="float" office:value="1" table:style-name="ce1">
            <text:p>1</text:p>
          </table:table-cell>
          <table:table-cell office:value-type="float" office:value="0.98838899999999996" table:style-name="ce1">
            <text:p>0,988389</text:p>
          </table:table-cell>
          <table:table-cell office:value-type="float" office:value="-43.429211000000002" table:style-name="ce1">
            <text:p>-43,429211</text:p>
          </table:table-cell>
          <table:table-cell table:number-columns-repeated="17" table:style-name="ce1"/>
          <table:table-cell office:value-type="float" office:value="10" table:formula="msoxl:=$A12/0.2" table:style-name="ce1">
            <text:p>10</text:p>
          </table:table-cell>
          <table:table-cell office:value-type="float" office:value="-2.1000000000000001E-4" table:style-name="ce1">
            <text:p>-0,00021</text:p>
          </table:table-cell>
          <table:table-cell office:value-type="float" office:value="43.8" table:style-name="ce1">
            <text:p>43,8</text:p>
          </table:table-cell>
          <table:table-cell office:value-type="float" office:value="9.4757999999999995E-2" table:style-name="ce1">
            <text:p>0,094758</text:p>
          </table:table-cell>
          <table:table-cell office:value-type="float" office:value="44.8" table:style-name="ce1">
            <text:p>44,8</text:p>
          </table:table-cell>
          <table:table-cell office:value-type="float" office:value="0.13963" table:style-name="ce1">
            <text:p>0,13963</text:p>
          </table:table-cell>
          <table:table-cell office:value-type="float" office:value="45.8" table:style-name="ce1">
            <text:p>45,8</text:p>
          </table:table-cell>
          <table:table-cell office:value-type="float" office:value="-0.27289200000000002" table:style-name="ce1">
            <text:p>-0,272892</text:p>
          </table:table-cell>
          <table:table-cell office:value-type="float" office:value="46.8" table:style-name="ce1">
            <text:p>46,8</text:p>
          </table:table-cell>
          <table:table-cell office:value-type="float" office:value="0.112576" table:style-name="ce1">
            <text:p>0,112576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-43.429211000000002" table:style-name="ce1">
            <text:p>-43,429211</text:p>
          </table:table-cell>
          <table:table-cell office:value-type="float" office:value="2.9" table:style-name="ce1">
            <text:p>2,9</text:p>
          </table:table-cell>
          <table:table-cell office:value-type="float" office:value="-133.429169" table:style-name="ce1">
            <text:p>-133,42916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-223.429092" table:style-name="ce1">
            <text:p>-223,429092</text:p>
          </table:table-cell>
          <table:table-cell office:value-type="float" office:value="6.9" table:style-name="ce1">
            <text:p>6,9</text:p>
          </table:table-cell>
          <table:table-cell office:value-type="float" office:value="-313.42901599999999" table:style-name="ce1">
            <text:p>-313,429016</text:p>
          </table:table-cell>
          <table:table-cell office:value-type="float" office:value="8.9" table:style-name="ce1">
            <text:p>8,9</text:p>
          </table:table-cell>
          <table:table-cell office:value-type="float" office:value="-403.42910799999999" table:style-name="ce1">
            <text:p>-403,429108</text:p>
          </table:table-cell>
          <table:table-cell table:number-columns-repeated="16339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3.091E-3" table:style-name="ce1">
            <text:p>-0,00309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10665" table:style-name="ce1">
            <text:p>1,110665</text:p>
          </table:table-cell>
          <table:table-cell office:value-type="float" office:value="-47.929211000000002" table:style-name="ce1">
            <text:p>-47,929211</text:p>
          </table:table-cell>
          <table:table-cell table:number-columns-repeated="17" table:style-name="ce1"/>
          <table:table-cell office:value-type="float" office:value="11" table:formula="msoxl:=$A13/0.2" table:style-name="ce1">
            <text:p>11</text:p>
          </table:table-cell>
          <table:table-cell office:value-type="float" office:value="-3.091E-3" table:style-name="ce1">
            <text:p>-0,003091</text:p>
          </table:table-cell>
          <table:table-cell table:number-columns-repeated="11" table:style-name="ce1"/>
          <table:table-cell office:value-type="float" office:value="1.1000000000000001" table:style-name="ce1">
            <text:p>1,1</text:p>
          </table:table-cell>
          <table:table-cell office:value-type="float" office:value="-47.929211000000002" table:style-name="ce1">
            <text:p>-47,929211</text:p>
          </table:table-cell>
          <table:table-cell office:value-type="float" office:value="3" table:style-name="ce1">
            <text:p>3</text:p>
          </table:table-cell>
          <table:table-cell office:value-type="float" office:value="-137.929169" table:style-name="ce1">
            <text:p>-137,929169</text:p>
          </table:table-cell>
          <table:table-cell office:value-type="float" office:value="5" table:style-name="ce1">
            <text:p>5</text:p>
          </table:table-cell>
          <table:table-cell office:value-type="float" office:value="-227.929092" table:style-name="ce1">
            <text:p>-227,929092</text:p>
          </table:table-cell>
          <table:table-cell office:value-type="float" office:value="7" table:style-name="ce1">
            <text:p>7</text:p>
          </table:table-cell>
          <table:table-cell office:value-type="float" office:value="-317.92901599999999" table:style-name="ce1">
            <text:p>-317,929016</text:p>
          </table:table-cell>
          <table:table-cell office:value-type="float" office:value="9" table:style-name="ce1">
            <text:p>9</text:p>
          </table:table-cell>
          <table:table-cell office:value-type="float" office:value="-407.92913800000002" table:style-name="ce1">
            <text:p>-407,929138</text:p>
          </table:table-cell>
          <table:table-cell table:number-columns-repeated="16339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4.7320000000000001E-3" table:style-name="ce1">
            <text:p>-0,004732</text:p>
          </table:table-cell>
          <table:table-cell office:value-type="float" office:value="1.2" table:style-name="ce1">
            <text:p>1,2</text:p>
          </table:table-cell>
          <table:table-cell office:value-type="float" office:value="1.2075020000000001" table:style-name="ce1">
            <text:p>1,207502</text:p>
          </table:table-cell>
          <table:table-cell office:value-type="float" office:value="-52.429211000000002" table:style-name="ce1">
            <text:p>-52,429211</text:p>
          </table:table-cell>
          <table:table-cell table:number-columns-repeated="17" table:style-name="ce1"/>
          <table:table-cell office:value-type="float" office:value="11.999999999999998" table:formula="msoxl:=$A14/0.2" table:style-name="ce1">
            <text:p>12</text:p>
          </table:table-cell>
          <table:table-cell office:value-type="float" office:value="-4.7320000000000001E-3" table:style-name="ce1">
            <text:p>-0,004732</text:p>
          </table:table-cell>
          <table:table-cell office:value-type="float" office:value="86.2" table:style-name="ce1">
            <text:p>86,2</text:p>
          </table:table-cell>
          <table:table-cell office:value-type="float" office:value="-1.908E-3" table:style-name="ce1">
            <text:p>-0,001908</text:p>
          </table:table-cell>
          <table:table-cell office:value-type="float" office:value="87.2" table:style-name="ce1">
            <text:p>87,2</text:p>
          </table:table-cell>
          <table:table-cell office:value-type="float" office:value="2.3419999999999999E-3" table:style-name="ce1">
            <text:p>0,002342</text:p>
          </table:table-cell>
          <table:table-cell office:value-type="float" office:value="88.2" table:style-name="ce1">
            <text:p>88,2</text:p>
          </table:table-cell>
          <table:table-cell office:value-type="float" office:value="-2.7290000000000001E-3" table:style-name="ce1">
            <text:p>-0,002729</text:p>
          </table:table-cell>
          <table:table-cell office:value-type="float" office:value="89.2" table:style-name="ce1">
            <text:p>89,2</text:p>
          </table:table-cell>
          <table:table-cell office:value-type="float" office:value="3.0669999999999998E-3" table:style-name="ce1">
            <text:p>0,003067</text:p>
          </table:table-cell>
          <table:table-cell table:number-columns-repeated="3" table:style-name="ce1"/>
          <table:table-cell office:value-type="float" office:value="1.2" table:style-name="ce1">
            <text:p>1,2</text:p>
          </table:table-cell>
          <table:table-cell office:value-type="float" office:value="-52.429211000000002" table:style-name="ce1">
            <text:p>-52,429211</text:p>
          </table:table-cell>
          <table:table-cell office:value-type="float" office:value="3.1" table:style-name="ce1">
            <text:p>3,1</text:p>
          </table:table-cell>
          <table:table-cell office:value-type="float" office:value="-142.429169" table:style-name="ce1">
            <text:p>-142,429169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-232.429092" table:style-name="ce1">
            <text:p>-232,429092</text:p>
          </table:table-cell>
          <table:table-cell office:value-type="float" office:value="7.1" table:style-name="ce1">
            <text:p>7,1</text:p>
          </table:table-cell>
          <table:table-cell office:value-type="float" office:value="-322.42901599999999" table:style-name="ce1">
            <text:p>-322,429016</text:p>
          </table:table-cell>
          <table:table-cell office:value-type="float" office:value="9.1" table:style-name="ce1">
            <text:p>9,1</text:p>
          </table:table-cell>
          <table:table-cell office:value-type="float" office:value="-412.429169" table:style-name="ce1">
            <text:p>-412,429169</text:p>
          </table:table-cell>
          <table:table-cell table:number-columns-repeated="16339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4.45E-3" table:style-name="ce1">
            <text:p>-0,00445</text:p>
          </table:table-cell>
          <table:table-cell office:value-type="float" office:value="1.3" table:style-name="ce1">
            <text:p>1,3</text:p>
          </table:table-cell>
          <table:table-cell office:value-type="float" office:value="1.2853650000000001" table:style-name="ce1">
            <text:p>1,285365</text:p>
          </table:table-cell>
          <table:table-cell office:value-type="float" office:value="-56.929214000000002" table:style-name="ce1">
            <text:p>-56,929214</text:p>
          </table:table-cell>
          <table:table-cell table:number-columns-repeated="17" table:style-name="ce1"/>
          <table:table-cell office:value-type="float" office:value="13" table:formula="msoxl:=$A15/0.2" table:style-name="ce1">
            <text:p>13</text:p>
          </table:table-cell>
          <table:table-cell office:value-type="float" office:value="-4.45E-3" table:style-name="ce1">
            <text:p>-0,00445</text:p>
          </table:table-cell>
          <table:table-cell office:value-type="float" office:value="86.4" table:style-name="ce1">
            <text:p>86,4</text:p>
          </table:table-cell>
          <table:table-cell office:value-type="float" office:value="-4.3090000000000003E-3" table:style-name="ce1">
            <text:p>-0,004309</text:p>
          </table:table-cell>
          <table:table-cell office:value-type="float" office:value="87.4" table:style-name="ce1">
            <text:p>87,4</text:p>
          </table:table-cell>
          <table:table-cell office:value-type="float" office:value="4.45E-3" table:style-name="ce1">
            <text:p>0,00445</text:p>
          </table:table-cell>
          <table:table-cell office:value-type="float" office:value="88.4" table:style-name="ce1">
            <text:p>88,4</text:p>
          </table:table-cell>
          <table:table-cell office:value-type="float" office:value="-4.5329999999999997E-3" table:style-name="ce1">
            <text:p>-0,004533</text:p>
          </table:table-cell>
          <table:table-cell office:value-type="float" office:value="89.4" table:style-name="ce1">
            <text:p>89,4</text:p>
          </table:table-cell>
          <table:table-cell office:value-type="float" office:value="4.561E-3" table:style-name="ce1">
            <text:p>0,004561</text:p>
          </table:table-cell>
          <table:table-cell table:number-columns-repeated="3" table:style-name="ce1"/>
          <table:table-cell office:value-type="float" office:value="1.3" table:style-name="ce1">
            <text:p>1,3</text:p>
          </table:table-cell>
          <table:table-cell office:value-type="float" office:value="-56.929214000000002" table:style-name="ce1">
            <text:p>-56,929214</text:p>
          </table:table-cell>
          <table:table-cell office:value-type="float" office:value="3.2" table:style-name="ce1">
            <text:p>3,2</text:p>
          </table:table-cell>
          <table:table-cell office:value-type="float" office:value="-146.92915300000001" table:style-name="ce1">
            <text:p>-146,929153</text:p>
          </table:table-cell>
          <table:table-cell office:value-type="float" office:value="5.2" table:style-name="ce1">
            <text:p>5,2</text:p>
          </table:table-cell>
          <table:table-cell office:value-type="float" office:value="-236.929092" table:style-name="ce1">
            <text:p>-236,929092</text:p>
          </table:table-cell>
          <table:table-cell office:value-type="float" office:value="7.2" table:style-name="ce1">
            <text:p>7,2</text:p>
          </table:table-cell>
          <table:table-cell office:value-type="float" office:value="-326.92898600000001" table:style-name="ce1">
            <text:p>-326,928986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-416.929169" table:style-name="ce1">
            <text:p>-416,929169</text:p>
          </table:table-cell>
          <table:table-cell table:number-columns-repeated="16339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2.3419999999999999E-3" table:style-name="ce1">
            <text:p>-0,002342</text:p>
          </table:table-cell>
          <table:table-cell office:value-type="float" office:value="1.4" table:style-name="ce1">
            <text:p>1,4</text:p>
          </table:table-cell>
          <table:table-cell office:value-type="float" office:value="1.398531" table:style-name="ce1">
            <text:p>1,398531</text:p>
          </table:table-cell>
          <table:table-cell office:value-type="float" office:value="-61.429214000000002" table:style-name="ce1">
            <text:p>-61,429214</text:p>
          </table:table-cell>
          <table:table-cell table:number-columns-repeated="17" table:style-name="ce1"/>
          <table:table-cell office:value-type="float" office:value="13.999999999999998" table:formula="msoxl:=$A16/0.2" table:style-name="ce1">
            <text:p>14</text:p>
          </table:table-cell>
          <table:table-cell office:value-type="float" office:value="-2.3419999999999999E-3" table:style-name="ce1">
            <text:p>-0,002342</text:p>
          </table:table-cell>
          <table:table-cell office:value-type="float" office:value="86.6" table:style-name="ce1">
            <text:p>86,6</text:p>
          </table:table-cell>
          <table:table-cell office:value-type="float" office:value="-4.9389999999999998E-3" table:style-name="ce1">
            <text:p>-0,004939</text:p>
          </table:table-cell>
          <table:table-cell office:value-type="float" office:value="87.6" table:style-name="ce1">
            <text:p>87,6</text:p>
          </table:table-cell>
          <table:table-cell office:value-type="float" office:value="4.7320000000000001E-3" table:style-name="ce1">
            <text:p>0,004732</text:p>
          </table:table-cell>
          <table:table-cell office:value-type="float" office:value="88.6" table:style-name="ce1">
            <text:p>88,6</text:p>
          </table:table-cell>
          <table:table-cell office:value-type="float" office:value="-4.4809999999999997E-3" table:style-name="ce1">
            <text:p>-0,004481</text:p>
          </table:table-cell>
          <table:table-cell office:value-type="float" office:value="89.6" table:style-name="ce1">
            <text:p>89,6</text:p>
          </table:table-cell>
          <table:table-cell office:value-type="float" office:value="4.1900000000000001E-3" table:style-name="ce1">
            <text:p>0,00419</text:p>
          </table:table-cell>
          <table:table-cell table:number-columns-repeated="3" table:style-name="ce1"/>
          <table:table-cell office:value-type="float" office:value="1.4" table:style-name="ce1">
            <text:p>1,4</text:p>
          </table:table-cell>
          <table:table-cell office:value-type="float" office:value="-61.429214000000002" table:style-name="ce1">
            <text:p>-61,429214</text:p>
          </table:table-cell>
          <table:table-cell office:value-type="float" office:value="3.3" table:style-name="ce1">
            <text:p>3,3</text:p>
          </table:table-cell>
          <table:table-cell office:value-type="float" office:value="-151.42915300000001" table:style-name="ce1">
            <text:p>-151,429153</text:p>
          </table:table-cell>
          <table:table-cell office:value-type="float" office:value="5.3" table:style-name="ce1">
            <text:p>5,3</text:p>
          </table:table-cell>
          <table:table-cell office:value-type="float" office:value="-241.42907700000001" table:style-name="ce1">
            <text:p>-241,429077</text:p>
          </table:table-cell>
          <table:table-cell office:value-type="float" office:value="7.3" table:style-name="ce1">
            <text:p>7,3</text:p>
          </table:table-cell>
          <table:table-cell office:value-type="float" office:value="-331.42898600000001" table:style-name="ce1">
            <text:p>-331,428986</text:p>
          </table:table-cell>
          <table:table-cell office:value-type="float" office:value="9.4" table:style-name="ce1">
            <text:p>9,4</text:p>
          </table:table-cell>
          <table:table-cell office:value-type="float" office:value="-421.42919899999998" table:style-name="ce1">
            <text:p>-421,429199</text:p>
          </table:table-cell>
          <table:table-cell table:number-columns-repeated="1633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4600000000000003E-4" table:style-name="ce1">
            <text:p>0,000746</text:p>
          </table:table-cell>
          <table:table-cell office:value-type="float" office:value="1.5" table:style-name="ce1">
            <text:p>1,5</text:p>
          </table:table-cell>
          <table:table-cell office:value-type="float" office:value="1.5163789999999999" table:style-name="ce1">
            <text:p>1,516379</text:p>
          </table:table-cell>
          <table:table-cell office:value-type="float" office:value="-65.929214000000002" table:style-name="ce1">
            <text:p>-65,929214</text:p>
          </table:table-cell>
          <table:table-cell table:number-columns-repeated="17" table:style-name="ce1"/>
          <table:table-cell office:value-type="float" office:value="15" table:formula="msoxl:=$A17/0.2" table:style-name="ce1">
            <text:p>15</text:p>
          </table:table-cell>
          <table:table-cell office:value-type="float" office:value="7.4600000000000003E-4" table:style-name="ce1">
            <text:p>0,000746</text:p>
          </table:table-cell>
          <table:table-cell office:value-type="float" office:value="86.8" table:style-name="ce1">
            <text:p>86,8</text:p>
          </table:table-cell>
          <table:table-cell office:value-type="float" office:value="-3.5569999999999998E-3" table:style-name="ce1">
            <text:p>-0,003557</text:p>
          </table:table-cell>
          <table:table-cell office:value-type="float" office:value="87.8" table:style-name="ce1">
            <text:p>87,8</text:p>
          </table:table-cell>
          <table:table-cell office:value-type="float" office:value="3.091E-3" table:style-name="ce1">
            <text:p>0,003091</text:p>
          </table:table-cell>
          <table:table-cell office:value-type="float" office:value="88.8" table:style-name="ce1">
            <text:p>88,8</text:p>
          </table:table-cell>
          <table:table-cell office:value-type="float" office:value="-2.6099999999999999E-3" table:style-name="ce1">
            <text:p>-0,00261</text:p>
          </table:table-cell>
          <table:table-cell office:value-type="float" office:value="89.8" table:style-name="ce1">
            <text:p>89,8</text:p>
          </table:table-cell>
          <table:table-cell office:value-type="float" office:value="2.1210000000000001E-3" table:style-name="ce1">
            <text:p>0,002121</text:p>
          </table:table-cell>
          <table:table-cell table:number-columns-repeated="3" table:style-name="ce1"/>
          <table:table-cell office:value-type="float" office:value="1.5" table:style-name="ce1">
            <text:p>1,5</text:p>
          </table:table-cell>
          <table:table-cell office:value-type="float" office:value="-65.929214000000002" table:style-name="ce1">
            <text:p>-65,929214</text:p>
          </table:table-cell>
          <table:table-cell office:value-type="float" office:value="3.4" table:style-name="ce1">
            <text:p>3,4</text:p>
          </table:table-cell>
          <table:table-cell office:value-type="float" office:value="-155.92915300000001" table:style-name="ce1">
            <text:p>-155,929153</text:p>
          </table:table-cell>
          <table:table-cell office:value-type="float" office:value="5.4" table:style-name="ce1">
            <text:p>5,4</text:p>
          </table:table-cell>
          <table:table-cell office:value-type="float" office:value="-245.92907700000001" table:style-name="ce1">
            <text:p>-245,929077</text:p>
          </table:table-cell>
          <table:table-cell office:value-type="float" office:value="7.4" table:style-name="ce1">
            <text:p>7,4</text:p>
          </table:table-cell>
          <table:table-cell office:value-type="float" office:value="-335.92898600000001" table:style-name="ce1">
            <text:p>-335,928986</text:p>
          </table:table-cell>
          <table:table-cell office:value-type="float" office:value="9.5" table:style-name="ce1">
            <text:p>9,5</text:p>
          </table:table-cell>
          <table:table-cell office:value-type="float" office:value="-425.92919899999998" table:style-name="ce1">
            <text:p>-425,929199</text:p>
          </table:table-cell>
          <table:table-cell table:number-columns-repeated="16339"/>
        </table:table-row>
        <table:table-row table:style-name="ro1">
          <table:table-cell office:value-type="float" office:value="3.2" table:style-name="ce1">
            <text:p>3,2</text:p>
          </table:table-cell>
          <table:table-cell office:value-type="float" office:value="3.5569999999999998E-3" table:style-name="ce1">
            <text:p>0,003557</text:p>
          </table:table-cell>
          <table:table-cell office:value-type="float" office:value="1.6" table:style-name="ce1">
            <text:p>1,6</text:p>
          </table:table-cell>
          <table:table-cell office:value-type="float" office:value="1.594239" table:style-name="ce1">
            <text:p>1,594239</text:p>
          </table:table-cell>
          <table:table-cell office:value-type="float" office:value="-70.429214000000002" table:style-name="ce1">
            <text:p>-70,429214</text:p>
          </table:table-cell>
          <table:table-cell table:number-columns-repeated="17" table:style-name="ce1"/>
          <table:table-cell office:value-type="float" office:value="16" table:formula="msoxl:=$A18/0.2" table:style-name="ce1">
            <text:p>16</text:p>
          </table:table-cell>
          <table:table-cell office:value-type="float" office:value="3.5569999999999998E-3" table:style-name="ce1">
            <text:p>0,003557</text:p>
          </table:table-cell>
          <table:table-cell office:value-type="float" office:value="87" table:style-name="ce1">
            <text:p>87</text:p>
          </table:table-cell>
          <table:table-cell office:value-type="float" office:value="-7.4600000000000003E-4" table:style-name="ce1">
            <text:p>-0,000746</text:p>
          </table:table-cell>
          <table:table-cell office:value-type="float" office:value="88" table:style-name="ce1">
            <text:p>88</text:p>
          </table:table-cell>
          <table:table-cell office:value-type="float" office:value="2.1000000000000001E-4" table:style-name="ce1">
            <text:p>0,00021</text:p>
          </table:table-cell>
          <table:table-cell office:value-type="float" office:value="89" table:style-name="ce1">
            <text:p>89</text:p>
          </table:table-cell>
          <table:table-cell office:value-type="float" office:value="3.0299999999999999E-4" table:style-name="ce1">
            <text:p>0,000303</text:p>
          </table:table-cell>
          <table:table-cell office:value-type="float" office:value="90" table:style-name="ce1">
            <text:p>90</text:p>
          </table:table-cell>
          <table:table-cell office:value-type="float" office:value="-7.9000000000000001E-4" table:style-name="ce1">
            <text:p>-0,00079</text:p>
          </table:table-cell>
          <table:table-cell table:number-columns-repeated="3" table:style-name="ce1"/>
          <table:table-cell office:value-type="float" office:value="1.6" table:style-name="ce1">
            <text:p>1,6</text:p>
          </table:table-cell>
          <table:table-cell office:value-type="float" office:value="-70.429214000000002" table:style-name="ce1">
            <text:p>-70,429214</text:p>
          </table:table-cell>
          <table:table-cell office:value-type="float" office:value="3.5" table:style-name="ce1">
            <text:p>3,5</text:p>
          </table:table-cell>
          <table:table-cell office:value-type="float" office:value="-160.42915300000001" table:style-name="ce1">
            <text:p>-160,429153</text:p>
          </table:table-cell>
          <table:table-cell office:value-type="float" office:value="5.5" table:style-name="ce1">
            <text:p>5,5</text:p>
          </table:table-cell>
          <table:table-cell office:value-type="float" office:value="-250.42907700000001" table:style-name="ce1">
            <text:p>-250,429077</text:p>
          </table:table-cell>
          <table:table-cell office:value-type="float" office:value="7.5" table:style-name="ce1">
            <text:p>7,5</text:p>
          </table:table-cell>
          <table:table-cell office:value-type="float" office:value="-340.42898600000001" table:style-name="ce1">
            <text:p>-340,428986</text:p>
          </table:table-cell>
          <table:table-cell office:value-type="float" office:value="9.6" table:style-name="ce1">
            <text:p>9,6</text:p>
          </table:table-cell>
          <table:table-cell office:value-type="float" office:value="-430.42923000000002" table:style-name="ce1">
            <text:p>-430,42923</text:p>
          </table:table-cell>
          <table:table-cell table:number-columns-repeated="16339"/>
        </table:table-row>
        <table:table-row table:style-name="ro1">
          <table:table-cell office:value-type="float" office:value="3.4" table:style-name="ce1">
            <text:p>3,4</text:p>
          </table:table-cell>
          <table:table-cell office:value-type="float" office:value="4.9389999999999998E-3" table:style-name="ce1">
            <text:p>0,004939</text:p>
          </table:table-cell>
          <table:table-cell office:value-type="float" office:value="1.7" table:style-name="ce1">
            <text:p>1,7</text:p>
          </table:table-cell>
          <table:table-cell office:value-type="float" office:value="1.684731" table:style-name="ce1">
            <text:p>1,684731</text:p>
          </table:table-cell>
          <table:table-cell office:value-type="float" office:value="-74.929214000000002" table:style-name="ce1">
            <text:p>-74,929214</text:p>
          </table:table-cell>
          <table:table-cell table:number-columns-repeated="17" table:style-name="ce1"/>
          <table:table-cell office:value-type="float" office:value="17" table:formula="msoxl:=$A19/0.2" table:style-name="ce1">
            <text:p>17</text:p>
          </table:table-cell>
          <table:table-cell office:value-type="float" office:value="4.9389999999999998E-3" table:style-name="ce1">
            <text:p>0,004939</text:p>
          </table:table-cell>
          <table:table-cell table:number-columns-repeated="11" table:style-name="ce1"/>
          <table:table-cell office:value-type="float" office:value="1.7" table:style-name="ce1">
            <text:p>1,7</text:p>
          </table:table-cell>
          <table:table-cell office:value-type="float" office:value="-74.929214000000002" table:style-name="ce1">
            <text:p>-74,929214</text:p>
          </table:table-cell>
          <table:table-cell office:value-type="float" office:value="3.6" table:style-name="ce1">
            <text:p>3,6</text:p>
          </table:table-cell>
          <table:table-cell office:value-type="float" office:value="-164.92913799999999" table:style-name="ce1">
            <text:p>-164,929138</text:p>
          </table:table-cell>
          <table:table-cell office:value-type="float" office:value="5.6" table:style-name="ce1">
            <text:p>5,6</text:p>
          </table:table-cell>
          <table:table-cell office:value-type="float" office:value="-254.92906199999999" table:style-name="ce1">
            <text:p>-254,929062</text:p>
          </table:table-cell>
          <table:table-cell office:value-type="float" office:value="7.6" table:style-name="ce1">
            <text:p>7,6</text:p>
          </table:table-cell>
          <table:table-cell office:value-type="float" office:value="-344.92898600000001" table:style-name="ce1">
            <text:p>-344,928986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-434.92923000000002" table:style-name="ce1">
            <text:p>-434,92923</text:p>
          </table:table-cell>
          <table:table-cell table:number-columns-repeated="16339"/>
        </table:table-row>
        <table:table-row table:style-name="ro1">
          <table:table-cell office:value-type="float" office:value="3.6" table:style-name="ce1">
            <text:p>3,6</text:p>
          </table:table-cell>
          <table:table-cell office:value-type="float" office:value="4.3090000000000003E-3" table:style-name="ce1">
            <text:p>0,004309</text:p>
          </table:table-cell>
          <table:table-cell office:value-type="float" office:value="1.8" table:style-name="ce1">
            <text:p>1,8</text:p>
          </table:table-cell>
          <table:table-cell office:value-type="float" office:value="1.8132539999999999" table:style-name="ce1">
            <text:p>1,813254</text:p>
          </table:table-cell>
          <table:table-cell office:value-type="float" office:value="-79.429221999999996" table:style-name="ce1">
            <text:p>-79,429222</text:p>
          </table:table-cell>
          <table:table-cell table:number-columns-repeated="17" table:style-name="ce1"/>
          <table:table-cell office:value-type="float" office:value="18" table:formula="msoxl:=$A20/0.2" table:style-name="ce1">
            <text:p>18</text:p>
          </table:table-cell>
          <table:table-cell office:value-type="float" office:value="4.3090000000000003E-3" table:style-name="ce1">
            <text:p>0,004309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(w)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-79.429221999999996" table:style-name="ce1">
            <text:p>-79,429222</text:p>
          </table:table-cell>
          <table:table-cell office:value-type="float" office:value="3.7" table:style-name="ce1">
            <text:p>3,7</text:p>
          </table:table-cell>
          <table:table-cell office:value-type="float" office:value="-169.42913799999999" table:style-name="ce1">
            <text:p>-169,429138</text:p>
          </table:table-cell>
          <table:table-cell office:value-type="float" office:value="5.7" table:style-name="ce1">
            <text:p>5,7</text:p>
          </table:table-cell>
          <table:table-cell office:value-type="float" office:value="-259.42907700000001" table:style-name="ce1">
            <text:p>-259,429077</text:p>
          </table:table-cell>
          <table:table-cell office:value-type="float" office:value="7.7" table:style-name="ce1">
            <text:p>7,7</text:p>
          </table:table-cell>
          <table:table-cell office:value-type="float" office:value="-349.42898600000001" table:style-name="ce1">
            <text:p>-349,428986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-439.42926" table:style-name="ce1">
            <text:p>-439,42926</text:p>
          </table:table-cell>
          <table:table-cell table:number-columns-repeated="16339"/>
        </table:table-row>
        <table:table-row table:style-name="ro1">
          <table:table-cell office:value-type="float" office:value="3.8" table:style-name="ce1">
            <text:p>3,8</text:p>
          </table:table-cell>
          <table:table-cell office:value-type="float" office:value="1.908E-3" table:style-name="ce1">
            <text:p>0,001908</text:p>
          </table:table-cell>
          <table:table-cell office:value-type="float" office:value="1.9" table:style-name="ce1">
            <text:p>1,9</text:p>
          </table:table-cell>
          <table:table-cell office:value-type="float" office:value="1.910965" table:style-name="ce1">
            <text:p>1,910965</text:p>
          </table:table-cell>
          <table:table-cell office:value-type="float" office:value="-83.929221999999996" table:style-name="ce1">
            <text:p>-83,929222</text:p>
          </table:table-cell>
          <table:table-cell table:number-columns-repeated="17" table:style-name="ce1"/>
          <table:table-cell office:value-type="float" office:value="18.999999999999996" table:formula="msoxl:=$A21/0.2" table:style-name="ce1">
            <text:p>19</text:p>
          </table:table-cell>
          <table:table-cell office:value-type="float" office:value="1.908E-3" table:style-name="ce1">
            <text:p>0,0019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9800899999999999" table:style-name="ce1">
            <text:p>1,98009</text:p>
          </table:table-cell>
          <table:table-cell office:value-type="float" office:value="3.9" table:style-name="ce1">
            <text:p>3,9</text:p>
          </table:table-cell>
          <table:table-cell office:value-type="float" office:value="1.8622E-2" table:style-name="ce1">
            <text:p>0,018622</text:p>
          </table:table-cell>
          <table:table-cell office:value-type="float" office:value="5.9" table:style-name="ce1">
            <text:p>5,9</text:p>
          </table:table-cell>
          <table:table-cell office:value-type="float" office:value="2.9819999999999998E-3" table:style-name="ce1">
            <text:p>0,002982</text:p>
          </table:table-cell>
          <table:table-cell office:value-type="float" office:value="7.9" table:style-name="ce1">
            <text:p>7,9</text:p>
          </table:table-cell>
          <table:table-cell office:value-type="float" office:value="4.2139999999999999E-3" table:style-name="ce1">
            <text:p>0,004214</text:p>
          </table:table-cell>
          <table:table-cell table:style-name="ce1"/>
          <table:table-cell office:value-type="float" office:value="1.9" table:style-name="ce1">
            <text:p>1,9</text:p>
          </table:table-cell>
          <table:table-cell office:value-type="float" office:value="-83.929221999999996" table:style-name="ce1">
            <text:p>-83,929222</text:p>
          </table:table-cell>
          <table:table-cell office:value-type="float" office:value="3.8" table:style-name="ce1">
            <text:p>3,8</text:p>
          </table:table-cell>
          <table:table-cell office:value-type="float" office:value="-173.92913799999999" table:style-name="ce1">
            <text:p>-173,929138</text:p>
          </table:table-cell>
          <table:table-cell office:value-type="float" office:value="5.8" table:style-name="ce1">
            <text:p>5,8</text:p>
          </table:table-cell>
          <table:table-cell office:value-type="float" office:value="-263.92904700000003" table:style-name="ce1">
            <text:p>-263,929047</text:p>
          </table:table-cell>
          <table:table-cell office:value-type="float" office:value="7.8" table:style-name="ce1">
            <text:p>7,8</text:p>
          </table:table-cell>
          <table:table-cell office:value-type="float" office:value="-353.92898600000001" table:style-name="ce1">
            <text:p>-353,928986</text:p>
          </table:table-cell>
          <table:table-cell office:value-type="float" office:value="9.9" table:style-name="ce1">
            <text:p>9,9</text:p>
          </table:table-cell>
          <table:table-cell office:value-type="float" office:value="-443.92926" table:style-name="ce1">
            <text:p>-443,92926</text:p>
          </table:table-cell>
          <table:table-cell table:number-columns-repeated="1633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.2979999999999999E-3" table:style-name="ce1">
            <text:p>-0,001298</text:p>
          </table:table-cell>
          <table:table-cell office:value-type="float" office:value="2" table:style-name="ce1">
            <text:p>2</text:p>
          </table:table-cell>
          <table:table-cell office:value-type="float" office:value="1.9800899999999999" table:style-name="ce1">
            <text:p>1,98009</text:p>
          </table:table-cell>
          <table:table-cell office:value-type="float" office:value="-88.429214000000002" table:style-name="ce1">
            <text:p>-88,429214</text:p>
          </table:table-cell>
          <table:table-cell table:number-columns-repeated="17" table:style-name="ce1"/>
          <table:table-cell office:value-type="float" office:value="20" table:formula="msoxl:=$A22/0.2" table:style-name="ce1">
            <text:p>20</text:p>
          </table:table-cell>
          <table:table-cell office:value-type="float" office:value="-1.2979999999999999E-3" table:style-name="ce1">
            <text:p>-0,001298</text:p>
          </table:table-cell>
          <table:table-cell office:value-type="float" office:value="0.1" table:style-name="ce1">
            <text:p>0,1</text:p>
          </table:table-cell>
          <table:table-cell office:value-type="float" office:value="0.112382" table:style-name="ce1">
            <text:p>0,112382</text:p>
          </table:table-cell>
          <table:table-cell office:value-type="float" office:value="2.1" table:style-name="ce1">
            <text:p>2,1</text:p>
          </table:table-cell>
          <table:table-cell office:value-type="float" office:value="2.0966529999999999" table:style-name="ce1">
            <text:p>2,096653</text:p>
          </table:table-cell>
          <table:table-cell office:value-type="float" office:value="4" table:style-name="ce1">
            <text:p>4</text:p>
          </table:table-cell>
          <table:table-cell office:value-type="float" office:value="2.2401999999999998E-2" table:style-name="ce1">
            <text:p>0,022402</text:p>
          </table:table-cell>
          <table:table-cell office:value-type="float" office:value="6" table:style-name="ce1">
            <text:p>6</text:p>
          </table:table-cell>
          <table:table-cell office:value-type="float" office:value="5.679E-3" table:style-name="ce1">
            <text:p>0,005679</text:p>
          </table:table-cell>
          <table:table-cell office:value-type="float" office:value="8" table:style-name="ce1">
            <text:p>8</text:p>
          </table:table-cell>
          <table:table-cell office:value-type="float" office:value="6.4700000000000001E-4" table:style-name="ce1">
            <text:p>0,000647</text:p>
          </table:table-cell>
          <table:table-cell table:number-columns-repeated="16350" table:style-name="ce1"/>
        </table:table-row>
        <table:table-row table:style-name="ro1">
          <table:table-cell office:value-type="float" office:value="4.2" table:style-name="ce1">
            <text:p>4,2</text:p>
          </table:table-cell>
          <table:table-cell office:value-type="float" office:value="-4.0039999999999997E-3" table:style-name="ce1">
            <text:p>-0,004004</text:p>
          </table:table-cell>
          <table:table-cell office:value-type="float" office:value="2.1" table:style-name="ce1">
            <text:p>2,1</text:p>
          </table:table-cell>
          <table:table-cell office:value-type="float" office:value="2.0966529999999999" table:style-name="ce1">
            <text:p>2,096653</text:p>
          </table:table-cell>
          <table:table-cell office:value-type="float" office:value="-92.929214000000002" table:style-name="ce1">
            <text:p>-92,929214</text:p>
          </table:table-cell>
          <table:table-cell table:number-columns-repeated="17" table:style-name="ce1"/>
          <table:table-cell office:value-type="float" office:value="21" table:formula="msoxl:=$A23/0.2" table:style-name="ce1">
            <text:p>21</text:p>
          </table:table-cell>
          <table:table-cell office:value-type="float" office:value="-4.0039999999999997E-3" table:style-name="ce1">
            <text:p>-0,004004</text:p>
          </table:table-cell>
          <table:table-cell office:value-type="float" office:value="0.2" table:style-name="ce1">
            <text:p>0,2</text:p>
          </table:table-cell>
          <table:table-cell office:value-type="float" office:value="0.19462599999999999" table:style-name="ce1">
            <text:p>0,19462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2245910000000002" table:style-name="ce1">
            <text:p>2,22459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.1390000000000004E-3" table:style-name="ce1">
            <text:p>0,006139</text:p>
          </table:table-cell>
          <table:table-cell office:value-type="float" office:value="6.1" table:style-name="ce1">
            <text:p>6,1</text:p>
          </table:table-cell>
          <table:table-cell office:value-type="float" office:value="5.0829999999999998E-3" table:style-name="ce1">
            <text:p>0,005083</text:p>
          </table:table-cell>
          <table:table-cell office:value-type="float" office:value="8.1" table:style-name="ce1">
            <text:p>8,1</text:p>
          </table:table-cell>
          <table:table-cell office:value-type="float" office:value="3.7889999999999998E-3" table:style-name="ce1">
            <text:p>0,003789</text:p>
          </table:table-cell>
          <table:table-cell table:number-columns-repeated="16350" table:style-name="ce1"/>
        </table:table-row>
        <table:table-row table:style-name="ro1">
          <table:table-cell office:value-type="float" office:value="4.4000000000000004" table:style-name="ce1">
            <text:p>4,4</text:p>
          </table:table-cell>
          <table:table-cell office:value-type="float" office:value="-5.0959999999999998E-3" table:style-name="ce1">
            <text:p>-0,00509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2245910000000002" table:style-name="ce1">
            <text:p>2,224591</text:p>
          </table:table-cell>
          <table:table-cell office:value-type="float" office:value="-97.429207000000005" table:style-name="ce1">
            <text:p>-97,429207</text:p>
          </table:table-cell>
          <table:table-cell table:number-columns-repeated="17" table:style-name="ce1"/>
          <table:table-cell office:value-type="float" office:value="22" table:formula="msoxl:=$A24/0.2" table:style-name="ce1">
            <text:p>22</text:p>
          </table:table-cell>
          <table:table-cell office:value-type="float" office:value="-5.0959999999999998E-3" table:style-name="ce1">
            <text:p>-0,005096</text:p>
          </table:table-cell>
          <table:table-cell office:value-type="float" office:value="0.3" table:style-name="ce1">
            <text:p>0,3</text:p>
          </table:table-cell>
          <table:table-cell office:value-type="float" office:value="0.28985" table:style-name="ce1">
            <text:p>0,2898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924920000000002" table:style-name="ce1">
            <text:p>2,292492</text:p>
          </table:table-cell>
          <table:table-cell office:value-type="float" office:value="4.2" table:style-name="ce1">
            <text:p>4,2</text:p>
          </table:table-cell>
          <table:table-cell office:value-type="float" office:value="2.026E-2" table:style-name="ce1">
            <text:p>0,02026</text:p>
          </table:table-cell>
          <table:table-cell office:value-type="float" office:value="6.2" table:style-name="ce1">
            <text:p>6,2</text:p>
          </table:table-cell>
          <table:table-cell office:value-type="float" office:value="3.2200000000000002E-3" table:style-name="ce1">
            <text:p>0,0032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.1800000000000001E-3" table:style-name="ce1">
            <text:p>0,00218</text:p>
          </table:table-cell>
          <table:table-cell table:number-columns-repeated="16350" table:style-name="ce1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-4.1099999999999999E-3" table:style-name="ce1">
            <text:p>-0,0041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924920000000002" table:style-name="ce1">
            <text:p>2,292492</text:p>
          </table:table-cell>
          <table:table-cell office:value-type="float" office:value="-101.929199" table:style-name="ce1">
            <text:p>-101,929199</text:p>
          </table:table-cell>
          <table:table-cell table:number-columns-repeated="17" table:style-name="ce1"/>
          <table:table-cell office:value-type="float" office:value="22.999999999999996" table:formula="msoxl:=$A25/0.2" table:style-name="ce1">
            <text:p>23</text:p>
          </table:table-cell>
          <table:table-cell office:value-type="float" office:value="-4.1099999999999999E-3" table:style-name="ce1">
            <text:p>-0,00411</text:p>
          </table:table-cell>
          <table:table-cell office:value-type="float" office:value="0.4" table:style-name="ce1">
            <text:p>0,4</text:p>
          </table:table-cell>
          <table:table-cell office:value-type="float" office:value="0.40986800000000001" table:style-name="ce1">
            <text:p>0,40986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3739539999999999" table:style-name="ce1">
            <text:p>2,373954</text:p>
          </table:table-cell>
          <table:table-cell office:value-type="float" office:value="4.3" table:style-name="ce1">
            <text:p>4,3</text:p>
          </table:table-cell>
          <table:table-cell office:value-type="float" office:value="2.761E-3" table:style-name="ce1">
            <text:p>0,002761</text:p>
          </table:table-cell>
          <table:table-cell office:value-type="float" office:value="6.3" table:style-name="ce1">
            <text:p>6,3</text:p>
          </table:table-cell>
          <table:table-cell office:value-type="float" office:value="6.0639999999999999E-3" table:style-name="ce1">
            <text:p>0,006064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.7569999999999999E-3" table:style-name="ce1">
            <text:p>0,002757</text:p>
          </table:table-cell>
          <table:table-cell table:number-columns-repeated="16350" table:style-name="ce1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-1.4300000000000001E-3" table:style-name="ce1">
            <text:p>-0,0014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3739539999999999" table:style-name="ce1">
            <text:p>2,373954</text:p>
          </table:table-cell>
          <table:table-cell office:value-type="float" office:value="-106.429199" table:style-name="ce1">
            <text:p>-106,429199</text:p>
          </table:table-cell>
          <table:table-cell table:number-columns-repeated="17" table:style-name="ce1"/>
          <table:table-cell office:value-type="float" office:value="23.999999999999996" table:formula="msoxl:=$A26/0.2" table:style-name="ce1">
            <text:p>24</text:p>
          </table:table-cell>
          <table:table-cell office:value-type="float" office:value="-1.4300000000000001E-3" table:style-name="ce1">
            <text:p>-0,00143</text:p>
          </table:table-cell>
          <table:table-cell office:value-type="float" office:value="0.5" table:style-name="ce1">
            <text:p>0,5</text:p>
          </table:table-cell>
          <table:table-cell office:value-type="float" office:value="0.50601799999999997" table:style-name="ce1">
            <text:p>0,506018</text:p>
          </table:table-cell>
          <table:table-cell office:value-type="float" office:value="2.4" table:style-name="ce1">
            <text:p>2,4</text:p>
          </table:table-cell>
          <table:table-cell office:value-type="float" office:value="2.521652" table:style-name="ce1">
            <text:p>2,52165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5774E-2" table:style-name="ce1">
            <text:p>0,015774</text:p>
          </table:table-cell>
          <table:table-cell office:value-type="float" office:value="6.4" table:style-name="ce1">
            <text:p>6,4</text:p>
          </table:table-cell>
          <table:table-cell office:value-type="float" office:value="5.4100000000000003E-4" table:style-name="ce1">
            <text:p>0,000541</text:p>
          </table:table-cell>
          <table:table-cell office:value-type="float" office:value="8.4" table:style-name="ce1">
            <text:p>8,4</text:p>
          </table:table-cell>
          <table:table-cell office:value-type="float" office:value="3.238E-3" table:style-name="ce1">
            <text:p>0,003238</text:p>
          </table:table-cell>
          <table:table-cell table:number-columns-repeated="1635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8630000000000001E-3" table:style-name="ce1">
            <text:p>0,001863</text:p>
          </table:table-cell>
          <table:table-cell office:value-type="float" office:value="2.4" table:style-name="ce1">
            <text:p>2,4</text:p>
          </table:table-cell>
          <table:table-cell office:value-type="float" office:value="2.521652" table:style-name="ce1">
            <text:p>2,521652</text:p>
          </table:table-cell>
          <table:table-cell office:value-type="float" office:value="-110.929192" table:style-name="ce1">
            <text:p>-110,929192</text:p>
          </table:table-cell>
          <table:table-cell table:number-columns-repeated="17" table:style-name="ce1"/>
          <table:table-cell office:value-type="float" office:value="25" table:formula="msoxl:=$A27/0.2" table:style-name="ce1">
            <text:p>25</text:p>
          </table:table-cell>
          <table:table-cell office:value-type="float" office:value="1.8630000000000001E-3" table:style-name="ce1">
            <text:p>0,001863</text:p>
          </table:table-cell>
          <table:table-cell office:value-type="float" office:value="0.6" table:style-name="ce1">
            <text:p>0,6</text:p>
          </table:table-cell>
          <table:table-cell office:value-type="float" office:value="0.587283" table:style-name="ce1">
            <text:p>0,587283</text:p>
          </table:table-cell>
          <table:table-cell office:value-type="float" office:value="2.5" table:style-name="ce1">
            <text:p>2,5</text:p>
          </table:table-cell>
          <table:table-cell office:value-type="float" office:value="2.6227969999999998" table:style-name="ce1">
            <text:p>2,622797</text:p>
          </table:table-cell>
          <table:table-cell office:value-type="float" office:value="4.5" table:style-name="ce1">
            <text:p>4,5</text:p>
          </table:table-cell>
          <table:table-cell office:value-type="float" office:value="8.482E-3" table:style-name="ce1">
            <text:p>0,008482</text:p>
          </table:table-cell>
          <table:table-cell office:value-type="float" office:value="6.5" table:style-name="ce1">
            <text:p>6,5</text:p>
          </table:table-cell>
          <table:table-cell office:value-type="float" office:value="5.9129999999999999E-3" table:style-name="ce1">
            <text:p>0,005913</text:p>
          </table:table-cell>
          <table:table-cell office:value-type="float" office:value="8.5" table:style-name="ce1">
            <text:p>8,5</text:p>
          </table:table-cell>
          <table:table-cell office:value-type="float" office:value="1.3309999999999999E-3" table:style-name="ce1">
            <text:p>0,001331</text:p>
          </table:table-cell>
          <table:table-cell table:number-columns-repeated="16350" table:style-name="ce1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4.4250000000000001E-3" table:style-name="ce1">
            <text:p>0,004425</text:p>
          </table:table-cell>
          <table:table-cell office:value-type="float" office:value="2.5" table:style-name="ce1">
            <text:p>2,5</text:p>
          </table:table-cell>
          <table:table-cell office:value-type="float" office:value="2.6227969999999998" table:style-name="ce1">
            <text:p>2,622797</text:p>
          </table:table-cell>
          <table:table-cell office:value-type="float" office:value="-115.429192" table:style-name="ce1">
            <text:p>-115,429192</text:p>
          </table:table-cell>
          <table:table-cell table:number-columns-repeated="17" table:style-name="ce1"/>
          <table:table-cell office:value-type="float" office:value="26" table:formula="msoxl:=$A28/0.2" table:style-name="ce1">
            <text:p>26</text:p>
          </table:table-cell>
          <table:table-cell office:value-type="float" office:value="4.4250000000000001E-3" table:style-name="ce1">
            <text:p>0,004425</text:p>
          </table:table-cell>
          <table:table-cell office:value-type="float" office:value="0.7" table:style-name="ce1">
            <text:p>0,7</text:p>
          </table:table-cell>
          <table:table-cell office:value-type="float" office:value="0.69940100000000005" table:style-name="ce1">
            <text:p>0,699401</text:p>
          </table:table-cell>
          <table:table-cell office:value-type="float" office:value="2.6" table:style-name="ce1">
            <text:p>2,6</text:p>
          </table:table-cell>
          <table:table-cell office:value-type="float" office:value="2.6600030000000001" table:style-name="ce1">
            <text:p>2,66000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.0142E-2" table:style-name="ce1">
            <text:p>0,010142</text:p>
          </table:table-cell>
          <table:table-cell office:value-type="float" office:value="6.6" table:style-name="ce1">
            <text:p>6,6</text:p>
          </table:table-cell>
          <table:table-cell office:value-type="float" office:value="1.9090000000000001E-3" table:style-name="ce1">
            <text:p>0,001909</text:p>
          </table:table-cell>
          <table:table-cell office:value-type="float" office:value="8.6" table:style-name="ce1">
            <text:p>8,6</text:p>
          </table:table-cell>
          <table:table-cell office:value-type="float" office:value="3.679E-3" table:style-name="ce1">
            <text:p>0,003679</text:p>
          </table:table-cell>
          <table:table-cell table:number-columns-repeated="16350" table:style-name="ce1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5.1999999999999998E-3" table:style-name="ce1">
            <text:p>0,0052</text:p>
          </table:table-cell>
          <table:table-cell office:value-type="float" office:value="2.6" table:style-name="ce1">
            <text:p>2,6</text:p>
          </table:table-cell>
          <table:table-cell office:value-type="float" office:value="2.6600030000000001" table:style-name="ce1">
            <text:p>2,660003</text:p>
          </table:table-cell>
          <table:table-cell office:value-type="float" office:value="-119.92918400000001" table:style-name="ce1">
            <text:p>-119,929184</text:p>
          </table:table-cell>
          <table:table-cell table:number-columns-repeated="17" table:style-name="ce1"/>
          <table:table-cell office:value-type="float" office:value="27" table:formula="msoxl:=$A29/0.2" table:style-name="ce1">
            <text:p>27</text:p>
          </table:table-cell>
          <table:table-cell office:value-type="float" office:value="5.1999999999999998E-3" table:style-name="ce1">
            <text:p>0,0052</text:p>
          </table:table-cell>
          <table:table-cell office:value-type="float" office:value="0.8" table:style-name="ce1">
            <text:p>0,8</text:p>
          </table:table-cell>
          <table:table-cell office:value-type="float" office:value="0.81338200000000005" table:style-name="ce1">
            <text:p>0,813382</text:p>
          </table:table-cell>
          <table:table-cell office:value-type="float" office:value="2.7" table:style-name="ce1">
            <text:p>2,7</text:p>
          </table:table-cell>
          <table:table-cell office:value-type="float" office:value="2.787925" table:style-name="ce1">
            <text:p>2,787925</text:p>
          </table:table-cell>
          <table:table-cell office:value-type="float" office:value="4.7" table:style-name="ce1">
            <text:p>4,7</text:p>
          </table:table-cell>
          <table:table-cell office:value-type="float" office:value="1.1324000000000001E-2" table:style-name="ce1">
            <text:p>0,011324</text:p>
          </table:table-cell>
          <table:table-cell office:value-type="float" office:value="6.7" table:style-name="ce1">
            <text:p>6,7</text:p>
          </table:table-cell>
          <table:table-cell office:value-type="float" office:value="4.7930000000000004E-3" table:style-name="ce1">
            <text:p>0,00479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.2499999999999999E-4" table:style-name="ce1">
            <text:p>0,000225</text:p>
          </table:table-cell>
          <table:table-cell table:number-columns-repeated="16350" table:style-name="ce1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3.8509999999999998E-3" table:style-name="ce1">
            <text:p>0,003851</text:p>
          </table:table-cell>
          <table:table-cell office:value-type="float" office:value="2.7" table:style-name="ce1">
            <text:p>2,7</text:p>
          </table:table-cell>
          <table:table-cell office:value-type="float" office:value="2.787925" table:style-name="ce1">
            <text:p>2,787925</text:p>
          </table:table-cell>
          <table:table-cell office:value-type="float" office:value="-124.42918400000001" table:style-name="ce1">
            <text:p>-124,429184</text:p>
          </table:table-cell>
          <table:table-cell table:number-columns-repeated="17" table:style-name="ce1"/>
          <table:table-cell office:value-type="float" office:value="27.999999999999996" table:formula="msoxl:=$A30/0.2" table:style-name="ce1">
            <text:p>28</text:p>
          </table:table-cell>
          <table:table-cell office:value-type="float" office:value="3.8509999999999998E-3" table:style-name="ce1">
            <text:p>0,003851</text:p>
          </table:table-cell>
          <table:table-cell office:value-type="float" office:value="0.9" table:style-name="ce1">
            <text:p>0,9</text:p>
          </table:table-cell>
          <table:table-cell office:value-type="float" office:value="0.89472799999999997" table:style-name="ce1">
            <text:p>0,894728</text:p>
          </table:table-cell>
          <table:table-cell office:value-type="float" office:value="2.8" table:style-name="ce1">
            <text:p>2,8</text:p>
          </table:table-cell>
          <table:table-cell office:value-type="float" office:value="2.9676339999999999" table:style-name="ce1">
            <text:p>2,967634</text:p>
          </table:table-cell>
          <table:table-cell office:value-type="float" office:value="4.8" table:style-name="ce1">
            <text:p>4,8</text:p>
          </table:table-cell>
          <table:table-cell office:value-type="float" office:value="4.3499999999999997E-3" table:style-name="ce1">
            <text:p>0,00435</text:p>
          </table:table-cell>
          <table:table-cell office:value-type="float" office:value="6.8" table:style-name="ce1">
            <text:p>6,8</text:p>
          </table:table-cell>
          <table:table-cell office:value-type="float" office:value="3.7650000000000001E-3" table:style-name="ce1">
            <text:p>0,003765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3.47E-3" table:style-name="ce1">
            <text:p>0,00347</text:p>
          </table:table-cell>
          <table:table-cell table:number-columns-repeated="16350" table:style-name="ce1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9.1E-4" table:style-name="ce1">
            <text:p>0,00091</text:p>
          </table:table-cell>
          <table:table-cell office:value-type="float" office:value="2.8" table:style-name="ce1">
            <text:p>2,8</text:p>
          </table:table-cell>
          <table:table-cell office:value-type="float" office:value="2.9676339999999999" table:style-name="ce1">
            <text:p>2,967634</text:p>
          </table:table-cell>
          <table:table-cell office:value-type="float" office:value="-128.92918399999999" table:style-name="ce1">
            <text:p>-128,929184</text:p>
          </table:table-cell>
          <table:table-cell table:number-columns-repeated="17" table:style-name="ce1"/>
          <table:table-cell office:value-type="float" office:value="28.999999999999996" table:formula="msoxl:=$A31/0.2" table:style-name="ce1">
            <text:p>29</text:p>
          </table:table-cell>
          <table:table-cell office:value-type="float" office:value="9.1E-4" table:style-name="ce1">
            <text:p>0,00091</text:p>
          </table:table-cell>
          <table:table-cell office:value-type="float" office:value="1" table:style-name="ce1">
            <text:p>1</text:p>
          </table:table-cell>
          <table:table-cell office:value-type="float" office:value="0.98838899999999996" table:style-name="ce1">
            <text:p>0,988389</text:p>
          </table:table-cell>
          <table:table-cell office:value-type="float" office:value="2.9" table:style-name="ce1">
            <text:p>2,9</text:p>
          </table:table-cell>
          <table:table-cell office:value-type="float" office:value="2.9844930000000001" table:style-name="ce1">
            <text:p>2,98449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1682E-2" table:style-name="ce1">
            <text:p>0,011682</text:p>
          </table:table-cell>
          <table:table-cell office:value-type="float" office:value="6.9" table:style-name="ce1">
            <text:p>6,9</text:p>
          </table:table-cell>
          <table:table-cell office:value-type="float" office:value="2.9940000000000001E-3" table:style-name="ce1">
            <text:p>0,002994</text:p>
          </table:table-cell>
          <table:table-cell office:value-type="float" office:value="8.9" table:style-name="ce1">
            <text:p>8,9</text:p>
          </table:table-cell>
          <table:table-cell office:value-type="float" office:value="1.647E-3" table:style-name="ce1">
            <text:p>0,001647</text:p>
          </table:table-cell>
          <table:table-cell table:number-columns-repeated="1635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2.434E-3" table:style-name="ce1">
            <text:p>-0,002434</text:p>
          </table:table-cell>
          <table:table-cell office:value-type="float" office:value="2.9" table:style-name="ce1">
            <text:p>2,9</text:p>
          </table:table-cell>
          <table:table-cell office:value-type="float" office:value="2.9844930000000001" table:style-name="ce1">
            <text:p>2,984493</text:p>
          </table:table-cell>
          <table:table-cell office:value-type="float" office:value="-133.429169" table:style-name="ce1">
            <text:p>-133,429169</text:p>
          </table:table-cell>
          <table:table-cell table:number-columns-repeated="17" table:style-name="ce1"/>
          <table:table-cell office:value-type="float" office:value="30" table:formula="msoxl:=$A32/0.2" table:style-name="ce1">
            <text:p>30</text:p>
          </table:table-cell>
          <table:table-cell office:value-type="float" office:value="-2.434E-3" table:style-name="ce1">
            <text:p>-0,00243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10665" table:style-name="ce1">
            <text:p>1,110665</text:p>
          </table:table-cell>
          <table:table-cell office:value-type="float" office:value="3" table:style-name="ce1">
            <text:p>3</text:p>
          </table:table-cell>
          <table:table-cell office:value-type="float" office:value="2.9567549999999998" table:style-name="ce1">
            <text:p>2,956755</text:p>
          </table:table-cell>
          <table:table-cell office:value-type="float" office:value="5" table:style-name="ce1">
            <text:p>5</text:p>
          </table:table-cell>
          <table:table-cell office:value-type="float" office:value="8.1300000000000003E-4" table:style-name="ce1">
            <text:p>0,000813</text:p>
          </table:table-cell>
          <table:table-cell office:value-type="float" office:value="7" table:style-name="ce1">
            <text:p>7</text:p>
          </table:table-cell>
          <table:table-cell office:value-type="float" office:value="4.7949999999999998E-3" table:style-name="ce1">
            <text:p>0,004795</text:p>
          </table:table-cell>
          <table:table-cell office:value-type="float" office:value="9" table:style-name="ce1">
            <text:p>9</text:p>
          </table:table-cell>
          <table:table-cell office:value-type="float" office:value="2.6900000000000001E-3" table:style-name="ce1">
            <text:p>0,00269</text:p>
          </table:table-cell>
          <table:table-cell table:number-columns-repeated="16350" table:style-name="ce1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-4.8149999999999998E-3" table:style-name="ce1">
            <text:p>-0,004815</text:p>
          </table:table-cell>
          <table:table-cell office:value-type="float" office:value="3" table:style-name="ce1">
            <text:p>3</text:p>
          </table:table-cell>
          <table:table-cell office:value-type="float" office:value="2.9567549999999998" table:style-name="ce1">
            <text:p>2,956755</text:p>
          </table:table-cell>
          <table:table-cell office:value-type="float" office:value="-137.929169" table:style-name="ce1">
            <text:p>-137,929169</text:p>
          </table:table-cell>
          <table:table-cell table:number-columns-repeated="2" table:style-name="ce1"/>
          <table:table-cell table:style-name="ce1">
            <draw:frame draw:z-index="3" draw:id="id4" draw:style-name="a4" draw:name="Диаграмма 7" svg:x="0.28532in" svg:y="0.18931in" svg:width="9.54801in" svg:height="6.0190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4" table:style-name="ce1"/>
          <table:table-cell office:value-type="float" office:value="31" table:formula="msoxl:=$A33/0.2" table:style-name="ce1">
            <text:p>31</text:p>
          </table:table-cell>
          <table:table-cell office:value-type="float" office:value="-4.8149999999999998E-3" table:style-name="ce1">
            <text:p>-0,004815</text:p>
          </table:table-cell>
          <table:table-cell office:value-type="float" office:value="1.2" table:style-name="ce1">
            <text:p>1,2</text:p>
          </table:table-cell>
          <table:table-cell office:value-type="float" office:value="1.2075020000000001" table:style-name="ce1">
            <text:p>1,207502</text:p>
          </table:table-cell>
          <table:table-cell office:value-type="float" office:value="3.1" table:style-name="ce1">
            <text:p>3,1</text:p>
          </table:table-cell>
          <table:table-cell office:value-type="float" office:value="3.342266" table:style-name="ce1">
            <text:p>3,34226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0085E-2" table:style-name="ce1">
            <text:p>0,010085</text:p>
          </table:table-cell>
          <table:table-cell office:value-type="float" office:value="7.1" table:style-name="ce1">
            <text:p>7,1</text:p>
          </table:table-cell>
          <table:table-cell office:value-type="float" office:value="8.7799999999999998E-4" table:style-name="ce1">
            <text:p>0,000878</text:p>
          </table:table-cell>
          <table:table-cell office:value-type="float" office:value="9.1" table:style-name="ce1">
            <text:p>9,1</text:p>
          </table:table-cell>
          <table:table-cell office:value-type="float" office:value="2.7070000000000002E-3" table:style-name="ce1">
            <text:p>0,002707</text:p>
          </table:table-cell>
          <table:table-cell table:number-columns-repeated="16350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-5.2469999999999999E-3" table:style-name="ce1">
            <text:p>-0,005247</text:p>
          </table:table-cell>
          <table:table-cell office:value-type="float" office:value="3.1" table:style-name="ce1">
            <text:p>3,1</text:p>
          </table:table-cell>
          <table:table-cell office:value-type="float" office:value="3.342266" table:style-name="ce1">
            <text:p>3,342266</text:p>
          </table:table-cell>
          <table:table-cell office:value-type="float" office:value="-142.429169" table:style-name="ce1">
            <text:p>-142,429169</text:p>
          </table:table-cell>
          <table:table-cell table:number-columns-repeated="17" table:style-name="ce1"/>
          <table:table-cell office:value-type="float" office:value="32" table:formula="msoxl:=$A34/0.2" table:style-name="ce1">
            <text:p>32</text:p>
          </table:table-cell>
          <table:table-cell office:value-type="float" office:value="-5.2469999999999999E-3" table:style-name="ce1">
            <text:p>-0,005247</text:p>
          </table:table-cell>
          <table:table-cell office:value-type="float" office:value="1.3" table:style-name="ce1">
            <text:p>1,3</text:p>
          </table:table-cell>
          <table:table-cell office:value-type="float" office:value="1.2853650000000001" table:style-name="ce1">
            <text:p>1,285365</text:p>
          </table:table-cell>
          <table:table-cell office:value-type="float" office:value="3.2" table:style-name="ce1">
            <text:p>3,2</text:p>
          </table:table-cell>
          <table:table-cell office:value-type="float" office:value="0.13503899999999999" table:style-name="ce1">
            <text:p>0,135039</text:p>
          </table:table-cell>
          <table:table-cell office:value-type="float" office:value="5.2" table:style-name="ce1">
            <text:p>5,2</text:p>
          </table:table-cell>
          <table:table-cell office:value-type="float" office:value="4.7780000000000001E-3" table:style-name="ce1">
            <text:p>0,004778</text:p>
          </table:table-cell>
          <table:table-cell office:value-type="float" office:value="7.2" table:style-name="ce1">
            <text:p>7,2</text:p>
          </table:table-cell>
          <table:table-cell office:value-type="float" office:value="4.9199999999999999E-3" table:style-name="ce1">
            <text:p>0,00492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.5E-3" table:style-name="ce1">
            <text:p>0,0015</text:p>
          </table:table-cell>
          <table:table-cell table:number-columns-repeated="16350"/>
        </table:table-row>
        <table:table-row table:style-name="ro1">
          <table:table-cell office:value-type="float" office:value="6.6" table:style-name="ce1">
            <text:p>6,6</text:p>
          </table:table-cell>
          <table:table-cell office:value-type="float" office:value="-3.5330000000000001E-3" table:style-name="ce1">
            <text:p>-0,003533</text:p>
          </table:table-cell>
          <table:table-cell office:value-type="float" office:value="3.2" table:style-name="ce1">
            <text:p>3,2</text:p>
          </table:table-cell>
          <table:table-cell office:value-type="float" office:value="0.13503899999999999" table:style-name="ce1">
            <text:p>0,135039</text:p>
          </table:table-cell>
          <table:table-cell office:value-type="float" office:value="-146.92915300000001" table:style-name="ce1">
            <text:p>-146,929153</text:p>
          </table:table-cell>
          <table:table-cell table:number-columns-repeated="17" table:style-name="ce1"/>
          <table:table-cell office:value-type="float" office:value="32.999999999999993" table:formula="msoxl:=$A35/0.2" table:style-name="ce1">
            <text:p>33</text:p>
          </table:table-cell>
          <table:table-cell office:value-type="float" office:value="-3.5330000000000001E-3" table:style-name="ce1">
            <text:p>-0,003533</text:p>
          </table:table-cell>
          <table:table-cell office:value-type="float" office:value="1.4" table:style-name="ce1">
            <text:p>1,4</text:p>
          </table:table-cell>
          <table:table-cell office:value-type="float" office:value="1.398531" table:style-name="ce1">
            <text:p>1,398531</text:p>
          </table:table-cell>
          <table:table-cell office:value-type="float" office:value="3.3" table:style-name="ce1">
            <text:p>3,3</text:p>
          </table:table-cell>
          <table:table-cell office:value-type="float" office:value="0.139907" table:style-name="ce1">
            <text:p>0,139907</text:p>
          </table:table-cell>
          <table:table-cell office:value-type="float" office:value="5.3" table:style-name="ce1">
            <text:p>5,3</text:p>
          </table:table-cell>
          <table:table-cell office:value-type="float" office:value="7.169E-3" table:style-name="ce1">
            <text:p>0,007169</text:p>
          </table:table-cell>
          <table:table-cell office:value-type="float" office:value="7.3" table:style-name="ce1">
            <text:p>7,3</text:p>
          </table:table-cell>
          <table:table-cell office:value-type="float" office:value="1.1820000000000001E-3" table:style-name="ce1">
            <text:p>0,001182</text:p>
          </table:table-cell>
          <table:table-cell office:value-type="float" office:value="9.4" table:style-name="ce1">
            <text:p>9,4</text:p>
          </table:table-cell>
          <table:table-cell office:value-type="float" office:value="3.2490000000000002E-3" table:style-name="ce1">
            <text:p>0,003249</text:p>
          </table:table-cell>
          <table:table-cell table:number-columns-repeated="16350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float" office:value="-3.5300000000000002E-4" table:style-name="ce1">
            <text:p>-0,000353</text:p>
          </table:table-cell>
          <table:table-cell office:value-type="float" office:value="3.3" table:style-name="ce1">
            <text:p>3,3</text:p>
          </table:table-cell>
          <table:table-cell office:value-type="float" office:value="0.139907" table:style-name="ce1">
            <text:p>0,139907</text:p>
          </table:table-cell>
          <table:table-cell office:value-type="float" office:value="-151.42915300000001" table:style-name="ce1">
            <text:p>-151,429153</text:p>
          </table:table-cell>
          <table:table-cell table:number-columns-repeated="17" table:style-name="ce1"/>
          <table:table-cell office:value-type="float" office:value="34" table:formula="msoxl:=$A36/0.2" table:style-name="ce1">
            <text:p>34</text:p>
          </table:table-cell>
          <table:table-cell office:value-type="float" office:value="-3.5300000000000002E-4" table:style-name="ce1">
            <text:p>-0,000353</text:p>
          </table:table-cell>
          <table:table-cell office:value-type="float" office:value="1.5" table:style-name="ce1">
            <text:p>1,5</text:p>
          </table:table-cell>
          <table:table-cell office:value-type="float" office:value="1.5163789999999999" table:style-name="ce1">
            <text:p>1,516379</text:p>
          </table:table-cell>
          <table:table-cell office:value-type="float" office:value="3.4" table:style-name="ce1">
            <text:p>3,4</text:p>
          </table:table-cell>
          <table:table-cell office:value-type="float" office:value="1.3332999999999999E-2" table:style-name="ce1">
            <text:p>0,013333</text:p>
          </table:table-cell>
          <table:table-cell office:value-type="float" office:value="5.4" table:style-name="ce1">
            <text:p>5,4</text:p>
          </table:table-cell>
          <table:table-cell office:value-type="float" office:value="7.2189999999999997E-3" table:style-name="ce1">
            <text:p>0,007219</text:p>
          </table:table-cell>
          <table:table-cell office:value-type="float" office:value="7.4" table:style-name="ce1">
            <text:p>7,4</text:p>
          </table:table-cell>
          <table:table-cell office:value-type="float" office:value="4.2079999999999999E-3" table:style-name="ce1">
            <text:p>0,004208</text:p>
          </table:table-cell>
          <table:table-cell office:value-type="float" office:value="9.5" table:style-name="ce1">
            <text:p>9,5</text:p>
          </table:table-cell>
          <table:table-cell office:value-type="float" office:value="1.2300000000000001E-4" table:style-name="ce1">
            <text:p>0,000123</text:p>
          </table:table-cell>
          <table:table-cell table:number-columns-repeated="1635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006E-3" table:style-name="ce1">
            <text:p>0,003006</text:p>
          </table:table-cell>
          <table:table-cell office:value-type="float" office:value="3.4" table:style-name="ce1">
            <text:p>3,4</text:p>
          </table:table-cell>
          <table:table-cell office:value-type="float" office:value="1.3332999999999999E-2" table:style-name="ce1">
            <text:p>0,013333</text:p>
          </table:table-cell>
          <table:table-cell office:value-type="float" office:value="-155.92915300000001" table:style-name="ce1">
            <text:p>-155,929153</text:p>
          </table:table-cell>
          <table:table-cell table:number-columns-repeated="17" table:style-name="ce1"/>
          <table:table-cell office:value-type="float" office:value="35" table:formula="msoxl:=$A37/0.2" table:style-name="ce1">
            <text:p>35</text:p>
          </table:table-cell>
          <table:table-cell office:value-type="float" office:value="3.006E-3" table:style-name="ce1">
            <text:p>0,003006</text:p>
          </table:table-cell>
          <table:table-cell office:value-type="float" office:value="1.6" table:style-name="ce1">
            <text:p>1,6</text:p>
          </table:table-cell>
          <table:table-cell office:value-type="float" office:value="1.594239" table:style-name="ce1">
            <text:p>1,594239</text:p>
          </table:table-cell>
          <table:table-cell office:value-type="float" office:value="3.5" table:style-name="ce1">
            <text:p>3,5</text:p>
          </table:table-cell>
          <table:table-cell office:value-type="float" office:value="6.3382999999999995E-2" table:style-name="ce1">
            <text:p>0,063383</text:p>
          </table:table-cell>
          <table:table-cell office:value-type="float" office:value="5.5" table:style-name="ce1">
            <text:p>5,5</text:p>
          </table:table-cell>
          <table:table-cell office:value-type="float" office:value="3.607E-3" table:style-name="ce1">
            <text:p>0,003607</text:p>
          </table:table-cell>
          <table:table-cell office:value-type="float" office:value="7.5" table:style-name="ce1">
            <text:p>7,5</text:p>
          </table:table-cell>
          <table:table-cell office:value-type="float" office:value="2.856E-3" table:style-name="ce1">
            <text:p>0,002856</text:p>
          </table:table-cell>
          <table:table-cell office:value-type="float" office:value="9.6" table:style-name="ce1">
            <text:p>9,6</text:p>
          </table:table-cell>
          <table:table-cell office:value-type="float" office:value="3.215E-3" table:style-name="ce1">
            <text:p>0,003215</text:p>
          </table:table-cell>
          <table:table-cell table:number-columns-repeated="16350"/>
        </table:table-row>
        <table:table-row table:style-name="ro1">
          <table:table-cell office:value-type="float" office:value="7.2" table:style-name="ce1">
            <text:p>7,2</text:p>
          </table:table-cell>
          <table:table-cell office:value-type="float" office:value="5.1679999999999999E-3" table:style-name="ce1">
            <text:p>0,005168</text:p>
          </table:table-cell>
          <table:table-cell office:value-type="float" office:value="3.5" table:style-name="ce1">
            <text:p>3,5</text:p>
          </table:table-cell>
          <table:table-cell office:value-type="float" office:value="6.3382999999999995E-2" table:style-name="ce1">
            <text:p>0,063383</text:p>
          </table:table-cell>
          <table:table-cell office:value-type="float" office:value="-160.42915300000001" table:style-name="ce1">
            <text:p>-160,429153</text:p>
          </table:table-cell>
          <table:table-cell table:number-columns-repeated="17" table:style-name="ce1"/>
          <table:table-cell office:value-type="float" office:value="36" table:formula="msoxl:=$A38/0.2" table:style-name="ce1">
            <text:p>36</text:p>
          </table:table-cell>
          <table:table-cell office:value-type="float" office:value="5.1679999999999999E-3" table:style-name="ce1">
            <text:p>0,005168</text:p>
          </table:table-cell>
          <table:table-cell office:value-type="float" office:value="1.7" table:style-name="ce1">
            <text:p>1,7</text:p>
          </table:table-cell>
          <table:table-cell office:value-type="float" office:value="1.684731" table:style-name="ce1">
            <text:p>1,684731</text:p>
          </table:table-cell>
          <table:table-cell office:value-type="float" office:value="3.6" table:style-name="ce1">
            <text:p>3,6</text:p>
          </table:table-cell>
          <table:table-cell office:value-type="float" office:value="1.1856999999999999E-2" table:style-name="ce1">
            <text:p>0,011857</text:p>
          </table:table-cell>
          <table:table-cell office:value-type="float" office:value="5.6" table:style-name="ce1">
            <text:p>5,6</text:p>
          </table:table-cell>
          <table:table-cell office:value-type="float" office:value="8.0579999999999992E-3" table:style-name="ce1">
            <text:p>0,008058</text:p>
          </table:table-cell>
          <table:table-cell office:value-type="float" office:value="7.6" table:style-name="ce1">
            <text:p>7,6</text:p>
          </table:table-cell>
          <table:table-cell office:value-type="float" office:value="2.8519999999999999E-3" table:style-name="ce1">
            <text:p>0,00285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.2049999999999999E-3" table:style-name="ce1">
            <text:p>0,001205</text:p>
          </table:table-cell>
          <table:table-cell table:number-columns-repeated="16350"/>
        </table:table-row>
        <table:table-row table:style-name="ro1">
          <table:table-cell office:value-type="float" office:value="7.4" table:style-name="ce1">
            <text:p>7,4</text:p>
          </table:table-cell>
          <table:table-cell office:value-type="float" office:value="5.2339999999999999E-3" table:style-name="ce1">
            <text:p>0,005234</text:p>
          </table:table-cell>
          <table:table-cell office:value-type="float" office:value="3.6" table:style-name="ce1">
            <text:p>3,6</text:p>
          </table:table-cell>
          <table:table-cell office:value-type="float" office:value="1.1856999999999999E-2" table:style-name="ce1">
            <text:p>0,011857</text:p>
          </table:table-cell>
          <table:table-cell office:value-type="float" office:value="-164.92913799999999" table:style-name="ce1">
            <text:p>-164,929138</text:p>
          </table:table-cell>
          <table:table-cell table:number-columns-repeated="17" table:style-name="ce1"/>
          <table:table-cell office:value-type="float" office:value="37" table:formula="msoxl:=$A39/0.2" table:style-name="ce1">
            <text:p>37</text:p>
          </table:table-cell>
          <table:table-cell office:value-type="float" office:value="5.2339999999999999E-3" table:style-name="ce1">
            <text:p>0,005234</text:p>
          </table:table-cell>
          <table:table-cell office:value-type="float" office:value="1.8" table:style-name="ce1">
            <text:p>1,8</text:p>
          </table:table-cell>
          <table:table-cell office:value-type="float" office:value="1.8132539999999999" table:style-name="ce1">
            <text:p>1,813254</text:p>
          </table:table-cell>
          <table:table-cell office:value-type="float" office:value="3.7" table:style-name="ce1">
            <text:p>3,7</text:p>
          </table:table-cell>
          <table:table-cell office:value-type="float" office:value="3.5930999999999998E-2" table:style-name="ce1">
            <text:p>0,035931</text:p>
          </table:table-cell>
          <table:table-cell office:value-type="float" office:value="5.7" table:style-name="ce1">
            <text:p>5,7</text:p>
          </table:table-cell>
          <table:table-cell office:value-type="float" office:value="4.3999999999999999E-5" table:style-name="ce1">
            <text:p>0,000044</text:p>
          </table:table-cell>
          <table:table-cell office:value-type="float" office:value="7.7" table:style-name="ce1">
            <text:p>7,7</text:p>
          </table:table-cell>
          <table:table-cell office:value-type="float" office:value="3.9069999999999999E-3" table:style-name="ce1">
            <text:p>0,003907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.6380000000000002E-3" table:style-name="ce1">
            <text:p>0,002638</text:p>
          </table:table-cell>
          <table:table-cell table:number-columns-repeated="16350"/>
        </table:table-row>
        <table:table-row table:style-name="ro1">
          <table:table-cell office:value-type="float" office:value="7.6" table:style-name="ce1">
            <text:p>7,6</text:p>
          </table:table-cell>
          <table:table-cell office:value-type="float" office:value="3.1549999999999998E-3" table:style-name="ce1">
            <text:p>0,003155</text:p>
          </table:table-cell>
          <table:table-cell office:value-type="float" office:value="3.7" table:style-name="ce1">
            <text:p>3,7</text:p>
          </table:table-cell>
          <table:table-cell office:value-type="float" office:value="3.5930999999999998E-2" table:style-name="ce1">
            <text:p>0,035931</text:p>
          </table:table-cell>
          <table:table-cell office:value-type="float" office:value="-169.42913799999999" table:style-name="ce1">
            <text:p>-169,429138</text:p>
          </table:table-cell>
          <table:table-cell table:number-columns-repeated="17" table:style-name="ce1"/>
          <table:table-cell office:value-type="float" office:value="37.999999999999993" table:formula="msoxl:=$A40/0.2" table:style-name="ce1">
            <text:p>38</text:p>
          </table:table-cell>
          <table:table-cell office:value-type="float" office:value="3.1549999999999998E-3" table:style-name="ce1">
            <text:p>0,003155</text:p>
          </table:table-cell>
          <table:table-cell office:value-type="float" office:value="1.9" table:style-name="ce1">
            <text:p>1,9</text:p>
          </table:table-cell>
          <table:table-cell office:value-type="float" office:value="1.910965" table:style-name="ce1">
            <text:p>1,910965</text:p>
          </table:table-cell>
          <table:table-cell office:value-type="float" office:value="3.8" table:style-name="ce1">
            <text:p>3,8</text:p>
          </table:table-cell>
          <table:table-cell office:value-type="float" office:value="2.0587000000000001E-2" table:style-name="ce1">
            <text:p>0,020587</text:p>
          </table:table-cell>
          <table:table-cell office:value-type="float" office:value="5.8" table:style-name="ce1">
            <text:p>5,8</text:p>
          </table:table-cell>
          <table:table-cell office:value-type="float" office:value="7.437E-3" table:style-name="ce1">
            <text:p>0,007437</text:p>
          </table:table-cell>
          <table:table-cell office:value-type="float" office:value="7.8" table:style-name="ce1">
            <text:p>7,8</text:p>
          </table:table-cell>
          <table:table-cell office:value-type="float" office:value="1.1299999999999999E-3" table:style-name="ce1">
            <text:p>0,00113</text:p>
          </table:table-cell>
          <table:table-cell office:value-type="float" office:value="9.9" table:style-name="ce1">
            <text:p>9,9</text:p>
          </table:table-cell>
          <table:table-cell office:value-type="float" office:value="2.2620000000000001E-3" table:style-name="ce1">
            <text:p>0,002262</text:p>
          </table:table-cell>
          <table:table-cell table:number-columns-repeated="16350"/>
        </table:table-row>
        <table:table-row table:style-name="ro1">
          <table:table-cell office:value-type="float" office:value="7.8" table:style-name="ce1">
            <text:p>7,8</text:p>
          </table:table-cell>
          <table:table-cell office:value-type="float" office:value="-2.3900000000000001E-4" table:style-name="ce1">
            <text:p>-0,000239</text:p>
          </table:table-cell>
          <table:table-cell office:value-type="float" office:value="3.8" table:style-name="ce1">
            <text:p>3,8</text:p>
          </table:table-cell>
          <table:table-cell office:value-type="float" office:value="2.0587000000000001E-2" table:style-name="ce1">
            <text:p>0,020587</text:p>
          </table:table-cell>
          <table:table-cell office:value-type="float" office:value="-173.92913799999999" table:style-name="ce1">
            <text:p>-173,929138</text:p>
          </table:table-cell>
          <table:table-cell table:number-columns-repeated="17" table:style-name="ce1"/>
          <table:table-cell office:value-type="float" office:value="39" table:formula="msoxl:=$A41/0.2" table:style-name="ce1">
            <text:p>39</text:p>
          </table:table-cell>
          <table:table-cell office:value-type="float" office:value="-2.3900000000000001E-4" table:style-name="ce1">
            <text:p>-0,000239</text:p>
          </table:table-cell>
          <table:table-cell table:number-columns-repeated="1636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3.5729999999999998E-3" table:style-name="ce1">
            <text:p>-0,003573</text:p>
          </table:table-cell>
          <table:table-cell office:value-type="float" office:value="3.9" table:style-name="ce1">
            <text:p>3,9</text:p>
          </table:table-cell>
          <table:table-cell office:value-type="float" office:value="1.8622E-2" table:style-name="ce1">
            <text:p>0,018622</text:p>
          </table:table-cell>
          <table:table-cell office:value-type="float" office:value="-178.429123" table:style-name="ce1">
            <text:p>-178,429123</text:p>
          </table:table-cell>
          <table:table-cell table:number-columns-repeated="17" table:style-name="ce1"/>
          <table:table-cell office:value-type="float" office:value="40" table:formula="msoxl:=$A42/0.2" table:style-name="ce1">
            <text:p>40</text:p>
          </table:table-cell>
          <table:table-cell office:value-type="float" office:value="-3.5729999999999998E-3" table:style-name="ce1">
            <text:p>-0,003573</text:p>
          </table:table-cell>
          <table:table-cell table:number-columns-repeated="16360" table:style-name="ce1"/>
        </table:table-row>
        <table:table-row table:style-name="ro1">
          <table:table-cell office:value-type="float" office:value="8.1999999999999993" table:style-name="ce1">
            <text:p>8,2</text:p>
          </table:table-cell>
          <table:table-cell office:value-type="float" office:value="-5.4770000000000001E-3" table:style-name="ce1">
            <text:p>-0,005477</text:p>
          </table:table-cell>
          <table:table-cell office:value-type="float" office:value="4" table:style-name="ce1">
            <text:p>4</text:p>
          </table:table-cell>
          <table:table-cell office:value-type="float" office:value="2.2401999999999998E-2" table:style-name="ce1">
            <text:p>0,022402</text:p>
          </table:table-cell>
          <table:table-cell office:value-type="float" office:value="-182.92913799999999" table:style-name="ce1">
            <text:p>-182,929138</text:p>
          </table:table-cell>
          <table:table-cell table:number-columns-repeated="17" table:style-name="ce1"/>
          <table:table-cell office:value-type="float" office:value="40.999999999999993" table:formula="msoxl:=$A43/0.2" table:style-name="ce1">
            <text:p>41</text:p>
          </table:table-cell>
          <table:table-cell office:value-type="float" office:value="-5.4770000000000001E-3" table:style-name="ce1">
            <text:p>-0,005477</text:p>
          </table:table-cell>
          <table:table-cell table:number-columns-repeated="16360" table:style-name="ce1"/>
        </table:table-row>
        <table:table-row table:style-name="ro1">
          <table:table-cell office:value-type="float" office:value="8.4" table:style-name="ce1">
            <text:p>8,4</text:p>
          </table:table-cell>
          <table:table-cell office:value-type="float" office:value="-5.1570000000000001E-3" table:style-name="ce1">
            <text:p>-0,00515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.1390000000000004E-3" table:style-name="ce1">
            <text:p>0,006139</text:p>
          </table:table-cell>
          <table:table-cell office:value-type="float" office:value="-187.42913799999999" table:style-name="ce1">
            <text:p>-187,429138</text:p>
          </table:table-cell>
          <table:table-cell table:number-columns-repeated="17" table:style-name="ce1"/>
          <table:table-cell office:value-type="float" office:value="42" table:formula="msoxl:=$A44/0.2" table:style-name="ce1">
            <text:p>42</text:p>
          </table:table-cell>
          <table:table-cell office:value-type="float" office:value="-5.1570000000000001E-3" table:style-name="ce1">
            <text:p>-0,005157</text:p>
          </table:table-cell>
          <table:table-cell table:number-columns-repeated="16360" table:style-name="ce1"/>
        </table:table-row>
        <table:table-row table:style-name="ro1">
          <table:table-cell office:value-type="float" office:value="8.6" table:style-name="ce1">
            <text:p>8,6</text:p>
          </table:table-cell>
          <table:table-cell office:value-type="float" office:value="-2.7190000000000001E-3" table:style-name="ce1">
            <text:p>-0,002719</text:p>
          </table:table-cell>
          <table:table-cell office:value-type="float" office:value="4.2" table:style-name="ce1">
            <text:p>4,2</text:p>
          </table:table-cell>
          <table:table-cell office:value-type="float" office:value="2.026E-2" table:style-name="ce1">
            <text:p>0,02026</text:p>
          </table:table-cell>
          <table:table-cell office:value-type="float" office:value="-191.929123" table:style-name="ce1">
            <text:p>-191,929123</text:p>
          </table:table-cell>
          <table:table-cell table:number-columns-repeated="17" table:style-name="ce1"/>
          <table:table-cell office:value-type="float" office:value="42.999999999999993" table:formula="msoxl:=$A45/0.2" table:style-name="ce1">
            <text:p>43</text:p>
          </table:table-cell>
          <table:table-cell office:value-type="float" office:value="-2.7190000000000001E-3" table:style-name="ce1">
            <text:p>-0,002719</text:p>
          </table:table-cell>
          <table:table-cell table:number-columns-repeated="16360" table:style-name="ce1"/>
        </table:table-row>
        <table:table-row table:style-name="ro1">
          <table:table-cell office:value-type="float" office:value="8.8000000000000007" table:style-name="ce1">
            <text:p>8,8</text:p>
          </table:table-cell>
          <table:table-cell office:value-type="float" office:value="8.61E-4" table:style-name="ce1">
            <text:p>0,000861</text:p>
          </table:table-cell>
          <table:table-cell office:value-type="float" office:value="4.3" table:style-name="ce1">
            <text:p>4,3</text:p>
          </table:table-cell>
          <table:table-cell office:value-type="float" office:value="2.761E-3" table:style-name="ce1">
            <text:p>0,002761</text:p>
          </table:table-cell>
          <table:table-cell office:value-type="float" office:value="-196.429123" table:style-name="ce1">
            <text:p>-196,429123</text:p>
          </table:table-cell>
          <table:table-cell table:number-columns-repeated="17" table:style-name="ce1"/>
          <table:table-cell office:value-type="float" office:value="44" table:formula="msoxl:=$A46/0.2" table:style-name="ce1">
            <text:p>44</text:p>
          </table:table-cell>
          <table:table-cell office:value-type="float" office:value="8.61E-4" table:style-name="ce1">
            <text:p>0,000861</text:p>
          </table:table-cell>
          <table:table-cell table:number-columns-repeated="1636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1279999999999997E-3" table:style-name="ce1">
            <text:p>0,00412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5774E-2" table:style-name="ce1">
            <text:p>0,015774</text:p>
          </table:table-cell>
          <table:table-cell office:value-type="float" office:value="-200.929123" table:style-name="ce1">
            <text:p>-200,929123</text:p>
          </table:table-cell>
          <table:table-cell table:number-columns-repeated="17" table:style-name="ce1"/>
          <table:table-cell office:value-type="float" office:value="45" table:formula="msoxl:=$A47/0.2" table:style-name="ce1">
            <text:p>45</text:p>
          </table:table-cell>
          <table:table-cell office:value-type="float" office:value="4.1279999999999997E-3" table:style-name="ce1">
            <text:p>0,004128</text:p>
          </table:table-cell>
          <table:table-cell table:number-columns-repeated="16360" table:style-name="ce1"/>
        </table:table-row>
        <table:table-row table:style-name="ro1">
          <table:table-cell office:value-type="float" office:value="9.1999999999999993" table:style-name="ce1">
            <text:p>9,2</text:p>
          </table:table-cell>
          <table:table-cell office:value-type="float" office:value="5.738E-3" table:style-name="ce1">
            <text:p>0,005738</text:p>
          </table:table-cell>
          <table:table-cell office:value-type="float" office:value="4.5" table:style-name="ce1">
            <text:p>4,5</text:p>
          </table:table-cell>
          <table:table-cell office:value-type="float" office:value="8.482E-3" table:style-name="ce1">
            <text:p>0,008482</text:p>
          </table:table-cell>
          <table:table-cell office:value-type="float" office:value="-205.42910800000001" table:style-name="ce1">
            <text:p>-205,429108</text:p>
          </table:table-cell>
          <table:table-cell table:number-columns-repeated="17" table:style-name="ce1"/>
          <table:table-cell office:value-type="float" office:value="45.999999999999993" table:formula="msoxl:=$A48/0.2" table:style-name="ce1">
            <text:p>46</text:p>
          </table:table-cell>
          <table:table-cell office:value-type="float" office:value="5.738E-3" table:style-name="ce1">
            <text:p>0,005738</text:p>
          </table:table-cell>
          <table:table-cell table:number-columns-repeated="16360" table:style-name="ce1"/>
        </table:table-row>
        <table:table-row table:style-name="ro1">
          <table:table-cell office:value-type="float" office:value="9.4" table:style-name="ce1">
            <text:p>9,4</text:p>
          </table:table-cell>
          <table:table-cell office:value-type="float" office:value="5.0140000000000002E-3" table:style-name="ce1">
            <text:p>0,00501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.0142E-2" table:style-name="ce1">
            <text:p>0,010142</text:p>
          </table:table-cell>
          <table:table-cell office:value-type="float" office:value="-209.92910800000001" table:style-name="ce1">
            <text:p>-209,929108</text:p>
          </table:table-cell>
          <table:table-cell table:number-columns-repeated="17" table:style-name="ce1"/>
          <table:table-cell office:value-type="float" office:value="47" table:formula="msoxl:=$A49/0.2" table:style-name="ce1">
            <text:p>47</text:p>
          </table:table-cell>
          <table:table-cell office:value-type="float" office:value="5.0140000000000002E-3" table:style-name="ce1">
            <text:p>0,005014</text:p>
          </table:table-cell>
          <table:table-cell table:number-columns-repeated="16360"/>
        </table:table-row>
        <table:table-row table:style-name="ro1">
          <table:table-cell office:value-type="float" office:value="9.6" table:style-name="ce1">
            <text:p>9,6</text:p>
          </table:table-cell>
          <table:table-cell office:value-type="float" office:value="2.225E-3" table:style-name="ce1">
            <text:p>0,002225</text:p>
          </table:table-cell>
          <table:table-cell office:value-type="float" office:value="4.7" table:style-name="ce1">
            <text:p>4,7</text:p>
          </table:table-cell>
          <table:table-cell office:value-type="float" office:value="1.1324000000000001E-2" table:style-name="ce1">
            <text:p>0,011324</text:p>
          </table:table-cell>
          <table:table-cell office:value-type="float" office:value="-214.42910800000001" table:style-name="ce1">
            <text:p>-214,429108</text:p>
          </table:table-cell>
          <table:table-cell table:number-columns-repeated="17" table:style-name="ce1"/>
          <table:table-cell office:value-type="float" office:value="47.999999999999993" table:formula="msoxl:=$A50/0.2" table:style-name="ce1">
            <text:p>48</text:p>
          </table:table-cell>
          <table:table-cell office:value-type="float" office:value="2.225E-3" table:style-name="ce1">
            <text:p>0,002225</text:p>
          </table:table-cell>
          <table:table-cell table:number-columns-repeated="16360"/>
        </table:table-row>
        <table:table-row table:style-name="ro1">
          <table:table-cell office:value-type="float" office:value="9.8000000000000007" table:style-name="ce1">
            <text:p>9,8</text:p>
          </table:table-cell>
          <table:table-cell office:value-type="float" office:value="-1.508E-3" table:style-name="ce1">
            <text:p>-0,001508</text:p>
          </table:table-cell>
          <table:table-cell office:value-type="float" office:value="4.8" table:style-name="ce1">
            <text:p>4,8</text:p>
          </table:table-cell>
          <table:table-cell office:value-type="float" office:value="4.3499999999999997E-3" table:style-name="ce1">
            <text:p>0,00435</text:p>
          </table:table-cell>
          <table:table-cell office:value-type="float" office:value="-218.92910800000001" table:style-name="ce1">
            <text:p>-218,929108</text:p>
          </table:table-cell>
          <table:table-cell table:number-columns-repeated="17" table:style-name="ce1"/>
          <table:table-cell office:value-type="float" office:value="49" table:formula="msoxl:=$A51/0.2" table:style-name="ce1">
            <text:p>49</text:p>
          </table:table-cell>
          <table:table-cell office:value-type="float" office:value="-1.508E-3" table:style-name="ce1">
            <text:p>-0,001508</text:p>
          </table:table-cell>
          <table:table-cell table:number-columns-repeated="1636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4.6649999999999999E-3" table:style-name="ce1">
            <text:p>-0,00466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1682E-2" table:style-name="ce1">
            <text:p>0,011682</text:p>
          </table:table-cell>
          <table:table-cell office:value-type="float" office:value="-223.429092" table:style-name="ce1">
            <text:p>-223,429092</text:p>
          </table:table-cell>
          <table:table-cell table:number-columns-repeated="17" table:style-name="ce1"/>
          <table:table-cell office:value-type="float" office:value="50" table:formula="msoxl:=$A52/0.2" table:style-name="ce1">
            <text:p>50</text:p>
          </table:table-cell>
          <table:table-cell office:value-type="float" office:value="-4.6649999999999999E-3" table:style-name="ce1">
            <text:p>-0,004665</text:p>
          </table:table-cell>
          <table:table-cell table:number-columns-repeated="16360"/>
        </table:table-row>
        <table:table-row table:style-name="ro1">
          <table:table-cell office:value-type="float" office:value="10.199999999999999" table:style-name="ce1">
            <text:p>10,2</text:p>
          </table:table-cell>
          <table:table-cell office:value-type="float" office:value="-5.9449999999999998E-3" table:style-name="ce1">
            <text:p>-0,005945</text:p>
          </table:table-cell>
          <table:table-cell office:value-type="float" office:value="5" table:style-name="ce1">
            <text:p>5</text:p>
          </table:table-cell>
          <table:table-cell office:value-type="float" office:value="8.1300000000000003E-4" table:style-name="ce1">
            <text:p>0,000813</text:p>
          </table:table-cell>
          <table:table-cell office:value-type="float" office:value="-227.929092" table:style-name="ce1">
            <text:p>-227,929092</text:p>
          </table:table-cell>
          <table:table-cell table:number-columns-repeated="17" table:style-name="ce1"/>
          <table:table-cell office:value-type="float" office:value="50.999999999999993" table:formula="msoxl:=$A53/0.2" table:style-name="ce1">
            <text:p>51</text:p>
          </table:table-cell>
          <table:table-cell office:value-type="float" office:value="-5.9449999999999998E-3" table:style-name="ce1">
            <text:p>-0,005945</text:p>
          </table:table-cell>
          <table:table-cell table:number-columns-repeated="16360"/>
        </table:table-row>
        <table:table-row table:style-name="ro1">
          <table:table-cell office:value-type="float" office:value="10.4" table:style-name="ce1">
            <text:p>10,4</text:p>
          </table:table-cell>
          <table:table-cell office:value-type="float" office:value="-4.8019999999999998E-3" table:style-name="ce1">
            <text:p>-0,00480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0085E-2" table:style-name="ce1">
            <text:p>0,010085</text:p>
          </table:table-cell>
          <table:table-cell office:value-type="float" office:value="-232.429092" table:style-name="ce1">
            <text:p>-232,429092</text:p>
          </table:table-cell>
          <table:table-cell table:number-columns-repeated="17" table:style-name="ce1"/>
          <table:table-cell office:value-type="float" office:value="52" table:formula="msoxl:=$A54/0.2" table:style-name="ce1">
            <text:p>52</text:p>
          </table:table-cell>
          <table:table-cell office:value-type="float" office:value="-4.8019999999999998E-3" table:style-name="ce1">
            <text:p>-0,004802</text:p>
          </table:table-cell>
          <table:table-cell table:number-columns-repeated="16360"/>
        </table:table-row>
        <table:table-row table:style-name="ro1">
          <table:table-cell office:value-type="float" office:value="10.6" table:style-name="ce1">
            <text:p>10,6</text:p>
          </table:table-cell>
          <table:table-cell office:value-type="float" office:value="-1.676E-3" table:style-name="ce1">
            <text:p>-0,001676</text:p>
          </table:table-cell>
          <table:table-cell office:value-type="float" office:value="5.2" table:style-name="ce1">
            <text:p>5,2</text:p>
          </table:table-cell>
          <table:table-cell office:value-type="float" office:value="4.7780000000000001E-3" table:style-name="ce1">
            <text:p>0,004778</text:p>
          </table:table-cell>
          <table:table-cell office:value-type="float" office:value="-236.929092" table:style-name="ce1">
            <text:p>-236,929092</text:p>
          </table:table-cell>
          <table:table-cell table:number-columns-repeated="17" table:style-name="ce1"/>
          <table:table-cell office:value-type="float" office:value="52.999999999999993" table:formula="msoxl:=$A55/0.2" table:style-name="ce1">
            <text:p>53</text:p>
          </table:table-cell>
          <table:table-cell office:value-type="float" office:value="-1.676E-3" table:style-name="ce1">
            <text:p>-0,001676</text:p>
          </table:table-cell>
          <table:table-cell table:number-columns-repeated="16360"/>
        </table:table-row>
        <table:table-row table:style-name="ro1">
          <table:table-cell office:value-type="float" office:value="10.8" table:style-name="ce1">
            <text:p>10,8</text:p>
          </table:table-cell>
          <table:table-cell office:value-type="float" office:value="2.1740000000000002E-3" table:style-name="ce1">
            <text:p>0,002174</text:p>
          </table:table-cell>
          <table:table-cell office:value-type="float" office:value="5.3" table:style-name="ce1">
            <text:p>5,3</text:p>
          </table:table-cell>
          <table:table-cell office:value-type="float" office:value="7.169E-3" table:style-name="ce1">
            <text:p>0,007169</text:p>
          </table:table-cell>
          <table:table-cell office:value-type="float" office:value="-241.42907700000001" table:style-name="ce1">
            <text:p>-241,429077</text:p>
          </table:table-cell>
          <table:table-cell table:number-columns-repeated="17" table:style-name="ce1"/>
          <table:table-cell office:value-type="float" office:value="54" table:formula="msoxl:=$A56/0.2" table:style-name="ce1">
            <text:p>54</text:p>
          </table:table-cell>
          <table:table-cell office:value-type="float" office:value="2.1740000000000002E-3" table:style-name="ce1">
            <text:p>0,002174</text:p>
          </table:table-cell>
          <table:table-cell table:number-columns-repeated="1636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1780000000000003E-3" table:style-name="ce1">
            <text:p>0,005178</text:p>
          </table:table-cell>
          <table:table-cell office:value-type="float" office:value="5.4" table:style-name="ce1">
            <text:p>5,4</text:p>
          </table:table-cell>
          <table:table-cell office:value-type="float" office:value="7.2189999999999997E-3" table:style-name="ce1">
            <text:p>0,007219</text:p>
          </table:table-cell>
          <table:table-cell office:value-type="float" office:value="-245.92907700000001" table:style-name="ce1">
            <text:p>-245,929077</text:p>
          </table:table-cell>
          <table:table-cell table:number-columns-repeated="17" table:style-name="ce1"/>
          <table:table-cell office:value-type="float" office:value="55" table:formula="msoxl:=$A57/0.2" table:style-name="ce1">
            <text:p>55</text:p>
          </table:table-cell>
          <table:table-cell office:value-type="float" office:value="5.1780000000000003E-3" table:style-name="ce1">
            <text:p>0,005178</text:p>
          </table:table-cell>
          <table:table-cell table:number-columns-repeated="16360"/>
        </table:table-row>
        <table:table-row table:style-name="ro1">
          <table:table-cell office:value-type="float" office:value="11.2" table:style-name="ce1">
            <text:p>11,2</text:p>
          </table:table-cell>
          <table:table-cell office:value-type="float" office:value="6.0930000000000003E-3" table:style-name="ce1">
            <text:p>0,006093</text:p>
          </table:table-cell>
          <table:table-cell office:value-type="float" office:value="5.5" table:style-name="ce1">
            <text:p>5,5</text:p>
          </table:table-cell>
          <table:table-cell office:value-type="float" office:value="3.607E-3" table:style-name="ce1">
            <text:p>0,003607</text:p>
          </table:table-cell>
          <table:table-cell office:value-type="float" office:value="-250.42907700000001" table:style-name="ce1">
            <text:p>-250,429077</text:p>
          </table:table-cell>
          <table:table-cell table:number-columns-repeated="17" table:style-name="ce1"/>
          <table:table-cell office:value-type="float" office:value="55.999999999999993" table:formula="msoxl:=$A58/0.2" table:style-name="ce1">
            <text:p>56</text:p>
          </table:table-cell>
          <table:table-cell office:value-type="float" office:value="6.0930000000000003E-3" table:style-name="ce1">
            <text:p>0,006093</text:p>
          </table:table-cell>
          <table:table-cell table:number-columns-repeated="16360"/>
        </table:table-row>
        <table:table-row table:style-name="ro1">
          <table:table-cell office:value-type="float" office:value="11.4" table:style-name="ce1">
            <text:p>11,4</text:p>
          </table:table-cell>
          <table:table-cell office:value-type="float" office:value="4.5199999999999997E-3" table:style-name="ce1">
            <text:p>0,00452</text:p>
          </table:table-cell>
          <table:table-cell office:value-type="float" office:value="5.6" table:style-name="ce1">
            <text:p>5,6</text:p>
          </table:table-cell>
          <table:table-cell office:value-type="float" office:value="8.0579999999999992E-3" table:style-name="ce1">
            <text:p>0,008058</text:p>
          </table:table-cell>
          <table:table-cell office:value-type="float" office:value="-254.92906199999999" table:style-name="ce1">
            <text:p>-254,929062</text:p>
          </table:table-cell>
          <table:table-cell table:number-columns-repeated="17" table:style-name="ce1"/>
          <table:table-cell office:value-type="float" office:value="57" table:formula="msoxl:=$A59/0.2" table:style-name="ce1">
            <text:p>57</text:p>
          </table:table-cell>
          <table:table-cell office:value-type="float" office:value="4.5199999999999997E-3" table:style-name="ce1">
            <text:p>0,00452</text:p>
          </table:table-cell>
          <table:table-cell table:number-columns-repeated="16360"/>
        </table:table-row>
        <table:table-row table:style-name="ro1">
          <table:table-cell office:value-type="float" office:value="11.6" table:style-name="ce1">
            <text:p>11,6</text:p>
          </table:table-cell>
          <table:table-cell office:value-type="float" office:value="1.0740000000000001E-3" table:style-name="ce1">
            <text:p>0,001074</text:p>
          </table:table-cell>
          <table:table-cell office:value-type="float" office:value="5.7" table:style-name="ce1">
            <text:p>5,7</text:p>
          </table:table-cell>
          <table:table-cell office:value-type="float" office:value="4.3999999999999999E-5" table:style-name="ce1">
            <text:p>0,000044</text:p>
          </table:table-cell>
          <table:table-cell office:value-type="float" office:value="-259.42907700000001" table:style-name="ce1">
            <text:p>-259,429077</text:p>
          </table:table-cell>
          <table:table-cell table:number-columns-repeated="17" table:style-name="ce1"/>
          <table:table-cell office:value-type="float" office:value="57.999999999999993" table:formula="msoxl:=$A60/0.2" table:style-name="ce1">
            <text:p>58</text:p>
          </table:table-cell>
          <table:table-cell office:value-type="float" office:value="1.0740000000000001E-3" table:style-name="ce1">
            <text:p>0,001074</text:p>
          </table:table-cell>
          <table:table-cell table:number-columns-repeated="16360"/>
        </table:table-row>
        <table:table-row table:style-name="ro1">
          <table:table-cell office:value-type="float" office:value="11.8" table:style-name="ce1">
            <text:p>11,8</text:p>
          </table:table-cell>
          <table:table-cell office:value-type="float" office:value="-2.8540000000000002E-3" table:style-name="ce1">
            <text:p>-0,002854</text:p>
          </table:table-cell>
          <table:table-cell office:value-type="float" office:value="5.8" table:style-name="ce1">
            <text:p>5,8</text:p>
          </table:table-cell>
          <table:table-cell office:value-type="float" office:value="7.437E-3" table:style-name="ce1">
            <text:p>0,007437</text:p>
          </table:table-cell>
          <table:table-cell office:value-type="float" office:value="-263.92904700000003" table:style-name="ce1">
            <text:p>-263,929047</text:p>
          </table:table-cell>
          <table:table-cell table:number-columns-repeated="17" table:style-name="ce1"/>
          <table:table-cell office:value-type="float" office:value="59" table:formula="msoxl:=$A61/0.2" table:style-name="ce1">
            <text:p>59</text:p>
          </table:table-cell>
          <table:table-cell office:value-type="float" office:value="-2.8540000000000002E-3" table:style-name="ce1">
            <text:p>-0,002854</text:p>
          </table:table-cell>
          <table:table-cell table:number-columns-repeated="1636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5.659E-3" table:style-name="ce1">
            <text:p>-0,005659</text:p>
          </table:table-cell>
          <table:table-cell office:value-type="float" office:value="5.9" table:style-name="ce1">
            <text:p>5,9</text:p>
          </table:table-cell>
          <table:table-cell office:value-type="float" office:value="2.9819999999999998E-3" table:style-name="ce1">
            <text:p>0,002982</text:p>
          </table:table-cell>
          <table:table-cell office:value-type="float" office:value="-268.42904700000003" table:style-name="ce1">
            <text:p>-268,429047</text:p>
          </table:table-cell>
          <table:table-cell table:number-columns-repeated="17" table:style-name="ce1"/>
          <table:table-cell office:value-type="float" office:value="60" table:formula="msoxl:=$A62/0.2" table:style-name="ce1">
            <text:p>60</text:p>
          </table:table-cell>
          <table:table-cell office:value-type="float" office:value="-5.659E-3" table:style-name="ce1">
            <text:p>-0,005659</text:p>
          </table:table-cell>
          <table:table-cell table:number-columns-repeated="16360"/>
        </table:table-row>
        <table:table-row table:style-name="ro1">
          <table:table-cell office:value-type="float" office:value="12.2" table:style-name="ce1">
            <text:p>12,2</text:p>
          </table:table-cell>
          <table:table-cell office:value-type="float" office:value="-6.1760000000000001E-3" table:style-name="ce1">
            <text:p>-0,006176</text:p>
          </table:table-cell>
          <table:table-cell office:value-type="float" office:value="6" table:style-name="ce1">
            <text:p>6</text:p>
          </table:table-cell>
          <table:table-cell office:value-type="float" office:value="5.679E-3" table:style-name="ce1">
            <text:p>0,005679</text:p>
          </table:table-cell>
          <table:table-cell office:value-type="float" office:value="-272.92904700000003" table:style-name="ce1">
            <text:p>-272,929047</text:p>
          </table:table-cell>
          <table:table-cell table:number-columns-repeated="17" table:style-name="ce1"/>
          <table:table-cell office:value-type="float" office:value="60.999999999999993" table:formula="msoxl:=$A63/0.2" table:style-name="ce1">
            <text:p>61</text:p>
          </table:table-cell>
          <table:table-cell office:value-type="float" office:value="-6.1760000000000001E-3" table:style-name="ce1">
            <text:p>-0,006176</text:p>
          </table:table-cell>
          <table:table-cell table:number-columns-repeated="16360"/>
        </table:table-row>
        <table:table-row table:style-name="ro1">
          <table:table-cell office:value-type="float" office:value="12.4" table:style-name="ce1">
            <text:p>12,4</text:p>
          </table:table-cell>
          <table:table-cell office:value-type="float" office:value="-4.1660000000000004E-3" table:style-name="ce1">
            <text:p>-0,004166</text:p>
          </table:table-cell>
          <table:table-cell office:value-type="float" office:value="6.1" table:style-name="ce1">
            <text:p>6,1</text:p>
          </table:table-cell>
          <table:table-cell office:value-type="float" office:value="5.0829999999999998E-3" table:style-name="ce1">
            <text:p>0,005083</text:p>
          </table:table-cell>
          <table:table-cell office:value-type="float" office:value="-277.42904700000003" table:style-name="ce1">
            <text:p>-277,429047</text:p>
          </table:table-cell>
          <table:table-cell table:number-columns-repeated="17" table:style-name="ce1"/>
          <table:table-cell office:value-type="float" office:value="62" table:formula="msoxl:=$A64/0.2" table:style-name="ce1">
            <text:p>62</text:p>
          </table:table-cell>
          <table:table-cell office:value-type="float" office:value="-4.1660000000000004E-3" table:style-name="ce1">
            <text:p>-0,004166</text:p>
          </table:table-cell>
          <table:table-cell table:number-columns-repeated="16360"/>
        </table:table-row>
        <table:table-row table:style-name="ro1">
          <table:table-cell office:value-type="float" office:value="12.6" table:style-name="ce1">
            <text:p>12,6</text:p>
          </table:table-cell>
          <table:table-cell office:value-type="float" office:value="-4.2200000000000001E-4" table:style-name="ce1">
            <text:p>-0,000422</text:p>
          </table:table-cell>
          <table:table-cell office:value-type="float" office:value="6.2" table:style-name="ce1">
            <text:p>6,2</text:p>
          </table:table-cell>
          <table:table-cell office:value-type="float" office:value="3.2200000000000002E-3" table:style-name="ce1">
            <text:p>0,00322</text:p>
          </table:table-cell>
          <table:table-cell office:value-type="float" office:value="-281.92904700000003" table:style-name="ce1">
            <text:p>-281,929047</text:p>
          </table:table-cell>
          <table:table-cell table:number-columns-repeated="17" table:style-name="ce1"/>
          <table:table-cell office:value-type="float" office:value="62.999999999999993" table:formula="msoxl:=$A65/0.2" table:style-name="ce1">
            <text:p>63</text:p>
          </table:table-cell>
          <table:table-cell office:value-type="float" office:value="-4.2200000000000001E-4" table:style-name="ce1">
            <text:p>-0,000422</text:p>
          </table:table-cell>
          <table:table-cell table:number-columns-repeated="16360"/>
        </table:table-row>
        <table:table-row table:style-name="ro1">
          <table:table-cell office:value-type="float" office:value="12.8" table:style-name="ce1">
            <text:p>12,8</text:p>
          </table:table-cell>
          <table:table-cell office:value-type="float" office:value="3.542E-3" table:style-name="ce1">
            <text:p>0,003542</text:p>
          </table:table-cell>
          <table:table-cell office:value-type="float" office:value="6.3" table:style-name="ce1">
            <text:p>6,3</text:p>
          </table:table-cell>
          <table:table-cell office:value-type="float" office:value="6.0639999999999999E-3" table:style-name="ce1">
            <text:p>0,006064</text:p>
          </table:table-cell>
          <table:table-cell office:value-type="float" office:value="-286.42904700000003" table:style-name="ce1">
            <text:p>-286,429047</text:p>
          </table:table-cell>
          <table:table-cell table:style-name="ce1">
            <draw:frame draw:z-index="1" draw:id="id2" draw:style-name="a2" draw:name="Диаграмма 3" svg:x="0.65217in" svg:y="0.17799in" svg:width="10.54891in" svg:height="6.8600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office:value-type="float" office:value="64" table:formula="msoxl:=$A66/0.2" table:style-name="ce1">
            <text:p>64</text:p>
          </table:table-cell>
          <table:table-cell office:value-type="float" office:value="3.542E-3" table:style-name="ce1">
            <text:p>0,003542</text:p>
          </table:table-cell>
          <table:table-cell table:number-columns-repeated="1636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1019999999999998E-3" table:style-name="ce1">
            <text:p>0,006102</text:p>
          </table:table-cell>
          <table:table-cell office:value-type="float" office:value="6.4" table:style-name="ce1">
            <text:p>6,4</text:p>
          </table:table-cell>
          <table:table-cell office:value-type="float" office:value="5.4100000000000003E-4" table:style-name="ce1">
            <text:p>0,000541</text:p>
          </table:table-cell>
          <table:table-cell office:value-type="float" office:value="-290.92904700000003" table:style-name="ce1">
            <text:p>-290,929047</text:p>
          </table:table-cell>
          <table:table-cell table:number-columns-repeated="17" table:style-name="ce1"/>
          <table:table-cell office:value-type="float" office:value="65" table:formula="msoxl:=$A67/0.2" table:style-name="ce1">
            <text:p>65</text:p>
          </table:table-cell>
          <table:table-cell office:value-type="float" office:value="6.1019999999999998E-3" table:style-name="ce1">
            <text:p>0,006102</text:p>
          </table:table-cell>
          <table:table-cell table:number-columns-repeated="16360"/>
        </table:table-row>
        <table:table-row table:style-name="ro1">
          <table:table-cell office:value-type="float" office:value="13.2" table:style-name="ce1">
            <text:p>13,2</text:p>
          </table:table-cell>
          <table:table-cell office:value-type="float" office:value="6.1910000000000003E-3" table:style-name="ce1">
            <text:p>0,006191</text:p>
          </table:table-cell>
          <table:table-cell office:value-type="float" office:value="6.5" table:style-name="ce1">
            <text:p>6,5</text:p>
          </table:table-cell>
          <table:table-cell office:value-type="float" office:value="5.9129999999999999E-3" table:style-name="ce1">
            <text:p>0,005913</text:p>
          </table:table-cell>
          <table:table-cell office:value-type="float" office:value="-295.42901599999999" table:style-name="ce1">
            <text:p>-295,429016</text:p>
          </table:table-cell>
          <table:table-cell table:number-columns-repeated="17" table:style-name="ce1"/>
          <table:table-cell office:value-type="float" office:value="65.999999999999986" table:formula="msoxl:=$A68/0.2" table:style-name="ce1">
            <text:p>66</text:p>
          </table:table-cell>
          <table:table-cell office:value-type="float" office:value="6.1910000000000003E-3" table:style-name="ce1">
            <text:p>0,006191</text:p>
          </table:table-cell>
          <table:table-cell table:number-columns-repeated="16360"/>
        </table:table-row>
        <table:table-row table:style-name="ro1">
          <table:table-cell office:value-type="float" office:value="13.4" table:style-name="ce1">
            <text:p>13,4</text:p>
          </table:table-cell>
          <table:table-cell office:value-type="float" office:value="3.7399999999999998E-3" table:style-name="ce1">
            <text:p>0,00374</text:p>
          </table:table-cell>
          <table:table-cell office:value-type="float" office:value="6.6" table:style-name="ce1">
            <text:p>6,6</text:p>
          </table:table-cell>
          <table:table-cell office:value-type="float" office:value="1.9090000000000001E-3" table:style-name="ce1">
            <text:p>0,001909</text:p>
          </table:table-cell>
          <table:table-cell office:value-type="float" office:value="-299.92901599999999" table:style-name="ce1">
            <text:p>-299,929016</text:p>
          </table:table-cell>
          <table:table-cell table:number-columns-repeated="17" table:style-name="ce1"/>
          <table:table-cell office:value-type="float" office:value="67" table:formula="msoxl:=$A69/0.2" table:style-name="ce1">
            <text:p>67</text:p>
          </table:table-cell>
          <table:table-cell office:value-type="float" office:value="3.7399999999999998E-3" table:style-name="ce1">
            <text:p>0,00374</text:p>
          </table:table-cell>
          <table:table-cell table:number-columns-repeated="16360"/>
        </table:table-row>
        <table:table-row table:style-name="ro1">
          <table:table-cell office:value-type="float" office:value="13.6" table:style-name="ce1">
            <text:p>13,6</text:p>
          </table:table-cell>
          <table:table-cell office:value-type="float" office:value="-2.7599999999999999E-4" table:style-name="ce1">
            <text:p>-0,000276</text:p>
          </table:table-cell>
          <table:table-cell office:value-type="float" office:value="6.7" table:style-name="ce1">
            <text:p>6,7</text:p>
          </table:table-cell>
          <table:table-cell office:value-type="float" office:value="4.7930000000000004E-3" table:style-name="ce1">
            <text:p>0,004793</text:p>
          </table:table-cell>
          <table:table-cell office:value-type="float" office:value="-304.42901599999999" table:style-name="ce1">
            <text:p>-304,429016</text:p>
          </table:table-cell>
          <table:table-cell table:number-columns-repeated="17" table:style-name="ce1"/>
          <table:table-cell office:value-type="float" office:value="68" table:formula="msoxl:=$A70/0.2" table:style-name="ce1">
            <text:p>68</text:p>
          </table:table-cell>
          <table:table-cell office:value-type="float" office:value="-2.7599999999999999E-4" table:style-name="ce1">
            <text:p>-0,000276</text:p>
          </table:table-cell>
          <table:table-cell table:number-columns-repeated="16360"/>
        </table:table-row>
        <table:table-row table:style-name="ro1">
          <table:table-cell office:value-type="float" office:value="13.8" table:style-name="ce1">
            <text:p>13,8</text:p>
          </table:table-cell>
          <table:table-cell office:value-type="float" office:value="-4.2310000000000004E-3" table:style-name="ce1">
            <text:p>-0,004231</text:p>
          </table:table-cell>
          <table:table-cell office:value-type="float" office:value="6.8" table:style-name="ce1">
            <text:p>6,8</text:p>
          </table:table-cell>
          <table:table-cell office:value-type="float" office:value="3.7650000000000001E-3" table:style-name="ce1">
            <text:p>0,003765</text:p>
          </table:table-cell>
          <table:table-cell office:value-type="float" office:value="-308.92901599999999" table:style-name="ce1">
            <text:p>-308,929016</text:p>
          </table:table-cell>
          <table:table-cell table:number-columns-repeated="17" table:style-name="ce1"/>
          <table:table-cell office:value-type="float" office:value="69" table:formula="msoxl:=$A71/0.2" table:style-name="ce1">
            <text:p>69</text:p>
          </table:table-cell>
          <table:table-cell office:value-type="float" office:value="-4.2310000000000004E-3" table:style-name="ce1">
            <text:p>-0,004231</text:p>
          </table:table-cell>
          <table:table-cell table:number-columns-repeated="1636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6.4999999999999997E-3" table:style-name="ce1">
            <text:p>-0,0065</text:p>
          </table:table-cell>
          <table:table-cell office:value-type="float" office:value="6.9" table:style-name="ce1">
            <text:p>6,9</text:p>
          </table:table-cell>
          <table:table-cell office:value-type="float" office:value="2.9940000000000001E-3" table:style-name="ce1">
            <text:p>0,002994</text:p>
          </table:table-cell>
          <table:table-cell office:value-type="float" office:value="-313.42901599999999" table:style-name="ce1">
            <text:p>-313,429016</text:p>
          </table:table-cell>
          <table:table-cell table:number-columns-repeated="17" table:style-name="ce1"/>
          <table:table-cell office:value-type="float" office:value="70" table:formula="msoxl:=$A72/0.2" table:style-name="ce1">
            <text:p>70</text:p>
          </table:table-cell>
          <table:table-cell office:value-type="float" office:value="-6.4999999999999997E-3" table:style-name="ce1">
            <text:p>-0,0065</text:p>
          </table:table-cell>
          <table:table-cell table:number-columns-repeated="16360"/>
        </table:table-row>
        <table:table-row table:style-name="ro1">
          <table:table-cell office:value-type="float" office:value="14.2" table:style-name="ce1">
            <text:p>14,2</text:p>
          </table:table-cell>
          <table:table-cell office:value-type="float" office:value="-6.1310000000000002E-3" table:style-name="ce1">
            <text:p>-0,006131</text:p>
          </table:table-cell>
          <table:table-cell office:value-type="float" office:value="7" table:style-name="ce1">
            <text:p>7</text:p>
          </table:table-cell>
          <table:table-cell office:value-type="float" office:value="4.7949999999999998E-3" table:style-name="ce1">
            <text:p>0,004795</text:p>
          </table:table-cell>
          <table:table-cell office:value-type="float" office:value="-317.92901599999999" table:style-name="ce1">
            <text:p>-317,929016</text:p>
          </table:table-cell>
          <table:table-cell table:number-columns-repeated="17" table:style-name="ce1"/>
          <table:table-cell office:value-type="float" office:value="70.999999999999986" table:formula="msoxl:=$A73/0.2" table:style-name="ce1">
            <text:p>71</text:p>
          </table:table-cell>
          <table:table-cell office:value-type="float" office:value="-6.1310000000000002E-3" table:style-name="ce1">
            <text:p>-0,006131</text:p>
          </table:table-cell>
          <table:table-cell table:number-columns-repeated="16360"/>
        </table:table-row>
        <table:table-row table:style-name="ro1">
          <table:table-cell office:value-type="float" office:value="14.4" table:style-name="ce1">
            <text:p>14,4</text:p>
          </table:table-cell>
          <table:table-cell office:value-type="float" office:value="-3.241E-3" table:style-name="ce1">
            <text:p>-0,003241</text:p>
          </table:table-cell>
          <table:table-cell office:value-type="float" office:value="7.1" table:style-name="ce1">
            <text:p>7,1</text:p>
          </table:table-cell>
          <table:table-cell office:value-type="float" office:value="8.7799999999999998E-4" table:style-name="ce1">
            <text:p>0,000878</text:p>
          </table:table-cell>
          <table:table-cell office:value-type="float" office:value="-322.42901599999999" table:style-name="ce1">
            <text:p>-322,429016</text:p>
          </table:table-cell>
          <table:table-cell table:number-columns-repeated="17" table:style-name="ce1"/>
          <table:table-cell office:value-type="float" office:value="72" table:formula="msoxl:=$A74/0.2" table:style-name="ce1">
            <text:p>72</text:p>
          </table:table-cell>
          <table:table-cell office:value-type="float" office:value="-3.241E-3" table:style-name="ce1">
            <text:p>-0,003241</text:p>
          </table:table-cell>
          <table:table-cell table:number-columns-repeated="16360"/>
        </table:table-row>
        <table:table-row table:style-name="ro1">
          <table:table-cell office:value-type="float" office:value="14.6" table:style-name="ce1">
            <text:p>14,6</text:p>
          </table:table-cell>
          <table:table-cell office:value-type="float" office:value="1.0169999999999999E-3" table:style-name="ce1">
            <text:p>0,001017</text:p>
          </table:table-cell>
          <table:table-cell office:value-type="float" office:value="7.2" table:style-name="ce1">
            <text:p>7,2</text:p>
          </table:table-cell>
          <table:table-cell office:value-type="float" office:value="4.9199999999999999E-3" table:style-name="ce1">
            <text:p>0,00492</text:p>
          </table:table-cell>
          <table:table-cell office:value-type="float" office:value="-326.92898600000001" table:style-name="ce1">
            <text:p>-326,928986</text:p>
          </table:table-cell>
          <table:table-cell table:number-columns-repeated="17" table:style-name="ce1"/>
          <table:table-cell office:value-type="float" office:value="73" table:formula="msoxl:=$A75/0.2" table:style-name="ce1">
            <text:p>73</text:p>
          </table:table-cell>
          <table:table-cell office:value-type="float" office:value="1.0169999999999999E-3" table:style-name="ce1">
            <text:p>0,001017</text:p>
          </table:table-cell>
          <table:table-cell table:number-columns-repeated="16360"/>
        </table:table-row>
        <table:table-row table:style-name="ro1">
          <table:table-cell office:value-type="float" office:value="14.8" table:style-name="ce1">
            <text:p>14,8</text:p>
          </table:table-cell>
          <table:table-cell office:value-type="float" office:value="4.9150000000000001E-3" table:style-name="ce1">
            <text:p>0,004915</text:p>
          </table:table-cell>
          <table:table-cell office:value-type="float" office:value="7.3" table:style-name="ce1">
            <text:p>7,3</text:p>
          </table:table-cell>
          <table:table-cell office:value-type="float" office:value="1.1820000000000001E-3" table:style-name="ce1">
            <text:p>0,001182</text:p>
          </table:table-cell>
          <table:table-cell office:value-type="float" office:value="-331.42898600000001" table:style-name="ce1">
            <text:p>-331,428986</text:p>
          </table:table-cell>
          <table:table-cell table:number-columns-repeated="17" table:style-name="ce1"/>
          <table:table-cell office:value-type="float" office:value="74" table:formula="msoxl:=$A76/0.2" table:style-name="ce1">
            <text:p>74</text:p>
          </table:table-cell>
          <table:table-cell office:value-type="float" office:value="4.9150000000000001E-3" table:style-name="ce1">
            <text:p>0,004915</text:p>
          </table:table-cell>
          <table:table-cell table:number-columns-repeated="1636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8469999999999998E-3" table:style-name="ce1">
            <text:p>0,006847</text:p>
          </table:table-cell>
          <table:table-cell office:value-type="float" office:value="7.4" table:style-name="ce1">
            <text:p>7,4</text:p>
          </table:table-cell>
          <table:table-cell office:value-type="float" office:value="4.2079999999999999E-3" table:style-name="ce1">
            <text:p>0,004208</text:p>
          </table:table-cell>
          <table:table-cell office:value-type="float" office:value="-335.92898600000001" table:style-name="ce1">
            <text:p>-335,928986</text:p>
          </table:table-cell>
          <table:table-cell table:number-columns-repeated="17" table:style-name="ce1"/>
          <table:table-cell office:value-type="float" office:value="75" table:formula="msoxl:=$A77/0.2" table:style-name="ce1">
            <text:p>75</text:p>
          </table:table-cell>
          <table:table-cell office:value-type="float" office:value="6.8469999999999998E-3" table:style-name="ce1">
            <text:p>0,006847</text:p>
          </table:table-cell>
          <table:table-cell table:number-columns-repeated="16360"/>
        </table:table-row>
        <table:table-row table:style-name="ro1">
          <table:table-cell office:value-type="float" office:value="15.2" table:style-name="ce1">
            <text:p>15,2</text:p>
          </table:table-cell>
          <table:table-cell office:value-type="float" office:value="5.9940000000000002E-3" table:style-name="ce1">
            <text:p>0,005994</text:p>
          </table:table-cell>
          <table:table-cell office:value-type="float" office:value="7.5" table:style-name="ce1">
            <text:p>7,5</text:p>
          </table:table-cell>
          <table:table-cell office:value-type="float" office:value="2.856E-3" table:style-name="ce1">
            <text:p>0,002856</text:p>
          </table:table-cell>
          <table:table-cell office:value-type="float" office:value="-340.42898600000001" table:style-name="ce1">
            <text:p>-340,428986</text:p>
          </table:table-cell>
          <table:table-cell table:number-columns-repeated="17" table:style-name="ce1"/>
          <table:table-cell office:value-type="float" office:value="75.999999999999986" table:formula="msoxl:=$A78/0.2" table:style-name="ce1">
            <text:p>76</text:p>
          </table:table-cell>
          <table:table-cell office:value-type="float" office:value="5.9940000000000002E-3" table:style-name="ce1">
            <text:p>0,005994</text:p>
          </table:table-cell>
          <table:table-cell table:number-columns-repeated="16360"/>
        </table:table-row>
        <table:table-row table:style-name="ro1">
          <table:table-cell office:value-type="float" office:value="15.4" table:style-name="ce1">
            <text:p>15,4</text:p>
          </table:table-cell>
          <table:table-cell office:value-type="float" office:value="2.6689999999999999E-3" table:style-name="ce1">
            <text:p>0,002669</text:p>
          </table:table-cell>
          <table:table-cell office:value-type="float" office:value="7.6" table:style-name="ce1">
            <text:p>7,6</text:p>
          </table:table-cell>
          <table:table-cell office:value-type="float" office:value="2.8519999999999999E-3" table:style-name="ce1">
            <text:p>0,002852</text:p>
          </table:table-cell>
          <table:table-cell office:value-type="float" office:value="-344.92898600000001" table:style-name="ce1">
            <text:p>-344,928986</text:p>
          </table:table-cell>
          <table:table-cell table:number-columns-repeated="17" table:style-name="ce1"/>
          <table:table-cell office:value-type="float" office:value="77" table:formula="msoxl:=$A79/0.2" table:style-name="ce1">
            <text:p>77</text:p>
          </table:table-cell>
          <table:table-cell office:value-type="float" office:value="2.6689999999999999E-3" table:style-name="ce1">
            <text:p>0,002669</text:p>
          </table:table-cell>
          <table:table-cell table:number-columns-repeated="16360"/>
        </table:table-row>
        <table:table-row table:style-name="ro1">
          <table:table-cell office:value-type="float" office:value="15.6" table:style-name="ce1">
            <text:p>15,6</text:p>
          </table:table-cell>
          <table:table-cell office:value-type="float" office:value="-1.7960000000000001E-3" table:style-name="ce1">
            <text:p>-0,001796</text:p>
          </table:table-cell>
          <table:table-cell office:value-type="float" office:value="7.7" table:style-name="ce1">
            <text:p>7,7</text:p>
          </table:table-cell>
          <table:table-cell office:value-type="float" office:value="3.9069999999999999E-3" table:style-name="ce1">
            <text:p>0,003907</text:p>
          </table:table-cell>
          <table:table-cell office:value-type="float" office:value="-349.42898600000001" table:style-name="ce1">
            <text:p>-349,428986</text:p>
          </table:table-cell>
          <table:table-cell table:number-columns-repeated="17" table:style-name="ce1"/>
          <table:table-cell office:value-type="float" office:value="78" table:formula="msoxl:=$A80/0.2" table:style-name="ce1">
            <text:p>78</text:p>
          </table:table-cell>
          <table:table-cell office:value-type="float" office:value="-1.7960000000000001E-3" table:style-name="ce1">
            <text:p>-0,001796</text:p>
          </table:table-cell>
          <table:table-cell table:number-columns-repeated="16360"/>
        </table:table-row>
        <table:table-row table:style-name="ro1">
          <table:table-cell office:value-type="float" office:value="15.8" table:style-name="ce1">
            <text:p>15,8</text:p>
          </table:table-cell>
          <table:table-cell office:value-type="float" office:value="-5.5859999999999998E-3" table:style-name="ce1">
            <text:p>-0,005586</text:p>
          </table:table-cell>
          <table:table-cell office:value-type="float" office:value="7.8" table:style-name="ce1">
            <text:p>7,8</text:p>
          </table:table-cell>
          <table:table-cell office:value-type="float" office:value="1.1299999999999999E-3" table:style-name="ce1">
            <text:p>0,00113</text:p>
          </table:table-cell>
          <table:table-cell office:value-type="float" office:value="-353.92898600000001" table:style-name="ce1">
            <text:p>-353,928986</text:p>
          </table:table-cell>
          <table:table-cell table:number-columns-repeated="17" table:style-name="ce1"/>
          <table:table-cell office:value-type="float" office:value="79" table:formula="msoxl:=$A81/0.2" table:style-name="ce1">
            <text:p>79</text:p>
          </table:table-cell>
          <table:table-cell office:value-type="float" office:value="-5.5859999999999998E-3" table:style-name="ce1">
            <text:p>-0,005586</text:p>
          </table:table-cell>
          <table:table-cell table:number-columns-repeated="1636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7.1339999999999997E-3" table:style-name="ce1">
            <text:p>-0,007134</text:p>
          </table:table-cell>
          <table:table-cell office:value-type="float" office:value="7.9" table:style-name="ce1">
            <text:p>7,9</text:p>
          </table:table-cell>
          <table:table-cell office:value-type="float" office:value="4.2139999999999999E-3" table:style-name="ce1">
            <text:p>0,004214</text:p>
          </table:table-cell>
          <table:table-cell office:value-type="float" office:value="-358.42895499999997" table:style-name="ce1">
            <text:p>-358,428955</text:p>
          </table:table-cell>
          <table:table-cell table:number-columns-repeated="17" table:style-name="ce1"/>
          <table:table-cell office:value-type="float" office:value="80" table:formula="msoxl:=$A82/0.2" table:style-name="ce1">
            <text:p>80</text:p>
          </table:table-cell>
          <table:table-cell office:value-type="float" office:value="-7.1339999999999997E-3" table:style-name="ce1">
            <text:p>-0,007134</text:p>
          </table:table-cell>
          <table:table-cell table:number-columns-repeated="16360"/>
        </table:table-row>
        <table:table-row table:style-name="ro1">
          <table:table-cell office:value-type="float" office:value="16.2" table:style-name="ce1">
            <text:p>16,2</text:p>
          </table:table-cell>
          <table:table-cell office:value-type="float" office:value="-5.7749999999999998E-3" table:style-name="ce1">
            <text:p>-0,005775</text:p>
          </table:table-cell>
          <table:table-cell office:value-type="float" office:value="8" table:style-name="ce1">
            <text:p>8</text:p>
          </table:table-cell>
          <table:table-cell office:value-type="float" office:value="6.4700000000000001E-4" table:style-name="ce1">
            <text:p>0,000647</text:p>
          </table:table-cell>
          <table:table-cell office:value-type="float" office:value="-362.92895499999997" table:style-name="ce1">
            <text:p>-362,928955</text:p>
          </table:table-cell>
          <table:table-cell table:number-columns-repeated="17" table:style-name="ce1"/>
          <table:table-cell office:value-type="float" office:value="80.999999999999986" table:formula="msoxl:=$A83/0.2" table:style-name="ce1">
            <text:p>81</text:p>
          </table:table-cell>
          <table:table-cell office:value-type="float" office:value="-5.7749999999999998E-3" table:style-name="ce1">
            <text:p>-0,005775</text:p>
          </table:table-cell>
          <table:table-cell table:number-columns-repeated="16360"/>
        </table:table-row>
        <table:table-row table:style-name="ro1">
          <table:table-cell office:value-type="float" office:value="16.399999999999999" table:style-name="ce1">
            <text:p>16,4</text:p>
          </table:table-cell>
          <table:table-cell office:value-type="float" office:value="-2.026E-3" table:style-name="ce1">
            <text:p>-0,002026</text:p>
          </table:table-cell>
          <table:table-cell office:value-type="float" office:value="8.1" table:style-name="ce1">
            <text:p>8,1</text:p>
          </table:table-cell>
          <table:table-cell office:value-type="float" office:value="3.7889999999999998E-3" table:style-name="ce1">
            <text:p>0,003789</text:p>
          </table:table-cell>
          <table:table-cell office:value-type="float" office:value="-367.42898600000001" table:style-name="ce1">
            <text:p>-367,428986</text:p>
          </table:table-cell>
          <table:table-cell table:number-columns-repeated="17" table:style-name="ce1"/>
          <table:table-cell office:value-type="float" office:value="81.999999999999986" table:formula="msoxl:=$A84/0.2" table:style-name="ce1">
            <text:p>82</text:p>
          </table:table-cell>
          <table:table-cell office:value-type="float" office:value="-2.026E-3" table:style-name="ce1">
            <text:p>-0,002026</text:p>
          </table:table-cell>
          <table:table-cell table:number-columns-repeated="16360"/>
        </table:table-row>
        <table:table-row table:style-name="ro1">
          <table:table-cell office:value-type="float" office:value="16.600000000000001" table:style-name="ce1">
            <text:p>16,6</text:p>
          </table:table-cell>
          <table:table-cell office:value-type="float" office:value="2.6080000000000001E-3" table:style-name="ce1">
            <text:p>0,00260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.1800000000000001E-3" table:style-name="ce1">
            <text:p>0,00218</text:p>
          </table:table-cell>
          <table:table-cell office:value-type="float" office:value="-371.92898600000001" table:style-name="ce1">
            <text:p>-371,928986</text:p>
          </table:table-cell>
          <table:table-cell table:number-columns-repeated="17" table:style-name="ce1"/>
          <table:table-cell office:value-type="float" office:value="83" table:formula="msoxl:=$A85/0.2" table:style-name="ce1">
            <text:p>83</text:p>
          </table:table-cell>
          <table:table-cell office:value-type="float" office:value="2.6080000000000001E-3" table:style-name="ce1">
            <text:p>0,002608</text:p>
          </table:table-cell>
          <table:table-cell table:number-columns-repeated="16360"/>
        </table:table-row>
        <table:table-row table:style-name="ro1">
          <table:table-cell office:value-type="float" office:value="16.8" table:style-name="ce1">
            <text:p>16,8</text:p>
          </table:table-cell>
          <table:table-cell office:value-type="float" office:value="6.2370000000000004E-3" table:style-name="ce1">
            <text:p>0,00623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.7569999999999999E-3" table:style-name="ce1">
            <text:p>0,002757</text:p>
          </table:table-cell>
          <table:table-cell office:value-type="float" office:value="-376.42901599999999" table:style-name="ce1">
            <text:p>-376,429016</text:p>
          </table:table-cell>
          <table:table-cell table:number-columns-repeated="17" table:style-name="ce1"/>
          <table:table-cell office:value-type="float" office:value="84" table:formula="msoxl:=$A86/0.2" table:style-name="ce1">
            <text:p>84</text:p>
          </table:table-cell>
          <table:table-cell office:value-type="float" office:value="6.2370000000000004E-3" table:style-name="ce1">
            <text:p>0,006237</text:p>
          </table:table-cell>
          <table:table-cell table:number-columns-repeated="1636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3559999999999997E-3" table:style-name="ce1">
            <text:p>0,007356</text:p>
          </table:table-cell>
          <table:table-cell office:value-type="float" office:value="8.4" table:style-name="ce1">
            <text:p>8,4</text:p>
          </table:table-cell>
          <table:table-cell office:value-type="float" office:value="3.238E-3" table:style-name="ce1">
            <text:p>0,003238</text:p>
          </table:table-cell>
          <table:table-cell office:value-type="float" office:value="-380.92904700000003" table:style-name="ce1">
            <text:p>-380,929047</text:p>
          </table:table-cell>
          <table:table-cell table:number-columns-repeated="17" table:style-name="ce1"/>
          <table:table-cell office:value-type="float" office:value="85" table:formula="msoxl:=$A87/0.2" table:style-name="ce1">
            <text:p>85</text:p>
          </table:table-cell>
          <table:table-cell office:value-type="float" office:value="7.3559999999999997E-3" table:style-name="ce1">
            <text:p>0,007356</text:p>
          </table:table-cell>
          <table:table-cell table:number-columns-repeated="16360"/>
        </table:table-row>
        <table:table-row table:style-name="ro1">
          <table:table-cell office:value-type="float" office:value="17.2" table:style-name="ce1">
            <text:p>17,2</text:p>
          </table:table-cell>
          <table:table-cell office:value-type="float" office:value="5.4710000000000002E-3" table:style-name="ce1">
            <text:p>0,005471</text:p>
          </table:table-cell>
          <table:table-cell office:value-type="float" office:value="8.5" table:style-name="ce1">
            <text:p>8,5</text:p>
          </table:table-cell>
          <table:table-cell office:value-type="float" office:value="1.3309999999999999E-3" table:style-name="ce1">
            <text:p>0,001331</text:p>
          </table:table-cell>
          <table:table-cell office:value-type="float" office:value="-385.42904700000003" table:style-name="ce1">
            <text:p>-385,429047</text:p>
          </table:table-cell>
          <table:table-cell table:number-columns-repeated="17" table:style-name="ce1"/>
          <table:table-cell office:value-type="float" office:value="85.999999999999986" table:formula="msoxl:=$A88/0.2" table:style-name="ce1">
            <text:p>86</text:p>
          </table:table-cell>
          <table:table-cell office:value-type="float" office:value="5.4710000000000002E-3" table:style-name="ce1">
            <text:p>0,005471</text:p>
          </table:table-cell>
          <table:table-cell table:number-columns-repeated="16360"/>
        </table:table-row>
        <table:table-row table:style-name="ro1">
          <table:table-cell office:value-type="float" office:value="17.399999999999999" table:style-name="ce1">
            <text:p>17,4</text:p>
          </table:table-cell>
          <table:table-cell office:value-type="float" office:value="1.3110000000000001E-3" table:style-name="ce1">
            <text:p>0,001311</text:p>
          </table:table-cell>
          <table:table-cell office:value-type="float" office:value="8.6" table:style-name="ce1">
            <text:p>8,6</text:p>
          </table:table-cell>
          <table:table-cell office:value-type="float" office:value="3.679E-3" table:style-name="ce1">
            <text:p>0,003679</text:p>
          </table:table-cell>
          <table:table-cell office:value-type="float" office:value="-389.92907700000001" table:style-name="ce1">
            <text:p>-389,929077</text:p>
          </table:table-cell>
          <table:table-cell table:number-columns-repeated="17" table:style-name="ce1"/>
          <table:table-cell office:value-type="float" office:value="86.999999999999986" table:formula="msoxl:=$A89/0.2" table:style-name="ce1">
            <text:p>87</text:p>
          </table:table-cell>
          <table:table-cell office:value-type="float" office:value="1.3110000000000001E-3" table:style-name="ce1">
            <text:p>0,001311</text:p>
          </table:table-cell>
          <table:table-cell table:number-columns-repeated="16360"/>
        </table:table-row>
        <table:table-row table:style-name="ro1">
          <table:table-cell office:value-type="float" office:value="17.600000000000001" table:style-name="ce1">
            <text:p>17,6</text:p>
          </table:table-cell>
          <table:table-cell office:value-type="float" office:value="-3.4480000000000001E-3" table:style-name="ce1">
            <text:p>-0,00344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.2499999999999999E-4" table:style-name="ce1">
            <text:p>0,000225</text:p>
          </table:table-cell>
          <table:table-cell office:value-type="float" office:value="-394.42907700000001" table:style-name="ce1">
            <text:p>-394,429077</text:p>
          </table:table-cell>
          <table:table-cell table:number-columns-repeated="17" table:style-name="ce1"/>
          <table:table-cell office:value-type="float" office:value="88" table:formula="msoxl:=$A90/0.2" table:style-name="ce1">
            <text:p>88</text:p>
          </table:table-cell>
          <table:table-cell office:value-type="float" office:value="-3.4480000000000001E-3" table:style-name="ce1">
            <text:p>-0,003448</text:p>
          </table:table-cell>
          <table:table-cell table:number-columns-repeated="16360"/>
        </table:table-row>
        <table:table-row table:style-name="ro1">
          <table:table-cell office:value-type="float" office:value="17.8" table:style-name="ce1">
            <text:p>17,8</text:p>
          </table:table-cell>
          <table:table-cell office:value-type="float" office:value="-6.8609999999999999E-3" table:style-name="ce1">
            <text:p>-0,00686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3.47E-3" table:style-name="ce1">
            <text:p>0,00347</text:p>
          </table:table-cell>
          <table:table-cell office:value-type="float" office:value="-398.92910799999999" table:style-name="ce1">
            <text:p>-398,929108</text:p>
          </table:table-cell>
          <table:table-cell table:number-columns-repeated="17" table:style-name="ce1"/>
          <table:table-cell office:value-type="float" office:value="89" table:formula="msoxl:=$A91/0.2" table:style-name="ce1">
            <text:p>89</text:p>
          </table:table-cell>
          <table:table-cell office:value-type="float" office:value="-6.8609999999999999E-3" table:style-name="ce1">
            <text:p>-0,006861</text:p>
          </table:table-cell>
          <table:table-cell table:number-columns-repeated="1636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7.5059999999999997E-3" table:style-name="ce1">
            <text:p>-0,007506</text:p>
          </table:table-cell>
          <table:table-cell office:value-type="float" office:value="8.9" table:style-name="ce1">
            <text:p>8,9</text:p>
          </table:table-cell>
          <table:table-cell office:value-type="float" office:value="1.647E-3" table:style-name="ce1">
            <text:p>0,001647</text:p>
          </table:table-cell>
          <table:table-cell office:value-type="float" office:value="-403.42910799999999" table:style-name="ce1">
            <text:p>-403,429108</text:p>
          </table:table-cell>
          <table:table-cell table:number-columns-repeated="17" table:style-name="ce1"/>
          <table:table-cell office:value-type="float" office:value="90" table:formula="msoxl:=$A92/0.2" table:style-name="ce1">
            <text:p>90</text:p>
          </table:table-cell>
          <table:table-cell office:value-type="float" office:value="-7.5059999999999997E-3" table:style-name="ce1">
            <text:p>-0,007506</text:p>
          </table:table-cell>
          <table:table-cell table:number-columns-repeated="16360"/>
        </table:table-row>
        <table:table-row table:style-name="ro1">
          <table:table-cell office:value-type="float" office:value="18.2" table:style-name="ce1">
            <text:p>18,2</text:p>
          </table:table-cell>
          <table:table-cell office:value-type="float" office:value="-5.0769999999999999E-3" table:style-name="ce1">
            <text:p>-0,005077</text:p>
          </table:table-cell>
          <table:table-cell office:value-type="float" office:value="9" table:style-name="ce1">
            <text:p>9</text:p>
          </table:table-cell>
          <table:table-cell office:value-type="float" office:value="2.6900000000000001E-3" table:style-name="ce1">
            <text:p>0,00269</text:p>
          </table:table-cell>
          <table:table-cell office:value-type="float" office:value="-407.92913800000002" table:style-name="ce1">
            <text:p>-407,929138</text:p>
          </table:table-cell>
          <table:table-cell table:number-columns-repeated="17" table:style-name="ce1"/>
          <table:table-cell office:value-type="float" office:value="90.999999999999986" table:formula="msoxl:=$A93/0.2" table:style-name="ce1">
            <text:p>91</text:p>
          </table:table-cell>
          <table:table-cell office:value-type="float" office:value="-5.0769999999999999E-3" table:style-name="ce1">
            <text:p>-0,005077</text:p>
          </table:table-cell>
          <table:table-cell table:number-columns-repeated="16360"/>
        </table:table-row>
        <table:table-row table:style-name="ro1">
          <table:table-cell office:value-type="float" office:value="18.399999999999999" table:style-name="ce1">
            <text:p>18,4</text:p>
          </table:table-cell>
          <table:table-cell office:value-type="float" office:value="-5.2700000000000002E-4" table:style-name="ce1">
            <text:p>-0,000527</text:p>
          </table:table-cell>
          <table:table-cell office:value-type="float" office:value="9.1" table:style-name="ce1">
            <text:p>9,1</text:p>
          </table:table-cell>
          <table:table-cell office:value-type="float" office:value="2.7070000000000002E-3" table:style-name="ce1">
            <text:p>0,002707</text:p>
          </table:table-cell>
          <table:table-cell office:value-type="float" office:value="-412.429169" table:style-name="ce1">
            <text:p>-412,429169</text:p>
          </table:table-cell>
          <table:table-cell table:number-columns-repeated="17" table:style-name="ce1"/>
          <table:table-cell office:value-type="float" office:value="91.999999999999986" table:formula="msoxl:=$A94/0.2" table:style-name="ce1">
            <text:p>92</text:p>
          </table:table-cell>
          <table:table-cell office:value-type="float" office:value="-5.2700000000000002E-4" table:style-name="ce1">
            <text:p>-0,000527</text:p>
          </table:table-cell>
          <table:table-cell table:number-columns-repeated="16360"/>
        </table:table-row>
        <table:table-row table:style-name="ro1">
          <table:table-cell office:value-type="float" office:value="18.600000000000001" table:style-name="ce1">
            <text:p>18,6</text:p>
          </table:table-cell>
          <table:table-cell office:value-type="float" office:value="4.3090000000000003E-3" table:style-name="ce1">
            <text:p>0,004309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.5E-3" table:style-name="ce1">
            <text:p>0,0015</text:p>
          </table:table-cell>
          <table:table-cell office:value-type="float" office:value="-416.929169" table:style-name="ce1">
            <text:p>-416,929169</text:p>
          </table:table-cell>
          <table:table-cell table:number-columns-repeated="17" table:style-name="ce1"/>
          <table:table-cell office:value-type="float" office:value="93" table:formula="msoxl:=$A95/0.2" table:style-name="ce1">
            <text:p>93</text:p>
          </table:table-cell>
          <table:table-cell office:value-type="float" office:value="4.3090000000000003E-3" table:style-name="ce1">
            <text:p>0,004309</text:p>
          </table:table-cell>
          <table:table-cell table:number-columns-repeated="16360"/>
        </table:table-row>
        <table:table-row table:style-name="ro1">
          <table:table-cell office:value-type="float" office:value="18.8" table:style-name="ce1">
            <text:p>18,8</text:p>
          </table:table-cell>
          <table:table-cell office:value-type="float" office:value="7.4489999999999999E-3" table:style-name="ce1">
            <text:p>0,007449</text:p>
          </table:table-cell>
          <table:table-cell office:value-type="float" office:value="9.4" table:style-name="ce1">
            <text:p>9,4</text:p>
          </table:table-cell>
          <table:table-cell office:value-type="float" office:value="3.2490000000000002E-3" table:style-name="ce1">
            <text:p>0,003249</text:p>
          </table:table-cell>
          <table:table-cell office:value-type="float" office:value="-421.42919899999998" table:style-name="ce1">
            <text:p>-421,429199</text:p>
          </table:table-cell>
          <table:table-cell table:number-columns-repeated="17" table:style-name="ce1"/>
          <table:table-cell office:value-type="float" office:value="94" table:formula="msoxl:=$A96/0.2" table:style-name="ce1">
            <text:p>94</text:p>
          </table:table-cell>
          <table:table-cell office:value-type="float" office:value="7.4489999999999999E-3" table:style-name="ce1">
            <text:p>0,007449</text:p>
          </table:table-cell>
          <table:table-cell table:number-columns-repeated="1636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.5760000000000003E-3" table:style-name="ce1">
            <text:p>0,007576</text:p>
          </table:table-cell>
          <table:table-cell office:value-type="float" office:value="9.5" table:style-name="ce1">
            <text:p>9,5</text:p>
          </table:table-cell>
          <table:table-cell office:value-type="float" office:value="1.2300000000000001E-4" table:style-name="ce1">
            <text:p>0,000123</text:p>
          </table:table-cell>
          <table:table-cell office:value-type="float" office:value="-425.92919899999998" table:style-name="ce1">
            <text:p>-425,929199</text:p>
          </table:table-cell>
          <table:table-cell table:number-columns-repeated="17" table:style-name="ce1"/>
          <table:table-cell office:value-type="float" office:value="95" table:formula="msoxl:=$A97/0.2" table:style-name="ce1">
            <text:p>95</text:p>
          </table:table-cell>
          <table:table-cell office:value-type="float" office:value="7.5760000000000003E-3" table:style-name="ce1">
            <text:p>0,007576</text:p>
          </table:table-cell>
          <table:table-cell table:number-columns-repeated="16360"/>
        </table:table-row>
        <table:table-row table:style-name="ro1">
          <table:table-cell office:value-type="float" office:value="19.2" table:style-name="ce1">
            <text:p>19,2</text:p>
          </table:table-cell>
          <table:table-cell office:value-type="float" office:value="4.5929999999999999E-3" table:style-name="ce1">
            <text:p>0,004593</text:p>
          </table:table-cell>
          <table:table-cell office:value-type="float" office:value="9.6" table:style-name="ce1">
            <text:p>9,6</text:p>
          </table:table-cell>
          <table:table-cell office:value-type="float" office:value="3.215E-3" table:style-name="ce1">
            <text:p>0,003215</text:p>
          </table:table-cell>
          <table:table-cell office:value-type="float" office:value="-430.42923000000002" table:style-name="ce1">
            <text:p>-430,42923</text:p>
          </table:table-cell>
          <table:table-cell table:number-columns-repeated="17" table:style-name="ce1"/>
          <table:table-cell office:value-type="float" office:value="95.999999999999986" table:formula="msoxl:=$A98/0.2" table:style-name="ce1">
            <text:p>96</text:p>
          </table:table-cell>
          <table:table-cell office:value-type="float" office:value="4.5929999999999999E-3" table:style-name="ce1">
            <text:p>0,004593</text:p>
          </table:table-cell>
          <table:table-cell table:number-columns-repeated="16360"/>
        </table:table-row>
        <table:table-row table:style-name="ro1">
          <table:table-cell office:value-type="float" office:value="19.399999999999999" table:style-name="ce1">
            <text:p>19,4</text:p>
          </table:table-cell>
          <table:table-cell office:value-type="float" office:value="-3.2499999999999999E-4" table:style-name="ce1">
            <text:p>-0,000325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.2049999999999999E-3" table:style-name="ce1">
            <text:p>0,001205</text:p>
          </table:table-cell>
          <table:table-cell office:value-type="float" office:value="-434.92923000000002" table:style-name="ce1">
            <text:p>-434,92923</text:p>
          </table:table-cell>
          <table:table-cell table:number-columns-repeated="17" table:style-name="ce1"/>
          <table:table-cell office:value-type="float" office:value="96.999999999999986" table:formula="msoxl:=$A99/0.2" table:style-name="ce1">
            <text:p>97</text:p>
          </table:table-cell>
          <table:table-cell office:value-type="float" office:value="-3.2499999999999999E-4" table:style-name="ce1">
            <text:p>-0,000325</text:p>
          </table:table-cell>
          <table:table-cell table:number-columns-repeated="16360"/>
        </table:table-row>
        <table:table-row table:style-name="ro1">
          <table:table-cell office:value-type="float" office:value="19.600000000000001" table:style-name="ce1">
            <text:p>19,6</text:p>
          </table:table-cell>
          <table:table-cell office:value-type="float" office:value="-5.1859999999999996E-3" table:style-name="ce1">
            <text:p>-0,005186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.6380000000000002E-3" table:style-name="ce1">
            <text:p>0,002638</text:p>
          </table:table-cell>
          <table:table-cell office:value-type="float" office:value="-439.42926" table:style-name="ce1">
            <text:p>-439,42926</text:p>
          </table:table-cell>
          <table:table-cell table:number-columns-repeated="17" table:style-name="ce1"/>
          <table:table-cell office:value-type="float" office:value="98" table:formula="msoxl:=$A100/0.2" table:style-name="ce1">
            <text:p>98</text:p>
          </table:table-cell>
          <table:table-cell office:value-type="float" office:value="-5.1859999999999996E-3" table:style-name="ce1">
            <text:p>-0,005186</text:p>
          </table:table-cell>
          <table:table-cell table:number-columns-repeated="16360"/>
        </table:table-row>
        <table:table-row table:style-name="ro1">
          <table:table-cell office:value-type="float" office:value="19.8" table:style-name="ce1">
            <text:p>19,8</text:p>
          </table:table-cell>
          <table:table-cell office:value-type="float" office:value="-7.9930000000000001E-3" table:style-name="ce1">
            <text:p>-0,007993</text:p>
          </table:table-cell>
          <table:table-cell office:value-type="float" office:value="9.9" table:style-name="ce1">
            <text:p>9,9</text:p>
          </table:table-cell>
          <table:table-cell office:value-type="float" office:value="2.2620000000000001E-3" table:style-name="ce1">
            <text:p>0,002262</text:p>
          </table:table-cell>
          <table:table-cell office:value-type="float" office:value="-443.92926" table:style-name="ce1">
            <text:p>-443,92926</text:p>
          </table:table-cell>
          <table:table-cell table:number-columns-repeated="17" table:style-name="ce1"/>
          <table:table-cell office:value-type="float" office:value="99" table:formula="msoxl:=$A101/0.2" table:style-name="ce1">
            <text:p>99</text:p>
          </table:table-cell>
          <table:table-cell office:value-type="float" office:value="-7.9930000000000001E-3" table:style-name="ce1">
            <text:p>-0,007993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7.5599999999999999E-3" table:style-name="ce1">
            <text:p>-0,00756</text:p>
          </table:table-cell>
          <table:table-cell office:value-type="float" office:value="10" table:style-name="ce1">
            <text:p>10</text:p>
          </table:table-cell>
          <table:table-cell office:value-type="float" office:value="1.6440000000000001E-3" table:style-name="ce1">
            <text:p>0,001644</text:p>
          </table:table-cell>
          <table:table-cell office:value-type="float" office:value="-448.42929099999998" table:style-name="ce1">
            <text:p>-448,429291</text:p>
          </table:table-cell>
          <table:table-cell table:number-columns-repeated="17" table:style-name="ce1"/>
          <table:table-cell office:value-type="float" office:value="100" table:formula="msoxl:=$A102/0.2" table:style-name="ce1">
            <text:p>100</text:p>
          </table:table-cell>
          <table:table-cell office:value-type="float" office:value="-7.5599999999999999E-3" table:style-name="ce1">
            <text:p>-0,00756</text:p>
          </table:table-cell>
          <table:table-cell table:number-columns-repeated="16360"/>
        </table:table-row>
        <table:table-row table:style-name="ro1">
          <table:table-cell office:value-type="float" office:value="20.2" table:style-name="ce1">
            <text:p>20,2</text:p>
          </table:table-cell>
          <table:table-cell office:value-type="float" office:value="-4.0130000000000001E-3" table:style-name="ce1">
            <text:p>-0,004013</text:p>
          </table:table-cell>
          <table:table-cell table:number-columns-repeated="20" table:style-name="ce1"/>
          <table:table-cell office:value-type="float" office:value="100.99999999999999" table:formula="msoxl:=$A103/0.2" table:style-name="ce1">
            <text:p>101</text:p>
          </table:table-cell>
          <table:table-cell office:value-type="float" office:value="-4.0130000000000001E-3" table:style-name="ce1">
            <text:p>-0,004013</text:p>
          </table:table-cell>
          <table:table-cell table:number-columns-repeated="16360"/>
        </table:table-row>
        <table:table-row table:style-name="ro1">
          <table:table-cell office:value-type="float" office:value="20.399999999999999" table:style-name="ce1">
            <text:p>20,4</text:p>
          </table:table-cell>
          <table:table-cell office:value-type="float" office:value="1.2409999999999999E-3" table:style-name="ce1">
            <text:p>0,001241</text:p>
          </table:table-cell>
          <table:table-cell table:number-columns-repeated="20" table:style-name="ce1"/>
          <table:table-cell office:value-type="float" office:value="101.99999999999999" table:formula="msoxl:=$A104/0.2" table:style-name="ce1">
            <text:p>102</text:p>
          </table:table-cell>
          <table:table-cell office:value-type="float" office:value="1.2409999999999999E-3" table:style-name="ce1">
            <text:p>0,001241</text:p>
          </table:table-cell>
          <table:table-cell table:number-columns-repeated="16360"/>
        </table:table-row>
        <table:table-row table:style-name="ro1">
          <table:table-cell office:value-type="float" office:value="20.6" table:style-name="ce1">
            <text:p>20,6</text:p>
          </table:table-cell>
          <table:table-cell office:value-type="float" office:value="6.0720000000000001E-3" table:style-name="ce1">
            <text:p>0,006072</text:p>
          </table:table-cell>
          <table:table-cell table:number-columns-repeated="20" table:style-name="ce1"/>
          <table:table-cell office:value-type="float" office:value="103" table:formula="msoxl:=$A105/0.2" table:style-name="ce1">
            <text:p>103</text:p>
          </table:table-cell>
          <table:table-cell office:value-type="float" office:value="6.0720000000000001E-3" table:style-name="ce1">
            <text:p>0,006072</text:p>
          </table:table-cell>
          <table:table-cell table:number-columns-repeated="16360"/>
        </table:table-row>
        <table:table-row table:style-name="ro1">
          <table:table-cell office:value-type="float" office:value="20.8" table:style-name="ce1">
            <text:p>20,8</text:p>
          </table:table-cell>
          <table:table-cell office:value-type="float" office:value="8.4860000000000005E-3" table:style-name="ce1">
            <text:p>0,008486</text:p>
          </table:table-cell>
          <table:table-cell table:number-columns-repeated="20" table:style-name="ce1"/>
          <table:table-cell office:value-type="float" office:value="104" table:formula="msoxl:=$A106/0.2" table:style-name="ce1">
            <text:p>104</text:p>
          </table:table-cell>
          <table:table-cell office:value-type="float" office:value="8.4860000000000005E-3" table:style-name="ce1">
            <text:p>0,008486</text:p>
          </table:table-cell>
          <table:table-cell table:number-columns-repeated="1636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4520000000000003E-3" table:style-name="ce1">
            <text:p>0,007452</text:p>
          </table:table-cell>
          <table:table-cell table:number-columns-repeated="20" table:style-name="ce1"/>
          <table:table-cell office:value-type="float" office:value="105" table:formula="msoxl:=$A107/0.2" table:style-name="ce1">
            <text:p>105</text:p>
          </table:table-cell>
          <table:table-cell office:value-type="float" office:value="7.4520000000000003E-3" table:style-name="ce1">
            <text:p>0,007452</text:p>
          </table:table-cell>
          <table:table-cell table:number-columns-repeated="16360"/>
        </table:table-row>
        <table:table-row table:style-name="ro1">
          <table:table-cell office:value-type="float" office:value="21.2" table:style-name="ce1">
            <text:p>21,2</text:p>
          </table:table-cell>
          <table:table-cell office:value-type="float" office:value="3.3370000000000001E-3" table:style-name="ce1">
            <text:p>0,003337</text:p>
          </table:table-cell>
          <table:table-cell table:number-columns-repeated="20" table:style-name="ce1"/>
          <table:table-cell office:value-type="float" office:value="105.99999999999999" table:formula="msoxl:=$A108/0.2" table:style-name="ce1">
            <text:p>106</text:p>
          </table:table-cell>
          <table:table-cell office:value-type="float" office:value="3.3370000000000001E-3" table:style-name="ce1">
            <text:p>0,003337</text:p>
          </table:table-cell>
          <table:table-cell table:number-columns-repeated="16360"/>
        </table:table-row>
        <table:table-row table:style-name="ro1">
          <table:table-cell office:value-type="float" office:value="21.4" table:style-name="ce1">
            <text:p>21,4</text:p>
          </table:table-cell>
          <table:table-cell office:value-type="float" office:value="-2.2200000000000002E-3" table:style-name="ce1">
            <text:p>-0,00222</text:p>
          </table:table-cell>
          <table:table-cell table:number-columns-repeated="20" table:style-name="ce1"/>
          <table:table-cell office:value-type="float" office:value="106.99999999999999" table:formula="msoxl:=$A109/0.2" table:style-name="ce1">
            <text:p>107</text:p>
          </table:table-cell>
          <table:table-cell office:value-type="float" office:value="-2.2200000000000002E-3" table:style-name="ce1">
            <text:p>-0,00222</text:p>
          </table:table-cell>
          <table:table-cell table:number-columns-repeated="16360"/>
        </table:table-row>
        <table:table-row table:style-name="ro1">
          <table:table-cell office:value-type="float" office:value="21.6" table:style-name="ce1">
            <text:p>21,6</text:p>
          </table:table-cell>
          <table:table-cell office:value-type="float" office:value="-6.9589999999999999E-3" table:style-name="ce1">
            <text:p>-0,006959</text:p>
          </table:table-cell>
          <table:table-cell table:number-columns-repeated="20" table:style-name="ce1"/>
          <table:table-cell office:value-type="float" office:value="108" table:formula="msoxl:=$A110/0.2" table:style-name="ce1">
            <text:p>108</text:p>
          </table:table-cell>
          <table:table-cell office:value-type="float" office:value="-6.9589999999999999E-3" table:style-name="ce1">
            <text:p>-0,006959</text:p>
          </table:table-cell>
          <table:table-cell table:number-columns-repeated="16360"/>
        </table:table-row>
        <table:table-row table:style-name="ro1">
          <table:table-cell office:value-type="float" office:value="21.8" table:style-name="ce1">
            <text:p>21,8</text:p>
          </table:table-cell>
          <table:table-cell office:value-type="float" office:value="-8.9180000000000006E-3" table:style-name="ce1">
            <text:p>-0,008918</text:p>
          </table:table-cell>
          <table:table-cell table:number-columns-repeated="20" table:style-name="ce1"/>
          <table:table-cell office:value-type="float" office:value="109" table:formula="msoxl:=$A111/0.2" table:style-name="ce1">
            <text:p>109</text:p>
          </table:table-cell>
          <table:table-cell office:value-type="float" office:value="-8.9180000000000006E-3" table:style-name="ce1">
            <text:p>-0,008918</text:p>
          </table:table-cell>
          <table:table-cell table:number-columns-repeated="1636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7.2439999999999996E-3" table:style-name="ce1">
            <text:p>-0,007244</text:p>
          </table:table-cell>
          <table:table-cell table:number-columns-repeated="20" table:style-name="ce1"/>
          <table:table-cell office:value-type="float" office:value="110" table:formula="msoxl:=$A112/0.2" table:style-name="ce1">
            <text:p>110</text:p>
          </table:table-cell>
          <table:table-cell office:value-type="float" office:value="-7.2439999999999996E-3" table:style-name="ce1">
            <text:p>-0,007244</text:p>
          </table:table-cell>
          <table:table-cell table:number-columns-repeated="16360"/>
        </table:table-row>
        <table:table-row table:style-name="ro1">
          <table:table-cell office:value-type="float" office:value="22.2" table:style-name="ce1">
            <text:p>22,2</text:p>
          </table:table-cell>
          <table:table-cell office:value-type="float" office:value="-2.5609999999999999E-3" table:style-name="ce1">
            <text:p>-0,002561</text:p>
          </table:table-cell>
          <table:table-cell table:number-columns-repeated="20" table:style-name="ce1"/>
          <table:table-cell office:value-type="float" office:value="110.99999999999999" table:formula="msoxl:=$A113/0.2" table:style-name="ce1">
            <text:p>111</text:p>
          </table:table-cell>
          <table:table-cell office:value-type="float" office:value="-2.5609999999999999E-3" table:style-name="ce1">
            <text:p>-0,002561</text:p>
          </table:table-cell>
          <table:table-cell table:number-columns-repeated="16360"/>
        </table:table-row>
        <table:table-row table:style-name="ro1">
          <table:table-cell office:value-type="float" office:value="22.4" table:style-name="ce1">
            <text:p>22,4</text:p>
          </table:table-cell>
          <table:table-cell office:value-type="float" office:value="3.258E-3" table:style-name="ce1">
            <text:p>0,003258</text:p>
          </table:table-cell>
          <table:table-cell table:number-columns-repeated="20" table:style-name="ce1"/>
          <table:table-cell office:value-type="float" office:value="111.99999999999999" table:formula="msoxl:=$A114/0.2" table:style-name="ce1">
            <text:p>112</text:p>
          </table:table-cell>
          <table:table-cell office:value-type="float" office:value="3.258E-3" table:style-name="ce1">
            <text:p>0,003258</text:p>
          </table:table-cell>
          <table:table-cell table:number-columns-repeated="16360"/>
        </table:table-row>
        <table:table-row table:style-name="ro1">
          <table:table-cell office:value-type="float" office:value="22.6" table:style-name="ce1">
            <text:p>22,6</text:p>
          </table:table-cell>
          <table:table-cell office:value-type="float" office:value="7.8410000000000007E-3" table:style-name="ce1">
            <text:p>0,007841</text:p>
          </table:table-cell>
          <table:table-cell table:number-columns-repeated="20" table:style-name="ce1"/>
          <table:table-cell office:value-type="float" office:value="113" table:formula="msoxl:=$A115/0.2" table:style-name="ce1">
            <text:p>113</text:p>
          </table:table-cell>
          <table:table-cell office:value-type="float" office:value="7.8410000000000007E-3" table:style-name="ce1">
            <text:p>0,007841</text:p>
          </table:table-cell>
          <table:table-cell table:number-columns-repeated="16360"/>
        </table:table-row>
        <table:table-row table:style-name="ro1">
          <table:table-cell office:value-type="float" office:value="22.8" table:style-name="ce1">
            <text:p>22,8</text:p>
          </table:table-cell>
          <table:table-cell office:value-type="float" office:value="9.2809999999999993E-3" table:style-name="ce1">
            <text:p>0,009281</text:p>
          </table:table-cell>
          <table:table-cell table:number-columns-repeated="20" table:style-name="ce1"/>
          <table:table-cell office:value-type="float" office:value="114" table:formula="msoxl:=$A116/0.2" table:style-name="ce1">
            <text:p>114</text:p>
          </table:table-cell>
          <table:table-cell office:value-type="float" office:value="9.2809999999999993E-3" table:style-name="ce1">
            <text:p>0,009281</text:p>
          </table:table-cell>
          <table:table-cell table:number-columns-repeated="1636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.9290000000000003E-3" table:style-name="ce1">
            <text:p>0,006929</text:p>
          </table:table-cell>
          <table:table-cell table:number-columns-repeated="20" table:style-name="ce1"/>
          <table:table-cell office:value-type="float" office:value="115" table:formula="msoxl:=$A117/0.2" table:style-name="ce1">
            <text:p>115</text:p>
          </table:table-cell>
          <table:table-cell office:value-type="float" office:value="6.9290000000000003E-3" table:style-name="ce1">
            <text:p>0,006929</text:p>
          </table:table-cell>
          <table:table-cell table:number-columns-repeated="16360"/>
        </table:table-row>
        <table:table-row table:style-name="ro1">
          <table:table-cell office:value-type="float" office:value="23.2" table:style-name="ce1">
            <text:p>23,2</text:p>
          </table:table-cell>
          <table:table-cell office:value-type="float" office:value="1.683E-3" table:style-name="ce1">
            <text:p>0,001683</text:p>
          </table:table-cell>
          <table:table-cell table:number-columns-repeated="20" table:style-name="ce1"/>
          <table:table-cell office:value-type="float" office:value="115.99999999999999" table:formula="msoxl:=$A118/0.2" table:style-name="ce1">
            <text:p>116</text:p>
          </table:table-cell>
          <table:table-cell office:value-type="float" office:value="1.683E-3" table:style-name="ce1">
            <text:p>0,001683</text:p>
          </table:table-cell>
          <table:table-cell table:number-columns-repeated="16360"/>
        </table:table-row>
        <table:table-row table:style-name="ro1">
          <table:table-cell office:value-type="float" office:value="23.4" table:style-name="ce1">
            <text:p>23,4</text:p>
          </table:table-cell>
          <table:table-cell office:value-type="float" office:value="-4.352E-3" table:style-name="ce1">
            <text:p>-0,004352</text:p>
          </table:table-cell>
          <table:table-cell table:number-columns-repeated="20" table:style-name="ce1"/>
          <table:table-cell office:value-type="float" office:value="116.99999999999999" table:formula="msoxl:=$A119/0.2" table:style-name="ce1">
            <text:p>117</text:p>
          </table:table-cell>
          <table:table-cell office:value-type="float" office:value="-4.352E-3" table:style-name="ce1">
            <text:p>-0,004352</text:p>
          </table:table-cell>
          <table:table-cell table:number-columns-repeated="16360"/>
        </table:table-row>
        <table:table-row table:style-name="ro1">
          <table:table-cell office:value-type="float" office:value="23.6" table:style-name="ce1">
            <text:p>23,6</text:p>
          </table:table-cell>
          <table:table-cell office:value-type="float" office:value="-8.7089999999999997E-3" table:style-name="ce1">
            <text:p>-0,008709</text:p>
          </table:table-cell>
          <table:table-cell table:number-columns-repeated="20" table:style-name="ce1"/>
          <table:table-cell office:value-type="float" office:value="118" table:formula="msoxl:=$A120/0.2" table:style-name="ce1">
            <text:p>118</text:p>
          </table:table-cell>
          <table:table-cell office:value-type="float" office:value="-8.7089999999999997E-3" table:style-name="ce1">
            <text:p>-0,008709</text:p>
          </table:table-cell>
          <table:table-cell table:number-columns-repeated="16360"/>
        </table:table-row>
        <table:table-row table:style-name="ro1">
          <table:table-cell office:value-type="float" office:value="23.8" table:style-name="ce1">
            <text:p>23,8</text:p>
          </table:table-cell>
          <table:table-cell office:value-type="float" office:value="-9.5650000000000006E-3" table:style-name="ce1">
            <text:p>-0,009565</text:p>
          </table:table-cell>
          <table:table-cell table:number-columns-repeated="20" table:style-name="ce1"/>
          <table:table-cell office:value-type="float" office:value="119" table:formula="msoxl:=$A121/0.2" table:style-name="ce1">
            <text:p>119</text:p>
          </table:table-cell>
          <table:table-cell office:value-type="float" office:value="-9.5650000000000006E-3" table:style-name="ce1">
            <text:p>-0,009565</text:p>
          </table:table-cell>
          <table:table-cell table:number-columns-repeated="1636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6.4999999999999997E-3" table:style-name="ce1">
            <text:p>-0,0065</text:p>
          </table:table-cell>
          <table:table-cell table:number-columns-repeated="20" table:style-name="ce1"/>
          <table:table-cell office:value-type="float" office:value="120" table:formula="msoxl:=$A122/0.2" table:style-name="ce1">
            <text:p>120</text:p>
          </table:table-cell>
          <table:table-cell office:value-type="float" office:value="-6.4999999999999997E-3" table:style-name="ce1">
            <text:p>-0,0065</text:p>
          </table:table-cell>
          <table:table-cell table:number-columns-repeated="16360"/>
        </table:table-row>
        <table:table-row table:style-name="ro1">
          <table:table-cell office:value-type="float" office:value="24.2" table:style-name="ce1">
            <text:p>24,2</text:p>
          </table:table-cell>
          <table:table-cell office:value-type="float" office:value="-7.0100000000000002E-4" table:style-name="ce1">
            <text:p>-0,000701</text:p>
          </table:table-cell>
          <table:table-cell table:number-columns-repeated="20" table:style-name="ce1"/>
          <table:table-cell office:value-type="float" office:value="120.99999999999999" table:formula="msoxl:=$A123/0.2" table:style-name="ce1">
            <text:p>121</text:p>
          </table:table-cell>
          <table:table-cell office:value-type="float" office:value="-7.0100000000000002E-4" table:style-name="ce1">
            <text:p>-0,000701</text:p>
          </table:table-cell>
          <table:table-cell table:number-columns-repeated="16360"/>
        </table:table-row>
        <table:table-row table:style-name="ro1">
          <table:table-cell office:value-type="float" office:value="24.4" table:style-name="ce1">
            <text:p>24,4</text:p>
          </table:table-cell>
          <table:table-cell office:value-type="float" office:value="5.4990000000000004E-3" table:style-name="ce1">
            <text:p>0,005499</text:p>
          </table:table-cell>
          <table:table-cell table:number-columns-repeated="20" table:style-name="ce1"/>
          <table:table-cell office:value-type="float" office:value="121.99999999999999" table:formula="msoxl:=$A124/0.2" table:style-name="ce1">
            <text:p>122</text:p>
          </table:table-cell>
          <table:table-cell office:value-type="float" office:value="5.4990000000000004E-3" table:style-name="ce1">
            <text:p>0,005499</text:p>
          </table:table-cell>
          <table:table-cell table:number-columns-repeated="16360"/>
        </table:table-row>
        <table:table-row table:style-name="ro1">
          <table:table-cell office:value-type="float" office:value="24.6" table:style-name="ce1">
            <text:p>24,6</text:p>
          </table:table-cell>
          <table:table-cell office:value-type="float" office:value="9.5569999999999995E-3" table:style-name="ce1">
            <text:p>0,009557</text:p>
          </table:table-cell>
          <table:table-cell table:number-columns-repeated="20" table:style-name="ce1"/>
          <table:table-cell office:value-type="float" office:value="123" table:formula="msoxl:=$A125/0.2" table:style-name="ce1">
            <text:p>123</text:p>
          </table:table-cell>
          <table:table-cell office:value-type="float" office:value="9.5569999999999995E-3" table:style-name="ce1">
            <text:p>0,009557</text:p>
          </table:table-cell>
          <table:table-cell table:number-columns-repeated="16360"/>
        </table:table-row>
        <table:table-row table:style-name="ro1">
          <table:table-cell office:value-type="float" office:value="24.8" table:style-name="ce1">
            <text:p>24,8</text:p>
          </table:table-cell>
          <table:table-cell office:value-type="float" office:value="9.7610000000000006E-3" table:style-name="ce1">
            <text:p>0,009761</text:p>
          </table:table-cell>
          <table:table-cell table:number-columns-repeated="20" table:style-name="ce1"/>
          <table:table-cell office:value-type="float" office:value="124" table:formula="msoxl:=$A126/0.2" table:style-name="ce1">
            <text:p>124</text:p>
          </table:table-cell>
          <table:table-cell office:value-type="float" office:value="9.7610000000000006E-3" table:style-name="ce1">
            <text:p>0,009761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9500000000000004E-3" table:style-name="ce1">
            <text:p>0,00595</text:p>
          </table:table-cell>
          <table:table-cell table:number-columns-repeated="20" table:style-name="ce1"/>
          <table:table-cell office:value-type="float" office:value="125" table:formula="msoxl:=$A127/0.2" table:style-name="ce1">
            <text:p>125</text:p>
          </table:table-cell>
          <table:table-cell office:value-type="float" office:value="5.9500000000000004E-3" table:style-name="ce1">
            <text:p>0,00595</text:p>
          </table:table-cell>
          <table:table-cell table:number-columns-repeated="16360"/>
        </table:table-row>
        <table:table-row table:style-name="ro1">
          <table:table-cell office:value-type="float" office:value="25.2" table:style-name="ce1">
            <text:p>25,2</text:p>
          </table:table-cell>
          <table:table-cell office:value-type="float" office:value="-3.88E-4" table:style-name="ce1">
            <text:p>-0,000388</text:p>
          </table:table-cell>
          <table:table-cell table:number-columns-repeated="20" table:style-name="ce1"/>
          <table:table-cell office:value-type="float" office:value="125.99999999999999" table:formula="msoxl:=$A128/0.2" table:style-name="ce1">
            <text:p>126</text:p>
          </table:table-cell>
          <table:table-cell office:value-type="float" office:value="-3.88E-4" table:style-name="ce1">
            <text:p>-0,000388</text:p>
          </table:table-cell>
          <table:table-cell table:number-columns-repeated="16360"/>
        </table:table-row>
        <table:table-row table:style-name="ro1">
          <table:table-cell office:value-type="float" office:value="25.4" table:style-name="ce1">
            <text:p>25,4</text:p>
          </table:table-cell>
          <table:table-cell office:value-type="float" office:value="-6.6950000000000004E-3" table:style-name="ce1">
            <text:p>-0,006695</text:p>
          </table:table-cell>
          <table:table-cell table:number-columns-repeated="20" table:style-name="ce1"/>
          <table:table-cell office:value-type="float" office:value="126.99999999999999" table:formula="msoxl:=$A129/0.2" table:style-name="ce1">
            <text:p>127</text:p>
          </table:table-cell>
          <table:table-cell office:value-type="float" office:value="-6.6950000000000004E-3" table:style-name="ce1">
            <text:p>-0,006695</text:p>
          </table:table-cell>
          <table:table-cell table:number-columns-repeated="16360"/>
        </table:table-row>
        <table:table-row table:style-name="ro1">
          <table:table-cell office:value-type="float" office:value="25.6" table:style-name="ce1">
            <text:p>25,6</text:p>
          </table:table-cell>
          <table:table-cell office:value-type="float" office:value="-1.0376E-2" table:style-name="ce1">
            <text:p>-0,010376</text:p>
          </table:table-cell>
          <table:table-cell table:number-columns-repeated="20" table:style-name="ce1"/>
          <table:table-cell office:value-type="float" office:value="128" table:formula="msoxl:=$A130/0.2" table:style-name="ce1">
            <text:p>128</text:p>
          </table:table-cell>
          <table:table-cell office:value-type="float" office:value="-1.0376E-2" table:style-name="ce1">
            <text:p>-0,010376</text:p>
          </table:table-cell>
          <table:table-cell table:number-columns-repeated="16360"/>
        </table:table-row>
        <table:table-row table:style-name="ro1">
          <table:table-cell office:value-type="float" office:value="25.8" table:style-name="ce1">
            <text:p>25,8</text:p>
          </table:table-cell>
          <table:table-cell office:value-type="float" office:value="-9.8589999999999997E-3" table:style-name="ce1">
            <text:p>-0,009859</text:p>
          </table:table-cell>
          <table:table-cell table:number-columns-repeated="20" table:style-name="ce1"/>
          <table:table-cell office:value-type="float" office:value="129" table:formula="msoxl:=$A131/0.2" table:style-name="ce1">
            <text:p>129</text:p>
          </table:table-cell>
          <table:table-cell office:value-type="float" office:value="-9.8589999999999997E-3" table:style-name="ce1">
            <text:p>-0,009859</text:p>
          </table:table-cell>
          <table:table-cell table:number-columns-repeated="1636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5.2700000000000004E-3" table:style-name="ce1">
            <text:p>-0,00527</text:p>
          </table:table-cell>
          <table:table-cell table:number-columns-repeated="20" table:style-name="ce1"/>
          <table:table-cell office:value-type="float" office:value="130" table:formula="msoxl:=$A132/0.2" table:style-name="ce1">
            <text:p>130</text:p>
          </table:table-cell>
          <table:table-cell office:value-type="float" office:value="-5.2700000000000004E-3" table:style-name="ce1">
            <text:p>-0,00527</text:p>
          </table:table-cell>
          <table:table-cell table:number-columns-repeated="16360"/>
        </table:table-row>
        <table:table-row table:style-name="ro1">
          <table:table-cell office:value-type="float" office:value="26.2" table:style-name="ce1">
            <text:p>26,2</text:p>
          </table:table-cell>
          <table:table-cell office:value-type="float" office:value="1.5870000000000001E-3" table:style-name="ce1">
            <text:p>0,001587</text:p>
          </table:table-cell>
          <table:table-cell table:number-columns-repeated="20" table:style-name="ce1"/>
          <table:table-cell office:value-type="float" office:value="131" table:formula="msoxl:=$A133/0.2" table:style-name="ce1">
            <text:p>131</text:p>
          </table:table-cell>
          <table:table-cell office:value-type="float" office:value="1.5870000000000001E-3" table:style-name="ce1">
            <text:p>0,001587</text:p>
          </table:table-cell>
          <table:table-cell table:number-columns-repeated="16360"/>
        </table:table-row>
        <table:table-row table:style-name="ro1">
          <table:table-cell office:value-type="float" office:value="26.4" table:style-name="ce1">
            <text:p>26,4</text:p>
          </table:table-cell>
          <table:table-cell office:value-type="float" office:value="7.9380000000000006E-3" table:style-name="ce1">
            <text:p>0,007938</text:p>
          </table:table-cell>
          <table:table-cell table:number-columns-repeated="20" table:style-name="ce1"/>
          <table:table-cell office:value-type="float" office:value="131.99999999999997" table:formula="msoxl:=$A134/0.2" table:style-name="ce1">
            <text:p>132</text:p>
          </table:table-cell>
          <table:table-cell office:value-type="float" office:value="7.9380000000000006E-3" table:style-name="ce1">
            <text:p>0,007938</text:p>
          </table:table-cell>
          <table:table-cell table:number-columns-repeated="16360"/>
        </table:table-row>
        <table:table-row table:style-name="ro1">
          <table:table-cell office:value-type="float" office:value="26.6" table:style-name="ce1">
            <text:p>26,6</text:p>
          </table:table-cell>
          <table:table-cell office:value-type="float" office:value="1.1155999999999999E-2" table:style-name="ce1">
            <text:p>0,011156</text:p>
          </table:table-cell>
          <table:table-cell table:number-columns-repeated="20" table:style-name="ce1"/>
          <table:table-cell office:value-type="float" office:value="133" table:formula="msoxl:=$A135/0.2" table:style-name="ce1">
            <text:p>133</text:p>
          </table:table-cell>
          <table:table-cell office:value-type="float" office:value="1.1155999999999999E-2" table:style-name="ce1">
            <text:p>0,011156</text:p>
          </table:table-cell>
          <table:table-cell table:number-columns-repeated="16360"/>
        </table:table-row>
        <table:table-row table:style-name="ro1">
          <table:table-cell office:value-type="float" office:value="26.8" table:style-name="ce1">
            <text:p>26,8</text:p>
          </table:table-cell>
          <table:table-cell office:value-type="float" office:value="9.8480000000000009E-3" table:style-name="ce1">
            <text:p>0,009848</text:p>
          </table:table-cell>
          <table:table-cell table:number-columns-repeated="20" table:style-name="ce1"/>
          <table:table-cell office:value-type="float" office:value="134" table:formula="msoxl:=$A136/0.2" table:style-name="ce1">
            <text:p>134</text:p>
          </table:table-cell>
          <table:table-cell office:value-type="float" office:value="9.8480000000000009E-3" table:style-name="ce1">
            <text:p>0,009848</text:p>
          </table:table-cell>
          <table:table-cell table:number-columns-repeated="1636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4520000000000002E-3" table:style-name="ce1">
            <text:p>0,004452</text:p>
          </table:table-cell>
          <table:table-cell table:number-columns-repeated="20" table:style-name="ce1"/>
          <table:table-cell office:value-type="float" office:value="135" table:formula="msoxl:=$A137/0.2" table:style-name="ce1">
            <text:p>135</text:p>
          </table:table-cell>
          <table:table-cell office:value-type="float" office:value="4.4520000000000002E-3" table:style-name="ce1">
            <text:p>0,004452</text:p>
          </table:table-cell>
          <table:table-cell table:number-columns-repeated="16360"/>
        </table:table-row>
        <table:table-row table:style-name="ro1">
          <table:table-cell office:value-type="float" office:value="27.2" table:style-name="ce1">
            <text:p>27,2</text:p>
          </table:table-cell>
          <table:table-cell office:value-type="float" office:value="-2.9009999999999999E-3" table:style-name="ce1">
            <text:p>-0,002901</text:p>
          </table:table-cell>
          <table:table-cell table:number-columns-repeated="20" table:style-name="ce1"/>
          <table:table-cell office:value-type="float" office:value="136" table:formula="msoxl:=$A138/0.2" table:style-name="ce1">
            <text:p>136</text:p>
          </table:table-cell>
          <table:table-cell office:value-type="float" office:value="-2.9009999999999999E-3" table:style-name="ce1">
            <text:p>-0,002901</text:p>
          </table:table-cell>
          <table:table-cell table:number-columns-repeated="16360"/>
        </table:table-row>
        <table:table-row table:style-name="ro1">
          <table:table-cell office:value-type="float" office:value="27.4" table:style-name="ce1">
            <text:p>27,4</text:p>
          </table:table-cell>
          <table:table-cell office:value-type="float" office:value="-9.2239999999999996E-3" table:style-name="ce1">
            <text:p>-0,009224</text:p>
          </table:table-cell>
          <table:table-cell table:number-columns-repeated="20" table:style-name="ce1"/>
          <table:table-cell office:value-type="float" office:value="136.99999999999997" table:formula="msoxl:=$A139/0.2" table:style-name="ce1">
            <text:p>137</text:p>
          </table:table-cell>
          <table:table-cell office:value-type="float" office:value="-9.2239999999999996E-3" table:style-name="ce1">
            <text:p>-0,009224</text:p>
          </table:table-cell>
          <table:table-cell table:number-columns-repeated="16360"/>
        </table:table-row>
        <table:table-row table:style-name="ro1">
          <table:table-cell office:value-type="float" office:value="27.6" table:style-name="ce1">
            <text:p>27,6</text:p>
          </table:table-cell>
          <table:table-cell office:value-type="float" office:value="-1.1891000000000001E-2" table:style-name="ce1">
            <text:p>-0,011891</text:p>
          </table:table-cell>
          <table:table-cell table:number-columns-repeated="20" table:style-name="ce1"/>
          <table:table-cell office:value-type="float" office:value="138" table:formula="msoxl:=$A140/0.2" table:style-name="ce1">
            <text:p>138</text:p>
          </table:table-cell>
          <table:table-cell office:value-type="float" office:value="-1.1891000000000001E-2" table:style-name="ce1">
            <text:p>-0,011891</text:p>
          </table:table-cell>
          <table:table-cell table:number-columns-repeated="16360"/>
        </table:table-row>
        <table:table-row table:style-name="ro1">
          <table:table-cell office:value-type="float" office:value="27.8" table:style-name="ce1">
            <text:p>27,8</text:p>
          </table:table-cell>
          <table:table-cell office:value-type="float" office:value="-9.7160000000000007E-3" table:style-name="ce1">
            <text:p>-0,009716</text:p>
          </table:table-cell>
          <table:table-cell table:number-columns-repeated="20" table:style-name="ce1"/>
          <table:table-cell office:value-type="float" office:value="139" table:formula="msoxl:=$A141/0.2" table:style-name="ce1">
            <text:p>139</text:p>
          </table:table-cell>
          <table:table-cell office:value-type="float" office:value="-9.7160000000000007E-3" table:style-name="ce1">
            <text:p>-0,009716</text:p>
          </table:table-cell>
          <table:table-cell table:number-columns-repeated="1636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3.483E-3" table:style-name="ce1">
            <text:p>-0,003483</text:p>
          </table:table-cell>
          <table:table-cell table:number-columns-repeated="20" table:style-name="ce1"/>
          <table:table-cell office:value-type="float" office:value="140" table:formula="msoxl:=$A142/0.2" table:style-name="ce1">
            <text:p>140</text:p>
          </table:table-cell>
          <table:table-cell office:value-type="float" office:value="-3.483E-3" table:style-name="ce1">
            <text:p>-0,003483</text:p>
          </table:table-cell>
          <table:table-cell table:number-columns-repeated="16360"/>
        </table:table-row>
        <table:table-row table:style-name="ro1">
          <table:table-cell office:value-type="float" office:value="28.2" table:style-name="ce1">
            <text:p>28,2</text:p>
          </table:table-cell>
          <table:table-cell office:value-type="float" office:value="4.3340000000000002E-3" table:style-name="ce1">
            <text:p>0,004334</text:p>
          </table:table-cell>
          <table:table-cell table:number-columns-repeated="20" table:style-name="ce1"/>
          <table:table-cell office:value-type="float" office:value="141" table:formula="msoxl:=$A143/0.2" table:style-name="ce1">
            <text:p>141</text:p>
          </table:table-cell>
          <table:table-cell office:value-type="float" office:value="4.3340000000000002E-3" table:style-name="ce1">
            <text:p>0,004334</text:p>
          </table:table-cell>
          <table:table-cell table:number-columns-repeated="16360"/>
        </table:table-row>
        <table:table-row table:style-name="ro1">
          <table:table-cell office:value-type="float" office:value="28.4" table:style-name="ce1">
            <text:p>28,4</text:p>
          </table:table-cell>
          <table:table-cell office:value-type="float" office:value="1.0552000000000001E-2" table:style-name="ce1">
            <text:p>0,010552</text:p>
          </table:table-cell>
          <table:table-cell table:number-columns-repeated="20" table:style-name="ce1"/>
          <table:table-cell office:value-type="float" office:value="141.99999999999997" table:formula="msoxl:=$A144/0.2" table:style-name="ce1">
            <text:p>142</text:p>
          </table:table-cell>
          <table:table-cell office:value-type="float" office:value="1.0552000000000001E-2" table:style-name="ce1">
            <text:p>0,010552</text:p>
          </table:table-cell>
          <table:table-cell table:number-columns-repeated="16360"/>
        </table:table-row>
        <table:table-row table:style-name="ro1">
          <table:table-cell office:value-type="float" office:value="28.6" table:style-name="ce1">
            <text:p>28,6</text:p>
          </table:table-cell>
          <table:table-cell office:value-type="float" office:value="1.2569E-2" table:style-name="ce1">
            <text:p>0,012569</text:p>
          </table:table-cell>
          <table:table-cell table:number-columns-repeated="20" table:style-name="ce1"/>
          <table:table-cell office:value-type="float" office:value="143" table:formula="msoxl:=$A145/0.2" table:style-name="ce1">
            <text:p>143</text:p>
          </table:table-cell>
          <table:table-cell office:value-type="float" office:value="1.2569E-2" table:style-name="ce1">
            <text:p>0,012569</text:p>
          </table:table-cell>
          <table:table-cell table:number-columns-repeated="16360"/>
        </table:table-row>
        <table:table-row table:style-name="ro1">
          <table:table-cell office:value-type="float" office:value="28.8" table:style-name="ce1">
            <text:p>28,8</text:p>
          </table:table-cell>
          <table:table-cell office:value-type="float" office:value="9.4500000000000001E-3" table:style-name="ce1">
            <text:p>0,00945</text:p>
          </table:table-cell>
          <table:table-cell table:number-columns-repeated="20" table:style-name="ce1"/>
          <table:table-cell office:value-type="float" office:value="144" table:formula="msoxl:=$A146/0.2" table:style-name="ce1">
            <text:p>144</text:p>
          </table:table-cell>
          <table:table-cell office:value-type="float" office:value="9.4500000000000001E-3" table:style-name="ce1">
            <text:p>0,00945</text:p>
          </table:table-cell>
          <table:table-cell table:number-columns-repeated="1636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3530000000000001E-3" table:style-name="ce1">
            <text:p>0,002353</text:p>
          </table:table-cell>
          <table:table-cell table:number-columns-repeated="20" table:style-name="ce1"/>
          <table:table-cell office:value-type="float" office:value="145" table:formula="msoxl:=$A147/0.2" table:style-name="ce1">
            <text:p>145</text:p>
          </table:table-cell>
          <table:table-cell office:value-type="float" office:value="2.3530000000000001E-3" table:style-name="ce1">
            <text:p>0,002353</text:p>
          </table:table-cell>
          <table:table-cell table:number-columns-repeated="16360"/>
        </table:table-row>
        <table:table-row table:style-name="ro1">
          <table:table-cell office:value-type="float" office:value="29.2" table:style-name="ce1">
            <text:p>29,2</text:p>
          </table:table-cell>
          <table:table-cell office:value-type="float" office:value="-5.8939999999999999E-3" table:style-name="ce1">
            <text:p>-0,005894</text:p>
          </table:table-cell>
          <table:table-cell table:number-columns-repeated="20" table:style-name="ce1"/>
          <table:table-cell office:value-type="float" office:value="146" table:formula="msoxl:=$A148/0.2" table:style-name="ce1">
            <text:p>146</text:p>
          </table:table-cell>
          <table:table-cell office:value-type="float" office:value="-5.8939999999999999E-3" table:style-name="ce1">
            <text:p>-0,005894</text:p>
          </table:table-cell>
          <table:table-cell table:number-columns-repeated="16360"/>
        </table:table-row>
        <table:table-row table:style-name="ro1">
          <table:table-cell office:value-type="float" office:value="29.4" table:style-name="ce1">
            <text:p>29,4</text:p>
          </table:table-cell>
          <table:table-cell office:value-type="float" office:value="-1.192E-2" table:style-name="ce1">
            <text:p>-0,01192</text:p>
          </table:table-cell>
          <table:table-cell table:number-columns-repeated="20" table:style-name="ce1"/>
          <table:table-cell office:value-type="float" office:value="146.99999999999997" table:formula="msoxl:=$A149/0.2" table:style-name="ce1">
            <text:p>147</text:p>
          </table:table-cell>
          <table:table-cell office:value-type="float" office:value="-1.192E-2" table:style-name="ce1">
            <text:p>-0,01192</text:p>
          </table:table-cell>
          <table:table-cell table:number-columns-repeated="16360"/>
        </table:table-row>
        <table:table-row table:style-name="ro1">
          <table:table-cell office:value-type="float" office:value="29.6" table:style-name="ce1">
            <text:p>29,6</text:p>
          </table:table-cell>
          <table:table-cell office:value-type="float" office:value="-1.3181999999999999E-2" table:style-name="ce1">
            <text:p>-0,013182</text:p>
          </table:table-cell>
          <table:table-cell table:number-columns-repeated="20" table:style-name="ce1"/>
          <table:table-cell office:value-type="float" office:value="148" table:formula="msoxl:=$A150/0.2" table:style-name="ce1">
            <text:p>148</text:p>
          </table:table-cell>
          <table:table-cell office:value-type="float" office:value="-1.3181999999999999E-2" table:style-name="ce1">
            <text:p>-0,013182</text:p>
          </table:table-cell>
          <table:table-cell table:number-columns-repeated="16360"/>
        </table:table-row>
        <table:table-row table:style-name="ro1">
          <table:table-cell office:value-type="float" office:value="29.8" table:style-name="ce1">
            <text:p>29,8</text:p>
          </table:table-cell>
          <table:table-cell office:value-type="float" office:value="-9.0340000000000004E-3" table:style-name="ce1">
            <text:p>-0,009034</text:p>
          </table:table-cell>
          <table:table-cell table:number-columns-repeated="20" table:style-name="ce1"/>
          <table:table-cell office:value-type="float" office:value="149" table:formula="msoxl:=$A151/0.2" table:style-name="ce1">
            <text:p>149</text:p>
          </table:table-cell>
          <table:table-cell office:value-type="float" office:value="-9.0340000000000004E-3" table:style-name="ce1">
            <text:p>-0,009034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1.0449999999999999E-3" table:style-name="ce1">
            <text:p>-0,001045</text:p>
          </table:table-cell>
          <table:table-cell table:number-columns-repeated="20" table:style-name="ce1"/>
          <table:table-cell office:value-type="float" office:value="150" table:formula="msoxl:=$A152/0.2" table:style-name="ce1">
            <text:p>150</text:p>
          </table:table-cell>
          <table:table-cell office:value-type="float" office:value="-1.0449999999999999E-3" table:style-name="ce1">
            <text:p>-0,001045</text:p>
          </table:table-cell>
          <table:table-cell table:number-columns-repeated="16360"/>
        </table:table-row>
        <table:table-row table:style-name="ro1">
          <table:table-cell office:value-type="float" office:value="30.2" table:style-name="ce1">
            <text:p>30,2</text:p>
          </table:table-cell>
          <table:table-cell office:value-type="float" office:value="7.5909999999999997E-3" table:style-name="ce1">
            <text:p>0,007591</text:p>
          </table:table-cell>
          <table:table-cell table:number-columns-repeated="20" table:style-name="ce1"/>
          <table:table-cell office:value-type="float" office:value="151" table:formula="msoxl:=$A153/0.2" table:style-name="ce1">
            <text:p>151</text:p>
          </table:table-cell>
          <table:table-cell office:value-type="float" office:value="7.5909999999999997E-3" table:style-name="ce1">
            <text:p>0,007591</text:p>
          </table:table-cell>
          <table:table-cell table:number-columns-repeated="16360"/>
        </table:table-row>
        <table:table-row table:style-name="ro1">
          <table:table-cell office:value-type="float" office:value="30.4" table:style-name="ce1">
            <text:p>30,4</text:p>
          </table:table-cell>
          <table:table-cell office:value-type="float" office:value="1.3329000000000001E-2" table:style-name="ce1">
            <text:p>0,013329</text:p>
          </table:table-cell>
          <table:table-cell table:number-columns-repeated="20" table:style-name="ce1"/>
          <table:table-cell office:value-type="float" office:value="151.99999999999997" table:formula="msoxl:=$A154/0.2" table:style-name="ce1">
            <text:p>152</text:p>
          </table:table-cell>
          <table:table-cell office:value-type="float" office:value="1.3329000000000001E-2" table:style-name="ce1">
            <text:p>0,013329</text:p>
          </table:table-cell>
          <table:table-cell table:number-columns-repeated="16360"/>
        </table:table-row>
        <table:table-row table:style-name="ro1">
          <table:table-cell office:value-type="float" office:value="30.6" table:style-name="ce1">
            <text:p>30,6</text:p>
          </table:table-cell>
          <table:table-cell office:value-type="float" office:value="1.3719E-2" table:style-name="ce1">
            <text:p>0,013719</text:p>
          </table:table-cell>
          <table:table-cell table:number-columns-repeated="20" table:style-name="ce1"/>
          <table:table-cell office:value-type="float" office:value="153" table:formula="msoxl:=$A155/0.2" table:style-name="ce1">
            <text:p>153</text:p>
          </table:table-cell>
          <table:table-cell office:value-type="float" office:value="1.3719E-2" table:style-name="ce1">
            <text:p>0,013719</text:p>
          </table:table-cell>
          <table:table-cell table:number-columns-repeated="16360"/>
        </table:table-row>
        <table:table-row table:style-name="ro1">
          <table:table-cell office:value-type="float" office:value="30.8" table:style-name="ce1">
            <text:p>30,8</text:p>
          </table:table-cell>
          <table:table-cell office:value-type="float" office:value="8.4510000000000002E-3" table:style-name="ce1">
            <text:p>0,008451</text:p>
          </table:table-cell>
          <table:table-cell table:number-columns-repeated="20" table:style-name="ce1"/>
          <table:table-cell office:value-type="float" office:value="154" table:formula="msoxl:=$A156/0.2" table:style-name="ce1">
            <text:p>154</text:p>
          </table:table-cell>
          <table:table-cell office:value-type="float" office:value="8.4510000000000002E-3" table:style-name="ce1">
            <text:p>0,008451</text:p>
          </table:table-cell>
          <table:table-cell table:number-columns-repeated="1636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4.6000000000000001E-4" table:style-name="ce1">
            <text:p>-0,00046</text:p>
          </table:table-cell>
          <table:table-cell table:number-columns-repeated="20" table:style-name="ce1"/>
          <table:table-cell office:value-type="float" office:value="155" table:formula="msoxl:=$A157/0.2" table:style-name="ce1">
            <text:p>155</text:p>
          </table:table-cell>
          <table:table-cell office:value-type="float" office:value="-4.6000000000000001E-4" table:style-name="ce1">
            <text:p>-0,00046</text:p>
          </table:table-cell>
          <table:table-cell table:number-columns-repeated="16360"/>
        </table:table-row>
        <table:table-row table:style-name="ro1">
          <table:table-cell office:value-type="float" office:value="31.2" table:style-name="ce1">
            <text:p>31,2</text:p>
          </table:table-cell>
          <table:table-cell office:value-type="float" office:value="-9.4389999999999995E-3" table:style-name="ce1">
            <text:p>-0,009439</text:p>
          </table:table-cell>
          <table:table-cell table:number-columns-repeated="20" table:style-name="ce1"/>
          <table:table-cell office:value-type="float" office:value="156" table:formula="msoxl:=$A158/0.2" table:style-name="ce1">
            <text:p>156</text:p>
          </table:table-cell>
          <table:table-cell office:value-type="float" office:value="-9.4389999999999995E-3" table:style-name="ce1">
            <text:p>-0,009439</text:p>
          </table:table-cell>
          <table:table-cell table:number-columns-repeated="16360"/>
        </table:table-row>
        <table:table-row table:style-name="ro1">
          <table:table-cell office:value-type="float" office:value="31.4" table:style-name="ce1">
            <text:p>31,4</text:p>
          </table:table-cell>
          <table:table-cell office:value-type="float" office:value="-1.478E-2" table:style-name="ce1">
            <text:p>-0,01478</text:p>
          </table:table-cell>
          <table:table-cell table:number-columns-repeated="20" table:style-name="ce1"/>
          <table:table-cell office:value-type="float" office:value="156.99999999999997" table:formula="msoxl:=$A159/0.2" table:style-name="ce1">
            <text:p>157</text:p>
          </table:table-cell>
          <table:table-cell office:value-type="float" office:value="-1.478E-2" table:style-name="ce1">
            <text:p>-0,01478</text:p>
          </table:table-cell>
          <table:table-cell table:number-columns-repeated="16360"/>
        </table:table-row>
        <table:table-row table:style-name="ro1">
          <table:table-cell office:value-type="float" office:value="31.6" table:style-name="ce1">
            <text:p>31,6</text:p>
          </table:table-cell>
          <table:table-cell office:value-type="float" office:value="-1.4168999999999999E-2" table:style-name="ce1">
            <text:p>-0,014169</text:p>
          </table:table-cell>
          <table:table-cell table:number-columns-repeated="20" table:style-name="ce1"/>
          <table:table-cell office:value-type="float" office:value="158" table:formula="msoxl:=$A160/0.2" table:style-name="ce1">
            <text:p>158</text:p>
          </table:table-cell>
          <table:table-cell office:value-type="float" office:value="-1.4168999999999999E-2" table:style-name="ce1">
            <text:p>-0,014169</text:p>
          </table:table-cell>
          <table:table-cell table:number-columns-repeated="16360"/>
        </table:table-row>
        <table:table-row table:style-name="ro1">
          <table:table-cell office:value-type="float" office:value="31.8" table:style-name="ce1">
            <text:p>31,8</text:p>
          </table:table-cell>
          <table:table-cell office:value-type="float" office:value="-7.6790000000000001E-3" table:style-name="ce1">
            <text:p>-0,007679</text:p>
          </table:table-cell>
          <table:table-cell table:number-columns-repeated="20" table:style-name="ce1"/>
          <table:table-cell office:value-type="float" office:value="159" table:formula="msoxl:=$A161/0.2" table:style-name="ce1">
            <text:p>159</text:p>
          </table:table-cell>
          <table:table-cell office:value-type="float" office:value="-7.6790000000000001E-3" table:style-name="ce1">
            <text:p>-0,007679</text:p>
          </table:table-cell>
          <table:table-cell table:number-columns-repeated="1636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1870000000000001E-3" table:style-name="ce1">
            <text:p>0,002187</text:p>
          </table:table-cell>
          <table:table-cell table:number-columns-repeated="20" table:style-name="ce1"/>
          <table:table-cell office:value-type="float" office:value="160" table:formula="msoxl:=$A162/0.2" table:style-name="ce1">
            <text:p>160</text:p>
          </table:table-cell>
          <table:table-cell office:value-type="float" office:value="2.1870000000000001E-3" table:style-name="ce1">
            <text:p>0,002187</text:p>
          </table:table-cell>
          <table:table-cell table:number-columns-repeated="16360"/>
        </table:table-row>
        <table:table-row table:style-name="ro1">
          <table:table-cell office:value-type="float" office:value="32.200000000000003" table:style-name="ce1">
            <text:p>32,2</text:p>
          </table:table-cell>
          <table:table-cell office:value-type="float" office:value="1.1457E-2" table:style-name="ce1">
            <text:p>0,011457</text:p>
          </table:table-cell>
          <table:table-cell table:number-columns-repeated="20" table:style-name="ce1"/>
          <table:table-cell office:value-type="float" office:value="161" table:formula="msoxl:=$A163/0.2" table:style-name="ce1">
            <text:p>161</text:p>
          </table:table-cell>
          <table:table-cell office:value-type="float" office:value="1.1457E-2" table:style-name="ce1">
            <text:p>0,011457</text:p>
          </table:table-cell>
          <table:table-cell table:number-columns-repeated="16360"/>
        </table:table-row>
        <table:table-row table:style-name="ro1">
          <table:table-cell office:value-type="float" office:value="32.4" table:style-name="ce1">
            <text:p>32,4</text:p>
          </table:table-cell>
          <table:table-cell office:value-type="float" office:value="1.6278999999999998E-2" table:style-name="ce1">
            <text:p>0,016279</text:p>
          </table:table-cell>
          <table:table-cell table:number-columns-repeated="20" table:style-name="ce1"/>
          <table:table-cell office:value-type="float" office:value="161.99999999999997" table:formula="msoxl:=$A164/0.2" table:style-name="ce1">
            <text:p>162</text:p>
          </table:table-cell>
          <table:table-cell office:value-type="float" office:value="1.6278999999999998E-2" table:style-name="ce1">
            <text:p>0,016279</text:p>
          </table:table-cell>
          <table:table-cell table:number-columns-repeated="16360"/>
        </table:table-row>
        <table:table-row table:style-name="ro1">
          <table:table-cell office:value-type="float" office:value="32.6" table:style-name="ce1">
            <text:p>32,6</text:p>
          </table:table-cell>
          <table:table-cell office:value-type="float" office:value="1.4518E-2" table:style-name="ce1">
            <text:p>0,014518</text:p>
          </table:table-cell>
          <table:table-cell table:number-columns-repeated="20" table:style-name="ce1"/>
          <table:table-cell office:value-type="float" office:value="163" table:formula="msoxl:=$A165/0.2" table:style-name="ce1">
            <text:p>163</text:p>
          </table:table-cell>
          <table:table-cell office:value-type="float" office:value="1.4518E-2" table:style-name="ce1">
            <text:p>0,014518</text:p>
          </table:table-cell>
          <table:table-cell table:number-columns-repeated="16360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office:value-type="float" office:value="6.6889999999999996E-3" table:style-name="ce1">
            <text:p>0,006689</text:p>
          </table:table-cell>
          <table:table-cell table:number-columns-repeated="20" table:style-name="ce1"/>
          <table:table-cell office:value-type="float" office:value="163.99999999999997" table:formula="msoxl:=$A166/0.2" table:style-name="ce1">
            <text:p>164</text:p>
          </table:table-cell>
          <table:table-cell office:value-type="float" office:value="6.6889999999999996E-3" table:style-name="ce1">
            <text:p>0,006689</text:p>
          </table:table-cell>
          <table:table-cell table:number-columns-repeated="1636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4.1710000000000002E-3" table:style-name="ce1">
            <text:p>-0,004171</text:p>
          </table:table-cell>
          <table:table-cell table:number-columns-repeated="20" table:style-name="ce1"/>
          <table:table-cell office:value-type="float" office:value="165" table:formula="msoxl:=$A167/0.2" table:style-name="ce1">
            <text:p>165</text:p>
          </table:table-cell>
          <table:table-cell office:value-type="float" office:value="-4.1710000000000002E-3" table:style-name="ce1">
            <text:p>-0,004171</text:p>
          </table:table-cell>
          <table:table-cell table:number-columns-repeated="16360"/>
        </table:table-row>
        <table:table-row table:style-name="ro1">
          <table:table-cell office:value-type="float" office:value="33.200000000000003" table:style-name="ce1">
            <text:p>33,2</text:p>
          </table:table-cell>
          <table:table-cell office:value-type="float" office:value="-1.3672E-2" table:style-name="ce1">
            <text:p>-0,013672</text:p>
          </table:table-cell>
          <table:table-cell table:number-columns-repeated="20" table:style-name="ce1"/>
          <table:table-cell office:value-type="float" office:value="166" table:formula="msoxl:=$A168/0.2" table:style-name="ce1">
            <text:p>166</text:p>
          </table:table-cell>
          <table:table-cell office:value-type="float" office:value="-1.3672E-2" table:style-name="ce1">
            <text:p>-0,013672</text:p>
          </table:table-cell>
          <table:table-cell table:number-columns-repeated="16360"/>
        </table:table-row>
        <table:table-row table:style-name="ro1">
          <table:table-cell office:value-type="float" office:value="33.4" table:style-name="ce1">
            <text:p>33,4</text:p>
          </table:table-cell>
          <table:table-cell office:value-type="float" office:value="-1.7836000000000001E-2" table:style-name="ce1">
            <text:p>-0,017836</text:p>
          </table:table-cell>
          <table:table-cell table:number-columns-repeated="20" table:style-name="ce1"/>
          <table:table-cell office:value-type="float" office:value="166.99999999999997" table:formula="msoxl:=$A169/0.2" table:style-name="ce1">
            <text:p>167</text:p>
          </table:table-cell>
          <table:table-cell office:value-type="float" office:value="-1.7836000000000001E-2" table:style-name="ce1">
            <text:p>-0,017836</text:p>
          </table:table-cell>
          <table:table-cell table:number-columns-repeated="16360"/>
        </table:table-row>
        <table:table-row table:style-name="ro1">
          <table:table-cell office:value-type="float" office:value="33.6" table:style-name="ce1">
            <text:p>33,6</text:p>
          </table:table-cell>
          <table:table-cell office:value-type="float" office:value="-1.4754E-2" table:style-name="ce1">
            <text:p>-0,014754</text:p>
          </table:table-cell>
          <table:table-cell table:number-columns-repeated="20" table:style-name="ce1"/>
          <table:table-cell office:value-type="float" office:value="168" table:formula="msoxl:=$A170/0.2" table:style-name="ce1">
            <text:p>168</text:p>
          </table:table-cell>
          <table:table-cell office:value-type="float" office:value="-1.4754E-2" table:style-name="ce1">
            <text:p>-0,014754</text:p>
          </table:table-cell>
          <table:table-cell table:number-columns-repeated="16360"/>
        </table:table-row>
        <table:table-row table:style-name="ro1">
          <table:table-cell office:value-type="float" office:value="33.799999999999997" table:style-name="ce1">
            <text:p>33,8</text:p>
          </table:table-cell>
          <table:table-cell office:value-type="float" office:value="-5.4460000000000003E-3" table:style-name="ce1">
            <text:p>-0,005446</text:p>
          </table:table-cell>
          <table:table-cell table:number-columns-repeated="20" table:style-name="ce1"/>
          <table:table-cell office:value-type="float" office:value="168.99999999999997" table:formula="msoxl:=$A171/0.2" table:style-name="ce1">
            <text:p>169</text:p>
          </table:table-cell>
          <table:table-cell office:value-type="float" office:value="-5.4460000000000003E-3" table:style-name="ce1">
            <text:p>-0,005446</text:p>
          </table:table-cell>
          <table:table-cell table:number-columns-repeated="1636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.4580000000000002E-3" table:style-name="ce1">
            <text:p>0,006458</text:p>
          </table:table-cell>
          <table:table-cell table:number-columns-repeated="20" table:style-name="ce1"/>
          <table:table-cell office:value-type="float" office:value="170" table:formula="msoxl:=$A172/0.2" table:style-name="ce1">
            <text:p>170</text:p>
          </table:table-cell>
          <table:table-cell office:value-type="float" office:value="6.4580000000000002E-3" table:style-name="ce1">
            <text:p>0,006458</text:p>
          </table:table-cell>
          <table:table-cell table:number-columns-repeated="16360"/>
        </table:table-row>
        <table:table-row table:style-name="ro1">
          <table:table-cell office:value-type="float" office:value="34.200000000000003" table:style-name="ce1">
            <text:p>34,2</text:p>
          </table:table-cell>
          <table:table-cell office:value-type="float" office:value="1.6125E-2" table:style-name="ce1">
            <text:p>0,016125</text:p>
          </table:table-cell>
          <table:table-cell table:number-columns-repeated="20" table:style-name="ce1"/>
          <table:table-cell office:value-type="float" office:value="171" table:formula="msoxl:=$A173/0.2" table:style-name="ce1">
            <text:p>171</text:p>
          </table:table-cell>
          <table:table-cell office:value-type="float" office:value="1.6125E-2" table:style-name="ce1">
            <text:p>0,016125</text:p>
          </table:table-cell>
          <table:table-cell table:number-columns-repeated="16360"/>
        </table:table-row>
        <table:table-row table:style-name="ro1">
          <table:table-cell office:value-type="float" office:value="34.4" table:style-name="ce1">
            <text:p>34,4</text:p>
          </table:table-cell>
          <table:table-cell office:value-type="float" office:value="1.9467000000000002E-2" table:style-name="ce1">
            <text:p>0,019467</text:p>
          </table:table-cell>
          <table:table-cell table:number-columns-repeated="20" table:style-name="ce1"/>
          <table:table-cell office:value-type="float" office:value="171.99999999999997" table:formula="msoxl:=$A174/0.2" table:style-name="ce1">
            <text:p>172</text:p>
          </table:table-cell>
          <table:table-cell office:value-type="float" office:value="1.9467000000000002E-2" table:style-name="ce1">
            <text:p>0,019467</text:p>
          </table:table-cell>
          <table:table-cell table:number-columns-repeated="16360"/>
        </table:table-row>
        <table:table-row table:style-name="ro1">
          <table:table-cell office:value-type="float" office:value="34.6" table:style-name="ce1">
            <text:p>34,6</text:p>
          </table:table-cell>
          <table:table-cell office:value-type="float" office:value="1.4859000000000001E-2" table:style-name="ce1">
            <text:p>0,014859</text:p>
          </table:table-cell>
          <table:table-cell table:number-columns-repeated="20" table:style-name="ce1"/>
          <table:table-cell office:value-type="float" office:value="173" table:formula="msoxl:=$A175/0.2" table:style-name="ce1">
            <text:p>173</text:p>
          </table:table-cell>
          <table:table-cell office:value-type="float" office:value="1.4859000000000001E-2" table:style-name="ce1">
            <text:p>0,014859</text:p>
          </table:table-cell>
          <table:table-cell table:number-columns-repeated="16360"/>
        </table:table-row>
        <table:table-row table:style-name="ro1">
          <table:table-cell office:value-type="float" office:value="34.799999999999997" table:style-name="ce1">
            <text:p>34,8</text:p>
          </table:table-cell>
          <table:table-cell office:value-type="float" office:value="3.901E-3" table:style-name="ce1">
            <text:p>0,003901</text:p>
          </table:table-cell>
          <table:table-cell table:number-columns-repeated="20" table:style-name="ce1"/>
          <table:table-cell office:value-type="float" office:value="173.99999999999997" table:formula="msoxl:=$A176/0.2" table:style-name="ce1">
            <text:p>174</text:p>
          </table:table-cell>
          <table:table-cell office:value-type="float" office:value="3.901E-3" table:style-name="ce1">
            <text:p>0,003901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9.1149999999999998E-3" table:style-name="ce1">
            <text:p>-0,009115</text:p>
          </table:table-cell>
          <table:table-cell table:number-columns-repeated="20" table:style-name="ce1"/>
          <table:table-cell office:value-type="float" office:value="175" table:formula="msoxl:=$A177/0.2" table:style-name="ce1">
            <text:p>175</text:p>
          </table:table-cell>
          <table:table-cell office:value-type="float" office:value="-9.1149999999999998E-3" table:style-name="ce1">
            <text:p>-0,009115</text:p>
          </table:table-cell>
          <table:table-cell table:number-columns-repeated="16360"/>
        </table:table-row>
        <table:table-row table:style-name="ro1">
          <table:table-cell office:value-type="float" office:value="35.200000000000003" table:style-name="ce1">
            <text:p>35,2</text:p>
          </table:table-cell>
          <table:table-cell office:value-type="float" office:value="-1.8876E-2" table:style-name="ce1">
            <text:p>-0,018876</text:p>
          </table:table-cell>
          <table:table-cell table:number-columns-repeated="20" table:style-name="ce1"/>
          <table:table-cell office:value-type="float" office:value="176" table:formula="msoxl:=$A178/0.2" table:style-name="ce1">
            <text:p>176</text:p>
          </table:table-cell>
          <table:table-cell office:value-type="float" office:value="-1.8876E-2" table:style-name="ce1">
            <text:p>-0,018876</text:p>
          </table:table-cell>
          <table:table-cell table:number-columns-repeated="16360"/>
        </table:table-row>
        <table:table-row table:style-name="ro1">
          <table:table-cell office:value-type="float" office:value="35.4" table:style-name="ce1">
            <text:p>35,4</text:p>
          </table:table-cell>
          <table:table-cell office:value-type="float" office:value="-2.12E-2" table:style-name="ce1">
            <text:p>-0,0212</text:p>
          </table:table-cell>
          <table:table-cell table:number-columns-repeated="20" table:style-name="ce1"/>
          <table:table-cell office:value-type="float" office:value="176.99999999999997" table:formula="msoxl:=$A179/0.2" table:style-name="ce1">
            <text:p>177</text:p>
          </table:table-cell>
          <table:table-cell office:value-type="float" office:value="-2.12E-2" table:style-name="ce1">
            <text:p>-0,0212</text:p>
          </table:table-cell>
          <table:table-cell table:number-columns-repeated="16360"/>
        </table:table-row>
        <table:table-row table:style-name="ro1">
          <table:table-cell office:value-type="float" office:value="35.6" table:style-name="ce1">
            <text:p>35,6</text:p>
          </table:table-cell>
          <table:table-cell office:value-type="float" office:value="-1.481E-2" table:style-name="ce1">
            <text:p>-0,01481</text:p>
          </table:table-cell>
          <table:table-cell table:number-columns-repeated="20" table:style-name="ce1"/>
          <table:table-cell office:value-type="float" office:value="178" table:formula="msoxl:=$A180/0.2" table:style-name="ce1">
            <text:p>178</text:p>
          </table:table-cell>
          <table:table-cell office:value-type="float" office:value="-1.481E-2" table:style-name="ce1">
            <text:p>-0,01481</text:p>
          </table:table-cell>
          <table:table-cell table:number-columns-repeated="16360"/>
        </table:table-row>
        <table:table-row table:style-name="ro1">
          <table:table-cell office:value-type="float" office:value="35.799999999999997" table:style-name="ce1">
            <text:p>35,8</text:p>
          </table:table-cell>
          <table:table-cell office:value-type="float" office:value="-1.9840000000000001E-3" table:style-name="ce1">
            <text:p>-0,001984</text:p>
          </table:table-cell>
          <table:table-cell table:number-columns-repeated="20" table:style-name="ce1"/>
          <table:table-cell office:value-type="float" office:value="178.99999999999997" table:formula="msoxl:=$A181/0.2" table:style-name="ce1">
            <text:p>179</text:p>
          </table:table-cell>
          <table:table-cell office:value-type="float" office:value="-1.9840000000000001E-3" table:style-name="ce1">
            <text:p>-0,001984</text:p>
          </table:table-cell>
          <table:table-cell table:number-columns-repeated="1636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2237E-2" table:style-name="ce1">
            <text:p>0,012237</text:p>
          </table:table-cell>
          <table:table-cell table:number-columns-repeated="20" table:style-name="ce1"/>
          <table:table-cell office:value-type="float" office:value="180" table:formula="msoxl:=$A182/0.2" table:style-name="ce1">
            <text:p>180</text:p>
          </table:table-cell>
          <table:table-cell office:value-type="float" office:value="1.2237E-2" table:style-name="ce1">
            <text:p>0,012237</text:p>
          </table:table-cell>
          <table:table-cell table:number-columns-repeated="16360"/>
        </table:table-row>
        <table:table-row table:style-name="ro1">
          <table:table-cell office:value-type="float" office:value="36.200000000000003" table:style-name="ce1">
            <text:p>36,2</text:p>
          </table:table-cell>
          <table:table-cell office:value-type="float" office:value="2.2013000000000001E-2" table:style-name="ce1">
            <text:p>0,022013</text:p>
          </table:table-cell>
          <table:table-cell table:number-columns-repeated="20" table:style-name="ce1"/>
          <table:table-cell office:value-type="float" office:value="181" table:formula="msoxl:=$A183/0.2" table:style-name="ce1">
            <text:p>181</text:p>
          </table:table-cell>
          <table:table-cell office:value-type="float" office:value="2.2013000000000001E-2" table:style-name="ce1">
            <text:p>0,022013</text:p>
          </table:table-cell>
          <table:table-cell table:number-columns-repeated="16360"/>
        </table:table-row>
        <table:table-row table:style-name="ro1">
          <table:table-cell office:value-type="float" office:value="36.4" table:style-name="ce1">
            <text:p>36,4</text:p>
          </table:table-cell>
          <table:table-cell office:value-type="float" office:value="2.3078000000000001E-2" table:style-name="ce1">
            <text:p>0,023078</text:p>
          </table:table-cell>
          <table:table-cell table:number-columns-repeated="20" table:style-name="ce1"/>
          <table:table-cell office:value-type="float" office:value="181.99999999999997" table:formula="msoxl:=$A184/0.2" table:style-name="ce1">
            <text:p>182</text:p>
          </table:table-cell>
          <table:table-cell office:value-type="float" office:value="2.3078000000000001E-2" table:style-name="ce1">
            <text:p>0,023078</text:p>
          </table:table-cell>
          <table:table-cell table:number-columns-repeated="16360"/>
        </table:table-row>
        <table:table-row table:style-name="ro1">
          <table:table-cell office:value-type="float" office:value="36.6" table:style-name="ce1">
            <text:p>36,6</text:p>
          </table:table-cell>
          <table:table-cell office:value-type="float" office:value="1.4581999999999999E-2" table:style-name="ce1">
            <text:p>0,014582</text:p>
          </table:table-cell>
          <table:table-cell table:number-columns-repeated="20" table:style-name="ce1"/>
          <table:table-cell office:value-type="float" office:value="183" table:formula="msoxl:=$A185/0.2" table:style-name="ce1">
            <text:p>183</text:p>
          </table:table-cell>
          <table:table-cell office:value-type="float" office:value="1.4581999999999999E-2" table:style-name="ce1">
            <text:p>0,014582</text:p>
          </table:table-cell>
          <table:table-cell table:number-columns-repeated="16360"/>
        </table:table-row>
        <table:table-row table:style-name="ro1">
          <table:table-cell office:value-type="float" office:value="36.799999999999997" table:style-name="ce1">
            <text:p>36,8</text:p>
          </table:table-cell>
          <table:table-cell office:value-type="float" office:value="-4.0499999999999998E-4" table:style-name="ce1">
            <text:p>-0,000405</text:p>
          </table:table-cell>
          <table:table-cell table:number-columns-repeated="20" table:style-name="ce1"/>
          <table:table-cell office:value-type="float" office:value="183.99999999999997" table:formula="msoxl:=$A186/0.2" table:style-name="ce1">
            <text:p>184</text:p>
          </table:table-cell>
          <table:table-cell office:value-type="float" office:value="-4.0499999999999998E-4" table:style-name="ce1">
            <text:p>-0,000405</text:p>
          </table:table-cell>
          <table:table-cell table:number-columns-repeated="1636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.5973000000000001E-2" table:style-name="ce1">
            <text:p>-0,015973</text:p>
          </table:table-cell>
          <table:table-cell table:number-columns-repeated="20" table:style-name="ce1"/>
          <table:table-cell office:value-type="float" office:value="185" table:formula="msoxl:=$A187/0.2" table:style-name="ce1">
            <text:p>185</text:p>
          </table:table-cell>
          <table:table-cell office:value-type="float" office:value="-1.5973000000000001E-2" table:style-name="ce1">
            <text:p>-0,015973</text:p>
          </table:table-cell>
          <table:table-cell table:number-columns-repeated="16360"/>
        </table:table-row>
        <table:table-row table:style-name="ro1">
          <table:table-cell office:value-type="float" office:value="37.200000000000003" table:style-name="ce1">
            <text:p>37,2</text:p>
          </table:table-cell>
          <table:table-cell office:value-type="float" office:value="-2.5676999999999998E-2" table:style-name="ce1">
            <text:p>-0,025677</text:p>
          </table:table-cell>
          <table:table-cell table:number-columns-repeated="20" table:style-name="ce1"/>
          <table:table-cell office:value-type="float" office:value="186" table:formula="msoxl:=$A188/0.2" table:style-name="ce1">
            <text:p>186</text:p>
          </table:table-cell>
          <table:table-cell office:value-type="float" office:value="-2.5676999999999998E-2" table:style-name="ce1">
            <text:p>-0,025677</text:p>
          </table:table-cell>
          <table:table-cell table:number-columns-repeated="16360"/>
        </table:table-row>
        <table:table-row table:style-name="ro1">
          <table:table-cell office:value-type="float" office:value="37.4" table:style-name="ce1">
            <text:p>37,4</text:p>
          </table:table-cell>
          <table:table-cell office:value-type="float" office:value="-2.5177000000000001E-2" table:style-name="ce1">
            <text:p>-0,025177</text:p>
          </table:table-cell>
          <table:table-cell table:number-columns-repeated="20" table:style-name="ce1"/>
          <table:table-cell office:value-type="float" office:value="186.99999999999997" table:formula="msoxl:=$A189/0.2" table:style-name="ce1">
            <text:p>187</text:p>
          </table:table-cell>
          <table:table-cell office:value-type="float" office:value="-2.5177000000000001E-2" table:style-name="ce1">
            <text:p>-0,025177</text:p>
          </table:table-cell>
          <table:table-cell table:number-columns-repeated="16360"/>
        </table:table-row>
        <table:table-row table:style-name="ro1">
          <table:table-cell office:value-type="float" office:value="37.6" table:style-name="ce1">
            <text:p>37,6</text:p>
          </table:table-cell>
          <table:table-cell office:value-type="float" office:value="-1.4137E-2" table:style-name="ce1">
            <text:p>-0,014137</text:p>
          </table:table-cell>
          <table:table-cell table:number-columns-repeated="20" table:style-name="ce1"/>
          <table:table-cell office:value-type="float" office:value="188" table:formula="msoxl:=$A190/0.2" table:style-name="ce1">
            <text:p>188</text:p>
          </table:table-cell>
          <table:table-cell office:value-type="float" office:value="-1.4137E-2" table:style-name="ce1">
            <text:p>-0,014137</text:p>
          </table:table-cell>
          <table:table-cell table:number-columns-repeated="16360"/>
        </table:table-row>
        <table:table-row table:style-name="ro1">
          <table:table-cell office:value-type="float" office:value="37.799999999999997" table:style-name="ce1">
            <text:p>37,8</text:p>
          </table:table-cell>
          <table:table-cell office:value-type="float" office:value="3.421E-3" table:style-name="ce1">
            <text:p>0,003421</text:p>
          </table:table-cell>
          <table:table-cell table:number-columns-repeated="20" table:style-name="ce1"/>
          <table:table-cell office:value-type="float" office:value="188.99999999999997" table:formula="msoxl:=$A191/0.2" table:style-name="ce1">
            <text:p>189</text:p>
          </table:table-cell>
          <table:table-cell office:value-type="float" office:value="3.421E-3" table:style-name="ce1">
            <text:p>0,003421</text:p>
          </table:table-cell>
          <table:table-cell table:number-columns-repeated="1636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0553999999999999E-2" table:style-name="ce1">
            <text:p>0,020554</text:p>
          </table:table-cell>
          <table:table-cell table:number-columns-repeated="20" table:style-name="ce1"/>
          <table:table-cell office:value-type="float" office:value="190" table:formula="msoxl:=$A192/0.2" table:style-name="ce1">
            <text:p>190</text:p>
          </table:table-cell>
          <table:table-cell office:value-type="float" office:value="2.0553999999999999E-2" table:style-name="ce1">
            <text:p>0,020554</text:p>
          </table:table-cell>
          <table:table-cell table:number-columns-repeated="16360"/>
        </table:table-row>
        <table:table-row table:style-name="ro1">
          <table:table-cell office:value-type="float" office:value="38.200000000000003" table:style-name="ce1">
            <text:p>38,2</text:p>
          </table:table-cell>
          <table:table-cell office:value-type="float" office:value="3.0096999999999999E-2" table:style-name="ce1">
            <text:p>0,030097</text:p>
          </table:table-cell>
          <table:table-cell table:number-columns-repeated="20" table:style-name="ce1"/>
          <table:table-cell office:value-type="float" office:value="191" table:formula="msoxl:=$A193/0.2" table:style-name="ce1">
            <text:p>191</text:p>
          </table:table-cell>
          <table:table-cell office:value-type="float" office:value="3.0096999999999999E-2" table:style-name="ce1">
            <text:p>0,030097</text:p>
          </table:table-cell>
          <table:table-cell table:number-columns-repeated="16360"/>
        </table:table-row>
        <table:table-row table:style-name="ro1">
          <table:table-cell office:value-type="float" office:value="38.4" table:style-name="ce1">
            <text:p>38,4</text:p>
          </table:table-cell>
          <table:table-cell office:value-type="float" office:value="2.7622000000000001E-2" table:style-name="ce1">
            <text:p>0,027622</text:p>
          </table:table-cell>
          <table:table-cell table:number-columns-repeated="20" table:style-name="ce1"/>
          <table:table-cell office:value-type="float" office:value="191.99999999999997" table:formula="msoxl:=$A194/0.2" table:style-name="ce1">
            <text:p>192</text:p>
          </table:table-cell>
          <table:table-cell office:value-type="float" office:value="2.7622000000000001E-2" table:style-name="ce1">
            <text:p>0,027622</text:p>
          </table:table-cell>
          <table:table-cell table:number-columns-repeated="16360"/>
        </table:table-row>
        <table:table-row table:style-name="ro1">
          <table:table-cell office:value-type="float" office:value="38.6" table:style-name="ce1">
            <text:p>38,6</text:p>
          </table:table-cell>
          <table:table-cell office:value-type="float" office:value="1.3424E-2" table:style-name="ce1">
            <text:p>0,013424</text:p>
          </table:table-cell>
          <table:table-cell table:number-columns-repeated="20" table:style-name="ce1"/>
          <table:table-cell office:value-type="float" office:value="193" table:formula="msoxl:=$A195/0.2" table:style-name="ce1">
            <text:p>193</text:p>
          </table:table-cell>
          <table:table-cell office:value-type="float" office:value="1.3424E-2" table:style-name="ce1">
            <text:p>0,013424</text:p>
          </table:table-cell>
          <table:table-cell table:number-columns-repeated="16360"/>
        </table:table-row>
        <table:table-row table:style-name="ro1">
          <table:table-cell office:value-type="float" office:value="38.799999999999997" table:style-name="ce1">
            <text:p>38,8</text:p>
          </table:table-cell>
          <table:table-cell office:value-type="float" office:value="-7.3169999999999997E-3" table:style-name="ce1">
            <text:p>-0,007317</text:p>
          </table:table-cell>
          <table:table-cell table:number-columns-repeated="20" table:style-name="ce1"/>
          <table:table-cell office:value-type="float" office:value="193.99999999999997" table:formula="msoxl:=$A196/0.2" table:style-name="ce1">
            <text:p>194</text:p>
          </table:table-cell>
          <table:table-cell office:value-type="float" office:value="-7.3169999999999997E-3" table:style-name="ce1">
            <text:p>-0,007317</text:p>
          </table:table-cell>
          <table:table-cell table:number-columns-repeated="1636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2.6372E-2" table:style-name="ce1">
            <text:p>-0,026372</text:p>
          </table:table-cell>
          <table:table-cell table:number-columns-repeated="20" table:style-name="ce1"/>
          <table:table-cell office:value-type="float" office:value="195" table:formula="msoxl:=$A197/0.2" table:style-name="ce1">
            <text:p>195</text:p>
          </table:table-cell>
          <table:table-cell office:value-type="float" office:value="-2.6372E-2" table:style-name="ce1">
            <text:p>-0,026372</text:p>
          </table:table-cell>
          <table:table-cell table:number-columns-repeated="16360"/>
        </table:table-row>
        <table:table-row table:style-name="ro1">
          <table:table-cell office:value-type="float" office:value="39.200000000000003" table:style-name="ce1">
            <text:p>39,2</text:p>
          </table:table-cell>
          <table:table-cell office:value-type="float" office:value="-3.5672000000000002E-2" table:style-name="ce1">
            <text:p>-0,035672</text:p>
          </table:table-cell>
          <table:table-cell table:number-columns-repeated="20" table:style-name="ce1"/>
          <table:table-cell office:value-type="float" office:value="196" table:formula="msoxl:=$A198/0.2" table:style-name="ce1">
            <text:p>196</text:p>
          </table:table-cell>
          <table:table-cell office:value-type="float" office:value="-3.5672000000000002E-2" table:style-name="ce1">
            <text:p>-0,035672</text:p>
          </table:table-cell>
          <table:table-cell table:number-columns-repeated="16360"/>
        </table:table-row>
        <table:table-row table:style-name="ro1">
          <table:table-cell office:value-type="float" office:value="39.4" table:style-name="ce1">
            <text:p>39,4</text:p>
          </table:table-cell>
          <table:table-cell office:value-type="float" office:value="-3.065E-2" table:style-name="ce1">
            <text:p>-0,03065</text:p>
          </table:table-cell>
          <table:table-cell table:number-columns-repeated="20" table:style-name="ce1"/>
          <table:table-cell office:value-type="float" office:value="196.99999999999997" table:formula="msoxl:=$A199/0.2" table:style-name="ce1">
            <text:p>197</text:p>
          </table:table-cell>
          <table:table-cell office:value-type="float" office:value="-3.065E-2" table:style-name="ce1">
            <text:p>-0,03065</text:p>
          </table:table-cell>
          <table:table-cell table:number-columns-repeated="16360"/>
        </table:table-row>
        <table:table-row table:style-name="ro1">
          <table:table-cell office:value-type="float" office:value="39.6" table:style-name="ce1">
            <text:p>39,6</text:p>
          </table:table-cell>
          <table:table-cell office:value-type="float" office:value="-1.2369E-2" table:style-name="ce1">
            <text:p>-0,012369</text:p>
          </table:table-cell>
          <table:table-cell table:number-columns-repeated="20" table:style-name="ce1"/>
          <table:table-cell office:value-type="float" office:value="198" table:formula="msoxl:=$A200/0.2" table:style-name="ce1">
            <text:p>198</text:p>
          </table:table-cell>
          <table:table-cell office:value-type="float" office:value="-1.2369E-2" table:style-name="ce1">
            <text:p>-0,012369</text:p>
          </table:table-cell>
          <table:table-cell table:number-columns-repeated="16360"/>
        </table:table-row>
        <table:table-row table:style-name="ro1">
          <table:table-cell office:value-type="float" office:value="39.799999999999997" table:style-name="ce1">
            <text:p>39,8</text:p>
          </table:table-cell>
          <table:table-cell office:value-type="float" office:value="1.2525E-2" table:style-name="ce1">
            <text:p>0,012525</text:p>
          </table:table-cell>
          <table:table-cell table:number-columns-repeated="20" table:style-name="ce1"/>
          <table:table-cell office:value-type="float" office:value="198.99999999999997" table:formula="msoxl:=$A201/0.2" table:style-name="ce1">
            <text:p>199</text:p>
          </table:table-cell>
          <table:table-cell office:value-type="float" office:value="1.2525E-2" table:style-name="ce1">
            <text:p>0,0125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.4134999999999999E-2" table:style-name="ce1">
            <text:p>0,034135</text:p>
          </table:table-cell>
          <table:table-cell table:number-columns-repeated="20" table:style-name="ce1"/>
          <table:table-cell office:value-type="float" office:value="200" table:formula="msoxl:=$A202/0.2" table:style-name="ce1">
            <text:p>200</text:p>
          </table:table-cell>
          <table:table-cell office:value-type="float" office:value="3.4134999999999999E-2" table:style-name="ce1">
            <text:p>0,034135</text:p>
          </table:table-cell>
          <table:table-cell table:number-columns-repeated="16360"/>
        </table:table-row>
        <table:table-row table:style-name="ro1">
          <table:table-cell office:value-type="float" office:value="40.200000000000003" table:style-name="ce1">
            <text:p>40,2</text:p>
          </table:table-cell>
          <table:table-cell office:value-type="float" office:value="4.3151000000000002E-2" table:style-name="ce1">
            <text:p>0,043151</text:p>
          </table:table-cell>
          <table:table-cell table:number-columns-repeated="20" table:style-name="ce1"/>
          <table:table-cell office:value-type="float" office:value="201" table:formula="msoxl:=$A203/0.2" table:style-name="ce1">
            <text:p>201</text:p>
          </table:table-cell>
          <table:table-cell office:value-type="float" office:value="4.3151000000000002E-2" table:style-name="ce1">
            <text:p>0,043151</text:p>
          </table:table-cell>
          <table:table-cell table:number-columns-repeated="16360"/>
        </table:table-row>
        <table:table-row table:style-name="ro1">
          <table:table-cell office:value-type="float" office:value="40.4" table:style-name="ce1">
            <text:p>40,4</text:p>
          </table:table-cell>
          <table:table-cell office:value-type="float" office:value="3.4733E-2" table:style-name="ce1">
            <text:p>0,034733</text:p>
          </table:table-cell>
          <table:table-cell table:number-columns-repeated="20" table:style-name="ce1"/>
          <table:table-cell office:value-type="float" office:value="201.99999999999997" table:formula="msoxl:=$A204/0.2" table:style-name="ce1">
            <text:p>202</text:p>
          </table:table-cell>
          <table:table-cell office:value-type="float" office:value="3.4733E-2" table:style-name="ce1">
            <text:p>0,034733</text:p>
          </table:table-cell>
          <table:table-cell table:number-columns-repeated="16360"/>
        </table:table-row>
        <table:table-row table:style-name="ro1">
          <table:table-cell office:value-type="float" office:value="40.6" table:style-name="ce1">
            <text:p>40,6</text:p>
          </table:table-cell>
          <table:table-cell office:value-type="float" office:value="1.0867999999999999E-2" table:style-name="ce1">
            <text:p>0,010868</text:p>
          </table:table-cell>
          <table:table-cell table:number-columns-repeated="20" table:style-name="ce1"/>
          <table:table-cell office:value-type="float" office:value="203" table:formula="msoxl:=$A205/0.2" table:style-name="ce1">
            <text:p>203</text:p>
          </table:table-cell>
          <table:table-cell office:value-type="float" office:value="1.0867999999999999E-2" table:style-name="ce1">
            <text:p>0,010868</text:p>
          </table:table-cell>
          <table:table-cell table:number-columns-repeated="16360"/>
        </table:table-row>
        <table:table-row table:style-name="ro1">
          <table:table-cell office:value-type="float" office:value="40.799999999999997" table:style-name="ce1">
            <text:p>40,8</text:p>
          </table:table-cell>
          <table:table-cell office:value-type="float" office:value="-1.9872000000000001E-2" table:style-name="ce1">
            <text:p>-0,019872</text:p>
          </table:table-cell>
          <table:table-cell table:number-columns-repeated="20" table:style-name="ce1"/>
          <table:table-cell office:value-type="float" office:value="203.99999999999997" table:formula="msoxl:=$A206/0.2" table:style-name="ce1">
            <text:p>204</text:p>
          </table:table-cell>
          <table:table-cell office:value-type="float" office:value="-1.9872000000000001E-2" table:style-name="ce1">
            <text:p>-0,019872</text:p>
          </table:table-cell>
          <table:table-cell table:number-columns-repeated="1636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4.5266000000000001E-2" table:style-name="ce1">
            <text:p>-0,045266</text:p>
          </table:table-cell>
          <table:table-cell table:number-columns-repeated="20" table:style-name="ce1"/>
          <table:table-cell office:value-type="float" office:value="205" table:formula="msoxl:=$A207/0.2" table:style-name="ce1">
            <text:p>205</text:p>
          </table:table-cell>
          <table:table-cell office:value-type="float" office:value="-4.5266000000000001E-2" table:style-name="ce1">
            <text:p>-0,045266</text:p>
          </table:table-cell>
          <table:table-cell table:number-columns-repeated="16360"/>
        </table:table-row>
        <table:table-row table:style-name="ro1">
          <table:table-cell office:value-type="float" office:value="41.2" table:style-name="ce1">
            <text:p>41,2</text:p>
          </table:table-cell>
          <table:table-cell office:value-type="float" office:value="-5.4125E-2" table:style-name="ce1">
            <text:p>-0,054125</text:p>
          </table:table-cell>
          <table:table-cell table:number-columns-repeated="20" table:style-name="ce1"/>
          <table:table-cell office:value-type="float" office:value="206" table:formula="msoxl:=$A208/0.2" table:style-name="ce1">
            <text:p>206</text:p>
          </table:table-cell>
          <table:table-cell office:value-type="float" office:value="-5.4125E-2" table:style-name="ce1">
            <text:p>-0,054125</text:p>
          </table:table-cell>
          <table:table-cell table:number-columns-repeated="16360"/>
        </table:table-row>
        <table:table-row table:style-name="ro1">
          <table:table-cell office:value-type="float" office:value="41.4" table:style-name="ce1">
            <text:p>41,4</text:p>
          </table:table-cell>
          <table:table-cell office:value-type="float" office:value="-4.0961999999999998E-2" table:style-name="ce1">
            <text:p>-0,040962</text:p>
          </table:table-cell>
          <table:table-cell table:number-columns-repeated="20" table:style-name="ce1"/>
          <table:table-cell office:value-type="float" office:value="206.99999999999997" table:formula="msoxl:=$A209/0.2" table:style-name="ce1">
            <text:p>207</text:p>
          </table:table-cell>
          <table:table-cell office:value-type="float" office:value="-4.0961999999999998E-2" table:style-name="ce1">
            <text:p>-0,040962</text:p>
          </table:table-cell>
          <table:table-cell table:number-columns-repeated="16360"/>
        </table:table-row>
        <table:table-row table:style-name="ro1">
          <table:table-cell office:value-type="float" office:value="41.6" table:style-name="ce1">
            <text:p>41,6</text:p>
          </table:table-cell>
          <table:table-cell office:value-type="float" office:value="-8.8090000000000009E-3" table:style-name="ce1">
            <text:p>-0,008809</text:p>
          </table:table-cell>
          <table:table-cell table:number-columns-repeated="20" table:style-name="ce1"/>
          <table:table-cell office:value-type="float" office:value="208" table:formula="msoxl:=$A210/0.2" table:style-name="ce1">
            <text:p>208</text:p>
          </table:table-cell>
          <table:table-cell office:value-type="float" office:value="-8.8090000000000009E-3" table:style-name="ce1">
            <text:p>-0,008809</text:p>
          </table:table-cell>
          <table:table-cell table:number-columns-repeated="16360"/>
        </table:table-row>
        <table:table-row table:style-name="ro1">
          <table:table-cell office:value-type="float" office:value="41.8" table:style-name="ce1">
            <text:p>41,8</text:p>
          </table:table-cell>
          <table:table-cell office:value-type="float" office:value="3.1125E-2" table:style-name="ce1">
            <text:p>0,031125</text:p>
          </table:table-cell>
          <table:table-cell table:number-columns-repeated="20" table:style-name="ce1"/>
          <table:table-cell office:value-type="float" office:value="208.99999999999997" table:formula="msoxl:=$A211/0.2" table:style-name="ce1">
            <text:p>209</text:p>
          </table:table-cell>
          <table:table-cell office:value-type="float" office:value="3.1125E-2" table:style-name="ce1">
            <text:p>0,031125</text:p>
          </table:table-cell>
          <table:table-cell table:number-columns-repeated="1636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.3091999999999995E-2" table:style-name="ce1">
            <text:p>0,063092</text:p>
          </table:table-cell>
          <table:table-cell table:number-columns-repeated="20" table:style-name="ce1"/>
          <table:table-cell office:value-type="float" office:value="210" table:formula="msoxl:=$A212/0.2" table:style-name="ce1">
            <text:p>210</text:p>
          </table:table-cell>
          <table:table-cell office:value-type="float" office:value="6.3091999999999995E-2" table:style-name="ce1">
            <text:p>0,063092</text:p>
          </table:table-cell>
          <table:table-cell table:number-columns-repeated="16360"/>
        </table:table-row>
        <table:table-row table:style-name="ro1">
          <table:table-cell office:value-type="float" office:value="42.2" table:style-name="ce1">
            <text:p>42,2</text:p>
          </table:table-cell>
          <table:table-cell office:value-type="float" office:value="7.2622000000000006E-2" table:style-name="ce1">
            <text:p>0,072622</text:p>
          </table:table-cell>
          <table:table-cell table:number-columns-repeated="20" table:style-name="ce1"/>
          <table:table-cell office:value-type="float" office:value="211" table:formula="msoxl:=$A213/0.2" table:style-name="ce1">
            <text:p>211</text:p>
          </table:table-cell>
          <table:table-cell office:value-type="float" office:value="7.2622000000000006E-2" table:style-name="ce1">
            <text:p>0,072622</text:p>
          </table:table-cell>
          <table:table-cell table:number-columns-repeated="16360"/>
        </table:table-row>
        <table:table-row table:style-name="ro1">
          <table:table-cell office:value-type="float" office:value="42.4" table:style-name="ce1">
            <text:p>42,4</text:p>
          </table:table-cell>
          <table:table-cell office:value-type="float" office:value="5.2464999999999998E-2" table:style-name="ce1">
            <text:p>0,052465</text:p>
          </table:table-cell>
          <table:table-cell table:number-columns-repeated="20" table:style-name="ce1"/>
          <table:table-cell office:value-type="float" office:value="211.99999999999997" table:formula="msoxl:=$A214/0.2" table:style-name="ce1">
            <text:p>212</text:p>
          </table:table-cell>
          <table:table-cell office:value-type="float" office:value="5.2464999999999998E-2" table:style-name="ce1">
            <text:p>0,052465</text:p>
          </table:table-cell>
          <table:table-cell table:number-columns-repeated="16360"/>
        </table:table-row>
        <table:table-row table:style-name="ro1">
          <table:table-cell office:value-type="float" office:value="42.6" table:style-name="ce1">
            <text:p>42,6</text:p>
          </table:table-cell>
          <table:table-cell office:value-type="float" office:value="6.3850000000000001E-3" table:style-name="ce1">
            <text:p>0,006385</text:p>
          </table:table-cell>
          <table:table-cell table:number-columns-repeated="20" table:style-name="ce1"/>
          <table:table-cell office:value-type="float" office:value="213" table:formula="msoxl:=$A215/0.2" table:style-name="ce1">
            <text:p>213</text:p>
          </table:table-cell>
          <table:table-cell office:value-type="float" office:value="6.3850000000000001E-3" table:style-name="ce1">
            <text:p>0,006385</text:p>
          </table:table-cell>
          <table:table-cell table:number-columns-repeated="16360"/>
        </table:table-row>
        <table:table-row table:style-name="ro1">
          <table:table-cell office:value-type="float" office:value="42.8" table:style-name="ce1">
            <text:p>42,8</text:p>
          </table:table-cell>
          <table:table-cell office:value-type="float" office:value="-5.0846000000000002E-2" table:style-name="ce1">
            <text:p>-0,050846</text:p>
          </table:table-cell>
          <table:table-cell table:number-columns-repeated="20" table:style-name="ce1"/>
          <table:table-cell office:value-type="float" office:value="213.99999999999997" table:formula="msoxl:=$A216/0.2" table:style-name="ce1">
            <text:p>214</text:p>
          </table:table-cell>
          <table:table-cell office:value-type="float" office:value="-5.0846000000000002E-2" table:style-name="ce1">
            <text:p>-0,050846</text:p>
          </table:table-cell>
          <table:table-cell table:number-columns-repeated="1636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9.7604999999999997E-2" table:style-name="ce1">
            <text:p>-0,097605</text:p>
          </table:table-cell>
          <table:table-cell table:number-columns-repeated="20" table:style-name="ce1"/>
          <table:table-cell office:value-type="float" office:value="215" table:formula="msoxl:=$A217/0.2" table:style-name="ce1">
            <text:p>215</text:p>
          </table:table-cell>
          <table:table-cell office:value-type="float" office:value="-9.7604999999999997E-2" table:style-name="ce1">
            <text:p>-0,097605</text:p>
          </table:table-cell>
          <table:table-cell table:number-columns-repeated="16360"/>
        </table:table-row>
        <table:table-row table:style-name="ro1">
          <table:table-cell office:value-type="float" office:value="43.2" table:style-name="ce1">
            <text:p>43,2</text:p>
          </table:table-cell>
          <table:table-cell office:value-type="float" office:value="-0.112576" table:style-name="ce1">
            <text:p>-0,112576</text:p>
          </table:table-cell>
          <table:table-cell table:number-columns-repeated="20" table:style-name="ce1"/>
          <table:table-cell office:value-type="float" office:value="216" table:formula="msoxl:=$A218/0.2" table:style-name="ce1">
            <text:p>216</text:p>
          </table:table-cell>
          <table:table-cell office:value-type="float" office:value="-0.112576" table:style-name="ce1">
            <text:p>-0,112576</text:p>
          </table:table-cell>
          <table:table-cell table:number-columns-repeated="16360"/>
        </table:table-row>
        <table:table-row table:style-name="ro1">
          <table:table-cell office:value-type="float" office:value="43.4" table:style-name="ce1">
            <text:p>43,4</text:p>
          </table:table-cell>
          <table:table-cell office:value-type="float" office:value="-8.2555000000000003E-2" table:style-name="ce1">
            <text:p>-0,082555</text:p>
          </table:table-cell>
          <table:table-cell table:number-columns-repeated="20" table:style-name="ce1"/>
          <table:table-cell office:value-type="float" office:value="216.99999999999997" table:formula="msoxl:=$A219/0.2" table:style-name="ce1">
            <text:p>217</text:p>
          </table:table-cell>
          <table:table-cell office:value-type="float" office:value="-8.2555000000000003E-2" table:style-name="ce1">
            <text:p>-0,082555</text:p>
          </table:table-cell>
          <table:table-cell table:number-columns-repeated="16360"/>
        </table:table-row>
        <table:table-row table:style-name="ro1">
          <table:table-cell office:value-type="float" office:value="43.6" table:style-name="ce1">
            <text:p>43,6</text:p>
          </table:table-cell>
          <table:table-cell office:value-type="float" office:value="-8.1600000000000006E-3" table:style-name="ce1">
            <text:p>-0,00816</text:p>
          </table:table-cell>
          <table:table-cell table:number-columns-repeated="20" table:style-name="ce1"/>
          <table:table-cell office:value-type="float" office:value="218" table:formula="msoxl:=$A220/0.2" table:style-name="ce1">
            <text:p>218</text:p>
          </table:table-cell>
          <table:table-cell office:value-type="float" office:value="-8.1600000000000006E-3" table:style-name="ce1">
            <text:p>-0,00816</text:p>
          </table:table-cell>
          <table:table-cell table:number-columns-repeated="16360"/>
        </table:table-row>
        <table:table-row table:style-name="ro1">
          <table:table-cell office:value-type="float" office:value="43.8" table:style-name="ce1">
            <text:p>43,8</text:p>
          </table:table-cell>
          <table:table-cell office:value-type="float" office:value="9.4757999999999995E-2" table:style-name="ce1">
            <text:p>0,094758</text:p>
          </table:table-cell>
          <table:table-cell table:number-columns-repeated="20" table:style-name="ce1"/>
          <table:table-cell office:value-type="float" office:value="218.99999999999997" table:formula="msoxl:=$A221/0.2" table:style-name="ce1">
            <text:p>219</text:p>
          </table:table-cell>
          <table:table-cell office:value-type="float" office:value="9.4757999999999995E-2" table:style-name="ce1">
            <text:p>0,094758</text:p>
          </table:table-cell>
          <table:table-cell table:number-columns-repeated="1636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98799" table:style-name="ce1">
            <text:p>0,198799</text:p>
          </table:table-cell>
          <table:table-cell table:number-columns-repeated="20" table:style-name="ce1"/>
          <table:table-cell office:value-type="float" office:value="220" table:formula="msoxl:=$A222/0.2" table:style-name="ce1">
            <text:p>220</text:p>
          </table:table-cell>
          <table:table-cell office:value-type="float" office:value="0.198799" table:style-name="ce1">
            <text:p>0,198799</text:p>
          </table:table-cell>
          <table:table-cell table:number-columns-repeated="16360"/>
        </table:table-row>
        <table:table-row table:style-name="ro1">
          <table:table-cell office:value-type="float" office:value="44.2" table:style-name="ce1">
            <text:p>44,2</text:p>
          </table:table-cell>
          <table:table-cell office:value-type="float" office:value="0.27289200000000002" table:style-name="ce1">
            <text:p>0,272892</text:p>
          </table:table-cell>
          <table:table-cell table:number-columns-repeated="20" table:style-name="ce1"/>
          <table:table-cell office:value-type="float" office:value="221" table:formula="msoxl:=$A223/0.2" table:style-name="ce1">
            <text:p>221</text:p>
          </table:table-cell>
          <table:table-cell office:value-type="float" office:value="0.27289200000000002" table:style-name="ce1">
            <text:p>0,272892</text:p>
          </table:table-cell>
          <table:table-cell table:number-columns-repeated="16360"/>
        </table:table-row>
        <table:table-row table:style-name="ro1">
          <table:table-cell office:value-type="float" office:value="44.4" table:style-name="ce1">
            <text:p>44,4</text:p>
          </table:table-cell>
          <table:table-cell office:value-type="float" office:value="0.29192800000000002" table:style-name="ce1">
            <text:p>0,291928</text:p>
          </table:table-cell>
          <table:table-cell table:number-columns-repeated="20" table:style-name="ce1"/>
          <table:table-cell office:value-type="float" office:value="221.99999999999997" table:formula="msoxl:=$A224/0.2" table:style-name="ce1">
            <text:p>222</text:p>
          </table:table-cell>
          <table:table-cell office:value-type="float" office:value="0.29192800000000002" table:style-name="ce1">
            <text:p>0,291928</text:p>
          </table:table-cell>
          <table:table-cell table:number-columns-repeated="16360"/>
        </table:table-row>
        <table:table-row table:style-name="ro1">
          <table:table-cell office:value-type="float" office:value="44.6" table:style-name="ce1">
            <text:p>44,6</text:p>
          </table:table-cell>
          <table:table-cell office:value-type="float" office:value="0.24502299999999999" table:style-name="ce1">
            <text:p>0,245023</text:p>
          </table:table-cell>
          <table:table-cell table:number-columns-repeated="20" table:style-name="ce1"/>
          <table:table-cell office:value-type="float" office:value="223" table:formula="msoxl:=$A225/0.2" table:style-name="ce1">
            <text:p>223</text:p>
          </table:table-cell>
          <table:table-cell office:value-type="float" office:value="0.24502299999999999" table:style-name="ce1">
            <text:p>0,245023</text:p>
          </table:table-cell>
          <table:table-cell table:number-columns-repeated="16360"/>
        </table:table-row>
        <table:table-row table:style-name="ro1">
          <table:table-cell office:value-type="float" office:value="44.8" table:style-name="ce1">
            <text:p>44,8</text:p>
          </table:table-cell>
          <table:table-cell office:value-type="float" office:value="0.13963" table:style-name="ce1">
            <text:p>0,13963</text:p>
          </table:table-cell>
          <table:table-cell table:number-columns-repeated="20" table:style-name="ce1"/>
          <table:table-cell office:value-type="float" office:value="223.99999999999997" table:formula="msoxl:=$A226/0.2" table:style-name="ce1">
            <text:p>224</text:p>
          </table:table-cell>
          <table:table-cell office:value-type="float" office:value="0.13963" table:style-name="ce1">
            <text:p>0,13963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20" table:style-name="ce1"/>
          <table:table-cell office:value-type="float" office:value="225" table:formula="msoxl:=$A227/0.2" table:style-name="ce1">
            <text:p>225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45.2" table:style-name="ce1">
            <text:p>45,2</text:p>
          </table:table-cell>
          <table:table-cell office:value-type="float" office:value="-0.13963" table:style-name="ce1">
            <text:p>-0,13963</text:p>
          </table:table-cell>
          <table:table-cell table:number-columns-repeated="20" table:style-name="ce1"/>
          <table:table-cell office:value-type="float" office:value="226" table:formula="msoxl:=$A228/0.2" table:style-name="ce1">
            <text:p>226</text:p>
          </table:table-cell>
          <table:table-cell office:value-type="float" office:value="-0.13963" table:style-name="ce1">
            <text:p>-0,13963</text:p>
          </table:table-cell>
          <table:table-cell table:number-columns-repeated="16360"/>
        </table:table-row>
        <table:table-row table:style-name="ro1">
          <table:table-cell office:value-type="float" office:value="45.4" table:style-name="ce1">
            <text:p>45,4</text:p>
          </table:table-cell>
          <table:table-cell office:value-type="float" office:value="-0.24502299999999999" table:style-name="ce1">
            <text:p>-0,245023</text:p>
          </table:table-cell>
          <table:table-cell table:number-columns-repeated="20" table:style-name="ce1"/>
          <table:table-cell office:value-type="float" office:value="226.99999999999997" table:formula="msoxl:=$A229/0.2" table:style-name="ce1">
            <text:p>227</text:p>
          </table:table-cell>
          <table:table-cell office:value-type="float" office:value="-0.24502299999999999" table:style-name="ce1">
            <text:p>-0,245023</text:p>
          </table:table-cell>
          <table:table-cell table:number-columns-repeated="16360"/>
        </table:table-row>
        <table:table-row table:style-name="ro1">
          <table:table-cell office:value-type="float" office:value="45.6" table:style-name="ce1">
            <text:p>45,6</text:p>
          </table:table-cell>
          <table:table-cell office:value-type="float" office:value="-0.29192800000000002" table:style-name="ce1">
            <text:p>-0,291928</text:p>
          </table:table-cell>
          <table:table-cell table:number-columns-repeated="20" table:style-name="ce1"/>
          <table:table-cell office:value-type="float" office:value="228" table:formula="msoxl:=$A230/0.2" table:style-name="ce1">
            <text:p>228</text:p>
          </table:table-cell>
          <table:table-cell office:value-type="float" office:value="-0.29192800000000002" table:style-name="ce1">
            <text:p>-0,291928</text:p>
          </table:table-cell>
          <table:table-cell table:number-columns-repeated="16360"/>
        </table:table-row>
        <table:table-row table:style-name="ro1">
          <table:table-cell office:value-type="float" office:value="45.8" table:style-name="ce1">
            <text:p>45,8</text:p>
          </table:table-cell>
          <table:table-cell office:value-type="float" office:value="-0.27289200000000002" table:style-name="ce1">
            <text:p>-0,272892</text:p>
          </table:table-cell>
          <table:table-cell table:number-columns-repeated="20" table:style-name="ce1"/>
          <table:table-cell office:value-type="float" office:value="228.99999999999997" table:formula="msoxl:=$A231/0.2" table:style-name="ce1">
            <text:p>229</text:p>
          </table:table-cell>
          <table:table-cell office:value-type="float" office:value="-0.27289200000000002" table:style-name="ce1">
            <text:p>-0,272892</text:p>
          </table:table-cell>
          <table:table-cell table:number-columns-repeated="1636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0.198799" table:style-name="ce1">
            <text:p>-0,198799</text:p>
          </table:table-cell>
          <table:table-cell table:number-columns-repeated="20" table:style-name="ce1"/>
          <table:table-cell office:value-type="float" office:value="230" table:formula="msoxl:=$A232/0.2" table:style-name="ce1">
            <text:p>230</text:p>
          </table:table-cell>
          <table:table-cell office:value-type="float" office:value="-0.198799" table:style-name="ce1">
            <text:p>-0,198799</text:p>
          </table:table-cell>
          <table:table-cell table:number-columns-repeated="16360"/>
        </table:table-row>
        <table:table-row table:style-name="ro1">
          <table:table-cell office:value-type="float" office:value="46.2" table:style-name="ce1">
            <text:p>46,2</text:p>
          </table:table-cell>
          <table:table-cell office:value-type="float" office:value="-9.4757999999999995E-2" table:style-name="ce1">
            <text:p>-0,094758</text:p>
          </table:table-cell>
          <table:table-cell table:number-columns-repeated="20" table:style-name="ce1"/>
          <table:table-cell office:value-type="float" office:value="231" table:formula="msoxl:=$A233/0.2" table:style-name="ce1">
            <text:p>231</text:p>
          </table:table-cell>
          <table:table-cell office:value-type="float" office:value="-9.4757999999999995E-2" table:style-name="ce1">
            <text:p>-0,094758</text:p>
          </table:table-cell>
          <table:table-cell table:number-columns-repeated="16360"/>
        </table:table-row>
        <table:table-row table:style-name="ro1">
          <table:table-cell office:value-type="float" office:value="46.4" table:style-name="ce1">
            <text:p>46,4</text:p>
          </table:table-cell>
          <table:table-cell office:value-type="float" office:value="8.1600000000000006E-3" table:style-name="ce1">
            <text:p>0,00816</text:p>
          </table:table-cell>
          <table:table-cell table:number-columns-repeated="20" table:style-name="ce1"/>
          <table:table-cell office:value-type="float" office:value="231.99999999999997" table:formula="msoxl:=$A234/0.2" table:style-name="ce1">
            <text:p>232</text:p>
          </table:table-cell>
          <table:table-cell office:value-type="float" office:value="8.1600000000000006E-3" table:style-name="ce1">
            <text:p>0,00816</text:p>
          </table:table-cell>
          <table:table-cell table:number-columns-repeated="16360"/>
        </table:table-row>
        <table:table-row table:style-name="ro1">
          <table:table-cell office:value-type="float" office:value="46.6" table:style-name="ce1">
            <text:p>46,6</text:p>
          </table:table-cell>
          <table:table-cell office:value-type="float" office:value="8.2555000000000003E-2" table:style-name="ce1">
            <text:p>0,082555</text:p>
          </table:table-cell>
          <table:table-cell table:number-columns-repeated="20" table:style-name="ce1"/>
          <table:table-cell office:value-type="float" office:value="233" table:formula="msoxl:=$A235/0.2" table:style-name="ce1">
            <text:p>233</text:p>
          </table:table-cell>
          <table:table-cell office:value-type="float" office:value="8.2555000000000003E-2" table:style-name="ce1">
            <text:p>0,082555</text:p>
          </table:table-cell>
          <table:table-cell table:number-columns-repeated="16360"/>
        </table:table-row>
        <table:table-row table:style-name="ro1">
          <table:table-cell office:value-type="float" office:value="46.8" table:style-name="ce1">
            <text:p>46,8</text:p>
          </table:table-cell>
          <table:table-cell office:value-type="float" office:value="0.112576" table:style-name="ce1">
            <text:p>0,112576</text:p>
          </table:table-cell>
          <table:table-cell table:number-columns-repeated="20" table:style-name="ce1"/>
          <table:table-cell office:value-type="float" office:value="233.99999999999997" table:formula="msoxl:=$A236/0.2" table:style-name="ce1">
            <text:p>234</text:p>
          </table:table-cell>
          <table:table-cell office:value-type="float" office:value="0.112576" table:style-name="ce1">
            <text:p>0,112576</text:p>
          </table:table-cell>
          <table:table-cell table:number-columns-repeated="1636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7604999999999997E-2" table:style-name="ce1">
            <text:p>0,097605</text:p>
          </table:table-cell>
          <table:table-cell table:number-columns-repeated="20" table:style-name="ce1"/>
          <table:table-cell office:value-type="float" office:value="235" table:formula="msoxl:=$A237/0.2" table:style-name="ce1">
            <text:p>235</text:p>
          </table:table-cell>
          <table:table-cell office:value-type="float" office:value="9.7604999999999997E-2" table:style-name="ce1">
            <text:p>0,097605</text:p>
          </table:table-cell>
          <table:table-cell table:number-columns-repeated="16360"/>
        </table:table-row>
        <table:table-row table:style-name="ro1">
          <table:table-cell office:value-type="float" office:value="47.2" table:style-name="ce1">
            <text:p>47,2</text:p>
          </table:table-cell>
          <table:table-cell office:value-type="float" office:value="5.0846000000000002E-2" table:style-name="ce1">
            <text:p>0,050846</text:p>
          </table:table-cell>
          <table:table-cell table:number-columns-repeated="20" table:style-name="ce1"/>
          <table:table-cell office:value-type="float" office:value="236" table:formula="msoxl:=$A238/0.2" table:style-name="ce1">
            <text:p>236</text:p>
          </table:table-cell>
          <table:table-cell office:value-type="float" office:value="5.0846000000000002E-2" table:style-name="ce1">
            <text:p>0,050846</text:p>
          </table:table-cell>
          <table:table-cell table:number-columns-repeated="16360"/>
        </table:table-row>
        <table:table-row table:style-name="ro1">
          <table:table-cell office:value-type="float" office:value="47.4" table:style-name="ce1">
            <text:p>47,4</text:p>
          </table:table-cell>
          <table:table-cell office:value-type="float" office:value="-6.3850000000000001E-3" table:style-name="ce1">
            <text:p>-0,006385</text:p>
          </table:table-cell>
          <table:table-cell table:number-columns-repeated="20" table:style-name="ce1"/>
          <table:table-cell office:value-type="float" office:value="236.99999999999997" table:formula="msoxl:=$A239/0.2" table:style-name="ce1">
            <text:p>237</text:p>
          </table:table-cell>
          <table:table-cell office:value-type="float" office:value="-6.3850000000000001E-3" table:style-name="ce1">
            <text:p>-0,006385</text:p>
          </table:table-cell>
          <table:table-cell table:number-columns-repeated="16360"/>
        </table:table-row>
        <table:table-row table:style-name="ro1">
          <table:table-cell office:value-type="float" office:value="47.6" table:style-name="ce1">
            <text:p>47,6</text:p>
          </table:table-cell>
          <table:table-cell office:value-type="float" office:value="-5.2464999999999998E-2" table:style-name="ce1">
            <text:p>-0,052465</text:p>
          </table:table-cell>
          <table:table-cell table:number-columns-repeated="20" table:style-name="ce1"/>
          <table:table-cell office:value-type="float" office:value="238" table:formula="msoxl:=$A240/0.2" table:style-name="ce1">
            <text:p>238</text:p>
          </table:table-cell>
          <table:table-cell office:value-type="float" office:value="-5.2464999999999998E-2" table:style-name="ce1">
            <text:p>-0,052465</text:p>
          </table:table-cell>
          <table:table-cell table:number-columns-repeated="16360"/>
        </table:table-row>
        <table:table-row table:style-name="ro1">
          <table:table-cell office:value-type="float" office:value="47.8" table:style-name="ce1">
            <text:p>47,8</text:p>
          </table:table-cell>
          <table:table-cell office:value-type="float" office:value="-7.2622000000000006E-2" table:style-name="ce1">
            <text:p>-0,072622</text:p>
          </table:table-cell>
          <table:table-cell table:number-columns-repeated="20" table:style-name="ce1"/>
          <table:table-cell office:value-type="float" office:value="238.99999999999997" table:formula="msoxl:=$A241/0.2" table:style-name="ce1">
            <text:p>239</text:p>
          </table:table-cell>
          <table:table-cell office:value-type="float" office:value="-7.2622000000000006E-2" table:style-name="ce1">
            <text:p>-0,072622</text:p>
          </table:table-cell>
          <table:table-cell table:number-columns-repeated="1636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6.3091999999999995E-2" table:style-name="ce1">
            <text:p>-0,063092</text:p>
          </table:table-cell>
          <table:table-cell table:number-columns-repeated="20" table:style-name="ce1"/>
          <table:table-cell office:value-type="float" office:value="240" table:formula="msoxl:=$A242/0.2" table:style-name="ce1">
            <text:p>240</text:p>
          </table:table-cell>
          <table:table-cell office:value-type="float" office:value="-6.3091999999999995E-2" table:style-name="ce1">
            <text:p>-0,063092</text:p>
          </table:table-cell>
          <table:table-cell table:number-columns-repeated="16360"/>
        </table:table-row>
        <table:table-row table:style-name="ro1">
          <table:table-cell office:value-type="float" office:value="48.2" table:style-name="ce1">
            <text:p>48,2</text:p>
          </table:table-cell>
          <table:table-cell office:value-type="float" office:value="-3.1125E-2" table:style-name="ce1">
            <text:p>-0,031125</text:p>
          </table:table-cell>
          <table:table-cell table:number-columns-repeated="20" table:style-name="ce1"/>
          <table:table-cell office:value-type="float" office:value="241" table:formula="msoxl:=$A243/0.2" table:style-name="ce1">
            <text:p>241</text:p>
          </table:table-cell>
          <table:table-cell office:value-type="float" office:value="-3.1125E-2" table:style-name="ce1">
            <text:p>-0,031125</text:p>
          </table:table-cell>
          <table:table-cell table:number-columns-repeated="16360"/>
        </table:table-row>
        <table:table-row table:style-name="ro1">
          <table:table-cell office:value-type="float" office:value="48.4" table:style-name="ce1">
            <text:p>48,4</text:p>
          </table:table-cell>
          <table:table-cell office:value-type="float" office:value="8.8090000000000009E-3" table:style-name="ce1">
            <text:p>0,008809</text:p>
          </table:table-cell>
          <table:table-cell table:number-columns-repeated="20" table:style-name="ce1"/>
          <table:table-cell office:value-type="float" office:value="241.99999999999997" table:formula="msoxl:=$A244/0.2" table:style-name="ce1">
            <text:p>242</text:p>
          </table:table-cell>
          <table:table-cell office:value-type="float" office:value="8.8090000000000009E-3" table:style-name="ce1">
            <text:p>0,008809</text:p>
          </table:table-cell>
          <table:table-cell table:number-columns-repeated="16360"/>
        </table:table-row>
        <table:table-row table:style-name="ro1">
          <table:table-cell office:value-type="float" office:value="48.6" table:style-name="ce1">
            <text:p>48,6</text:p>
          </table:table-cell>
          <table:table-cell office:value-type="float" office:value="4.0961999999999998E-2" table:style-name="ce1">
            <text:p>0,040962</text:p>
          </table:table-cell>
          <table:table-cell table:number-columns-repeated="20" table:style-name="ce1"/>
          <table:table-cell office:value-type="float" office:value="243" table:formula="msoxl:=$A245/0.2" table:style-name="ce1">
            <text:p>243</text:p>
          </table:table-cell>
          <table:table-cell office:value-type="float" office:value="4.0961999999999998E-2" table:style-name="ce1">
            <text:p>0,040962</text:p>
          </table:table-cell>
          <table:table-cell table:number-columns-repeated="16360"/>
        </table:table-row>
        <table:table-row table:style-name="ro1">
          <table:table-cell office:value-type="float" office:value="48.8" table:style-name="ce1">
            <text:p>48,8</text:p>
          </table:table-cell>
          <table:table-cell office:value-type="float" office:value="5.4125E-2" table:style-name="ce1">
            <text:p>0,054125</text:p>
          </table:table-cell>
          <table:table-cell table:number-columns-repeated="20" table:style-name="ce1"/>
          <table:table-cell office:value-type="float" office:value="243.99999999999997" table:formula="msoxl:=$A246/0.2" table:style-name="ce1">
            <text:p>244</text:p>
          </table:table-cell>
          <table:table-cell office:value-type="float" office:value="5.4125E-2" table:style-name="ce1">
            <text:p>0,054125</text:p>
          </table:table-cell>
          <table:table-cell table:number-columns-repeated="1636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.5266000000000001E-2" table:style-name="ce1">
            <text:p>0,045266</text:p>
          </table:table-cell>
          <table:table-cell table:number-columns-repeated="20" table:style-name="ce1"/>
          <table:table-cell office:value-type="float" office:value="245" table:formula="msoxl:=$A247/0.2" table:style-name="ce1">
            <text:p>245</text:p>
          </table:table-cell>
          <table:table-cell office:value-type="float" office:value="4.5266000000000001E-2" table:style-name="ce1">
            <text:p>0,045266</text:p>
          </table:table-cell>
          <table:table-cell table:number-columns-repeated="16360"/>
        </table:table-row>
        <table:table-row table:style-name="ro1">
          <table:table-cell office:value-type="float" office:value="49.2" table:style-name="ce1">
            <text:p>49,2</text:p>
          </table:table-cell>
          <table:table-cell office:value-type="float" office:value="1.9872000000000001E-2" table:style-name="ce1">
            <text:p>0,019872</text:p>
          </table:table-cell>
          <table:table-cell table:number-columns-repeated="20" table:style-name="ce1"/>
          <table:table-cell office:value-type="float" office:value="246" table:formula="msoxl:=$A248/0.2" table:style-name="ce1">
            <text:p>246</text:p>
          </table:table-cell>
          <table:table-cell office:value-type="float" office:value="1.9872000000000001E-2" table:style-name="ce1">
            <text:p>0,019872</text:p>
          </table:table-cell>
          <table:table-cell table:number-columns-repeated="16360"/>
        </table:table-row>
        <table:table-row table:style-name="ro1">
          <table:table-cell office:value-type="float" office:value="49.4" table:style-name="ce1">
            <text:p>49,4</text:p>
          </table:table-cell>
          <table:table-cell office:value-type="float" office:value="-1.0867999999999999E-2" table:style-name="ce1">
            <text:p>-0,010868</text:p>
          </table:table-cell>
          <table:table-cell table:number-columns-repeated="20" table:style-name="ce1"/>
          <table:table-cell office:value-type="float" office:value="246.99999999999997" table:formula="msoxl:=$A249/0.2" table:style-name="ce1">
            <text:p>247</text:p>
          </table:table-cell>
          <table:table-cell office:value-type="float" office:value="-1.0867999999999999E-2" table:style-name="ce1">
            <text:p>-0,010868</text:p>
          </table:table-cell>
          <table:table-cell table:number-columns-repeated="16360"/>
        </table:table-row>
        <table:table-row table:style-name="ro1">
          <table:table-cell office:value-type="float" office:value="49.6" table:style-name="ce1">
            <text:p>49,6</text:p>
          </table:table-cell>
          <table:table-cell office:value-type="float" office:value="-3.4733E-2" table:style-name="ce1">
            <text:p>-0,034733</text:p>
          </table:table-cell>
          <table:table-cell table:number-columns-repeated="20" table:style-name="ce1"/>
          <table:table-cell office:value-type="float" office:value="248" table:formula="msoxl:=$A250/0.2" table:style-name="ce1">
            <text:p>248</text:p>
          </table:table-cell>
          <table:table-cell office:value-type="float" office:value="-3.4733E-2" table:style-name="ce1">
            <text:p>-0,034733</text:p>
          </table:table-cell>
          <table:table-cell table:number-columns-repeated="16360"/>
        </table:table-row>
        <table:table-row table:style-name="ro1">
          <table:table-cell office:value-type="float" office:value="49.8" table:style-name="ce1">
            <text:p>49,8</text:p>
          </table:table-cell>
          <table:table-cell office:value-type="float" office:value="-4.3151000000000002E-2" table:style-name="ce1">
            <text:p>-0,043151</text:p>
          </table:table-cell>
          <table:table-cell table:number-columns-repeated="20" table:style-name="ce1"/>
          <table:table-cell office:value-type="float" office:value="248.99999999999997" table:formula="msoxl:=$A251/0.2" table:style-name="ce1">
            <text:p>249</text:p>
          </table:table-cell>
          <table:table-cell office:value-type="float" office:value="-4.3151000000000002E-2" table:style-name="ce1">
            <text:p>-0,04315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3.4134999999999999E-2" table:style-name="ce1">
            <text:p>-0,034135</text:p>
          </table:table-cell>
          <table:table-cell table:number-columns-repeated="20" table:style-name="ce1"/>
          <table:table-cell office:value-type="float" office:value="250" table:formula="msoxl:=$A252/0.2" table:style-name="ce1">
            <text:p>250</text:p>
          </table:table-cell>
          <table:table-cell office:value-type="float" office:value="-3.4134999999999999E-2" table:style-name="ce1">
            <text:p>-0,034135</text:p>
          </table:table-cell>
          <table:table-cell table:number-columns-repeated="16360"/>
        </table:table-row>
        <table:table-row table:style-name="ro1">
          <table:table-cell office:value-type="float" office:value="50.2" table:style-name="ce1">
            <text:p>50,2</text:p>
          </table:table-cell>
          <table:table-cell office:value-type="float" office:value="-1.2525E-2" table:style-name="ce1">
            <text:p>-0,012525</text:p>
          </table:table-cell>
          <table:table-cell table:number-columns-repeated="20" table:style-name="ce1"/>
          <table:table-cell office:value-type="float" office:value="251" table:formula="msoxl:=$A253/0.2" table:style-name="ce1">
            <text:p>251</text:p>
          </table:table-cell>
          <table:table-cell office:value-type="float" office:value="-1.2525E-2" table:style-name="ce1">
            <text:p>-0,012525</text:p>
          </table:table-cell>
          <table:table-cell table:number-columns-repeated="16360"/>
        </table:table-row>
        <table:table-row table:style-name="ro1">
          <table:table-cell office:value-type="float" office:value="50.4" table:style-name="ce1">
            <text:p>50,4</text:p>
          </table:table-cell>
          <table:table-cell office:value-type="float" office:value="1.2369E-2" table:style-name="ce1">
            <text:p>0,012369</text:p>
          </table:table-cell>
          <table:table-cell table:number-columns-repeated="20" table:style-name="ce1"/>
          <table:table-cell office:value-type="float" office:value="251.99999999999997" table:formula="msoxl:=$A254/0.2" table:style-name="ce1">
            <text:p>252</text:p>
          </table:table-cell>
          <table:table-cell office:value-type="float" office:value="1.2369E-2" table:style-name="ce1">
            <text:p>0,012369</text:p>
          </table:table-cell>
          <table:table-cell table:number-columns-repeated="16360"/>
        </table:table-row>
        <table:table-row table:style-name="ro1">
          <table:table-cell office:value-type="float" office:value="50.6" table:style-name="ce1">
            <text:p>50,6</text:p>
          </table:table-cell>
          <table:table-cell office:value-type="float" office:value="3.065E-2" table:style-name="ce1">
            <text:p>0,03065</text:p>
          </table:table-cell>
          <table:table-cell table:number-columns-repeated="20" table:style-name="ce1"/>
          <table:table-cell office:value-type="float" office:value="253" table:formula="msoxl:=$A255/0.2" table:style-name="ce1">
            <text:p>253</text:p>
          </table:table-cell>
          <table:table-cell office:value-type="float" office:value="3.065E-2" table:style-name="ce1">
            <text:p>0,03065</text:p>
          </table:table-cell>
          <table:table-cell table:number-columns-repeated="16360"/>
        </table:table-row>
        <table:table-row table:style-name="ro1">
          <table:table-cell office:value-type="float" office:value="50.8" table:style-name="ce1">
            <text:p>50,8</text:p>
          </table:table-cell>
          <table:table-cell office:value-type="float" office:value="3.5672000000000002E-2" table:style-name="ce1">
            <text:p>0,035672</text:p>
          </table:table-cell>
          <table:table-cell table:number-columns-repeated="20" table:style-name="ce1"/>
          <table:table-cell office:value-type="float" office:value="253.99999999999997" table:formula="msoxl:=$A256/0.2" table:style-name="ce1">
            <text:p>254</text:p>
          </table:table-cell>
          <table:table-cell office:value-type="float" office:value="3.5672000000000002E-2" table:style-name="ce1">
            <text:p>0,035672</text:p>
          </table:table-cell>
          <table:table-cell table:number-columns-repeated="1636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6372E-2" table:style-name="ce1">
            <text:p>0,026372</text:p>
          </table:table-cell>
          <table:table-cell table:number-columns-repeated="20" table:style-name="ce1"/>
          <table:table-cell office:value-type="float" office:value="255" table:formula="msoxl:=$A257/0.2" table:style-name="ce1">
            <text:p>255</text:p>
          </table:table-cell>
          <table:table-cell office:value-type="float" office:value="2.6372E-2" table:style-name="ce1">
            <text:p>0,026372</text:p>
          </table:table-cell>
          <table:table-cell table:number-columns-repeated="16360"/>
        </table:table-row>
        <table:table-row table:style-name="ro1">
          <table:table-cell office:value-type="float" office:value="51.2" table:style-name="ce1">
            <text:p>51,2</text:p>
          </table:table-cell>
          <table:table-cell office:value-type="float" office:value="7.3169999999999997E-3" table:style-name="ce1">
            <text:p>0,007317</text:p>
          </table:table-cell>
          <table:table-cell table:number-columns-repeated="20" table:style-name="ce1"/>
          <table:table-cell office:value-type="float" office:value="256" table:formula="msoxl:=$A258/0.2" table:style-name="ce1">
            <text:p>256</text:p>
          </table:table-cell>
          <table:table-cell office:value-type="float" office:value="7.3169999999999997E-3" table:style-name="ce1">
            <text:p>0,007317</text:p>
          </table:table-cell>
          <table:table-cell table:number-columns-repeated="16360"/>
        </table:table-row>
        <table:table-row table:style-name="ro1">
          <table:table-cell office:value-type="float" office:value="51.4" table:style-name="ce1">
            <text:p>51,4</text:p>
          </table:table-cell>
          <table:table-cell office:value-type="float" office:value="-1.3424E-2" table:style-name="ce1">
            <text:p>-0,013424</text:p>
          </table:table-cell>
          <table:table-cell table:number-columns-repeated="20" table:style-name="ce1"/>
          <table:table-cell office:value-type="float" office:value="257" table:formula="msoxl:=$A259/0.2" table:style-name="ce1">
            <text:p>257</text:p>
          </table:table-cell>
          <table:table-cell office:value-type="float" office:value="-1.3424E-2" table:style-name="ce1">
            <text:p>-0,013424</text:p>
          </table:table-cell>
          <table:table-cell table:number-columns-repeated="16360"/>
        </table:table-row>
        <table:table-row table:style-name="ro1">
          <table:table-cell office:value-type="float" office:value="51.6" table:style-name="ce1">
            <text:p>51,6</text:p>
          </table:table-cell>
          <table:table-cell office:value-type="float" office:value="-2.7622000000000001E-2" table:style-name="ce1">
            <text:p>-0,027622</text:p>
          </table:table-cell>
          <table:table-cell table:number-columns-repeated="20" table:style-name="ce1"/>
          <table:table-cell office:value-type="float" office:value="258" table:formula="msoxl:=$A260/0.2" table:style-name="ce1">
            <text:p>258</text:p>
          </table:table-cell>
          <table:table-cell office:value-type="float" office:value="-2.7622000000000001E-2" table:style-name="ce1">
            <text:p>-0,027622</text:p>
          </table:table-cell>
          <table:table-cell table:number-columns-repeated="16360"/>
        </table:table-row>
        <table:table-row table:style-name="ro1">
          <table:table-cell office:value-type="float" office:value="51.8" table:style-name="ce1">
            <text:p>51,8</text:p>
          </table:table-cell>
          <table:table-cell office:value-type="float" office:value="-3.0096999999999999E-2" table:style-name="ce1">
            <text:p>-0,030097</text:p>
          </table:table-cell>
          <table:table-cell table:number-columns-repeated="20" table:style-name="ce1"/>
          <table:table-cell office:value-type="float" office:value="258.99999999999994" table:formula="msoxl:=$A261/0.2" table:style-name="ce1">
            <text:p>259</text:p>
          </table:table-cell>
          <table:table-cell office:value-type="float" office:value="-3.0096999999999999E-2" table:style-name="ce1">
            <text:p>-0,030097</text:p>
          </table:table-cell>
          <table:table-cell table:number-columns-repeated="1636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2.0553999999999999E-2" table:style-name="ce1">
            <text:p>-0,020554</text:p>
          </table:table-cell>
          <table:table-cell table:number-columns-repeated="20" table:style-name="ce1"/>
          <table:table-cell office:value-type="float" office:value="260" table:formula="msoxl:=$A262/0.2" table:style-name="ce1">
            <text:p>260</text:p>
          </table:table-cell>
          <table:table-cell office:value-type="float" office:value="-2.0553999999999999E-2" table:style-name="ce1">
            <text:p>-0,020554</text:p>
          </table:table-cell>
          <table:table-cell table:number-columns-repeated="16360"/>
        </table:table-row>
        <table:table-row table:style-name="ro1">
          <table:table-cell office:value-type="float" office:value="52.2" table:style-name="ce1">
            <text:p>52,2</text:p>
          </table:table-cell>
          <table:table-cell office:value-type="float" office:value="-3.421E-3" table:style-name="ce1">
            <text:p>-0,003421</text:p>
          </table:table-cell>
          <table:table-cell table:number-columns-repeated="20" table:style-name="ce1"/>
          <table:table-cell office:value-type="float" office:value="261" table:formula="msoxl:=$A263/0.2" table:style-name="ce1">
            <text:p>261</text:p>
          </table:table-cell>
          <table:table-cell office:value-type="float" office:value="-3.421E-3" table:style-name="ce1">
            <text:p>-0,003421</text:p>
          </table:table-cell>
          <table:table-cell table:number-columns-repeated="16360"/>
        </table:table-row>
        <table:table-row table:style-name="ro1">
          <table:table-cell office:value-type="float" office:value="52.4" table:style-name="ce1">
            <text:p>52,4</text:p>
          </table:table-cell>
          <table:table-cell office:value-type="float" office:value="1.4137E-2" table:style-name="ce1">
            <text:p>0,014137</text:p>
          </table:table-cell>
          <table:table-cell table:number-columns-repeated="20" table:style-name="ce1"/>
          <table:table-cell office:value-type="float" office:value="262" table:formula="msoxl:=$A264/0.2" table:style-name="ce1">
            <text:p>262</text:p>
          </table:table-cell>
          <table:table-cell office:value-type="float" office:value="1.4137E-2" table:style-name="ce1">
            <text:p>0,014137</text:p>
          </table:table-cell>
          <table:table-cell table:number-columns-repeated="16360"/>
        </table:table-row>
        <table:table-row table:style-name="ro1">
          <table:table-cell office:value-type="float" office:value="52.6" table:style-name="ce1">
            <text:p>52,6</text:p>
          </table:table-cell>
          <table:table-cell office:value-type="float" office:value="2.5177000000000001E-2" table:style-name="ce1">
            <text:p>0,025177</text:p>
          </table:table-cell>
          <table:table-cell table:number-columns-repeated="20" table:style-name="ce1"/>
          <table:table-cell office:value-type="float" office:value="263" table:formula="msoxl:=$A265/0.2" table:style-name="ce1">
            <text:p>263</text:p>
          </table:table-cell>
          <table:table-cell office:value-type="float" office:value="2.5177000000000001E-2" table:style-name="ce1">
            <text:p>0,025177</text:p>
          </table:table-cell>
          <table:table-cell table:number-columns-repeated="16360"/>
        </table:table-row>
        <table:table-row table:style-name="ro1">
          <table:table-cell office:value-type="float" office:value="52.8" table:style-name="ce1">
            <text:p>52,8</text:p>
          </table:table-cell>
          <table:table-cell office:value-type="float" office:value="2.5676999999999998E-2" table:style-name="ce1">
            <text:p>0,025677</text:p>
          </table:table-cell>
          <table:table-cell table:number-columns-repeated="20" table:style-name="ce1"/>
          <table:table-cell office:value-type="float" office:value="263.99999999999994" table:formula="msoxl:=$A266/0.2" table:style-name="ce1">
            <text:p>264</text:p>
          </table:table-cell>
          <table:table-cell office:value-type="float" office:value="2.5676999999999998E-2" table:style-name="ce1">
            <text:p>0,025677</text:p>
          </table:table-cell>
          <table:table-cell table:number-columns-repeated="1636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5973000000000001E-2" table:style-name="ce1">
            <text:p>0,015973</text:p>
          </table:table-cell>
          <table:table-cell table:number-columns-repeated="20" table:style-name="ce1"/>
          <table:table-cell office:value-type="float" office:value="265" table:formula="msoxl:=$A267/0.2" table:style-name="ce1">
            <text:p>265</text:p>
          </table:table-cell>
          <table:table-cell office:value-type="float" office:value="1.5973000000000001E-2" table:style-name="ce1">
            <text:p>0,015973</text:p>
          </table:table-cell>
          <table:table-cell table:number-columns-repeated="16360"/>
        </table:table-row>
        <table:table-row table:style-name="ro1">
          <table:table-cell office:value-type="float" office:value="53.2" table:style-name="ce1">
            <text:p>53,2</text:p>
          </table:table-cell>
          <table:table-cell office:value-type="float" office:value="4.0499999999999998E-4" table:style-name="ce1">
            <text:p>0,000405</text:p>
          </table:table-cell>
          <table:table-cell table:number-columns-repeated="20" table:style-name="ce1"/>
          <table:table-cell office:value-type="float" office:value="266" table:formula="msoxl:=$A268/0.2" table:style-name="ce1">
            <text:p>266</text:p>
          </table:table-cell>
          <table:table-cell office:value-type="float" office:value="4.0499999999999998E-4" table:style-name="ce1">
            <text:p>0,000405</text:p>
          </table:table-cell>
          <table:table-cell table:number-columns-repeated="16360"/>
        </table:table-row>
        <table:table-row table:style-name="ro1">
          <table:table-cell office:value-type="float" office:value="53.4" table:style-name="ce1">
            <text:p>53,4</text:p>
          </table:table-cell>
          <table:table-cell office:value-type="float" office:value="-1.4581999999999999E-2" table:style-name="ce1">
            <text:p>-0,014582</text:p>
          </table:table-cell>
          <table:table-cell table:number-columns-repeated="20" table:style-name="ce1"/>
          <table:table-cell office:value-type="float" office:value="267" table:formula="msoxl:=$A269/0.2" table:style-name="ce1">
            <text:p>267</text:p>
          </table:table-cell>
          <table:table-cell office:value-type="float" office:value="-1.4581999999999999E-2" table:style-name="ce1">
            <text:p>-0,014582</text:p>
          </table:table-cell>
          <table:table-cell table:number-columns-repeated="16360"/>
        </table:table-row>
        <table:table-row table:style-name="ro1">
          <table:table-cell office:value-type="float" office:value="53.6" table:style-name="ce1">
            <text:p>53,6</text:p>
          </table:table-cell>
          <table:table-cell office:value-type="float" office:value="-2.3078000000000001E-2" table:style-name="ce1">
            <text:p>-0,023078</text:p>
          </table:table-cell>
          <table:table-cell table:number-columns-repeated="20" table:style-name="ce1"/>
          <table:table-cell office:value-type="float" office:value="268" table:formula="msoxl:=$A270/0.2" table:style-name="ce1">
            <text:p>268</text:p>
          </table:table-cell>
          <table:table-cell office:value-type="float" office:value="-2.3078000000000001E-2" table:style-name="ce1">
            <text:p>-0,023078</text:p>
          </table:table-cell>
          <table:table-cell table:number-columns-repeated="16360"/>
        </table:table-row>
        <table:table-row table:style-name="ro1">
          <table:table-cell office:value-type="float" office:value="53.8" table:style-name="ce1">
            <text:p>53,8</text:p>
          </table:table-cell>
          <table:table-cell office:value-type="float" office:value="-2.2013000000000001E-2" table:style-name="ce1">
            <text:p>-0,022013</text:p>
          </table:table-cell>
          <table:table-cell table:number-columns-repeated="20" table:style-name="ce1"/>
          <table:table-cell office:value-type="float" office:value="268.99999999999994" table:formula="msoxl:=$A271/0.2" table:style-name="ce1">
            <text:p>269</text:p>
          </table:table-cell>
          <table:table-cell office:value-type="float" office:value="-2.2013000000000001E-2" table:style-name="ce1">
            <text:p>-0,022013</text:p>
          </table:table-cell>
          <table:table-cell table:number-columns-repeated="1636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.2237E-2" table:style-name="ce1">
            <text:p>-0,012237</text:p>
          </table:table-cell>
          <table:table-cell table:number-columns-repeated="20" table:style-name="ce1"/>
          <table:table-cell office:value-type="float" office:value="270" table:formula="msoxl:=$A272/0.2" table:style-name="ce1">
            <text:p>270</text:p>
          </table:table-cell>
          <table:table-cell office:value-type="float" office:value="-1.2237E-2" table:style-name="ce1">
            <text:p>-0,012237</text:p>
          </table:table-cell>
          <table:table-cell table:number-columns-repeated="16360"/>
        </table:table-row>
        <table:table-row table:style-name="ro1">
          <table:table-cell office:value-type="float" office:value="54.2" table:style-name="ce1">
            <text:p>54,2</text:p>
          </table:table-cell>
          <table:table-cell office:value-type="float" office:value="1.9840000000000001E-3" table:style-name="ce1">
            <text:p>0,001984</text:p>
          </table:table-cell>
          <table:table-cell table:number-columns-repeated="20" table:style-name="ce1"/>
          <table:table-cell office:value-type="float" office:value="271" table:formula="msoxl:=$A273/0.2" table:style-name="ce1">
            <text:p>271</text:p>
          </table:table-cell>
          <table:table-cell office:value-type="float" office:value="1.9840000000000001E-3" table:style-name="ce1">
            <text:p>0,001984</text:p>
          </table:table-cell>
          <table:table-cell table:number-columns-repeated="16360"/>
        </table:table-row>
        <table:table-row table:style-name="ro1">
          <table:table-cell office:value-type="float" office:value="54.4" table:style-name="ce1">
            <text:p>54,4</text:p>
          </table:table-cell>
          <table:table-cell office:value-type="float" office:value="1.481E-2" table:style-name="ce1">
            <text:p>0,01481</text:p>
          </table:table-cell>
          <table:table-cell table:number-columns-repeated="20" table:style-name="ce1"/>
          <table:table-cell office:value-type="float" office:value="272" table:formula="msoxl:=$A274/0.2" table:style-name="ce1">
            <text:p>272</text:p>
          </table:table-cell>
          <table:table-cell office:value-type="float" office:value="1.481E-2" table:style-name="ce1">
            <text:p>0,01481</text:p>
          </table:table-cell>
          <table:table-cell table:number-columns-repeated="16360"/>
        </table:table-row>
        <table:table-row table:style-name="ro1">
          <table:table-cell office:value-type="float" office:value="54.6" table:style-name="ce1">
            <text:p>54,6</text:p>
          </table:table-cell>
          <table:table-cell office:value-type="float" office:value="2.12E-2" table:style-name="ce1">
            <text:p>0,0212</text:p>
          </table:table-cell>
          <table:table-cell table:number-columns-repeated="20" table:style-name="ce1"/>
          <table:table-cell office:value-type="float" office:value="273" table:formula="msoxl:=$A275/0.2" table:style-name="ce1">
            <text:p>273</text:p>
          </table:table-cell>
          <table:table-cell office:value-type="float" office:value="2.12E-2" table:style-name="ce1">
            <text:p>0,0212</text:p>
          </table:table-cell>
          <table:table-cell table:number-columns-repeated="16360"/>
        </table:table-row>
        <table:table-row table:style-name="ro1">
          <table:table-cell office:value-type="float" office:value="54.8" table:style-name="ce1">
            <text:p>54,8</text:p>
          </table:table-cell>
          <table:table-cell office:value-type="float" office:value="1.8876E-2" table:style-name="ce1">
            <text:p>0,018876</text:p>
          </table:table-cell>
          <table:table-cell table:number-columns-repeated="20" table:style-name="ce1"/>
          <table:table-cell office:value-type="float" office:value="273.99999999999994" table:formula="msoxl:=$A276/0.2" table:style-name="ce1">
            <text:p>274</text:p>
          </table:table-cell>
          <table:table-cell office:value-type="float" office:value="1.8876E-2" table:style-name="ce1">
            <text:p>0,018876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1149999999999998E-3" table:style-name="ce1">
            <text:p>0,009115</text:p>
          </table:table-cell>
          <table:table-cell table:number-columns-repeated="20" table:style-name="ce1"/>
          <table:table-cell office:value-type="float" office:value="275" table:formula="msoxl:=$A277/0.2" table:style-name="ce1">
            <text:p>275</text:p>
          </table:table-cell>
          <table:table-cell office:value-type="float" office:value="9.1149999999999998E-3" table:style-name="ce1">
            <text:p>0,009115</text:p>
          </table:table-cell>
          <table:table-cell table:number-columns-repeated="16360"/>
        </table:table-row>
        <table:table-row table:style-name="ro1">
          <table:table-cell office:value-type="float" office:value="55.2" table:style-name="ce1">
            <text:p>55,2</text:p>
          </table:table-cell>
          <table:table-cell office:value-type="float" office:value="-3.901E-3" table:style-name="ce1">
            <text:p>-0,003901</text:p>
          </table:table-cell>
          <table:table-cell table:number-columns-repeated="20" table:style-name="ce1"/>
          <table:table-cell office:value-type="float" office:value="276" table:formula="msoxl:=$A278/0.2" table:style-name="ce1">
            <text:p>276</text:p>
          </table:table-cell>
          <table:table-cell office:value-type="float" office:value="-3.901E-3" table:style-name="ce1">
            <text:p>-0,003901</text:p>
          </table:table-cell>
          <table:table-cell table:number-columns-repeated="16360"/>
        </table:table-row>
        <table:table-row table:style-name="ro1">
          <table:table-cell office:value-type="float" office:value="55.4" table:style-name="ce1">
            <text:p>55,4</text:p>
          </table:table-cell>
          <table:table-cell office:value-type="float" office:value="-1.4859000000000001E-2" table:style-name="ce1">
            <text:p>-0,014859</text:p>
          </table:table-cell>
          <table:table-cell table:number-columns-repeated="20" table:style-name="ce1"/>
          <table:table-cell office:value-type="float" office:value="277" table:formula="msoxl:=$A279/0.2" table:style-name="ce1">
            <text:p>277</text:p>
          </table:table-cell>
          <table:table-cell office:value-type="float" office:value="-1.4859000000000001E-2" table:style-name="ce1">
            <text:p>-0,014859</text:p>
          </table:table-cell>
          <table:table-cell table:number-columns-repeated="16360"/>
        </table:table-row>
        <table:table-row table:style-name="ro1">
          <table:table-cell office:value-type="float" office:value="55.6" table:style-name="ce1">
            <text:p>55,6</text:p>
          </table:table-cell>
          <table:table-cell office:value-type="float" office:value="-1.9467000000000002E-2" table:style-name="ce1">
            <text:p>-0,019467</text:p>
          </table:table-cell>
          <table:table-cell table:number-columns-repeated="20" table:style-name="ce1"/>
          <table:table-cell office:value-type="float" office:value="278" table:formula="msoxl:=$A280/0.2" table:style-name="ce1">
            <text:p>278</text:p>
          </table:table-cell>
          <table:table-cell office:value-type="float" office:value="-1.9467000000000002E-2" table:style-name="ce1">
            <text:p>-0,019467</text:p>
          </table:table-cell>
          <table:table-cell table:number-columns-repeated="16360"/>
        </table:table-row>
        <table:table-row table:style-name="ro1">
          <table:table-cell office:value-type="float" office:value="55.8" table:style-name="ce1">
            <text:p>55,8</text:p>
          </table:table-cell>
          <table:table-cell office:value-type="float" office:value="-1.6125E-2" table:style-name="ce1">
            <text:p>-0,016125</text:p>
          </table:table-cell>
          <table:table-cell table:number-columns-repeated="20" table:style-name="ce1"/>
          <table:table-cell office:value-type="float" office:value="278.99999999999994" table:formula="msoxl:=$A281/0.2" table:style-name="ce1">
            <text:p>279</text:p>
          </table:table-cell>
          <table:table-cell office:value-type="float" office:value="-1.6125E-2" table:style-name="ce1">
            <text:p>-0,016125</text:p>
          </table:table-cell>
          <table:table-cell table:number-columns-repeated="1636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6.4580000000000002E-3" table:style-name="ce1">
            <text:p>-0,006458</text:p>
          </table:table-cell>
          <table:table-cell table:number-columns-repeated="20" table:style-name="ce1"/>
          <table:table-cell office:value-type="float" office:value="280" table:formula="msoxl:=$A282/0.2" table:style-name="ce1">
            <text:p>280</text:p>
          </table:table-cell>
          <table:table-cell office:value-type="float" office:value="-6.4580000000000002E-3" table:style-name="ce1">
            <text:p>-0,006458</text:p>
          </table:table-cell>
          <table:table-cell table:number-columns-repeated="16360"/>
        </table:table-row>
        <table:table-row table:style-name="ro1">
          <table:table-cell office:value-type="float" office:value="56.2" table:style-name="ce1">
            <text:p>56,2</text:p>
          </table:table-cell>
          <table:table-cell office:value-type="float" office:value="5.4460000000000003E-3" table:style-name="ce1">
            <text:p>0,005446</text:p>
          </table:table-cell>
          <table:table-cell table:number-columns-repeated="20" table:style-name="ce1"/>
          <table:table-cell office:value-type="float" office:value="281" table:formula="msoxl:=$A283/0.2" table:style-name="ce1">
            <text:p>281</text:p>
          </table:table-cell>
          <table:table-cell office:value-type="float" office:value="5.4460000000000003E-3" table:style-name="ce1">
            <text:p>0,005446</text:p>
          </table:table-cell>
          <table:table-cell table:number-columns-repeated="16360"/>
        </table:table-row>
        <table:table-row table:style-name="ro1">
          <table:table-cell office:value-type="float" office:value="56.4" table:style-name="ce1">
            <text:p>56,4</text:p>
          </table:table-cell>
          <table:table-cell office:value-type="float" office:value="1.4754E-2" table:style-name="ce1">
            <text:p>0,014754</text:p>
          </table:table-cell>
          <table:table-cell table:number-columns-repeated="20" table:style-name="ce1"/>
          <table:table-cell office:value-type="float" office:value="282" table:formula="msoxl:=$A284/0.2" table:style-name="ce1">
            <text:p>282</text:p>
          </table:table-cell>
          <table:table-cell office:value-type="float" office:value="1.4754E-2" table:style-name="ce1">
            <text:p>0,014754</text:p>
          </table:table-cell>
          <table:table-cell table:number-columns-repeated="16360"/>
        </table:table-row>
        <table:table-row table:style-name="ro1">
          <table:table-cell office:value-type="float" office:value="56.6" table:style-name="ce1">
            <text:p>56,6</text:p>
          </table:table-cell>
          <table:table-cell office:value-type="float" office:value="1.7836000000000001E-2" table:style-name="ce1">
            <text:p>0,017836</text:p>
          </table:table-cell>
          <table:table-cell table:number-columns-repeated="20" table:style-name="ce1"/>
          <table:table-cell office:value-type="float" office:value="283" table:formula="msoxl:=$A285/0.2" table:style-name="ce1">
            <text:p>283</text:p>
          </table:table-cell>
          <table:table-cell office:value-type="float" office:value="1.7836000000000001E-2" table:style-name="ce1">
            <text:p>0,017836</text:p>
          </table:table-cell>
          <table:table-cell table:number-columns-repeated="16360"/>
        </table:table-row>
        <table:table-row table:style-name="ro1">
          <table:table-cell office:value-type="float" office:value="56.8" table:style-name="ce1">
            <text:p>56,8</text:p>
          </table:table-cell>
          <table:table-cell office:value-type="float" office:value="1.3672E-2" table:style-name="ce1">
            <text:p>0,013672</text:p>
          </table:table-cell>
          <table:table-cell table:number-columns-repeated="20" table:style-name="ce1"/>
          <table:table-cell office:value-type="float" office:value="283.99999999999994" table:formula="msoxl:=$A286/0.2" table:style-name="ce1">
            <text:p>284</text:p>
          </table:table-cell>
          <table:table-cell office:value-type="float" office:value="1.3672E-2" table:style-name="ce1">
            <text:p>0,013672</text:p>
          </table:table-cell>
          <table:table-cell table:number-columns-repeated="1636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1710000000000002E-3" table:style-name="ce1">
            <text:p>0,004171</text:p>
          </table:table-cell>
          <table:table-cell table:number-columns-repeated="20" table:style-name="ce1"/>
          <table:table-cell office:value-type="float" office:value="285" table:formula="msoxl:=$A287/0.2" table:style-name="ce1">
            <text:p>285</text:p>
          </table:table-cell>
          <table:table-cell office:value-type="float" office:value="4.1710000000000002E-3" table:style-name="ce1">
            <text:p>0,004171</text:p>
          </table:table-cell>
          <table:table-cell table:number-columns-repeated="16360"/>
        </table:table-row>
        <table:table-row table:style-name="ro1">
          <table:table-cell office:value-type="float" office:value="57.2" table:style-name="ce1">
            <text:p>57,2</text:p>
          </table:table-cell>
          <table:table-cell office:value-type="float" office:value="-6.6889999999999996E-3" table:style-name="ce1">
            <text:p>-0,006689</text:p>
          </table:table-cell>
          <table:table-cell table:number-columns-repeated="20" table:style-name="ce1"/>
          <table:table-cell office:value-type="float" office:value="286" table:formula="msoxl:=$A288/0.2" table:style-name="ce1">
            <text:p>286</text:p>
          </table:table-cell>
          <table:table-cell office:value-type="float" office:value="-6.6889999999999996E-3" table:style-name="ce1">
            <text:p>-0,006689</text:p>
          </table:table-cell>
          <table:table-cell table:number-columns-repeated="16360"/>
        </table:table-row>
        <table:table-row table:style-name="ro1">
          <table:table-cell office:value-type="float" office:value="57.4" table:style-name="ce1">
            <text:p>57,4</text:p>
          </table:table-cell>
          <table:table-cell office:value-type="float" office:value="-1.4518E-2" table:style-name="ce1">
            <text:p>-0,014518</text:p>
          </table:table-cell>
          <table:table-cell table:number-columns-repeated="20" table:style-name="ce1"/>
          <table:table-cell office:value-type="float" office:value="287" table:formula="msoxl:=$A289/0.2" table:style-name="ce1">
            <text:p>287</text:p>
          </table:table-cell>
          <table:table-cell office:value-type="float" office:value="-1.4518E-2" table:style-name="ce1">
            <text:p>-0,014518</text:p>
          </table:table-cell>
          <table:table-cell table:number-columns-repeated="16360"/>
        </table:table-row>
        <table:table-row table:style-name="ro1">
          <table:table-cell office:value-type="float" office:value="57.6" table:style-name="ce1">
            <text:p>57,6</text:p>
          </table:table-cell>
          <table:table-cell office:value-type="float" office:value="-1.6278999999999998E-2" table:style-name="ce1">
            <text:p>-0,016279</text:p>
          </table:table-cell>
          <table:table-cell table:number-columns-repeated="20" table:style-name="ce1"/>
          <table:table-cell office:value-type="float" office:value="288" table:formula="msoxl:=$A290/0.2" table:style-name="ce1">
            <text:p>288</text:p>
          </table:table-cell>
          <table:table-cell office:value-type="float" office:value="-1.6278999999999998E-2" table:style-name="ce1">
            <text:p>-0,016279</text:p>
          </table:table-cell>
          <table:table-cell table:number-columns-repeated="16360"/>
        </table:table-row>
        <table:table-row table:style-name="ro1">
          <table:table-cell office:value-type="float" office:value="57.8" table:style-name="ce1">
            <text:p>57,8</text:p>
          </table:table-cell>
          <table:table-cell office:value-type="float" office:value="-1.1457E-2" table:style-name="ce1">
            <text:p>-0,011457</text:p>
          </table:table-cell>
          <table:table-cell table:number-columns-repeated="20" table:style-name="ce1"/>
          <table:table-cell office:value-type="float" office:value="288.99999999999994" table:formula="msoxl:=$A291/0.2" table:style-name="ce1">
            <text:p>289</text:p>
          </table:table-cell>
          <table:table-cell office:value-type="float" office:value="-1.1457E-2" table:style-name="ce1">
            <text:p>-0,011457</text:p>
          </table:table-cell>
          <table:table-cell table:number-columns-repeated="1636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2.1870000000000001E-3" table:style-name="ce1">
            <text:p>-0,002187</text:p>
          </table:table-cell>
          <table:table-cell table:number-columns-repeated="20" table:style-name="ce1"/>
          <table:table-cell office:value-type="float" office:value="290" table:formula="msoxl:=$A292/0.2" table:style-name="ce1">
            <text:p>290</text:p>
          </table:table-cell>
          <table:table-cell office:value-type="float" office:value="-2.1870000000000001E-3" table:style-name="ce1">
            <text:p>-0,002187</text:p>
          </table:table-cell>
          <table:table-cell table:number-columns-repeated="16360"/>
        </table:table-row>
        <table:table-row table:style-name="ro1">
          <table:table-cell office:value-type="float" office:value="58.2" table:style-name="ce1">
            <text:p>58,2</text:p>
          </table:table-cell>
          <table:table-cell office:value-type="float" office:value="7.6790000000000001E-3" table:style-name="ce1">
            <text:p>0,007679</text:p>
          </table:table-cell>
          <table:table-cell table:number-columns-repeated="20" table:style-name="ce1"/>
          <table:table-cell office:value-type="float" office:value="291" table:formula="msoxl:=$A293/0.2" table:style-name="ce1">
            <text:p>291</text:p>
          </table:table-cell>
          <table:table-cell office:value-type="float" office:value="7.6790000000000001E-3" table:style-name="ce1">
            <text:p>0,007679</text:p>
          </table:table-cell>
          <table:table-cell table:number-columns-repeated="16360"/>
        </table:table-row>
        <table:table-row table:style-name="ro1">
          <table:table-cell office:value-type="float" office:value="58.4" table:style-name="ce1">
            <text:p>58,4</text:p>
          </table:table-cell>
          <table:table-cell office:value-type="float" office:value="1.4168999999999999E-2" table:style-name="ce1">
            <text:p>0,014169</text:p>
          </table:table-cell>
          <table:table-cell table:number-columns-repeated="20" table:style-name="ce1"/>
          <table:table-cell office:value-type="float" office:value="292" table:formula="msoxl:=$A294/0.2" table:style-name="ce1">
            <text:p>292</text:p>
          </table:table-cell>
          <table:table-cell office:value-type="float" office:value="1.4168999999999999E-2" table:style-name="ce1">
            <text:p>0,014169</text:p>
          </table:table-cell>
          <table:table-cell table:number-columns-repeated="16360"/>
        </table:table-row>
        <table:table-row table:style-name="ro1">
          <table:table-cell office:value-type="float" office:value="58.6" table:style-name="ce1">
            <text:p>58,6</text:p>
          </table:table-cell>
          <table:table-cell office:value-type="float" office:value="1.478E-2" table:style-name="ce1">
            <text:p>0,01478</text:p>
          </table:table-cell>
          <table:table-cell table:number-columns-repeated="20" table:style-name="ce1"/>
          <table:table-cell office:value-type="float" office:value="293" table:formula="msoxl:=$A295/0.2" table:style-name="ce1">
            <text:p>293</text:p>
          </table:table-cell>
          <table:table-cell office:value-type="float" office:value="1.478E-2" table:style-name="ce1">
            <text:p>0,01478</text:p>
          </table:table-cell>
          <table:table-cell table:number-columns-repeated="16360"/>
        </table:table-row>
        <table:table-row table:style-name="ro1">
          <table:table-cell office:value-type="float" office:value="58.8" table:style-name="ce1">
            <text:p>58,8</text:p>
          </table:table-cell>
          <table:table-cell office:value-type="float" office:value="9.4389999999999995E-3" table:style-name="ce1">
            <text:p>0,009439</text:p>
          </table:table-cell>
          <table:table-cell table:number-columns-repeated="20" table:style-name="ce1"/>
          <table:table-cell office:value-type="float" office:value="293.99999999999994" table:formula="msoxl:=$A296/0.2" table:style-name="ce1">
            <text:p>294</text:p>
          </table:table-cell>
          <table:table-cell office:value-type="float" office:value="9.4389999999999995E-3" table:style-name="ce1">
            <text:p>0,009439</text:p>
          </table:table-cell>
          <table:table-cell table:number-columns-repeated="1636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.6000000000000001E-4" table:style-name="ce1">
            <text:p>0,00046</text:p>
          </table:table-cell>
          <table:table-cell table:number-columns-repeated="20" table:style-name="ce1"/>
          <table:table-cell office:value-type="float" office:value="295" table:formula="msoxl:=$A297/0.2" table:style-name="ce1">
            <text:p>295</text:p>
          </table:table-cell>
          <table:table-cell office:value-type="float" office:value="4.6000000000000001E-4" table:style-name="ce1">
            <text:p>0,00046</text:p>
          </table:table-cell>
          <table:table-cell table:number-columns-repeated="16360"/>
        </table:table-row>
        <table:table-row table:style-name="ro1">
          <table:table-cell office:value-type="float" office:value="59.2" table:style-name="ce1">
            <text:p>59,2</text:p>
          </table:table-cell>
          <table:table-cell office:value-type="float" office:value="-8.4510000000000002E-3" table:style-name="ce1">
            <text:p>-0,008451</text:p>
          </table:table-cell>
          <table:table-cell table:number-columns-repeated="20" table:style-name="ce1"/>
          <table:table-cell office:value-type="float" office:value="296" table:formula="msoxl:=$A298/0.2" table:style-name="ce1">
            <text:p>296</text:p>
          </table:table-cell>
          <table:table-cell office:value-type="float" office:value="-8.4510000000000002E-3" table:style-name="ce1">
            <text:p>-0,008451</text:p>
          </table:table-cell>
          <table:table-cell table:number-columns-repeated="16360"/>
        </table:table-row>
        <table:table-row table:style-name="ro1">
          <table:table-cell office:value-type="float" office:value="59.4" table:style-name="ce1">
            <text:p>59,4</text:p>
          </table:table-cell>
          <table:table-cell office:value-type="float" office:value="-1.3719E-2" table:style-name="ce1">
            <text:p>-0,013719</text:p>
          </table:table-cell>
          <table:table-cell table:number-columns-repeated="20" table:style-name="ce1"/>
          <table:table-cell office:value-type="float" office:value="297" table:formula="msoxl:=$A299/0.2" table:style-name="ce1">
            <text:p>297</text:p>
          </table:table-cell>
          <table:table-cell office:value-type="float" office:value="-1.3719E-2" table:style-name="ce1">
            <text:p>-0,013719</text:p>
          </table:table-cell>
          <table:table-cell table:number-columns-repeated="16360"/>
        </table:table-row>
        <table:table-row table:style-name="ro1">
          <table:table-cell office:value-type="float" office:value="59.6" table:style-name="ce1">
            <text:p>59,6</text:p>
          </table:table-cell>
          <table:table-cell office:value-type="float" office:value="-1.3329000000000001E-2" table:style-name="ce1">
            <text:p>-0,013329</text:p>
          </table:table-cell>
          <table:table-cell table:number-columns-repeated="20" table:style-name="ce1"/>
          <table:table-cell office:value-type="float" office:value="298" table:formula="msoxl:=$A300/0.2" table:style-name="ce1">
            <text:p>298</text:p>
          </table:table-cell>
          <table:table-cell office:value-type="float" office:value="-1.3329000000000001E-2" table:style-name="ce1">
            <text:p>-0,013329</text:p>
          </table:table-cell>
          <table:table-cell table:number-columns-repeated="16360"/>
        </table:table-row>
        <table:table-row table:style-name="ro1">
          <table:table-cell office:value-type="float" office:value="59.8" table:style-name="ce1">
            <text:p>59,8</text:p>
          </table:table-cell>
          <table:table-cell office:value-type="float" office:value="-7.5909999999999997E-3" table:style-name="ce1">
            <text:p>-0,007591</text:p>
          </table:table-cell>
          <table:table-cell table:number-columns-repeated="20" table:style-name="ce1"/>
          <table:table-cell office:value-type="float" office:value="298.99999999999994" table:formula="msoxl:=$A301/0.2" table:style-name="ce1">
            <text:p>299</text:p>
          </table:table-cell>
          <table:table-cell office:value-type="float" office:value="-7.5909999999999997E-3" table:style-name="ce1">
            <text:p>-0,007591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0449999999999999E-3" table:style-name="ce1">
            <text:p>0,001045</text:p>
          </table:table-cell>
          <table:table-cell table:number-columns-repeated="20" table:style-name="ce1"/>
          <table:table-cell office:value-type="float" office:value="300" table:formula="msoxl:=$A302/0.2" table:style-name="ce1">
            <text:p>300</text:p>
          </table:table-cell>
          <table:table-cell office:value-type="float" office:value="1.0449999999999999E-3" table:style-name="ce1">
            <text:p>0,001045</text:p>
          </table:table-cell>
          <table:table-cell table:number-columns-repeated="16360"/>
        </table:table-row>
        <table:table-row table:style-name="ro1">
          <table:table-cell office:value-type="float" office:value="60.2" table:style-name="ce1">
            <text:p>60,2</text:p>
          </table:table-cell>
          <table:table-cell office:value-type="float" office:value="9.0340000000000004E-3" table:style-name="ce1">
            <text:p>0,009034</text:p>
          </table:table-cell>
          <table:table-cell table:number-columns-repeated="20" table:style-name="ce1"/>
          <table:table-cell office:value-type="float" office:value="301" table:formula="msoxl:=$A303/0.2" table:style-name="ce1">
            <text:p>301</text:p>
          </table:table-cell>
          <table:table-cell office:value-type="float" office:value="9.0340000000000004E-3" table:style-name="ce1">
            <text:p>0,009034</text:p>
          </table:table-cell>
          <table:table-cell table:number-columns-repeated="16360"/>
        </table:table-row>
        <table:table-row table:style-name="ro1">
          <table:table-cell office:value-type="float" office:value="60.4" table:style-name="ce1">
            <text:p>60,4</text:p>
          </table:table-cell>
          <table:table-cell office:value-type="float" office:value="1.3181999999999999E-2" table:style-name="ce1">
            <text:p>0,013182</text:p>
          </table:table-cell>
          <table:table-cell table:number-columns-repeated="20" table:style-name="ce1"/>
          <table:table-cell office:value-type="float" office:value="302" table:formula="msoxl:=$A304/0.2" table:style-name="ce1">
            <text:p>302</text:p>
          </table:table-cell>
          <table:table-cell office:value-type="float" office:value="1.3181999999999999E-2" table:style-name="ce1">
            <text:p>0,013182</text:p>
          </table:table-cell>
          <table:table-cell table:number-columns-repeated="16360"/>
        </table:table-row>
        <table:table-row table:style-name="ro1">
          <table:table-cell office:value-type="float" office:value="60.6" table:style-name="ce1">
            <text:p>60,6</text:p>
          </table:table-cell>
          <table:table-cell office:value-type="float" office:value="1.192E-2" table:style-name="ce1">
            <text:p>0,01192</text:p>
          </table:table-cell>
          <table:table-cell table:number-columns-repeated="20" table:style-name="ce1"/>
          <table:table-cell office:value-type="float" office:value="303" table:formula="msoxl:=$A305/0.2" table:style-name="ce1">
            <text:p>303</text:p>
          </table:table-cell>
          <table:table-cell office:value-type="float" office:value="1.192E-2" table:style-name="ce1">
            <text:p>0,01192</text:p>
          </table:table-cell>
          <table:table-cell table:number-columns-repeated="16360"/>
        </table:table-row>
        <table:table-row table:style-name="ro1">
          <table:table-cell office:value-type="float" office:value="60.8" table:style-name="ce1">
            <text:p>60,8</text:p>
          </table:table-cell>
          <table:table-cell office:value-type="float" office:value="5.8939999999999999E-3" table:style-name="ce1">
            <text:p>0,005894</text:p>
          </table:table-cell>
          <table:table-cell table:number-columns-repeated="20" table:style-name="ce1"/>
          <table:table-cell office:value-type="float" office:value="303.99999999999994" table:formula="msoxl:=$A306/0.2" table:style-name="ce1">
            <text:p>304</text:p>
          </table:table-cell>
          <table:table-cell office:value-type="float" office:value="5.8939999999999999E-3" table:style-name="ce1">
            <text:p>0,005894</text:p>
          </table:table-cell>
          <table:table-cell table:number-columns-repeated="1636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2.3530000000000001E-3" table:style-name="ce1">
            <text:p>-0,002353</text:p>
          </table:table-cell>
          <table:table-cell table:number-columns-repeated="20" table:style-name="ce1"/>
          <table:table-cell office:value-type="float" office:value="305" table:formula="msoxl:=$A307/0.2" table:style-name="ce1">
            <text:p>305</text:p>
          </table:table-cell>
          <table:table-cell office:value-type="float" office:value="-2.3530000000000001E-3" table:style-name="ce1">
            <text:p>-0,002353</text:p>
          </table:table-cell>
          <table:table-cell table:number-columns-repeated="16360"/>
        </table:table-row>
        <table:table-row table:style-name="ro1">
          <table:table-cell office:value-type="float" office:value="61.2" table:style-name="ce1">
            <text:p>61,2</text:p>
          </table:table-cell>
          <table:table-cell office:value-type="float" office:value="-9.4500000000000001E-3" table:style-name="ce1">
            <text:p>-0,00945</text:p>
          </table:table-cell>
          <table:table-cell table:number-columns-repeated="20" table:style-name="ce1"/>
          <table:table-cell office:value-type="float" office:value="306" table:formula="msoxl:=$A308/0.2" table:style-name="ce1">
            <text:p>306</text:p>
          </table:table-cell>
          <table:table-cell office:value-type="float" office:value="-9.4500000000000001E-3" table:style-name="ce1">
            <text:p>-0,00945</text:p>
          </table:table-cell>
          <table:table-cell table:number-columns-repeated="16360"/>
        </table:table-row>
        <table:table-row table:style-name="ro1">
          <table:table-cell office:value-type="float" office:value="61.4" table:style-name="ce1">
            <text:p>61,4</text:p>
          </table:table-cell>
          <table:table-cell office:value-type="float" office:value="-1.2569E-2" table:style-name="ce1">
            <text:p>-0,012569</text:p>
          </table:table-cell>
          <table:table-cell table:number-columns-repeated="20" table:style-name="ce1"/>
          <table:table-cell office:value-type="float" office:value="307" table:formula="msoxl:=$A309/0.2" table:style-name="ce1">
            <text:p>307</text:p>
          </table:table-cell>
          <table:table-cell office:value-type="float" office:value="-1.2569E-2" table:style-name="ce1">
            <text:p>-0,012569</text:p>
          </table:table-cell>
          <table:table-cell table:number-columns-repeated="16360"/>
        </table:table-row>
        <table:table-row table:style-name="ro1">
          <table:table-cell office:value-type="float" office:value="61.6" table:style-name="ce1">
            <text:p>61,6</text:p>
          </table:table-cell>
          <table:table-cell office:value-type="float" office:value="-1.0552000000000001E-2" table:style-name="ce1">
            <text:p>-0,010552</text:p>
          </table:table-cell>
          <table:table-cell table:number-columns-repeated="20" table:style-name="ce1"/>
          <table:table-cell office:value-type="float" office:value="308" table:formula="msoxl:=$A310/0.2" table:style-name="ce1">
            <text:p>308</text:p>
          </table:table-cell>
          <table:table-cell office:value-type="float" office:value="-1.0552000000000001E-2" table:style-name="ce1">
            <text:p>-0,010552</text:p>
          </table:table-cell>
          <table:table-cell table:number-columns-repeated="16360"/>
        </table:table-row>
        <table:table-row table:style-name="ro1">
          <table:table-cell office:value-type="float" office:value="61.8" table:style-name="ce1">
            <text:p>61,8</text:p>
          </table:table-cell>
          <table:table-cell office:value-type="float" office:value="-4.3340000000000002E-3" table:style-name="ce1">
            <text:p>-0,004334</text:p>
          </table:table-cell>
          <table:table-cell table:number-columns-repeated="20" table:style-name="ce1"/>
          <table:table-cell office:value-type="float" office:value="308.99999999999994" table:formula="msoxl:=$A311/0.2" table:style-name="ce1">
            <text:p>309</text:p>
          </table:table-cell>
          <table:table-cell office:value-type="float" office:value="-4.3340000000000002E-3" table:style-name="ce1">
            <text:p>-0,004334</text:p>
          </table:table-cell>
          <table:table-cell table:number-columns-repeated="1636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483E-3" table:style-name="ce1">
            <text:p>0,003483</text:p>
          </table:table-cell>
          <table:table-cell table:number-columns-repeated="20" table:style-name="ce1"/>
          <table:table-cell office:value-type="float" office:value="310" table:formula="msoxl:=$A312/0.2" table:style-name="ce1">
            <text:p>310</text:p>
          </table:table-cell>
          <table:table-cell office:value-type="float" office:value="3.483E-3" table:style-name="ce1">
            <text:p>0,003483</text:p>
          </table:table-cell>
          <table:table-cell table:number-columns-repeated="16360"/>
        </table:table-row>
        <table:table-row table:style-name="ro1">
          <table:table-cell office:value-type="float" office:value="62.2" table:style-name="ce1">
            <text:p>62,2</text:p>
          </table:table-cell>
          <table:table-cell office:value-type="float" office:value="9.7160000000000007E-3" table:style-name="ce1">
            <text:p>0,009716</text:p>
          </table:table-cell>
          <table:table-cell table:number-columns-repeated="20" table:style-name="ce1"/>
          <table:table-cell office:value-type="float" office:value="311" table:formula="msoxl:=$A313/0.2" table:style-name="ce1">
            <text:p>311</text:p>
          </table:table-cell>
          <table:table-cell office:value-type="float" office:value="9.7160000000000007E-3" table:style-name="ce1">
            <text:p>0,009716</text:p>
          </table:table-cell>
          <table:table-cell table:number-columns-repeated="16360"/>
        </table:table-row>
        <table:table-row table:style-name="ro1">
          <table:table-cell office:value-type="float" office:value="62.4" table:style-name="ce1">
            <text:p>62,4</text:p>
          </table:table-cell>
          <table:table-cell office:value-type="float" office:value="1.1891000000000001E-2" table:style-name="ce1">
            <text:p>0,011891</text:p>
          </table:table-cell>
          <table:table-cell table:number-columns-repeated="20" table:style-name="ce1"/>
          <table:table-cell office:value-type="float" office:value="312" table:formula="msoxl:=$A314/0.2" table:style-name="ce1">
            <text:p>312</text:p>
          </table:table-cell>
          <table:table-cell office:value-type="float" office:value="1.1891000000000001E-2" table:style-name="ce1">
            <text:p>0,011891</text:p>
          </table:table-cell>
          <table:table-cell table:number-columns-repeated="16360"/>
        </table:table-row>
        <table:table-row table:style-name="ro1">
          <table:table-cell office:value-type="float" office:value="62.6" table:style-name="ce1">
            <text:p>62,6</text:p>
          </table:table-cell>
          <table:table-cell office:value-type="float" office:value="9.2239999999999996E-3" table:style-name="ce1">
            <text:p>0,009224</text:p>
          </table:table-cell>
          <table:table-cell table:number-columns-repeated="20" table:style-name="ce1"/>
          <table:table-cell office:value-type="float" office:value="313" table:formula="msoxl:=$A315/0.2" table:style-name="ce1">
            <text:p>313</text:p>
          </table:table-cell>
          <table:table-cell office:value-type="float" office:value="9.2239999999999996E-3" table:style-name="ce1">
            <text:p>0,009224</text:p>
          </table:table-cell>
          <table:table-cell table:number-columns-repeated="16360"/>
        </table:table-row>
        <table:table-row table:style-name="ro1">
          <table:table-cell office:value-type="float" office:value="62.8" table:style-name="ce1">
            <text:p>62,8</text:p>
          </table:table-cell>
          <table:table-cell office:value-type="float" office:value="2.9009999999999999E-3" table:style-name="ce1">
            <text:p>0,002901</text:p>
          </table:table-cell>
          <table:table-cell table:number-columns-repeated="20" table:style-name="ce1"/>
          <table:table-cell office:value-type="float" office:value="313.99999999999994" table:formula="msoxl:=$A316/0.2" table:style-name="ce1">
            <text:p>314</text:p>
          </table:table-cell>
          <table:table-cell office:value-type="float" office:value="2.9009999999999999E-3" table:style-name="ce1">
            <text:p>0,002901</text:p>
          </table:table-cell>
          <table:table-cell table:number-columns-repeated="1636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4.4520000000000002E-3" table:style-name="ce1">
            <text:p>-0,004452</text:p>
          </table:table-cell>
          <table:table-cell table:number-columns-repeated="20" table:style-name="ce1"/>
          <table:table-cell office:value-type="float" office:value="315" table:formula="msoxl:=$A317/0.2" table:style-name="ce1">
            <text:p>315</text:p>
          </table:table-cell>
          <table:table-cell office:value-type="float" office:value="-4.4520000000000002E-3" table:style-name="ce1">
            <text:p>-0,004452</text:p>
          </table:table-cell>
          <table:table-cell table:number-columns-repeated="16360"/>
        </table:table-row>
        <table:table-row table:style-name="ro1">
          <table:table-cell office:value-type="float" office:value="63.2" table:style-name="ce1">
            <text:p>63,2</text:p>
          </table:table-cell>
          <table:table-cell office:value-type="float" office:value="-9.8480000000000009E-3" table:style-name="ce1">
            <text:p>-0,009848</text:p>
          </table:table-cell>
          <table:table-cell table:number-columns-repeated="20" table:style-name="ce1"/>
          <table:table-cell office:value-type="float" office:value="316" table:formula="msoxl:=$A318/0.2" table:style-name="ce1">
            <text:p>316</text:p>
          </table:table-cell>
          <table:table-cell office:value-type="float" office:value="-9.8480000000000009E-3" table:style-name="ce1">
            <text:p>-0,009848</text:p>
          </table:table-cell>
          <table:table-cell table:number-columns-repeated="16360"/>
        </table:table-row>
        <table:table-row table:style-name="ro1">
          <table:table-cell office:value-type="float" office:value="63.4" table:style-name="ce1">
            <text:p>63,4</text:p>
          </table:table-cell>
          <table:table-cell office:value-type="float" office:value="-1.1155999999999999E-2" table:style-name="ce1">
            <text:p>-0,011156</text:p>
          </table:table-cell>
          <table:table-cell table:number-columns-repeated="20" table:style-name="ce1"/>
          <table:table-cell office:value-type="float" office:value="317" table:formula="msoxl:=$A319/0.2" table:style-name="ce1">
            <text:p>317</text:p>
          </table:table-cell>
          <table:table-cell office:value-type="float" office:value="-1.1155999999999999E-2" table:style-name="ce1">
            <text:p>-0,011156</text:p>
          </table:table-cell>
          <table:table-cell table:number-columns-repeated="16360"/>
        </table:table-row>
        <table:table-row table:style-name="ro1">
          <table:table-cell office:value-type="float" office:value="63.6" table:style-name="ce1">
            <text:p>63,6</text:p>
          </table:table-cell>
          <table:table-cell office:value-type="float" office:value="-7.9380000000000006E-3" table:style-name="ce1">
            <text:p>-0,007938</text:p>
          </table:table-cell>
          <table:table-cell table:number-columns-repeated="20" table:style-name="ce1"/>
          <table:table-cell office:value-type="float" office:value="318" table:formula="msoxl:=$A320/0.2" table:style-name="ce1">
            <text:p>318</text:p>
          </table:table-cell>
          <table:table-cell office:value-type="float" office:value="-7.9380000000000006E-3" table:style-name="ce1">
            <text:p>-0,007938</text:p>
          </table:table-cell>
          <table:table-cell table:number-columns-repeated="16360"/>
        </table:table-row>
        <table:table-row table:style-name="ro1">
          <table:table-cell office:value-type="float" office:value="63.8" table:style-name="ce1">
            <text:p>63,8</text:p>
          </table:table-cell>
          <table:table-cell office:value-type="float" office:value="-1.5870000000000001E-3" table:style-name="ce1">
            <text:p>-0,001587</text:p>
          </table:table-cell>
          <table:table-cell table:number-columns-repeated="20" table:style-name="ce1"/>
          <table:table-cell office:value-type="float" office:value="318.99999999999994" table:formula="msoxl:=$A321/0.2" table:style-name="ce1">
            <text:p>319</text:p>
          </table:table-cell>
          <table:table-cell office:value-type="float" office:value="-1.5870000000000001E-3" table:style-name="ce1">
            <text:p>-0,001587</text:p>
          </table:table-cell>
          <table:table-cell table:number-columns-repeated="1636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2700000000000004E-3" table:style-name="ce1">
            <text:p>0,00527</text:p>
          </table:table-cell>
          <table:table-cell table:number-columns-repeated="20" table:style-name="ce1"/>
          <table:table-cell office:value-type="float" office:value="320" table:formula="msoxl:=$A322/0.2" table:style-name="ce1">
            <text:p>320</text:p>
          </table:table-cell>
          <table:table-cell office:value-type="float" office:value="5.2700000000000004E-3" table:style-name="ce1">
            <text:p>0,00527</text:p>
          </table:table-cell>
          <table:table-cell table:number-columns-repeated="16360"/>
        </table:table-row>
        <table:table-row table:style-name="ro1">
          <table:table-cell office:value-type="float" office:value="64.2" table:style-name="ce1">
            <text:p>64,2</text:p>
          </table:table-cell>
          <table:table-cell office:value-type="float" office:value="9.8589999999999997E-3" table:style-name="ce1">
            <text:p>0,009859</text:p>
          </table:table-cell>
          <table:table-cell table:number-columns-repeated="20" table:style-name="ce1"/>
          <table:table-cell office:value-type="float" office:value="321" table:formula="msoxl:=$A323/0.2" table:style-name="ce1">
            <text:p>321</text:p>
          </table:table-cell>
          <table:table-cell office:value-type="float" office:value="9.8589999999999997E-3" table:style-name="ce1">
            <text:p>0,009859</text:p>
          </table:table-cell>
          <table:table-cell table:number-columns-repeated="16360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office:value-type="float" office:value="1.0376E-2" table:style-name="ce1">
            <text:p>0,010376</text:p>
          </table:table-cell>
          <table:table-cell table:number-columns-repeated="20" table:style-name="ce1"/>
          <table:table-cell office:value-type="float" office:value="322" table:formula="msoxl:=$A324/0.2" table:style-name="ce1">
            <text:p>322</text:p>
          </table:table-cell>
          <table:table-cell office:value-type="float" office:value="1.0376E-2" table:style-name="ce1">
            <text:p>0,010376</text:p>
          </table:table-cell>
          <table:table-cell table:number-columns-repeated="16360"/>
        </table:table-row>
        <table:table-row table:style-name="ro1">
          <table:table-cell office:value-type="float" office:value="64.599999999999994" table:style-name="ce1">
            <text:p>64,6</text:p>
          </table:table-cell>
          <table:table-cell office:value-type="float" office:value="6.6950000000000004E-3" table:style-name="ce1">
            <text:p>0,006695</text:p>
          </table:table-cell>
          <table:table-cell table:number-columns-repeated="20" table:style-name="ce1"/>
          <table:table-cell office:value-type="float" office:value="322.99999999999994" table:formula="msoxl:=$A325/0.2" table:style-name="ce1">
            <text:p>323</text:p>
          </table:table-cell>
          <table:table-cell office:value-type="float" office:value="6.6950000000000004E-3" table:style-name="ce1">
            <text:p>0,006695</text:p>
          </table:table-cell>
          <table:table-cell table:number-columns-repeated="16360"/>
        </table:table-row>
        <table:table-row table:style-name="ro1">
          <table:table-cell office:value-type="float" office:value="64.8" table:style-name="ce1">
            <text:p>64,8</text:p>
          </table:table-cell>
          <table:table-cell office:value-type="float" office:value="3.88E-4" table:style-name="ce1">
            <text:p>0,000388</text:p>
          </table:table-cell>
          <table:table-cell table:number-columns-repeated="20" table:style-name="ce1"/>
          <table:table-cell office:value-type="float" office:value="323.99999999999994" table:formula="msoxl:=$A326/0.2" table:style-name="ce1">
            <text:p>324</text:p>
          </table:table-cell>
          <table:table-cell office:value-type="float" office:value="3.88E-4" table:style-name="ce1">
            <text:p>0,000388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5.9500000000000004E-3" table:style-name="ce1">
            <text:p>-0,00595</text:p>
          </table:table-cell>
          <table:table-cell table:number-columns-repeated="20" table:style-name="ce1"/>
          <table:table-cell office:value-type="float" office:value="325" table:formula="msoxl:=$A327/0.2" table:style-name="ce1">
            <text:p>325</text:p>
          </table:table-cell>
          <table:table-cell office:value-type="float" office:value="-5.9500000000000004E-3" table:style-name="ce1">
            <text:p>-0,00595</text:p>
          </table:table-cell>
          <table:table-cell table:number-columns-repeated="16360"/>
        </table:table-row>
        <table:table-row table:style-name="ro1">
          <table:table-cell office:value-type="float" office:value="65.2" table:style-name="ce1">
            <text:p>65,2</text:p>
          </table:table-cell>
          <table:table-cell office:value-type="float" office:value="-9.7610000000000006E-3" table:style-name="ce1">
            <text:p>-0,009761</text:p>
          </table:table-cell>
          <table:table-cell table:number-columns-repeated="20" table:style-name="ce1"/>
          <table:table-cell office:value-type="float" office:value="326" table:formula="msoxl:=$A328/0.2" table:style-name="ce1">
            <text:p>326</text:p>
          </table:table-cell>
          <table:table-cell office:value-type="float" office:value="-9.7610000000000006E-3" table:style-name="ce1">
            <text:p>-0,009761</text:p>
          </table:table-cell>
          <table:table-cell table:number-columns-repeated="16360"/>
        </table:table-row>
        <table:table-row table:style-name="ro1">
          <table:table-cell office:value-type="float" office:value="65.400000000000006" table:style-name="ce1">
            <text:p>65,4</text:p>
          </table:table-cell>
          <table:table-cell office:value-type="float" office:value="-9.5569999999999995E-3" table:style-name="ce1">
            <text:p>-0,009557</text:p>
          </table:table-cell>
          <table:table-cell table:number-columns-repeated="20" table:style-name="ce1"/>
          <table:table-cell office:value-type="float" office:value="327" table:formula="msoxl:=$A329/0.2" table:style-name="ce1">
            <text:p>327</text:p>
          </table:table-cell>
          <table:table-cell office:value-type="float" office:value="-9.5569999999999995E-3" table:style-name="ce1">
            <text:p>-0,009557</text:p>
          </table:table-cell>
          <table:table-cell table:number-columns-repeated="16360"/>
        </table:table-row>
        <table:table-row table:style-name="ro1">
          <table:table-cell office:value-type="float" office:value="65.599999999999994" table:style-name="ce1">
            <text:p>65,6</text:p>
          </table:table-cell>
          <table:table-cell office:value-type="float" office:value="-5.4990000000000004E-3" table:style-name="ce1">
            <text:p>-0,005499</text:p>
          </table:table-cell>
          <table:table-cell table:number-columns-repeated="20" table:style-name="ce1"/>
          <table:table-cell office:value-type="float" office:value="327.99999999999994" table:formula="msoxl:=$A330/0.2" table:style-name="ce1">
            <text:p>328</text:p>
          </table:table-cell>
          <table:table-cell office:value-type="float" office:value="-5.4990000000000004E-3" table:style-name="ce1">
            <text:p>-0,005499</text:p>
          </table:table-cell>
          <table:table-cell table:number-columns-repeated="16360"/>
        </table:table-row>
        <table:table-row table:style-name="ro1">
          <table:table-cell office:value-type="float" office:value="65.8" table:style-name="ce1">
            <text:p>65,8</text:p>
          </table:table-cell>
          <table:table-cell office:value-type="float" office:value="7.0100000000000002E-4" table:style-name="ce1">
            <text:p>0,000701</text:p>
          </table:table-cell>
          <table:table-cell table:number-columns-repeated="20" table:style-name="ce1"/>
          <table:table-cell office:value-type="float" office:value="328.99999999999994" table:formula="msoxl:=$A331/0.2" table:style-name="ce1">
            <text:p>329</text:p>
          </table:table-cell>
          <table:table-cell office:value-type="float" office:value="7.0100000000000002E-4" table:style-name="ce1">
            <text:p>0,000701</text:p>
          </table:table-cell>
          <table:table-cell table:number-columns-repeated="1636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.4999999999999997E-3" table:style-name="ce1">
            <text:p>0,0065</text:p>
          </table:table-cell>
          <table:table-cell table:number-columns-repeated="20" table:style-name="ce1"/>
          <table:table-cell office:value-type="float" office:value="330" table:formula="msoxl:=$A332/0.2" table:style-name="ce1">
            <text:p>330</text:p>
          </table:table-cell>
          <table:table-cell office:value-type="float" office:value="6.4999999999999997E-3" table:style-name="ce1">
            <text:p>0,0065</text:p>
          </table:table-cell>
          <table:table-cell table:number-columns-repeated="16360"/>
        </table:table-row>
        <table:table-row table:style-name="ro1">
          <table:table-cell office:value-type="float" office:value="66.2" table:style-name="ce1">
            <text:p>66,2</text:p>
          </table:table-cell>
          <table:table-cell office:value-type="float" office:value="9.5650000000000006E-3" table:style-name="ce1">
            <text:p>0,009565</text:p>
          </table:table-cell>
          <table:table-cell table:number-columns-repeated="20" table:style-name="ce1"/>
          <table:table-cell office:value-type="float" office:value="331" table:formula="msoxl:=$A333/0.2" table:style-name="ce1">
            <text:p>331</text:p>
          </table:table-cell>
          <table:table-cell office:value-type="float" office:value="9.5650000000000006E-3" table:style-name="ce1">
            <text:p>0,009565</text:p>
          </table:table-cell>
          <table:table-cell table:number-columns-repeated="16360"/>
        </table:table-row>
        <table:table-row table:style-name="ro1">
          <table:table-cell office:value-type="float" office:value="66.400000000000006" table:style-name="ce1">
            <text:p>66,4</text:p>
          </table:table-cell>
          <table:table-cell office:value-type="float" office:value="8.7089999999999997E-3" table:style-name="ce1">
            <text:p>0,008709</text:p>
          </table:table-cell>
          <table:table-cell table:number-columns-repeated="20" table:style-name="ce1"/>
          <table:table-cell office:value-type="float" office:value="332" table:formula="msoxl:=$A334/0.2" table:style-name="ce1">
            <text:p>332</text:p>
          </table:table-cell>
          <table:table-cell office:value-type="float" office:value="8.7089999999999997E-3" table:style-name="ce1">
            <text:p>0,008709</text:p>
          </table:table-cell>
          <table:table-cell table:number-columns-repeated="16360"/>
        </table:table-row>
        <table:table-row table:style-name="ro1">
          <table:table-cell office:value-type="float" office:value="66.599999999999994" table:style-name="ce1">
            <text:p>66,6</text:p>
          </table:table-cell>
          <table:table-cell office:value-type="float" office:value="4.352E-3" table:style-name="ce1">
            <text:p>0,004352</text:p>
          </table:table-cell>
          <table:table-cell table:number-columns-repeated="20" table:style-name="ce1"/>
          <table:table-cell office:value-type="float" office:value="332.99999999999994" table:formula="msoxl:=$A335/0.2" table:style-name="ce1">
            <text:p>333</text:p>
          </table:table-cell>
          <table:table-cell office:value-type="float" office:value="4.352E-3" table:style-name="ce1">
            <text:p>0,004352</text:p>
          </table:table-cell>
          <table:table-cell table:number-columns-repeated="16360"/>
        </table:table-row>
        <table:table-row table:style-name="ro1">
          <table:table-cell office:value-type="float" office:value="66.8" table:style-name="ce1">
            <text:p>66,8</text:p>
          </table:table-cell>
          <table:table-cell office:value-type="float" office:value="-1.683E-3" table:style-name="ce1">
            <text:p>-0,001683</text:p>
          </table:table-cell>
          <table:table-cell table:number-columns-repeated="20" table:style-name="ce1"/>
          <table:table-cell office:value-type="float" office:value="333.99999999999994" table:formula="msoxl:=$A336/0.2" table:style-name="ce1">
            <text:p>334</text:p>
          </table:table-cell>
          <table:table-cell office:value-type="float" office:value="-1.683E-3" table:style-name="ce1">
            <text:p>-0,001683</text:p>
          </table:table-cell>
          <table:table-cell table:number-columns-repeated="1636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6.9290000000000003E-3" table:style-name="ce1">
            <text:p>-0,006929</text:p>
          </table:table-cell>
          <table:table-cell table:number-columns-repeated="20" table:style-name="ce1"/>
          <table:table-cell office:value-type="float" office:value="335" table:formula="msoxl:=$A337/0.2" table:style-name="ce1">
            <text:p>335</text:p>
          </table:table-cell>
          <table:table-cell office:value-type="float" office:value="-6.9290000000000003E-3" table:style-name="ce1">
            <text:p>-0,006929</text:p>
          </table:table-cell>
          <table:table-cell table:number-columns-repeated="16360"/>
        </table:table-row>
        <table:table-row table:style-name="ro1">
          <table:table-cell office:value-type="float" office:value="67.2" table:style-name="ce1">
            <text:p>67,2</text:p>
          </table:table-cell>
          <table:table-cell office:value-type="float" office:value="-9.2809999999999993E-3" table:style-name="ce1">
            <text:p>-0,009281</text:p>
          </table:table-cell>
          <table:table-cell table:number-columns-repeated="20" table:style-name="ce1"/>
          <table:table-cell office:value-type="float" office:value="336" table:formula="msoxl:=$A338/0.2" table:style-name="ce1">
            <text:p>336</text:p>
          </table:table-cell>
          <table:table-cell office:value-type="float" office:value="-9.2809999999999993E-3" table:style-name="ce1">
            <text:p>-0,009281</text:p>
          </table:table-cell>
          <table:table-cell table:number-columns-repeated="16360"/>
        </table:table-row>
        <table:table-row table:style-name="ro1">
          <table:table-cell office:value-type="float" office:value="67.400000000000006" table:style-name="ce1">
            <text:p>67,4</text:p>
          </table:table-cell>
          <table:table-cell office:value-type="float" office:value="-7.8410000000000007E-3" table:style-name="ce1">
            <text:p>-0,007841</text:p>
          </table:table-cell>
          <table:table-cell table:number-columns-repeated="20" table:style-name="ce1"/>
          <table:table-cell office:value-type="float" office:value="337" table:formula="msoxl:=$A339/0.2" table:style-name="ce1">
            <text:p>337</text:p>
          </table:table-cell>
          <table:table-cell office:value-type="float" office:value="-7.8410000000000007E-3" table:style-name="ce1">
            <text:p>-0,007841</text:p>
          </table:table-cell>
          <table:table-cell table:number-columns-repeated="16360"/>
        </table:table-row>
        <table:table-row table:style-name="ro1">
          <table:table-cell office:value-type="float" office:value="67.599999999999994" table:style-name="ce1">
            <text:p>67,6</text:p>
          </table:table-cell>
          <table:table-cell office:value-type="float" office:value="-3.258E-3" table:style-name="ce1">
            <text:p>-0,003258</text:p>
          </table:table-cell>
          <table:table-cell table:number-columns-repeated="20" table:style-name="ce1"/>
          <table:table-cell office:value-type="float" office:value="337.99999999999994" table:formula="msoxl:=$A340/0.2" table:style-name="ce1">
            <text:p>338</text:p>
          </table:table-cell>
          <table:table-cell office:value-type="float" office:value="-3.258E-3" table:style-name="ce1">
            <text:p>-0,003258</text:p>
          </table:table-cell>
          <table:table-cell table:number-columns-repeated="16360"/>
        </table:table-row>
        <table:table-row table:style-name="ro1">
          <table:table-cell office:value-type="float" office:value="67.8" table:style-name="ce1">
            <text:p>67,8</text:p>
          </table:table-cell>
          <table:table-cell office:value-type="float" office:value="2.5609999999999999E-3" table:style-name="ce1">
            <text:p>0,002561</text:p>
          </table:table-cell>
          <table:table-cell table:number-columns-repeated="20" table:style-name="ce1"/>
          <table:table-cell office:value-type="float" office:value="338.99999999999994" table:formula="msoxl:=$A341/0.2" table:style-name="ce1">
            <text:p>339</text:p>
          </table:table-cell>
          <table:table-cell office:value-type="float" office:value="2.5609999999999999E-3" table:style-name="ce1">
            <text:p>0,002561</text:p>
          </table:table-cell>
          <table:table-cell table:number-columns-repeated="1636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.2439999999999996E-3" table:style-name="ce1">
            <text:p>0,007244</text:p>
          </table:table-cell>
          <table:table-cell table:number-columns-repeated="20" table:style-name="ce1"/>
          <table:table-cell office:value-type="float" office:value="340" table:formula="msoxl:=$A342/0.2" table:style-name="ce1">
            <text:p>340</text:p>
          </table:table-cell>
          <table:table-cell office:value-type="float" office:value="7.2439999999999996E-3" table:style-name="ce1">
            <text:p>0,007244</text:p>
          </table:table-cell>
          <table:table-cell table:number-columns-repeated="16360"/>
        </table:table-row>
        <table:table-row table:style-name="ro1">
          <table:table-cell office:value-type="float" office:value="68.2" table:style-name="ce1">
            <text:p>68,2</text:p>
          </table:table-cell>
          <table:table-cell office:value-type="float" office:value="8.9180000000000006E-3" table:style-name="ce1">
            <text:p>0,008918</text:p>
          </table:table-cell>
          <table:table-cell table:number-columns-repeated="20" table:style-name="ce1"/>
          <table:table-cell office:value-type="float" office:value="341" table:formula="msoxl:=$A343/0.2" table:style-name="ce1">
            <text:p>341</text:p>
          </table:table-cell>
          <table:table-cell office:value-type="float" office:value="8.9180000000000006E-3" table:style-name="ce1">
            <text:p>0,008918</text:p>
          </table:table-cell>
          <table:table-cell table:number-columns-repeated="16360"/>
        </table:table-row>
        <table:table-row table:style-name="ro1">
          <table:table-cell office:value-type="float" office:value="68.400000000000006" table:style-name="ce1">
            <text:p>68,4</text:p>
          </table:table-cell>
          <table:table-cell office:value-type="float" office:value="6.9589999999999999E-3" table:style-name="ce1">
            <text:p>0,006959</text:p>
          </table:table-cell>
          <table:table-cell table:number-columns-repeated="20" table:style-name="ce1"/>
          <table:table-cell office:value-type="float" office:value="342" table:formula="msoxl:=$A344/0.2" table:style-name="ce1">
            <text:p>342</text:p>
          </table:table-cell>
          <table:table-cell office:value-type="float" office:value="6.9589999999999999E-3" table:style-name="ce1">
            <text:p>0,006959</text:p>
          </table:table-cell>
          <table:table-cell table:number-columns-repeated="16360"/>
        </table:table-row>
        <table:table-row table:style-name="ro1">
          <table:table-cell office:value-type="float" office:value="68.599999999999994" table:style-name="ce1">
            <text:p>68,6</text:p>
          </table:table-cell>
          <table:table-cell office:value-type="float" office:value="2.2200000000000002E-3" table:style-name="ce1">
            <text:p>0,00222</text:p>
          </table:table-cell>
          <table:table-cell table:number-columns-repeated="20" table:style-name="ce1"/>
          <table:table-cell office:value-type="float" office:value="342.99999999999994" table:formula="msoxl:=$A345/0.2" table:style-name="ce1">
            <text:p>343</text:p>
          </table:table-cell>
          <table:table-cell office:value-type="float" office:value="2.2200000000000002E-3" table:style-name="ce1">
            <text:p>0,00222</text:p>
          </table:table-cell>
          <table:table-cell table:number-columns-repeated="16360"/>
        </table:table-row>
        <table:table-row table:style-name="ro1">
          <table:table-cell office:value-type="float" office:value="68.8" table:style-name="ce1">
            <text:p>68,8</text:p>
          </table:table-cell>
          <table:table-cell office:value-type="float" office:value="-3.3370000000000001E-3" table:style-name="ce1">
            <text:p>-0,003337</text:p>
          </table:table-cell>
          <table:table-cell table:number-columns-repeated="20" table:style-name="ce1"/>
          <table:table-cell office:value-type="float" office:value="343.99999999999994" table:formula="msoxl:=$A346/0.2" table:style-name="ce1">
            <text:p>344</text:p>
          </table:table-cell>
          <table:table-cell office:value-type="float" office:value="-3.3370000000000001E-3" table:style-name="ce1">
            <text:p>-0,003337</text:p>
          </table:table-cell>
          <table:table-cell table:number-columns-repeated="1636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7.4520000000000003E-3" table:style-name="ce1">
            <text:p>-0,007452</text:p>
          </table:table-cell>
          <table:table-cell table:number-columns-repeated="20" table:style-name="ce1"/>
          <table:table-cell office:value-type="float" office:value="345" table:formula="msoxl:=$A347/0.2" table:style-name="ce1">
            <text:p>345</text:p>
          </table:table-cell>
          <table:table-cell office:value-type="float" office:value="-7.4520000000000003E-3" table:style-name="ce1">
            <text:p>-0,007452</text:p>
          </table:table-cell>
          <table:table-cell table:number-columns-repeated="16360"/>
        </table:table-row>
        <table:table-row table:style-name="ro1">
          <table:table-cell office:value-type="float" office:value="69.2" table:style-name="ce1">
            <text:p>69,2</text:p>
          </table:table-cell>
          <table:table-cell office:value-type="float" office:value="-8.4860000000000005E-3" table:style-name="ce1">
            <text:p>-0,008486</text:p>
          </table:table-cell>
          <table:table-cell table:number-columns-repeated="20" table:style-name="ce1"/>
          <table:table-cell office:value-type="float" office:value="346" table:formula="msoxl:=$A348/0.2" table:style-name="ce1">
            <text:p>346</text:p>
          </table:table-cell>
          <table:table-cell office:value-type="float" office:value="-8.4860000000000005E-3" table:style-name="ce1">
            <text:p>-0,008486</text:p>
          </table:table-cell>
          <table:table-cell table:number-columns-repeated="16360"/>
        </table:table-row>
        <table:table-row table:style-name="ro1">
          <table:table-cell office:value-type="float" office:value="69.400000000000006" table:style-name="ce1">
            <text:p>69,4</text:p>
          </table:table-cell>
          <table:table-cell office:value-type="float" office:value="-6.0720000000000001E-3" table:style-name="ce1">
            <text:p>-0,006072</text:p>
          </table:table-cell>
          <table:table-cell table:number-columns-repeated="20" table:style-name="ce1"/>
          <table:table-cell office:value-type="float" office:value="347" table:formula="msoxl:=$A349/0.2" table:style-name="ce1">
            <text:p>347</text:p>
          </table:table-cell>
          <table:table-cell office:value-type="float" office:value="-6.0720000000000001E-3" table:style-name="ce1">
            <text:p>-0,006072</text:p>
          </table:table-cell>
          <table:table-cell table:number-columns-repeated="16360"/>
        </table:table-row>
        <table:table-row table:style-name="ro1">
          <table:table-cell office:value-type="float" office:value="69.599999999999994" table:style-name="ce1">
            <text:p>69,6</text:p>
          </table:table-cell>
          <table:table-cell office:value-type="float" office:value="-1.2409999999999999E-3" table:style-name="ce1">
            <text:p>-0,001241</text:p>
          </table:table-cell>
          <table:table-cell table:number-columns-repeated="20" table:style-name="ce1"/>
          <table:table-cell office:value-type="float" office:value="347.99999999999994" table:formula="msoxl:=$A350/0.2" table:style-name="ce1">
            <text:p>348</text:p>
          </table:table-cell>
          <table:table-cell office:value-type="float" office:value="-1.2409999999999999E-3" table:style-name="ce1">
            <text:p>-0,001241</text:p>
          </table:table-cell>
          <table:table-cell table:number-columns-repeated="16360"/>
        </table:table-row>
        <table:table-row table:style-name="ro1">
          <table:table-cell office:value-type="float" office:value="69.8" table:style-name="ce1">
            <text:p>69,8</text:p>
          </table:table-cell>
          <table:table-cell office:value-type="float" office:value="4.0130000000000001E-3" table:style-name="ce1">
            <text:p>0,004013</text:p>
          </table:table-cell>
          <table:table-cell table:number-columns-repeated="20" table:style-name="ce1"/>
          <table:table-cell office:value-type="float" office:value="348.99999999999994" table:formula="msoxl:=$A351/0.2" table:style-name="ce1">
            <text:p>349</text:p>
          </table:table-cell>
          <table:table-cell office:value-type="float" office:value="4.0130000000000001E-3" table:style-name="ce1">
            <text:p>0,004013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5599999999999999E-3" table:style-name="ce1">
            <text:p>0,00756</text:p>
          </table:table-cell>
          <table:table-cell table:number-columns-repeated="20" table:style-name="ce1"/>
          <table:table-cell office:value-type="float" office:value="350" table:formula="msoxl:=$A352/0.2" table:style-name="ce1">
            <text:p>350</text:p>
          </table:table-cell>
          <table:table-cell office:value-type="float" office:value="7.5599999999999999E-3" table:style-name="ce1">
            <text:p>0,00756</text:p>
          </table:table-cell>
          <table:table-cell table:number-columns-repeated="16360"/>
        </table:table-row>
        <table:table-row table:style-name="ro1">
          <table:table-cell office:value-type="float" office:value="70.2" table:style-name="ce1">
            <text:p>70,2</text:p>
          </table:table-cell>
          <table:table-cell office:value-type="float" office:value="7.9930000000000001E-3" table:style-name="ce1">
            <text:p>0,007993</text:p>
          </table:table-cell>
          <table:table-cell table:number-columns-repeated="20" table:style-name="ce1"/>
          <table:table-cell office:value-type="float" office:value="351" table:formula="msoxl:=$A353/0.2" table:style-name="ce1">
            <text:p>351</text:p>
          </table:table-cell>
          <table:table-cell office:value-type="float" office:value="7.9930000000000001E-3" table:style-name="ce1">
            <text:p>0,007993</text:p>
          </table:table-cell>
          <table:table-cell table:number-columns-repeated="16360"/>
        </table:table-row>
        <table:table-row table:style-name="ro1">
          <table:table-cell office:value-type="float" office:value="70.400000000000006" table:style-name="ce1">
            <text:p>70,4</text:p>
          </table:table-cell>
          <table:table-cell office:value-type="float" office:value="5.1859999999999996E-3" table:style-name="ce1">
            <text:p>0,005186</text:p>
          </table:table-cell>
          <table:table-cell table:number-columns-repeated="20" table:style-name="ce1"/>
          <table:table-cell office:value-type="float" office:value="352" table:formula="msoxl:=$A354/0.2" table:style-name="ce1">
            <text:p>352</text:p>
          </table:table-cell>
          <table:table-cell office:value-type="float" office:value="5.1859999999999996E-3" table:style-name="ce1">
            <text:p>0,005186</text:p>
          </table:table-cell>
          <table:table-cell table:number-columns-repeated="16360"/>
        </table:table-row>
        <table:table-row table:style-name="ro1">
          <table:table-cell office:value-type="float" office:value="70.599999999999994" table:style-name="ce1">
            <text:p>70,6</text:p>
          </table:table-cell>
          <table:table-cell office:value-type="float" office:value="3.2499999999999999E-4" table:style-name="ce1">
            <text:p>0,000325</text:p>
          </table:table-cell>
          <table:table-cell table:number-columns-repeated="20" table:style-name="ce1"/>
          <table:table-cell office:value-type="float" office:value="352.99999999999994" table:formula="msoxl:=$A355/0.2" table:style-name="ce1">
            <text:p>353</text:p>
          </table:table-cell>
          <table:table-cell office:value-type="float" office:value="3.2499999999999999E-4" table:style-name="ce1">
            <text:p>0,000325</text:p>
          </table:table-cell>
          <table:table-cell table:number-columns-repeated="16360"/>
        </table:table-row>
        <table:table-row table:style-name="ro1">
          <table:table-cell office:value-type="float" office:value="70.8" table:style-name="ce1">
            <text:p>70,8</text:p>
          </table:table-cell>
          <table:table-cell office:value-type="float" office:value="-4.5929999999999999E-3" table:style-name="ce1">
            <text:p>-0,004593</text:p>
          </table:table-cell>
          <table:table-cell table:number-columns-repeated="20" table:style-name="ce1"/>
          <table:table-cell office:value-type="float" office:value="353.99999999999994" table:formula="msoxl:=$A356/0.2" table:style-name="ce1">
            <text:p>354</text:p>
          </table:table-cell>
          <table:table-cell office:value-type="float" office:value="-4.5929999999999999E-3" table:style-name="ce1">
            <text:p>-0,004593</text:p>
          </table:table-cell>
          <table:table-cell table:number-columns-repeated="1636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7.5760000000000003E-3" table:style-name="ce1">
            <text:p>-0,007576</text:p>
          </table:table-cell>
          <table:table-cell table:number-columns-repeated="20" table:style-name="ce1"/>
          <table:table-cell office:value-type="float" office:value="355" table:formula="msoxl:=$A357/0.2" table:style-name="ce1">
            <text:p>355</text:p>
          </table:table-cell>
          <table:table-cell office:value-type="float" office:value="-7.5760000000000003E-3" table:style-name="ce1">
            <text:p>-0,007576</text:p>
          </table:table-cell>
          <table:table-cell table:number-columns-repeated="16360"/>
        </table:table-row>
        <table:table-row table:style-name="ro1">
          <table:table-cell office:value-type="float" office:value="71.2" table:style-name="ce1">
            <text:p>71,2</text:p>
          </table:table-cell>
          <table:table-cell office:value-type="float" office:value="-7.4489999999999999E-3" table:style-name="ce1">
            <text:p>-0,007449</text:p>
          </table:table-cell>
          <table:table-cell table:number-columns-repeated="20" table:style-name="ce1"/>
          <table:table-cell office:value-type="float" office:value="356" table:formula="msoxl:=$A358/0.2" table:style-name="ce1">
            <text:p>356</text:p>
          </table:table-cell>
          <table:table-cell office:value-type="float" office:value="-7.4489999999999999E-3" table:style-name="ce1">
            <text:p>-0,007449</text:p>
          </table:table-cell>
          <table:table-cell table:number-columns-repeated="16360"/>
        </table:table-row>
        <table:table-row table:style-name="ro1">
          <table:table-cell office:value-type="float" office:value="71.400000000000006" table:style-name="ce1">
            <text:p>71,4</text:p>
          </table:table-cell>
          <table:table-cell office:value-type="float" office:value="-4.3090000000000003E-3" table:style-name="ce1">
            <text:p>-0,004309</text:p>
          </table:table-cell>
          <table:table-cell table:number-columns-repeated="20" table:style-name="ce1"/>
          <table:table-cell office:value-type="float" office:value="357" table:formula="msoxl:=$A359/0.2" table:style-name="ce1">
            <text:p>357</text:p>
          </table:table-cell>
          <table:table-cell office:value-type="float" office:value="-4.3090000000000003E-3" table:style-name="ce1">
            <text:p>-0,004309</text:p>
          </table:table-cell>
          <table:table-cell table:number-columns-repeated="16360"/>
        </table:table-row>
        <table:table-row table:style-name="ro1">
          <table:table-cell office:value-type="float" office:value="71.599999999999994" table:style-name="ce1">
            <text:p>71,6</text:p>
          </table:table-cell>
          <table:table-cell office:value-type="float" office:value="5.2700000000000002E-4" table:style-name="ce1">
            <text:p>0,000527</text:p>
          </table:table-cell>
          <table:table-cell table:number-columns-repeated="20" table:style-name="ce1"/>
          <table:table-cell office:value-type="float" office:value="357.99999999999994" table:formula="msoxl:=$A360/0.2" table:style-name="ce1">
            <text:p>358</text:p>
          </table:table-cell>
          <table:table-cell office:value-type="float" office:value="5.2700000000000002E-4" table:style-name="ce1">
            <text:p>0,000527</text:p>
          </table:table-cell>
          <table:table-cell table:number-columns-repeated="16360"/>
        </table:table-row>
        <table:table-row table:style-name="ro1">
          <table:table-cell office:value-type="float" office:value="71.8" table:style-name="ce1">
            <text:p>71,8</text:p>
          </table:table-cell>
          <table:table-cell office:value-type="float" office:value="5.0769999999999999E-3" table:style-name="ce1">
            <text:p>0,005077</text:p>
          </table:table-cell>
          <table:table-cell table:number-columns-repeated="20" table:style-name="ce1"/>
          <table:table-cell office:value-type="float" office:value="358.99999999999994" table:formula="msoxl:=$A361/0.2" table:style-name="ce1">
            <text:p>359</text:p>
          </table:table-cell>
          <table:table-cell office:value-type="float" office:value="5.0769999999999999E-3" table:style-name="ce1">
            <text:p>0,005077</text:p>
          </table:table-cell>
          <table:table-cell table:number-columns-repeated="1636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5059999999999997E-3" table:style-name="ce1">
            <text:p>0,007506</text:p>
          </table:table-cell>
          <table:table-cell table:number-columns-repeated="20" table:style-name="ce1"/>
          <table:table-cell office:value-type="float" office:value="360" table:formula="msoxl:=$A362/0.2" table:style-name="ce1">
            <text:p>360</text:p>
          </table:table-cell>
          <table:table-cell office:value-type="float" office:value="7.5059999999999997E-3" table:style-name="ce1">
            <text:p>0,007506</text:p>
          </table:table-cell>
          <table:table-cell table:number-columns-repeated="16360"/>
        </table:table-row>
        <table:table-row table:style-name="ro1">
          <table:table-cell office:value-type="float" office:value="72.2" table:style-name="ce1">
            <text:p>72,2</text:p>
          </table:table-cell>
          <table:table-cell office:value-type="float" office:value="6.8609999999999999E-3" table:style-name="ce1">
            <text:p>0,006861</text:p>
          </table:table-cell>
          <table:table-cell table:number-columns-repeated="20" table:style-name="ce1"/>
          <table:table-cell office:value-type="float" office:value="361" table:formula="msoxl:=$A363/0.2" table:style-name="ce1">
            <text:p>361</text:p>
          </table:table-cell>
          <table:table-cell office:value-type="float" office:value="6.8609999999999999E-3" table:style-name="ce1">
            <text:p>0,006861</text:p>
          </table:table-cell>
          <table:table-cell table:number-columns-repeated="16360"/>
        </table:table-row>
        <table:table-row table:style-name="ro1">
          <table:table-cell office:value-type="float" office:value="72.400000000000006" table:style-name="ce1">
            <text:p>72,4</text:p>
          </table:table-cell>
          <table:table-cell office:value-type="float" office:value="3.4480000000000001E-3" table:style-name="ce1">
            <text:p>0,003448</text:p>
          </table:table-cell>
          <table:table-cell table:number-columns-repeated="20" table:style-name="ce1"/>
          <table:table-cell office:value-type="float" office:value="362" table:formula="msoxl:=$A364/0.2" table:style-name="ce1">
            <text:p>362</text:p>
          </table:table-cell>
          <table:table-cell office:value-type="float" office:value="3.4480000000000001E-3" table:style-name="ce1">
            <text:p>0,003448</text:p>
          </table:table-cell>
          <table:table-cell table:number-columns-repeated="16360"/>
        </table:table-row>
        <table:table-row table:style-name="ro1">
          <table:table-cell office:value-type="float" office:value="72.599999999999994" table:style-name="ce1">
            <text:p>72,6</text:p>
          </table:table-cell>
          <table:table-cell office:value-type="float" office:value="-1.3110000000000001E-3" table:style-name="ce1">
            <text:p>-0,001311</text:p>
          </table:table-cell>
          <table:table-cell table:number-columns-repeated="20" table:style-name="ce1"/>
          <table:table-cell office:value-type="float" office:value="362.99999999999994" table:formula="msoxl:=$A365/0.2" table:style-name="ce1">
            <text:p>363</text:p>
          </table:table-cell>
          <table:table-cell office:value-type="float" office:value="-1.3110000000000001E-3" table:style-name="ce1">
            <text:p>-0,001311</text:p>
          </table:table-cell>
          <table:table-cell table:number-columns-repeated="16360"/>
        </table:table-row>
        <table:table-row table:style-name="ro1">
          <table:table-cell office:value-type="float" office:value="72.8" table:style-name="ce1">
            <text:p>72,8</text:p>
          </table:table-cell>
          <table:table-cell office:value-type="float" office:value="-5.4710000000000002E-3" table:style-name="ce1">
            <text:p>-0,005471</text:p>
          </table:table-cell>
          <table:table-cell table:number-columns-repeated="20" table:style-name="ce1"/>
          <table:table-cell office:value-type="float" office:value="363.99999999999994" table:formula="msoxl:=$A366/0.2" table:style-name="ce1">
            <text:p>364</text:p>
          </table:table-cell>
          <table:table-cell office:value-type="float" office:value="-5.4710000000000002E-3" table:style-name="ce1">
            <text:p>-0,005471</text:p>
          </table:table-cell>
          <table:table-cell table:number-columns-repeated="1636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7.3559999999999997E-3" table:style-name="ce1">
            <text:p>-0,007356</text:p>
          </table:table-cell>
          <table:table-cell table:number-columns-repeated="20" table:style-name="ce1"/>
          <table:table-cell office:value-type="float" office:value="365" table:formula="msoxl:=$A367/0.2" table:style-name="ce1">
            <text:p>365</text:p>
          </table:table-cell>
          <table:table-cell office:value-type="float" office:value="-7.3559999999999997E-3" table:style-name="ce1">
            <text:p>-0,007356</text:p>
          </table:table-cell>
          <table:table-cell table:number-columns-repeated="16360"/>
        </table:table-row>
        <table:table-row table:style-name="ro1">
          <table:table-cell office:value-type="float" office:value="73.2" table:style-name="ce1">
            <text:p>73,2</text:p>
          </table:table-cell>
          <table:table-cell office:value-type="float" office:value="-6.2370000000000004E-3" table:style-name="ce1">
            <text:p>-0,006237</text:p>
          </table:table-cell>
          <table:table-cell table:number-columns-repeated="20" table:style-name="ce1"/>
          <table:table-cell office:value-type="float" office:value="366" table:formula="msoxl:=$A368/0.2" table:style-name="ce1">
            <text:p>366</text:p>
          </table:table-cell>
          <table:table-cell office:value-type="float" office:value="-6.2370000000000004E-3" table:style-name="ce1">
            <text:p>-0,006237</text:p>
          </table:table-cell>
          <table:table-cell table:number-columns-repeated="16360"/>
        </table:table-row>
        <table:table-row table:style-name="ro1">
          <table:table-cell office:value-type="float" office:value="73.400000000000006" table:style-name="ce1">
            <text:p>73,4</text:p>
          </table:table-cell>
          <table:table-cell office:value-type="float" office:value="-2.6080000000000001E-3" table:style-name="ce1">
            <text:p>-0,002608</text:p>
          </table:table-cell>
          <table:table-cell table:number-columns-repeated="20" table:style-name="ce1"/>
          <table:table-cell office:value-type="float" office:value="367" table:formula="msoxl:=$A369/0.2" table:style-name="ce1">
            <text:p>367</text:p>
          </table:table-cell>
          <table:table-cell office:value-type="float" office:value="-2.6080000000000001E-3" table:style-name="ce1">
            <text:p>-0,002608</text:p>
          </table:table-cell>
          <table:table-cell table:number-columns-repeated="16360"/>
        </table:table-row>
        <table:table-row table:style-name="ro1">
          <table:table-cell office:value-type="float" office:value="73.599999999999994" table:style-name="ce1">
            <text:p>73,6</text:p>
          </table:table-cell>
          <table:table-cell office:value-type="float" office:value="2.026E-3" table:style-name="ce1">
            <text:p>0,002026</text:p>
          </table:table-cell>
          <table:table-cell table:number-columns-repeated="20" table:style-name="ce1"/>
          <table:table-cell office:value-type="float" office:value="367.99999999999994" table:formula="msoxl:=$A370/0.2" table:style-name="ce1">
            <text:p>368</text:p>
          </table:table-cell>
          <table:table-cell office:value-type="float" office:value="2.026E-3" table:style-name="ce1">
            <text:p>0,002026</text:p>
          </table:table-cell>
          <table:table-cell table:number-columns-repeated="16360"/>
        </table:table-row>
        <table:table-row table:style-name="ro1">
          <table:table-cell office:value-type="float" office:value="73.8" table:style-name="ce1">
            <text:p>73,8</text:p>
          </table:table-cell>
          <table:table-cell office:value-type="float" office:value="5.7749999999999998E-3" table:style-name="ce1">
            <text:p>0,005775</text:p>
          </table:table-cell>
          <table:table-cell table:number-columns-repeated="20" table:style-name="ce1"/>
          <table:table-cell office:value-type="float" office:value="368.99999999999994" table:formula="msoxl:=$A371/0.2" table:style-name="ce1">
            <text:p>369</text:p>
          </table:table-cell>
          <table:table-cell office:value-type="float" office:value="5.7749999999999998E-3" table:style-name="ce1">
            <text:p>0,005775</text:p>
          </table:table-cell>
          <table:table-cell table:number-columns-repeated="1636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.1339999999999997E-3" table:style-name="ce1">
            <text:p>0,007134</text:p>
          </table:table-cell>
          <table:table-cell table:number-columns-repeated="20" table:style-name="ce1"/>
          <table:table-cell office:value-type="float" office:value="370" table:formula="msoxl:=$A372/0.2" table:style-name="ce1">
            <text:p>370</text:p>
          </table:table-cell>
          <table:table-cell office:value-type="float" office:value="7.1339999999999997E-3" table:style-name="ce1">
            <text:p>0,007134</text:p>
          </table:table-cell>
          <table:table-cell table:number-columns-repeated="16360"/>
        </table:table-row>
        <table:table-row table:style-name="ro1">
          <table:table-cell office:value-type="float" office:value="74.2" table:style-name="ce1">
            <text:p>74,2</text:p>
          </table:table-cell>
          <table:table-cell office:value-type="float" office:value="5.5859999999999998E-3" table:style-name="ce1">
            <text:p>0,005586</text:p>
          </table:table-cell>
          <table:table-cell table:number-columns-repeated="20" table:style-name="ce1"/>
          <table:table-cell office:value-type="float" office:value="371" table:formula="msoxl:=$A373/0.2" table:style-name="ce1">
            <text:p>371</text:p>
          </table:table-cell>
          <table:table-cell office:value-type="float" office:value="5.5859999999999998E-3" table:style-name="ce1">
            <text:p>0,005586</text:p>
          </table:table-cell>
          <table:table-cell table:number-columns-repeated="16360"/>
        </table:table-row>
        <table:table-row table:style-name="ro1">
          <table:table-cell office:value-type="float" office:value="74.400000000000006" table:style-name="ce1">
            <text:p>74,4</text:p>
          </table:table-cell>
          <table:table-cell office:value-type="float" office:value="1.7960000000000001E-3" table:style-name="ce1">
            <text:p>0,001796</text:p>
          </table:table-cell>
          <table:table-cell table:number-columns-repeated="20" table:style-name="ce1"/>
          <table:table-cell office:value-type="float" office:value="372" table:formula="msoxl:=$A374/0.2" table:style-name="ce1">
            <text:p>372</text:p>
          </table:table-cell>
          <table:table-cell office:value-type="float" office:value="1.7960000000000001E-3" table:style-name="ce1">
            <text:p>0,001796</text:p>
          </table:table-cell>
          <table:table-cell table:number-columns-repeated="16360"/>
        </table:table-row>
        <table:table-row table:style-name="ro1">
          <table:table-cell office:value-type="float" office:value="74.599999999999994" table:style-name="ce1">
            <text:p>74,6</text:p>
          </table:table-cell>
          <table:table-cell office:value-type="float" office:value="-2.6689999999999999E-3" table:style-name="ce1">
            <text:p>-0,002669</text:p>
          </table:table-cell>
          <table:table-cell table:number-columns-repeated="20" table:style-name="ce1"/>
          <table:table-cell office:value-type="float" office:value="372.99999999999994" table:formula="msoxl:=$A375/0.2" table:style-name="ce1">
            <text:p>373</text:p>
          </table:table-cell>
          <table:table-cell office:value-type="float" office:value="-2.6689999999999999E-3" table:style-name="ce1">
            <text:p>-0,002669</text:p>
          </table:table-cell>
          <table:table-cell table:number-columns-repeated="16360"/>
        </table:table-row>
        <table:table-row table:style-name="ro1">
          <table:table-cell office:value-type="float" office:value="74.8" table:style-name="ce1">
            <text:p>74,8</text:p>
          </table:table-cell>
          <table:table-cell office:value-type="float" office:value="-5.9940000000000002E-3" table:style-name="ce1">
            <text:p>-0,005994</text:p>
          </table:table-cell>
          <table:table-cell table:number-columns-repeated="20" table:style-name="ce1"/>
          <table:table-cell office:value-type="float" office:value="373.99999999999994" table:formula="msoxl:=$A376/0.2" table:style-name="ce1">
            <text:p>374</text:p>
          </table:table-cell>
          <table:table-cell office:value-type="float" office:value="-5.9940000000000002E-3" table:style-name="ce1">
            <text:p>-0,00599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6.8469999999999998E-3" table:style-name="ce1">
            <text:p>-0,006847</text:p>
          </table:table-cell>
          <table:table-cell table:number-columns-repeated="20" table:style-name="ce1"/>
          <table:table-cell office:value-type="float" office:value="375" table:formula="msoxl:=$A377/0.2" table:style-name="ce1">
            <text:p>375</text:p>
          </table:table-cell>
          <table:table-cell office:value-type="float" office:value="-6.8469999999999998E-3" table:style-name="ce1">
            <text:p>-0,006847</text:p>
          </table:table-cell>
          <table:table-cell table:number-columns-repeated="16360"/>
        </table:table-row>
        <table:table-row table:style-name="ro1">
          <table:table-cell office:value-type="float" office:value="75.2" table:style-name="ce1">
            <text:p>75,2</text:p>
          </table:table-cell>
          <table:table-cell office:value-type="float" office:value="-4.9150000000000001E-3" table:style-name="ce1">
            <text:p>-0,004915</text:p>
          </table:table-cell>
          <table:table-cell table:number-columns-repeated="20" table:style-name="ce1"/>
          <table:table-cell office:value-type="float" office:value="376" table:formula="msoxl:=$A378/0.2" table:style-name="ce1">
            <text:p>376</text:p>
          </table:table-cell>
          <table:table-cell office:value-type="float" office:value="-4.9150000000000001E-3" table:style-name="ce1">
            <text:p>-0,004915</text:p>
          </table:table-cell>
          <table:table-cell table:number-columns-repeated="16360"/>
        </table:table-row>
        <table:table-row table:style-name="ro1">
          <table:table-cell office:value-type="float" office:value="75.400000000000006" table:style-name="ce1">
            <text:p>75,4</text:p>
          </table:table-cell>
          <table:table-cell office:value-type="float" office:value="-1.0169999999999999E-3" table:style-name="ce1">
            <text:p>-0,001017</text:p>
          </table:table-cell>
          <table:table-cell table:number-columns-repeated="20" table:style-name="ce1"/>
          <table:table-cell office:value-type="float" office:value="377" table:formula="msoxl:=$A379/0.2" table:style-name="ce1">
            <text:p>377</text:p>
          </table:table-cell>
          <table:table-cell office:value-type="float" office:value="-1.0169999999999999E-3" table:style-name="ce1">
            <text:p>-0,001017</text:p>
          </table:table-cell>
          <table:table-cell table:number-columns-repeated="16360"/>
        </table:table-row>
        <table:table-row table:style-name="ro1">
          <table:table-cell office:value-type="float" office:value="75.599999999999994" table:style-name="ce1">
            <text:p>75,6</text:p>
          </table:table-cell>
          <table:table-cell office:value-type="float" office:value="3.241E-3" table:style-name="ce1">
            <text:p>0,003241</text:p>
          </table:table-cell>
          <table:table-cell table:number-columns-repeated="20" table:style-name="ce1"/>
          <table:table-cell office:value-type="float" office:value="377.99999999999994" table:formula="msoxl:=$A380/0.2" table:style-name="ce1">
            <text:p>378</text:p>
          </table:table-cell>
          <table:table-cell office:value-type="float" office:value="3.241E-3" table:style-name="ce1">
            <text:p>0,003241</text:p>
          </table:table-cell>
          <table:table-cell table:number-columns-repeated="16360"/>
        </table:table-row>
        <table:table-row table:style-name="ro1">
          <table:table-cell office:value-type="float" office:value="75.8" table:style-name="ce1">
            <text:p>75,8</text:p>
          </table:table-cell>
          <table:table-cell office:value-type="float" office:value="6.1310000000000002E-3" table:style-name="ce1">
            <text:p>0,006131</text:p>
          </table:table-cell>
          <table:table-cell table:number-columns-repeated="20" table:style-name="ce1"/>
          <table:table-cell office:value-type="float" office:value="378.99999999999994" table:formula="msoxl:=$A381/0.2" table:style-name="ce1">
            <text:p>379</text:p>
          </table:table-cell>
          <table:table-cell office:value-type="float" office:value="6.1310000000000002E-3" table:style-name="ce1">
            <text:p>0,006131</text:p>
          </table:table-cell>
          <table:table-cell table:number-columns-repeated="1636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.4999999999999997E-3" table:style-name="ce1">
            <text:p>0,0065</text:p>
          </table:table-cell>
          <table:table-cell table:number-columns-repeated="20" table:style-name="ce1"/>
          <table:table-cell office:value-type="float" office:value="380" table:formula="msoxl:=$A382/0.2" table:style-name="ce1">
            <text:p>380</text:p>
          </table:table-cell>
          <table:table-cell office:value-type="float" office:value="6.4999999999999997E-3" table:style-name="ce1">
            <text:p>0,0065</text:p>
          </table:table-cell>
          <table:table-cell table:number-columns-repeated="16360"/>
        </table:table-row>
        <table:table-row table:style-name="ro1">
          <table:table-cell office:value-type="float" office:value="76.2" table:style-name="ce1">
            <text:p>76,2</text:p>
          </table:table-cell>
          <table:table-cell office:value-type="float" office:value="4.2310000000000004E-3" table:style-name="ce1">
            <text:p>0,004231</text:p>
          </table:table-cell>
          <table:table-cell table:number-columns-repeated="20" table:style-name="ce1"/>
          <table:table-cell office:value-type="float" office:value="381" table:formula="msoxl:=$A383/0.2" table:style-name="ce1">
            <text:p>381</text:p>
          </table:table-cell>
          <table:table-cell office:value-type="float" office:value="4.2310000000000004E-3" table:style-name="ce1">
            <text:p>0,004231</text:p>
          </table:table-cell>
          <table:table-cell table:number-columns-repeated="16360"/>
        </table:table-row>
        <table:table-row table:style-name="ro1">
          <table:table-cell office:value-type="float" office:value="76.400000000000006" table:style-name="ce1">
            <text:p>76,4</text:p>
          </table:table-cell>
          <table:table-cell office:value-type="float" office:value="2.7599999999999999E-4" table:style-name="ce1">
            <text:p>0,000276</text:p>
          </table:table-cell>
          <table:table-cell table:number-columns-repeated="20" table:style-name="ce1"/>
          <table:table-cell office:value-type="float" office:value="382" table:formula="msoxl:=$A384/0.2" table:style-name="ce1">
            <text:p>382</text:p>
          </table:table-cell>
          <table:table-cell office:value-type="float" office:value="2.7599999999999999E-4" table:style-name="ce1">
            <text:p>0,000276</text:p>
          </table:table-cell>
          <table:table-cell table:number-columns-repeated="16360"/>
        </table:table-row>
        <table:table-row table:style-name="ro1">
          <table:table-cell office:value-type="float" office:value="76.599999999999994" table:style-name="ce1">
            <text:p>76,6</text:p>
          </table:table-cell>
          <table:table-cell office:value-type="float" office:value="-3.7399999999999998E-3" table:style-name="ce1">
            <text:p>-0,00374</text:p>
          </table:table-cell>
          <table:table-cell table:number-columns-repeated="20" table:style-name="ce1"/>
          <table:table-cell office:value-type="float" office:value="382.99999999999994" table:formula="msoxl:=$A385/0.2" table:style-name="ce1">
            <text:p>383</text:p>
          </table:table-cell>
          <table:table-cell office:value-type="float" office:value="-3.7399999999999998E-3" table:style-name="ce1">
            <text:p>-0,00374</text:p>
          </table:table-cell>
          <table:table-cell table:number-columns-repeated="16360"/>
        </table:table-row>
        <table:table-row table:style-name="ro1">
          <table:table-cell office:value-type="float" office:value="76.8" table:style-name="ce1">
            <text:p>76,8</text:p>
          </table:table-cell>
          <table:table-cell office:value-type="float" office:value="-6.1910000000000003E-3" table:style-name="ce1">
            <text:p>-0,006191</text:p>
          </table:table-cell>
          <table:table-cell table:number-columns-repeated="20" table:style-name="ce1"/>
          <table:table-cell office:value-type="float" office:value="383.99999999999994" table:formula="msoxl:=$A386/0.2" table:style-name="ce1">
            <text:p>384</text:p>
          </table:table-cell>
          <table:table-cell office:value-type="float" office:value="-6.1910000000000003E-3" table:style-name="ce1">
            <text:p>-0,006191</text:p>
          </table:table-cell>
          <table:table-cell table:number-columns-repeated="1636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6.1019999999999998E-3" table:style-name="ce1">
            <text:p>-0,006102</text:p>
          </table:table-cell>
          <table:table-cell table:number-columns-repeated="20" table:style-name="ce1"/>
          <table:table-cell office:value-type="float" office:value="385" table:formula="msoxl:=$A387/0.2" table:style-name="ce1">
            <text:p>385</text:p>
          </table:table-cell>
          <table:table-cell office:value-type="float" office:value="-6.1019999999999998E-3" table:style-name="ce1">
            <text:p>-0,006102</text:p>
          </table:table-cell>
          <table:table-cell table:number-columns-repeated="16360"/>
        </table:table-row>
        <table:table-row table:style-name="ro1">
          <table:table-cell office:value-type="float" office:value="77.2" table:style-name="ce1">
            <text:p>77,2</text:p>
          </table:table-cell>
          <table:table-cell office:value-type="float" office:value="-3.542E-3" table:style-name="ce1">
            <text:p>-0,003542</text:p>
          </table:table-cell>
          <table:table-cell table:number-columns-repeated="20" table:style-name="ce1"/>
          <table:table-cell office:value-type="float" office:value="386" table:formula="msoxl:=$A388/0.2" table:style-name="ce1">
            <text:p>386</text:p>
          </table:table-cell>
          <table:table-cell office:value-type="float" office:value="-3.542E-3" table:style-name="ce1">
            <text:p>-0,003542</text:p>
          </table:table-cell>
          <table:table-cell table:number-columns-repeated="16360"/>
        </table:table-row>
        <table:table-row table:style-name="ro1">
          <table:table-cell office:value-type="float" office:value="77.400000000000006" table:style-name="ce1">
            <text:p>77,4</text:p>
          </table:table-cell>
          <table:table-cell office:value-type="float" office:value="4.2200000000000001E-4" table:style-name="ce1">
            <text:p>0,000422</text:p>
          </table:table-cell>
          <table:table-cell table:number-columns-repeated="20" table:style-name="ce1"/>
          <table:table-cell office:value-type="float" office:value="387" table:formula="msoxl:=$A389/0.2" table:style-name="ce1">
            <text:p>387</text:p>
          </table:table-cell>
          <table:table-cell office:value-type="float" office:value="4.2200000000000001E-4" table:style-name="ce1">
            <text:p>0,000422</text:p>
          </table:table-cell>
          <table:table-cell table:number-columns-repeated="16360"/>
        </table:table-row>
        <table:table-row table:style-name="ro1">
          <table:table-cell office:value-type="float" office:value="77.599999999999994" table:style-name="ce1">
            <text:p>77,6</text:p>
          </table:table-cell>
          <table:table-cell office:value-type="float" office:value="4.1660000000000004E-3" table:style-name="ce1">
            <text:p>0,004166</text:p>
          </table:table-cell>
          <table:table-cell table:number-columns-repeated="20" table:style-name="ce1"/>
          <table:table-cell office:value-type="float" office:value="387.99999999999994" table:formula="msoxl:=$A390/0.2" table:style-name="ce1">
            <text:p>388</text:p>
          </table:table-cell>
          <table:table-cell office:value-type="float" office:value="4.1660000000000004E-3" table:style-name="ce1">
            <text:p>0,004166</text:p>
          </table:table-cell>
          <table:table-cell table:number-columns-repeated="16360"/>
        </table:table-row>
        <table:table-row table:style-name="ro1">
          <table:table-cell office:value-type="float" office:value="77.8" table:style-name="ce1">
            <text:p>77,8</text:p>
          </table:table-cell>
          <table:table-cell office:value-type="float" office:value="6.1760000000000001E-3" table:style-name="ce1">
            <text:p>0,006176</text:p>
          </table:table-cell>
          <table:table-cell table:number-columns-repeated="20" table:style-name="ce1"/>
          <table:table-cell office:value-type="float" office:value="388.99999999999994" table:formula="msoxl:=$A391/0.2" table:style-name="ce1">
            <text:p>389</text:p>
          </table:table-cell>
          <table:table-cell office:value-type="float" office:value="6.1760000000000001E-3" table:style-name="ce1">
            <text:p>0,006176</text:p>
          </table:table-cell>
          <table:table-cell table:number-columns-repeated="1636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659E-3" table:style-name="ce1">
            <text:p>0,005659</text:p>
          </table:table-cell>
          <table:table-cell table:number-columns-repeated="20" table:style-name="ce1"/>
          <table:table-cell office:value-type="float" office:value="390" table:formula="msoxl:=$A392/0.2" table:style-name="ce1">
            <text:p>390</text:p>
          </table:table-cell>
          <table:table-cell office:value-type="float" office:value="5.659E-3" table:style-name="ce1">
            <text:p>0,005659</text:p>
          </table:table-cell>
          <table:table-cell table:number-columns-repeated="16360"/>
        </table:table-row>
        <table:table-row table:style-name="ro1">
          <table:table-cell office:value-type="float" office:value="78.2" table:style-name="ce1">
            <text:p>78,2</text:p>
          </table:table-cell>
          <table:table-cell office:value-type="float" office:value="2.8540000000000002E-3" table:style-name="ce1">
            <text:p>0,002854</text:p>
          </table:table-cell>
          <table:table-cell table:number-columns-repeated="20" table:style-name="ce1"/>
          <table:table-cell office:value-type="float" office:value="391" table:formula="msoxl:=$A393/0.2" table:style-name="ce1">
            <text:p>391</text:p>
          </table:table-cell>
          <table:table-cell office:value-type="float" office:value="2.8540000000000002E-3" table:style-name="ce1">
            <text:p>0,002854</text:p>
          </table:table-cell>
          <table:table-cell table:number-columns-repeated="16360"/>
        </table:table-row>
        <table:table-row table:style-name="ro1">
          <table:table-cell office:value-type="float" office:value="78.400000000000006" table:style-name="ce1">
            <text:p>78,4</text:p>
          </table:table-cell>
          <table:table-cell office:value-type="float" office:value="-1.0740000000000001E-3" table:style-name="ce1">
            <text:p>-0,001074</text:p>
          </table:table-cell>
          <table:table-cell table:number-columns-repeated="20" table:style-name="ce1"/>
          <table:table-cell office:value-type="float" office:value="392" table:formula="msoxl:=$A394/0.2" table:style-name="ce1">
            <text:p>392</text:p>
          </table:table-cell>
          <table:table-cell office:value-type="float" office:value="-1.0740000000000001E-3" table:style-name="ce1">
            <text:p>-0,001074</text:p>
          </table:table-cell>
          <table:table-cell table:number-columns-repeated="16360"/>
        </table:table-row>
        <table:table-row table:style-name="ro1">
          <table:table-cell office:value-type="float" office:value="78.599999999999994" table:style-name="ce1">
            <text:p>78,6</text:p>
          </table:table-cell>
          <table:table-cell office:value-type="float" office:value="-4.5199999999999997E-3" table:style-name="ce1">
            <text:p>-0,00452</text:p>
          </table:table-cell>
          <table:table-cell table:number-columns-repeated="20" table:style-name="ce1"/>
          <table:table-cell office:value-type="float" office:value="392.99999999999994" table:formula="msoxl:=$A395/0.2" table:style-name="ce1">
            <text:p>393</text:p>
          </table:table-cell>
          <table:table-cell office:value-type="float" office:value="-4.5199999999999997E-3" table:style-name="ce1">
            <text:p>-0,00452</text:p>
          </table:table-cell>
          <table:table-cell table:number-columns-repeated="16360"/>
        </table:table-row>
        <table:table-row table:style-name="ro1">
          <table:table-cell office:value-type="float" office:value="78.8" table:style-name="ce1">
            <text:p>78,8</text:p>
          </table:table-cell>
          <table:table-cell office:value-type="float" office:value="-6.0930000000000003E-3" table:style-name="ce1">
            <text:p>-0,006093</text:p>
          </table:table-cell>
          <table:table-cell table:number-columns-repeated="20" table:style-name="ce1"/>
          <table:table-cell office:value-type="float" office:value="393.99999999999994" table:formula="msoxl:=$A396/0.2" table:style-name="ce1">
            <text:p>394</text:p>
          </table:table-cell>
          <table:table-cell office:value-type="float" office:value="-6.0930000000000003E-3" table:style-name="ce1">
            <text:p>-0,006093</text:p>
          </table:table-cell>
          <table:table-cell table:number-columns-repeated="1636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5.1780000000000003E-3" table:style-name="ce1">
            <text:p>-0,005178</text:p>
          </table:table-cell>
          <table:table-cell table:number-columns-repeated="20" table:style-name="ce1"/>
          <table:table-cell office:value-type="float" office:value="395" table:formula="msoxl:=$A397/0.2" table:style-name="ce1">
            <text:p>395</text:p>
          </table:table-cell>
          <table:table-cell office:value-type="float" office:value="-5.1780000000000003E-3" table:style-name="ce1">
            <text:p>-0,005178</text:p>
          </table:table-cell>
          <table:table-cell table:number-columns-repeated="16360"/>
        </table:table-row>
        <table:table-row table:style-name="ro1">
          <table:table-cell office:value-type="float" office:value="79.2" table:style-name="ce1">
            <text:p>79,2</text:p>
          </table:table-cell>
          <table:table-cell office:value-type="float" office:value="-2.1740000000000002E-3" table:style-name="ce1">
            <text:p>-0,002174</text:p>
          </table:table-cell>
          <table:table-cell table:number-columns-repeated="20" table:style-name="ce1"/>
          <table:table-cell office:value-type="float" office:value="396" table:formula="msoxl:=$A398/0.2" table:style-name="ce1">
            <text:p>396</text:p>
          </table:table-cell>
          <table:table-cell office:value-type="float" office:value="-2.1740000000000002E-3" table:style-name="ce1">
            <text:p>-0,002174</text:p>
          </table:table-cell>
          <table:table-cell table:number-columns-repeated="16360"/>
        </table:table-row>
        <table:table-row table:style-name="ro1">
          <table:table-cell office:value-type="float" office:value="79.400000000000006" table:style-name="ce1">
            <text:p>79,4</text:p>
          </table:table-cell>
          <table:table-cell office:value-type="float" office:value="1.676E-3" table:style-name="ce1">
            <text:p>0,001676</text:p>
          </table:table-cell>
          <table:table-cell table:number-columns-repeated="20" table:style-name="ce1"/>
          <table:table-cell office:value-type="float" office:value="397" table:formula="msoxl:=$A399/0.2" table:style-name="ce1">
            <text:p>397</text:p>
          </table:table-cell>
          <table:table-cell office:value-type="float" office:value="1.676E-3" table:style-name="ce1">
            <text:p>0,001676</text:p>
          </table:table-cell>
          <table:table-cell table:number-columns-repeated="16360"/>
        </table:table-row>
        <table:table-row table:style-name="ro1">
          <table:table-cell office:value-type="float" office:value="79.599999999999994" table:style-name="ce1">
            <text:p>79,6</text:p>
          </table:table-cell>
          <table:table-cell office:value-type="float" office:value="4.8019999999999998E-3" table:style-name="ce1">
            <text:p>0,004802</text:p>
          </table:table-cell>
          <table:table-cell table:number-columns-repeated="20" table:style-name="ce1"/>
          <table:table-cell office:value-type="float" office:value="397.99999999999994" table:formula="msoxl:=$A400/0.2" table:style-name="ce1">
            <text:p>398</text:p>
          </table:table-cell>
          <table:table-cell office:value-type="float" office:value="4.8019999999999998E-3" table:style-name="ce1">
            <text:p>0,004802</text:p>
          </table:table-cell>
          <table:table-cell table:number-columns-repeated="16360"/>
        </table:table-row>
        <table:table-row table:style-name="ro1">
          <table:table-cell office:value-type="float" office:value="79.8" table:style-name="ce1">
            <text:p>79,8</text:p>
          </table:table-cell>
          <table:table-cell office:value-type="float" office:value="5.9449999999999998E-3" table:style-name="ce1">
            <text:p>0,005945</text:p>
          </table:table-cell>
          <table:table-cell table:number-columns-repeated="20" table:style-name="ce1"/>
          <table:table-cell office:value-type="float" office:value="398.99999999999994" table:formula="msoxl:=$A401/0.2" table:style-name="ce1">
            <text:p>399</text:p>
          </table:table-cell>
          <table:table-cell office:value-type="float" office:value="5.9449999999999998E-3" table:style-name="ce1">
            <text:p>0,005945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6649999999999999E-3" table:style-name="ce1">
            <text:p>0,004665</text:p>
          </table:table-cell>
          <table:table-cell table:number-columns-repeated="20" table:style-name="ce1"/>
          <table:table-cell office:value-type="float" office:value="400" table:formula="msoxl:=$A402/0.2" table:style-name="ce1">
            <text:p>400</text:p>
          </table:table-cell>
          <table:table-cell office:value-type="float" office:value="4.6649999999999999E-3" table:style-name="ce1">
            <text:p>0,004665</text:p>
          </table:table-cell>
          <table:table-cell table:number-columns-repeated="16360"/>
        </table:table-row>
        <table:table-row table:style-name="ro1">
          <table:table-cell office:value-type="float" office:value="80.2" table:style-name="ce1">
            <text:p>80,2</text:p>
          </table:table-cell>
          <table:table-cell office:value-type="float" office:value="1.508E-3" table:style-name="ce1">
            <text:p>0,001508</text:p>
          </table:table-cell>
          <table:table-cell table:number-columns-repeated="20" table:style-name="ce1"/>
          <table:table-cell office:value-type="float" office:value="401" table:formula="msoxl:=$A403/0.2" table:style-name="ce1">
            <text:p>401</text:p>
          </table:table-cell>
          <table:table-cell office:value-type="float" office:value="1.508E-3" table:style-name="ce1">
            <text:p>0,001508</text:p>
          </table:table-cell>
          <table:table-cell table:number-columns-repeated="16360"/>
        </table:table-row>
        <table:table-row table:style-name="ro1">
          <table:table-cell office:value-type="float" office:value="80.400000000000006" table:style-name="ce1">
            <text:p>80,4</text:p>
          </table:table-cell>
          <table:table-cell office:value-type="float" office:value="-2.225E-3" table:style-name="ce1">
            <text:p>-0,002225</text:p>
          </table:table-cell>
          <table:table-cell table:number-columns-repeated="20" table:style-name="ce1"/>
          <table:table-cell office:value-type="float" office:value="402" table:formula="msoxl:=$A404/0.2" table:style-name="ce1">
            <text:p>402</text:p>
          </table:table-cell>
          <table:table-cell office:value-type="float" office:value="-2.225E-3" table:style-name="ce1">
            <text:p>-0,002225</text:p>
          </table:table-cell>
          <table:table-cell table:number-columns-repeated="16360"/>
        </table:table-row>
        <table:table-row table:style-name="ro1">
          <table:table-cell office:value-type="float" office:value="80.599999999999994" table:style-name="ce1">
            <text:p>80,6</text:p>
          </table:table-cell>
          <table:table-cell office:value-type="float" office:value="-5.0140000000000002E-3" table:style-name="ce1">
            <text:p>-0,005014</text:p>
          </table:table-cell>
          <table:table-cell table:number-columns-repeated="20" table:style-name="ce1"/>
          <table:table-cell office:value-type="float" office:value="402.99999999999994" table:formula="msoxl:=$A405/0.2" table:style-name="ce1">
            <text:p>403</text:p>
          </table:table-cell>
          <table:table-cell office:value-type="float" office:value="-5.0140000000000002E-3" table:style-name="ce1">
            <text:p>-0,005014</text:p>
          </table:table-cell>
          <table:table-cell table:number-columns-repeated="16360"/>
        </table:table-row>
        <table:table-row table:style-name="ro1">
          <table:table-cell office:value-type="float" office:value="80.8" table:style-name="ce1">
            <text:p>80,8</text:p>
          </table:table-cell>
          <table:table-cell office:value-type="float" office:value="-5.738E-3" table:style-name="ce1">
            <text:p>-0,005738</text:p>
          </table:table-cell>
          <table:table-cell table:number-columns-repeated="20" table:style-name="ce1"/>
          <table:table-cell office:value-type="float" office:value="403.99999999999994" table:formula="msoxl:=$A406/0.2" table:style-name="ce1">
            <text:p>404</text:p>
          </table:table-cell>
          <table:table-cell office:value-type="float" office:value="-5.738E-3" table:style-name="ce1">
            <text:p>-0,005738</text:p>
          </table:table-cell>
          <table:table-cell table:number-columns-repeated="1636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4.1279999999999997E-3" table:style-name="ce1">
            <text:p>-0,004128</text:p>
          </table:table-cell>
          <table:table-cell table:number-columns-repeated="20" table:style-name="ce1"/>
          <table:table-cell office:value-type="float" office:value="405" table:formula="msoxl:=$A407/0.2" table:style-name="ce1">
            <text:p>405</text:p>
          </table:table-cell>
          <table:table-cell office:value-type="float" office:value="-4.1279999999999997E-3" table:style-name="ce1">
            <text:p>-0,004128</text:p>
          </table:table-cell>
          <table:table-cell table:number-columns-repeated="16360"/>
        </table:table-row>
        <table:table-row table:style-name="ro1">
          <table:table-cell office:value-type="float" office:value="81.2" table:style-name="ce1">
            <text:p>81,2</text:p>
          </table:table-cell>
          <table:table-cell office:value-type="float" office:value="-8.61E-4" table:style-name="ce1">
            <text:p>-0,000861</text:p>
          </table:table-cell>
          <table:table-cell table:number-columns-repeated="20" table:style-name="ce1"/>
          <table:table-cell office:value-type="float" office:value="406" table:formula="msoxl:=$A408/0.2" table:style-name="ce1">
            <text:p>406</text:p>
          </table:table-cell>
          <table:table-cell office:value-type="float" office:value="-8.61E-4" table:style-name="ce1">
            <text:p>-0,000861</text:p>
          </table:table-cell>
          <table:table-cell table:number-columns-repeated="16360"/>
        </table:table-row>
        <table:table-row table:style-name="ro1">
          <table:table-cell office:value-type="float" office:value="81.400000000000006" table:style-name="ce1">
            <text:p>81,4</text:p>
          </table:table-cell>
          <table:table-cell office:value-type="float" office:value="2.7190000000000001E-3" table:style-name="ce1">
            <text:p>0,002719</text:p>
          </table:table-cell>
          <table:table-cell table:number-columns-repeated="20" table:style-name="ce1"/>
          <table:table-cell office:value-type="float" office:value="407" table:formula="msoxl:=$A409/0.2" table:style-name="ce1">
            <text:p>407</text:p>
          </table:table-cell>
          <table:table-cell office:value-type="float" office:value="2.7190000000000001E-3" table:style-name="ce1">
            <text:p>0,002719</text:p>
          </table:table-cell>
          <table:table-cell table:number-columns-repeated="16360"/>
        </table:table-row>
        <table:table-row table:style-name="ro1">
          <table:table-cell office:value-type="float" office:value="81.599999999999994" table:style-name="ce1">
            <text:p>81,6</text:p>
          </table:table-cell>
          <table:table-cell office:value-type="float" office:value="5.1570000000000001E-3" table:style-name="ce1">
            <text:p>0,005157</text:p>
          </table:table-cell>
          <table:table-cell table:number-columns-repeated="20" table:style-name="ce1"/>
          <table:table-cell office:value-type="float" office:value="407.99999999999994" table:formula="msoxl:=$A410/0.2" table:style-name="ce1">
            <text:p>408</text:p>
          </table:table-cell>
          <table:table-cell office:value-type="float" office:value="5.1570000000000001E-3" table:style-name="ce1">
            <text:p>0,005157</text:p>
          </table:table-cell>
          <table:table-cell table:number-columns-repeated="16360"/>
        </table:table-row>
        <table:table-row table:style-name="ro1">
          <table:table-cell office:value-type="float" office:value="81.8" table:style-name="ce1">
            <text:p>81,8</text:p>
          </table:table-cell>
          <table:table-cell office:value-type="float" office:value="5.4770000000000001E-3" table:style-name="ce1">
            <text:p>0,005477</text:p>
          </table:table-cell>
          <table:table-cell table:number-columns-repeated="20" table:style-name="ce1"/>
          <table:table-cell office:value-type="float" office:value="408.99999999999994" table:formula="msoxl:=$A411/0.2" table:style-name="ce1">
            <text:p>409</text:p>
          </table:table-cell>
          <table:table-cell office:value-type="float" office:value="5.4770000000000001E-3" table:style-name="ce1">
            <text:p>0,005477</text:p>
          </table:table-cell>
          <table:table-cell table:number-columns-repeated="1636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5729999999999998E-3" table:style-name="ce1">
            <text:p>0,003573</text:p>
          </table:table-cell>
          <table:table-cell table:number-columns-repeated="20" table:style-name="ce1"/>
          <table:table-cell office:value-type="float" office:value="410" table:formula="msoxl:=$A412/0.2" table:style-name="ce1">
            <text:p>410</text:p>
          </table:table-cell>
          <table:table-cell office:value-type="float" office:value="3.5729999999999998E-3" table:style-name="ce1">
            <text:p>0,003573</text:p>
          </table:table-cell>
          <table:table-cell table:number-columns-repeated="16360"/>
        </table:table-row>
        <table:table-row table:style-name="ro1">
          <table:table-cell office:value-type="float" office:value="82.2" table:style-name="ce1">
            <text:p>82,2</text:p>
          </table:table-cell>
          <table:table-cell office:value-type="float" office:value="2.3900000000000001E-4" table:style-name="ce1">
            <text:p>0,000239</text:p>
          </table:table-cell>
          <table:table-cell table:number-columns-repeated="20" table:style-name="ce1"/>
          <table:table-cell office:value-type="float" office:value="411" table:formula="msoxl:=$A413/0.2" table:style-name="ce1">
            <text:p>411</text:p>
          </table:table-cell>
          <table:table-cell office:value-type="float" office:value="2.3900000000000001E-4" table:style-name="ce1">
            <text:p>0,000239</text:p>
          </table:table-cell>
          <table:table-cell table:number-columns-repeated="16360"/>
        </table:table-row>
        <table:table-row table:style-name="ro1">
          <table:table-cell office:value-type="float" office:value="82.4" table:style-name="ce1">
            <text:p>82,4</text:p>
          </table:table-cell>
          <table:table-cell office:value-type="float" office:value="-3.1549999999999998E-3" table:style-name="ce1">
            <text:p>-0,003155</text:p>
          </table:table-cell>
          <table:table-cell table:number-columns-repeated="20" table:style-name="ce1"/>
          <table:table-cell office:value-type="float" office:value="412" table:formula="msoxl:=$A414/0.2" table:style-name="ce1">
            <text:p>412</text:p>
          </table:table-cell>
          <table:table-cell office:value-type="float" office:value="-3.1549999999999998E-3" table:style-name="ce1">
            <text:p>-0,003155</text:p>
          </table:table-cell>
          <table:table-cell table:number-columns-repeated="16360"/>
        </table:table-row>
        <table:table-row table:style-name="ro1">
          <table:table-cell office:value-type="float" office:value="82.6" table:style-name="ce1">
            <text:p>82,6</text:p>
          </table:table-cell>
          <table:table-cell office:value-type="float" office:value="-5.2339999999999999E-3" table:style-name="ce1">
            <text:p>-0,005234</text:p>
          </table:table-cell>
          <table:table-cell table:number-columns-repeated="20" table:style-name="ce1"/>
          <table:table-cell office:value-type="float" office:value="412.99999999999994" table:formula="msoxl:=$A415/0.2" table:style-name="ce1">
            <text:p>413</text:p>
          </table:table-cell>
          <table:table-cell office:value-type="float" office:value="-5.2339999999999999E-3" table:style-name="ce1">
            <text:p>-0,005234</text:p>
          </table:table-cell>
          <table:table-cell table:number-columns-repeated="16360"/>
        </table:table-row>
        <table:table-row table:style-name="ro1">
          <table:table-cell office:value-type="float" office:value="82.8" table:style-name="ce1">
            <text:p>82,8</text:p>
          </table:table-cell>
          <table:table-cell office:value-type="float" office:value="-5.1679999999999999E-3" table:style-name="ce1">
            <text:p>-0,005168</text:p>
          </table:table-cell>
          <table:table-cell table:number-columns-repeated="20" table:style-name="ce1"/>
          <table:table-cell office:value-type="float" office:value="413.99999999999994" table:formula="msoxl:=$A416/0.2" table:style-name="ce1">
            <text:p>414</text:p>
          </table:table-cell>
          <table:table-cell office:value-type="float" office:value="-5.1679999999999999E-3" table:style-name="ce1">
            <text:p>-0,005168</text:p>
          </table:table-cell>
          <table:table-cell table:number-columns-repeated="1636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3.006E-3" table:style-name="ce1">
            <text:p>-0,003006</text:p>
          </table:table-cell>
          <table:table-cell table:number-columns-repeated="20" table:style-name="ce1"/>
          <table:table-cell office:value-type="float" office:value="415" table:formula="msoxl:=$A417/0.2" table:style-name="ce1">
            <text:p>415</text:p>
          </table:table-cell>
          <table:table-cell office:value-type="float" office:value="-3.006E-3" table:style-name="ce1">
            <text:p>-0,003006</text:p>
          </table:table-cell>
          <table:table-cell table:number-columns-repeated="16360"/>
        </table:table-row>
        <table:table-row table:style-name="ro1">
          <table:table-cell office:value-type="float" office:value="83.2" table:style-name="ce1">
            <text:p>83,2</text:p>
          </table:table-cell>
          <table:table-cell office:value-type="float" office:value="3.5300000000000002E-4" table:style-name="ce1">
            <text:p>0,000353</text:p>
          </table:table-cell>
          <table:table-cell table:number-columns-repeated="20" table:style-name="ce1"/>
          <table:table-cell office:value-type="float" office:value="416" table:formula="msoxl:=$A418/0.2" table:style-name="ce1">
            <text:p>416</text:p>
          </table:table-cell>
          <table:table-cell office:value-type="float" office:value="3.5300000000000002E-4" table:style-name="ce1">
            <text:p>0,000353</text:p>
          </table:table-cell>
          <table:table-cell table:number-columns-repeated="16360"/>
        </table:table-row>
        <table:table-row table:style-name="ro1">
          <table:table-cell office:value-type="float" office:value="83.4" table:style-name="ce1">
            <text:p>83,4</text:p>
          </table:table-cell>
          <table:table-cell office:value-type="float" office:value="3.5330000000000001E-3" table:style-name="ce1">
            <text:p>0,003533</text:p>
          </table:table-cell>
          <table:table-cell table:number-columns-repeated="20" table:style-name="ce1"/>
          <table:table-cell office:value-type="float" office:value="417" table:formula="msoxl:=$A419/0.2" table:style-name="ce1">
            <text:p>417</text:p>
          </table:table-cell>
          <table:table-cell office:value-type="float" office:value="3.5330000000000001E-3" table:style-name="ce1">
            <text:p>0,003533</text:p>
          </table:table-cell>
          <table:table-cell table:number-columns-repeated="16360"/>
        </table:table-row>
        <table:table-row table:style-name="ro1">
          <table:table-cell office:value-type="float" office:value="83.6" table:style-name="ce1">
            <text:p>83,6</text:p>
          </table:table-cell>
          <table:table-cell office:value-type="float" office:value="5.2469999999999999E-3" table:style-name="ce1">
            <text:p>0,005247</text:p>
          </table:table-cell>
          <table:table-cell table:number-columns-repeated="20" table:style-name="ce1"/>
          <table:table-cell office:value-type="float" office:value="417.99999999999994" table:formula="msoxl:=$A420/0.2" table:style-name="ce1">
            <text:p>418</text:p>
          </table:table-cell>
          <table:table-cell office:value-type="float" office:value="5.2469999999999999E-3" table:style-name="ce1">
            <text:p>0,005247</text:p>
          </table:table-cell>
          <table:table-cell table:number-columns-repeated="16360"/>
        </table:table-row>
        <table:table-row table:style-name="ro1">
          <table:table-cell office:value-type="float" office:value="83.8" table:style-name="ce1">
            <text:p>83,8</text:p>
          </table:table-cell>
          <table:table-cell office:value-type="float" office:value="4.8149999999999998E-3" table:style-name="ce1">
            <text:p>0,004815</text:p>
          </table:table-cell>
          <table:table-cell table:number-columns-repeated="20" table:style-name="ce1"/>
          <table:table-cell office:value-type="float" office:value="418.99999999999994" table:formula="msoxl:=$A421/0.2" table:style-name="ce1">
            <text:p>419</text:p>
          </table:table-cell>
          <table:table-cell office:value-type="float" office:value="4.8149999999999998E-3" table:style-name="ce1">
            <text:p>0,004815</text:p>
          </table:table-cell>
          <table:table-cell table:number-columns-repeated="1636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434E-3" table:style-name="ce1">
            <text:p>0,002434</text:p>
          </table:table-cell>
          <table:table-cell table:number-columns-repeated="20" table:style-name="ce1"/>
          <table:table-cell office:value-type="float" office:value="420" table:formula="msoxl:=$A422/0.2" table:style-name="ce1">
            <text:p>420</text:p>
          </table:table-cell>
          <table:table-cell office:value-type="float" office:value="2.434E-3" table:style-name="ce1">
            <text:p>0,002434</text:p>
          </table:table-cell>
          <table:table-cell table:number-columns-repeated="16360"/>
        </table:table-row>
        <table:table-row table:style-name="ro1">
          <table:table-cell office:value-type="float" office:value="84.2" table:style-name="ce1">
            <text:p>84,2</text:p>
          </table:table-cell>
          <table:table-cell office:value-type="float" office:value="-9.1E-4" table:style-name="ce1">
            <text:p>-0,00091</text:p>
          </table:table-cell>
          <table:table-cell table:number-columns-repeated="20" table:style-name="ce1"/>
          <table:table-cell office:value-type="float" office:value="421" table:formula="msoxl:=$A423/0.2" table:style-name="ce1">
            <text:p>421</text:p>
          </table:table-cell>
          <table:table-cell office:value-type="float" office:value="-9.1E-4" table:style-name="ce1">
            <text:p>-0,00091</text:p>
          </table:table-cell>
          <table:table-cell table:number-columns-repeated="16360"/>
        </table:table-row>
        <table:table-row table:style-name="ro1">
          <table:table-cell office:value-type="float" office:value="84.4" table:style-name="ce1">
            <text:p>84,4</text:p>
          </table:table-cell>
          <table:table-cell office:value-type="float" office:value="-3.8509999999999998E-3" table:style-name="ce1">
            <text:p>-0,003851</text:p>
          </table:table-cell>
          <table:table-cell table:number-columns-repeated="20" table:style-name="ce1"/>
          <table:table-cell office:value-type="float" office:value="422" table:formula="msoxl:=$A424/0.2" table:style-name="ce1">
            <text:p>422</text:p>
          </table:table-cell>
          <table:table-cell office:value-type="float" office:value="-3.8509999999999998E-3" table:style-name="ce1">
            <text:p>-0,003851</text:p>
          </table:table-cell>
          <table:table-cell table:number-columns-repeated="16360"/>
        </table:table-row>
        <table:table-row table:style-name="ro1">
          <table:table-cell office:value-type="float" office:value="84.6" table:style-name="ce1">
            <text:p>84,6</text:p>
          </table:table-cell>
          <table:table-cell office:value-type="float" office:value="-5.1999999999999998E-3" table:style-name="ce1">
            <text:p>-0,0052</text:p>
          </table:table-cell>
          <table:table-cell table:number-columns-repeated="20" table:style-name="ce1"/>
          <table:table-cell office:value-type="float" office:value="422.99999999999994" table:formula="msoxl:=$A425/0.2" table:style-name="ce1">
            <text:p>423</text:p>
          </table:table-cell>
          <table:table-cell office:value-type="float" office:value="-5.1999999999999998E-3" table:style-name="ce1">
            <text:p>-0,0052</text:p>
          </table:table-cell>
          <table:table-cell table:number-columns-repeated="16360"/>
        </table:table-row>
        <table:table-row table:style-name="ro1">
          <table:table-cell office:value-type="float" office:value="84.8" table:style-name="ce1">
            <text:p>84,8</text:p>
          </table:table-cell>
          <table:table-cell office:value-type="float" office:value="-4.4250000000000001E-3" table:style-name="ce1">
            <text:p>-0,004425</text:p>
          </table:table-cell>
          <table:table-cell table:number-columns-repeated="20" table:style-name="ce1"/>
          <table:table-cell office:value-type="float" office:value="423.99999999999994" table:formula="msoxl:=$A426/0.2" table:style-name="ce1">
            <text:p>424</text:p>
          </table:table-cell>
          <table:table-cell office:value-type="float" office:value="-4.4250000000000001E-3" table:style-name="ce1">
            <text:p>-0,004425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8630000000000001E-3" table:style-name="ce1">
            <text:p>-0,001863</text:p>
          </table:table-cell>
          <table:table-cell table:number-columns-repeated="20" table:style-name="ce1"/>
          <table:table-cell office:value-type="float" office:value="425" table:formula="msoxl:=$A427/0.2" table:style-name="ce1">
            <text:p>425</text:p>
          </table:table-cell>
          <table:table-cell office:value-type="float" office:value="-1.8630000000000001E-3" table:style-name="ce1">
            <text:p>-0,001863</text:p>
          </table:table-cell>
          <table:table-cell table:number-columns-repeated="16360"/>
        </table:table-row>
        <table:table-row table:style-name="ro1">
          <table:table-cell office:value-type="float" office:value="85.2" table:style-name="ce1">
            <text:p>85,2</text:p>
          </table:table-cell>
          <table:table-cell office:value-type="float" office:value="1.4300000000000001E-3" table:style-name="ce1">
            <text:p>0,00143</text:p>
          </table:table-cell>
          <table:table-cell table:number-columns-repeated="20" table:style-name="ce1"/>
          <table:table-cell office:value-type="float" office:value="426" table:formula="msoxl:=$A428/0.2" table:style-name="ce1">
            <text:p>426</text:p>
          </table:table-cell>
          <table:table-cell office:value-type="float" office:value="1.4300000000000001E-3" table:style-name="ce1">
            <text:p>0,00143</text:p>
          </table:table-cell>
          <table:table-cell table:number-columns-repeated="16360"/>
        </table:table-row>
        <table:table-row table:style-name="ro1">
          <table:table-cell office:value-type="float" office:value="85.4" table:style-name="ce1">
            <text:p>85,4</text:p>
          </table:table-cell>
          <table:table-cell office:value-type="float" office:value="4.1099999999999999E-3" table:style-name="ce1">
            <text:p>0,00411</text:p>
          </table:table-cell>
          <table:table-cell table:number-columns-repeated="20" table:style-name="ce1"/>
          <table:table-cell office:value-type="float" office:value="427" table:formula="msoxl:=$A429/0.2" table:style-name="ce1">
            <text:p>427</text:p>
          </table:table-cell>
          <table:table-cell office:value-type="float" office:value="4.1099999999999999E-3" table:style-name="ce1">
            <text:p>0,00411</text:p>
          </table:table-cell>
          <table:table-cell table:number-columns-repeated="16360"/>
        </table:table-row>
        <table:table-row table:style-name="ro1">
          <table:table-cell office:value-type="float" office:value="85.6" table:style-name="ce1">
            <text:p>85,6</text:p>
          </table:table-cell>
          <table:table-cell office:value-type="float" office:value="5.0959999999999998E-3" table:style-name="ce1">
            <text:p>0,005096</text:p>
          </table:table-cell>
          <table:table-cell table:number-columns-repeated="20" table:style-name="ce1"/>
          <table:table-cell office:value-type="float" office:value="427.99999999999994" table:formula="msoxl:=$A430/0.2" table:style-name="ce1">
            <text:p>428</text:p>
          </table:table-cell>
          <table:table-cell office:value-type="float" office:value="5.0959999999999998E-3" table:style-name="ce1">
            <text:p>0,005096</text:p>
          </table:table-cell>
          <table:table-cell table:number-columns-repeated="16360"/>
        </table:table-row>
        <table:table-row table:style-name="ro1">
          <table:table-cell office:value-type="float" office:value="85.8" table:style-name="ce1">
            <text:p>85,8</text:p>
          </table:table-cell>
          <table:table-cell office:value-type="float" office:value="4.0039999999999997E-3" table:style-name="ce1">
            <text:p>0,004004</text:p>
          </table:table-cell>
          <table:table-cell table:number-columns-repeated="20" table:style-name="ce1"/>
          <table:table-cell office:value-type="float" office:value="428.99999999999994" table:formula="msoxl:=$A431/0.2" table:style-name="ce1">
            <text:p>429</text:p>
          </table:table-cell>
          <table:table-cell office:value-type="float" office:value="4.0039999999999997E-3" table:style-name="ce1">
            <text:p>0,004004</text:p>
          </table:table-cell>
          <table:table-cell table:number-columns-repeated="1636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.2979999999999999E-3" table:style-name="ce1">
            <text:p>0,001298</text:p>
          </table:table-cell>
          <table:table-cell table:number-columns-repeated="20" table:style-name="ce1"/>
          <table:table-cell office:value-type="float" office:value="430" table:formula="msoxl:=$A432/0.2" table:style-name="ce1">
            <text:p>430</text:p>
          </table:table-cell>
          <table:table-cell office:value-type="float" office:value="1.2979999999999999E-3" table:style-name="ce1">
            <text:p>0,001298</text:p>
          </table:table-cell>
          <table:table-cell table:number-columns-repeated="16360"/>
        </table:table-row>
        <table:table-row table:style-name="ro1">
          <table:table-cell office:value-type="float" office:value="86.2" table:style-name="ce1">
            <text:p>86,2</text:p>
          </table:table-cell>
          <table:table-cell office:value-type="float" office:value="-1.908E-3" table:style-name="ce1">
            <text:p>-0,001908</text:p>
          </table:table-cell>
          <table:table-cell table:number-columns-repeated="20" table:style-name="ce1"/>
          <table:table-cell office:value-type="float" office:value="431" table:formula="msoxl:=$A433/0.2" table:style-name="ce1">
            <text:p>431</text:p>
          </table:table-cell>
          <table:table-cell office:value-type="float" office:value="-1.908E-3" table:style-name="ce1">
            <text:p>-0,001908</text:p>
          </table:table-cell>
          <table:table-cell table:number-columns-repeated="16360"/>
        </table:table-row>
        <table:table-row table:style-name="ro1">
          <table:table-cell office:value-type="float" office:value="86.4" table:style-name="ce1">
            <text:p>86,4</text:p>
          </table:table-cell>
          <table:table-cell office:value-type="float" office:value="-4.3090000000000003E-3" table:style-name="ce1">
            <text:p>-0,004309</text:p>
          </table:table-cell>
          <table:table-cell table:number-columns-repeated="20" table:style-name="ce1"/>
          <table:table-cell office:value-type="float" office:value="432" table:formula="msoxl:=$A434/0.2" table:style-name="ce1">
            <text:p>432</text:p>
          </table:table-cell>
          <table:table-cell office:value-type="float" office:value="-4.3090000000000003E-3" table:style-name="ce1">
            <text:p>-0,004309</text:p>
          </table:table-cell>
          <table:table-cell table:number-columns-repeated="16360"/>
        </table:table-row>
        <table:table-row table:style-name="ro1">
          <table:table-cell office:value-type="float" office:value="86.6" table:style-name="ce1">
            <text:p>86,6</text:p>
          </table:table-cell>
          <table:table-cell office:value-type="float" office:value="-4.9389999999999998E-3" table:style-name="ce1">
            <text:p>-0,004939</text:p>
          </table:table-cell>
          <table:table-cell table:number-columns-repeated="20" table:style-name="ce1"/>
          <table:table-cell office:value-type="float" office:value="432.99999999999994" table:formula="msoxl:=$A435/0.2" table:style-name="ce1">
            <text:p>433</text:p>
          </table:table-cell>
          <table:table-cell office:value-type="float" office:value="-4.9389999999999998E-3" table:style-name="ce1">
            <text:p>-0,004939</text:p>
          </table:table-cell>
          <table:table-cell table:number-columns-repeated="16360"/>
        </table:table-row>
        <table:table-row table:style-name="ro1">
          <table:table-cell office:value-type="float" office:value="86.8" table:style-name="ce1">
            <text:p>86,8</text:p>
          </table:table-cell>
          <table:table-cell office:value-type="float" office:value="-3.5569999999999998E-3" table:style-name="ce1">
            <text:p>-0,003557</text:p>
          </table:table-cell>
          <table:table-cell table:number-columns-repeated="20" table:style-name="ce1"/>
          <table:table-cell office:value-type="float" office:value="433.99999999999994" table:formula="msoxl:=$A436/0.2" table:style-name="ce1">
            <text:p>434</text:p>
          </table:table-cell>
          <table:table-cell office:value-type="float" office:value="-3.5569999999999998E-3" table:style-name="ce1">
            <text:p>-0,003557</text:p>
          </table:table-cell>
          <table:table-cell table:number-columns-repeated="1636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7.4600000000000003E-4" table:style-name="ce1">
            <text:p>-0,000746</text:p>
          </table:table-cell>
          <table:table-cell table:number-columns-repeated="20" table:style-name="ce1"/>
          <table:table-cell office:value-type="float" office:value="435" table:formula="msoxl:=$A437/0.2" table:style-name="ce1">
            <text:p>435</text:p>
          </table:table-cell>
          <table:table-cell office:value-type="float" office:value="-7.4600000000000003E-4" table:style-name="ce1">
            <text:p>-0,000746</text:p>
          </table:table-cell>
          <table:table-cell table:number-columns-repeated="16360"/>
        </table:table-row>
        <table:table-row table:style-name="ro1">
          <table:table-cell office:value-type="float" office:value="87.2" table:style-name="ce1">
            <text:p>87,2</text:p>
          </table:table-cell>
          <table:table-cell office:value-type="float" office:value="2.3419999999999999E-3" table:style-name="ce1">
            <text:p>0,002342</text:p>
          </table:table-cell>
          <table:table-cell table:number-columns-repeated="20" table:style-name="ce1"/>
          <table:table-cell office:value-type="float" office:value="436" table:formula="msoxl:=$A438/0.2" table:style-name="ce1">
            <text:p>436</text:p>
          </table:table-cell>
          <table:table-cell office:value-type="float" office:value="2.3419999999999999E-3" table:style-name="ce1">
            <text:p>0,002342</text:p>
          </table:table-cell>
          <table:table-cell table:number-columns-repeated="16360"/>
        </table:table-row>
        <table:table-row table:style-name="ro1">
          <table:table-cell office:value-type="float" office:value="87.4" table:style-name="ce1">
            <text:p>87,4</text:p>
          </table:table-cell>
          <table:table-cell office:value-type="float" office:value="4.45E-3" table:style-name="ce1">
            <text:p>0,00445</text:p>
          </table:table-cell>
          <table:table-cell table:number-columns-repeated="20" table:style-name="ce1"/>
          <table:table-cell office:value-type="float" office:value="437" table:formula="msoxl:=$A439/0.2" table:style-name="ce1">
            <text:p>437</text:p>
          </table:table-cell>
          <table:table-cell office:value-type="float" office:value="4.45E-3" table:style-name="ce1">
            <text:p>0,00445</text:p>
          </table:table-cell>
          <table:table-cell table:number-columns-repeated="16360"/>
        </table:table-row>
        <table:table-row table:style-name="ro1">
          <table:table-cell office:value-type="float" office:value="87.6" table:style-name="ce1">
            <text:p>87,6</text:p>
          </table:table-cell>
          <table:table-cell office:value-type="float" office:value="4.7320000000000001E-3" table:style-name="ce1">
            <text:p>0,004732</text:p>
          </table:table-cell>
          <table:table-cell table:number-columns-repeated="20" table:style-name="ce1"/>
          <table:table-cell office:value-type="float" office:value="437.99999999999994" table:formula="msoxl:=$A440/0.2" table:style-name="ce1">
            <text:p>438</text:p>
          </table:table-cell>
          <table:table-cell office:value-type="float" office:value="4.7320000000000001E-3" table:style-name="ce1">
            <text:p>0,004732</text:p>
          </table:table-cell>
          <table:table-cell table:number-columns-repeated="16360"/>
        </table:table-row>
        <table:table-row table:style-name="ro1">
          <table:table-cell office:value-type="float" office:value="87.8" table:style-name="ce1">
            <text:p>87,8</text:p>
          </table:table-cell>
          <table:table-cell office:value-type="float" office:value="3.091E-3" table:style-name="ce1">
            <text:p>0,003091</text:p>
          </table:table-cell>
          <table:table-cell table:number-columns-repeated="20" table:style-name="ce1"/>
          <table:table-cell office:value-type="float" office:value="438.99999999999994" table:formula="msoxl:=$A441/0.2" table:style-name="ce1">
            <text:p>439</text:p>
          </table:table-cell>
          <table:table-cell office:value-type="float" office:value="3.091E-3" table:style-name="ce1">
            <text:p>0,003091</text:p>
          </table:table-cell>
          <table:table-cell table:number-columns-repeated="1636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1000000000000001E-4" table:style-name="ce1">
            <text:p>0,00021</text:p>
          </table:table-cell>
          <table:table-cell table:number-columns-repeated="20" table:style-name="ce1"/>
          <table:table-cell office:value-type="float" office:value="440" table:formula="msoxl:=$A442/0.2" table:style-name="ce1">
            <text:p>440</text:p>
          </table:table-cell>
          <table:table-cell office:value-type="float" office:value="2.1000000000000001E-4" table:style-name="ce1">
            <text:p>0,00021</text:p>
          </table:table-cell>
          <table:table-cell table:number-columns-repeated="16360"/>
        </table:table-row>
        <table:table-row table:style-name="ro1">
          <table:table-cell office:value-type="float" office:value="88.2" table:style-name="ce1">
            <text:p>88,2</text:p>
          </table:table-cell>
          <table:table-cell office:value-type="float" office:value="-2.7290000000000001E-3" table:style-name="ce1">
            <text:p>-0,002729</text:p>
          </table:table-cell>
          <table:table-cell table:number-columns-repeated="20" table:style-name="ce1"/>
          <table:table-cell office:value-type="float" office:value="441" table:formula="msoxl:=$A443/0.2" table:style-name="ce1">
            <text:p>441</text:p>
          </table:table-cell>
          <table:table-cell office:value-type="float" office:value="-2.7290000000000001E-3" table:style-name="ce1">
            <text:p>-0,002729</text:p>
          </table:table-cell>
          <table:table-cell table:number-columns-repeated="16360"/>
        </table:table-row>
        <table:table-row table:style-name="ro1">
          <table:table-cell office:value-type="float" office:value="88.4" table:style-name="ce1">
            <text:p>88,4</text:p>
          </table:table-cell>
          <table:table-cell office:value-type="float" office:value="-4.5329999999999997E-3" table:style-name="ce1">
            <text:p>-0,004533</text:p>
          </table:table-cell>
          <table:table-cell table:number-columns-repeated="20" table:style-name="ce1"/>
          <table:table-cell office:value-type="float" office:value="442" table:formula="msoxl:=$A444/0.2" table:style-name="ce1">
            <text:p>442</text:p>
          </table:table-cell>
          <table:table-cell office:value-type="float" office:value="-4.5329999999999997E-3" table:style-name="ce1">
            <text:p>-0,004533</text:p>
          </table:table-cell>
          <table:table-cell table:number-columns-repeated="16360"/>
        </table:table-row>
        <table:table-row table:style-name="ro1">
          <table:table-cell office:value-type="float" office:value="88.6" table:style-name="ce1">
            <text:p>88,6</text:p>
          </table:table-cell>
          <table:table-cell office:value-type="float" office:value="-4.4809999999999997E-3" table:style-name="ce1">
            <text:p>-0,004481</text:p>
          </table:table-cell>
          <table:table-cell table:number-columns-repeated="20" table:style-name="ce1"/>
          <table:table-cell office:value-type="float" office:value="442.99999999999994" table:formula="msoxl:=$A445/0.2" table:style-name="ce1">
            <text:p>443</text:p>
          </table:table-cell>
          <table:table-cell office:value-type="float" office:value="-4.4809999999999997E-3" table:style-name="ce1">
            <text:p>-0,004481</text:p>
          </table:table-cell>
          <table:table-cell table:number-columns-repeated="16360"/>
        </table:table-row>
        <table:table-row table:style-name="ro1">
          <table:table-cell office:value-type="float" office:value="88.8" table:style-name="ce1">
            <text:p>88,8</text:p>
          </table:table-cell>
          <table:table-cell office:value-type="float" office:value="-2.6099999999999999E-3" table:style-name="ce1">
            <text:p>-0,00261</text:p>
          </table:table-cell>
          <table:table-cell table:number-columns-repeated="20" table:style-name="ce1"/>
          <table:table-cell office:value-type="float" office:value="443.99999999999994" table:formula="msoxl:=$A446/0.2" table:style-name="ce1">
            <text:p>444</text:p>
          </table:table-cell>
          <table:table-cell office:value-type="float" office:value="-2.6099999999999999E-3" table:style-name="ce1">
            <text:p>-0,00261</text:p>
          </table:table-cell>
          <table:table-cell table:number-columns-repeated="1636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0299999999999999E-4" table:style-name="ce1">
            <text:p>0,000303</text:p>
          </table:table-cell>
          <table:table-cell table:number-columns-repeated="20" table:style-name="ce1"/>
          <table:table-cell office:value-type="float" office:value="445" table:formula="msoxl:=$A447/0.2" table:style-name="ce1">
            <text:p>445</text:p>
          </table:table-cell>
          <table:table-cell office:value-type="float" office:value="3.0299999999999999E-4" table:style-name="ce1">
            <text:p>0,000303</text:p>
          </table:table-cell>
          <table:table-cell table:number-columns-repeated="16360"/>
        </table:table-row>
        <table:table-row table:style-name="ro1">
          <table:table-cell office:value-type="float" office:value="89.2" table:style-name="ce1">
            <text:p>89,2</text:p>
          </table:table-cell>
          <table:table-cell office:value-type="float" office:value="3.0669999999999998E-3" table:style-name="ce1">
            <text:p>0,003067</text:p>
          </table:table-cell>
          <table:table-cell table:number-columns-repeated="20" table:style-name="ce1"/>
          <table:table-cell office:value-type="float" office:value="446" table:formula="msoxl:=$A448/0.2" table:style-name="ce1">
            <text:p>446</text:p>
          </table:table-cell>
          <table:table-cell office:value-type="float" office:value="3.0669999999999998E-3" table:style-name="ce1">
            <text:p>0,003067</text:p>
          </table:table-cell>
          <table:table-cell table:number-columns-repeated="16360"/>
        </table:table-row>
        <table:table-row table:style-name="ro1">
          <table:table-cell office:value-type="float" office:value="89.4" table:style-name="ce1">
            <text:p>89,4</text:p>
          </table:table-cell>
          <table:table-cell office:value-type="float" office:value="4.561E-3" table:style-name="ce1">
            <text:p>0,004561</text:p>
          </table:table-cell>
          <table:table-cell table:number-columns-repeated="20" table:style-name="ce1"/>
          <table:table-cell office:value-type="float" office:value="447" table:formula="msoxl:=$A449/0.2" table:style-name="ce1">
            <text:p>447</text:p>
          </table:table-cell>
          <table:table-cell office:value-type="float" office:value="4.561E-3" table:style-name="ce1">
            <text:p>0,004561</text:p>
          </table:table-cell>
          <table:table-cell table:number-columns-repeated="16360"/>
        </table:table-row>
        <table:table-row table:style-name="ro1">
          <table:table-cell office:value-type="float" office:value="89.6" table:style-name="ce1">
            <text:p>89,6</text:p>
          </table:table-cell>
          <table:table-cell office:value-type="float" office:value="4.1900000000000001E-3" table:style-name="ce1">
            <text:p>0,00419</text:p>
          </table:table-cell>
          <table:table-cell table:number-columns-repeated="20" table:style-name="ce1"/>
          <table:table-cell office:value-type="float" office:value="447.99999999999994" table:formula="msoxl:=$A450/0.2" table:style-name="ce1">
            <text:p>448</text:p>
          </table:table-cell>
          <table:table-cell office:value-type="float" office:value="4.1900000000000001E-3" table:style-name="ce1">
            <text:p>0,00419</text:p>
          </table:table-cell>
          <table:table-cell table:number-columns-repeated="16360"/>
        </table:table-row>
        <table:table-row table:style-name="ro1">
          <table:table-cell office:value-type="float" office:value="89.8" table:style-name="ce1">
            <text:p>89,8</text:p>
          </table:table-cell>
          <table:table-cell office:value-type="float" office:value="2.1210000000000001E-3" table:style-name="ce1">
            <text:p>0,002121</text:p>
          </table:table-cell>
          <table:table-cell table:number-columns-repeated="20" table:style-name="ce1"/>
          <table:table-cell office:value-type="float" office:value="448.99999999999994" table:formula="msoxl:=$A451/0.2" table:style-name="ce1">
            <text:p>449</text:p>
          </table:table-cell>
          <table:table-cell office:value-type="float" office:value="2.1210000000000001E-3" table:style-name="ce1">
            <text:p>0,002121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7.9000000000000001E-4" table:style-name="ce1">
            <text:p>-0,00079</text:p>
          </table:table-cell>
          <table:table-cell table:number-columns-repeated="20" table:style-name="ce1"/>
          <table:table-cell office:value-type="float" office:value="450" table:formula="msoxl:=$A452/0.2" table:style-name="ce1">
            <text:p>450</text:p>
          </table:table-cell>
          <table:table-cell office:value-type="float" office:value="-7.9000000000000001E-4" table:style-name="ce1">
            <text:p>-0,00079</text:p>
          </table:table-cell>
          <table:table-cell table:number-columns-repeated="16360"/>
        </table:table-row>
        <table:table-row table:number-rows-repeated="1048124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ladislick</meta:initial-creator>
    <dc:creator>vladislick</dc:creator>
    <meta:creation-date>2021-11-28T14:47:09Z</meta:creation-date>
    <dc:date>2021-11-28T18:09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</office:automatic-styles>
  <office:body>
    <office:chart>
      <chart:chart chart:class="chart:line" svg:height="469.1250393700788pt" svg:width="787.9240157480314pt" chart:style-name="Crt0">
        <chart:plot-area chart:style-name="Plt0">
          <chart:axis chart:dimension="x" chart:name="primary-x" chart:style-name="Axs0">
            <chart:categories table:cell-range-address="Лист1.$A$1:.$A$451"/>
          </chart:axis>
          <chart:axis chart:dimension="y" chart:name="primary-y" chart:style-name="Axs1">
            <chart:grid chart:class="major" chart:style-name="GMa1"/>
          </chart:axis>
          <chart:series chart:values-cell-range-address="Лист1.$B$1:.$B$451" chart:class="chart:line" chart:attached-axis="primary-y" chart:style-name="G0S0">
            <chart:data-point chart:repeated="4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447.3749606299212pt" svg:width="776.673937007874pt" chart:style-name="Crt0">
        <chart:title chart:style-name="CT00">
          <text:p text:style-name="a0" text:class-names="" text:cond-style-name="">A(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</text:p>
            </chart:title>
            <chart:categories table:cell-range-address="Лист1.$G$2:.$G$102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(w)</text:p>
            </chart:title>
          </chart:axis>
          <chart:series chart:label-cell-address="Лист1.$H$1" chart:values-cell-range-address="Лист1.$H$2:.$H$102" chart:class="chart:line" chart:attached-axis="primary-y" chart:style-name="G0S0">
            <chart:data-point chart:repeated="1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0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4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493.923937007874pt" svg:width="759.5217322834645pt" chart:style-name="Crt0">
        <chart:title chart:style-name="CT00">
          <text:p text:style-name="a0" text:class-names="" text:cond-style-name="">ИХ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,<text:s text:c="1"/>с.</text:p>
            </chart:title>
            <chart:categories table:cell-range-address="Лист2.$A$2:.$A$452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w<text:s text:c="1"/>(t)</text:p>
            </chart:title>
            <chart:grid chart:class="major" chart:style-name="GMa1"/>
          </chart:axis>
          <chart:series chart:label-cell-address="Лист2.$B$1" chart:values-cell-range-address="Лист2.$B$2:.$B$452" chart:class="chart:line" chart:attached-axis="primary-y" chart:style-name="G0S0">
            <chart:data-point chart:repeated="4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5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475.4347244094488pt" svg:width="728.1520472440944pt" chart:style-name="Crt0">
        <chart:title chart:style-name="CT00">
          <text:p text:style-name="a0" text:class-names="" text:cond-style-name="">АЧХ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,<text:s text:c="1"/>р/с<text:s text:c="1"/></text:p>
            </chart:title>
            <chart:categories table:cell-range-address="Лист2.$C$2:.$C$102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A(w)</text:p>
            </chart:title>
            <chart:grid chart:class="major" chart:style-name="GMa1"/>
          </chart:axis>
          <chart:series chart:label-cell-address="Лист2.$D$1" chart:values-cell-range-address="Лист2.$D$2:.$D$102" chart:class="chart:line" chart:attached-axis="primary-y" chart:style-name="G0S0">
            <chart:data-point chart:repeated="10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5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433.3696062992126pt" svg:width="687.4566141732283pt" chart:style-name="Crt0">
        <chart:title chart:style-name="CT00">
          <text:p text:style-name="a0" text:class-names="" text:cond-style-name="">ФЧХ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,<text:s text:c="1"/>р/с<text:s text:c="1"/></text:p>
            </chart:title>
            <chart:categories table:cell-range-address="Лист2.$C$2:.$C$102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φ ( ω )</text:p>
            </chart:title>
            <chart:grid chart:class="major" chart:style-name="GMa1"/>
          </chart:axis>
          <chart:series chart:label-cell-address="Лист2.$E$1" chart:values-cell-range-address="Лист2.$E$2:.$E$102" chart:class="chart:line" chart:attached-axis="primary-y" chart:style-name="G0S0"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